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9" style:family="table-column">
      <style:table-column-properties fo:break-before="auto" style:column-width="34.21pt"/>
    </style:style>
    <style:style style:name="co10" style:family="table-column">
      <style:table-column-properties fo:break-before="auto" style:column-width="77.95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109.05pt"/>
    </style:style>
    <style:style style:name="co13" style:family="table-column">
      <style:table-column-properties fo:break-before="auto" style:column-width="32.66pt"/>
    </style:style>
    <style:style style:name="co14" style:family="table-column">
      <style:table-column-properties fo:break-before="auto" style:column-width="384.66pt"/>
    </style:style>
    <style:style style:name="co15" style:family="table-column">
      <style:table-column-properties fo:break-before="auto" style:column-width="422.5pt"/>
    </style:style>
    <style:style style:name="co16" style:family="table-column">
      <style:table-column-properties fo:break-before="auto" style:column-width="103.66pt"/>
    </style:style>
    <style:style style:name="co17" style:family="table-column">
      <style:table-column-properties fo:break-before="auto" style:column-width="80.16pt"/>
    </style:style>
    <style:style style:name="co18" style:family="table-column">
      <style:table-column-properties fo:break-before="auto" style:column-width="141.25pt"/>
    </style:style>
    <style:style style:name="co19" style:family="table-column">
      <style:table-column-properties fo:break-before="auto" style:column-width="93.71pt"/>
    </style:style>
    <style:style style:name="co20" style:family="table-column">
      <style:table-column-properties fo:break-before="auto" style:column-width="318.3pt"/>
    </style:style>
    <style:style style:name="co21" style:family="table-column">
      <style:table-column-properties fo:break-before="auto" style:column-width="278.56pt"/>
    </style:style>
    <style:style style:name="co22" style:family="table-column">
      <style:table-column-properties fo:break-before="auto" style:column-width="89.74pt"/>
    </style:style>
    <style:style style:name="co23" style:family="table-column">
      <style:table-column-properties fo:break-before="auto" style:column-width="174.7pt"/>
    </style:style>
    <style:style style:name="co24" style:family="table-column">
      <style:table-column-properties fo:break-before="auto" style:column-width="34.95pt"/>
    </style:style>
    <style:style style:name="co25" style:family="table-column">
      <style:table-column-properties fo:break-before="auto" style:column-width="97.26pt"/>
    </style:style>
    <style:style style:name="co26" style:family="table-column">
      <style:table-column-properties fo:break-before="auto" style:column-width="58.11pt"/>
    </style:style>
    <style:style style:name="co27" style:family="table-column">
      <style:table-column-properties fo:break-before="auto" style:column-width="367.65pt"/>
    </style:style>
    <style:style style:name="co28" style:family="table-column">
      <style:table-column-properties fo:break-before="auto" style:column-width="40.34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4" style:family="table-row">
      <style:table-row-properties style:row-height="28.4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25" style:family="table-row">
      <style:table-row-properties style:row-height="42.01pt" fo:break-before="auto" style:use-optimal-row-height="true"/>
    </style:style>
    <style:style style:name="ro26" style:family="table-row">
      <style:table-row-properties style:row-height="55.5pt" fo:break-before="auto" style:use-optimal-row-height="true"/>
    </style:style>
    <style:style style:name="ro27" style:family="table-row">
      <style:table-row-properties style:row-height="177pt" fo:break-before="auto" style:use-optimal-row-height="true"/>
    </style:style>
    <style:style style:name="ro28" style:family="table-row">
      <style:table-row-properties style:row-height="109.5pt" fo:break-before="auto" style:use-optimal-row-height="true"/>
    </style:style>
    <style:style style:name="ro29" style:family="table-row">
      <style:table-row-properties style:row-height="339pt" fo:break-before="auto" style:use-optimal-row-height="true"/>
    </style:style>
    <style:style style:name="ro30" style:family="table-row">
      <style:table-row-properties style:row-height="312.01pt" fo:break-before="auto" style:use-optimal-row-height="true"/>
    </style:style>
    <style:style style:name="ro31" style:family="table-row">
      <style:table-row-properties style:row-height="163.5pt" fo:break-before="auto" style:use-optimal-row-height="true"/>
    </style:style>
    <style:style style:name="ro32" style:family="table-row">
      <style:table-row-properties style:row-height="123pt" fo:break-before="auto" style:use-optimal-row-height="true"/>
    </style:style>
    <style:style style:name="ro33" style:family="table-row">
      <style:table-row-properties style:row-height="204.01pt" fo:break-before="auto" style:use-optimal-row-height="true"/>
    </style:style>
    <style:style style:name="ro34" style:family="table-row">
      <style:table-row-properties style:row-height="244.49pt" fo:break-before="auto" style:use-optimal-row-height="true"/>
    </style:style>
    <style:style style:name="ro35" style:family="table-row">
      <style:table-row-properties style:row-height="96.01pt" fo:break-before="auto" style:use-optimal-row-height="true"/>
    </style:style>
    <style:style style:name="ro36" style:family="table-row">
      <style:table-row-properties style:row-height="136.49pt" fo:break-before="auto" style:use-optimal-row-height="true"/>
    </style:style>
    <style:style style:name="ro37" style:family="table-row">
      <style:table-row-properties style:row-height="150.01pt" fo:break-before="auto" style:use-optimal-row-height="true"/>
    </style:style>
    <style:style style:name="ro38" style:family="table-row">
      <style:table-row-properties style:row-height="271.5pt" fo:break-before="auto" style:use-optimal-row-height="true"/>
    </style:style>
    <style:style style:name="ro10" style:family="table-row">
      <style:table-row-properties style:row-height="231pt" fo:break-before="auto" style:use-optimal-row-height="true"/>
    </style:style>
    <style:style style:name="ro39" style:family="table-row">
      <style:table-row-properties style:row-height="325.5pt" fo:break-before="auto" style:use-optimal-row-height="true"/>
    </style:style>
    <style:style style:name="ro40" style:family="table-row">
      <style:table-row-properties style:row-height="217.5pt" fo:break-before="auto" style:use-optimal-row-height="true"/>
    </style:style>
    <style:style style:name="ro41" style:family="table-row">
      <style:table-row-properties style:row-height="69pt" fo:break-before="auto" style:use-optimal-row-height="true"/>
    </style:style>
    <style:style style:name="ro42" style:family="table-row">
      <style:table-row-properties style:row-height="82.49pt" fo:break-before="auto" style:use-optimal-row-height="true"/>
    </style:style>
    <style:style style:name="ro23" style:family="table-row">
      <style:table-row-properties style:row-height="167.24pt" fo:break-before="auto" style:use-optimal-row-height="true"/>
    </style:style>
    <style:style style:name="ro43" style:family="table-row">
      <style:table-row-properties style:row-height="103.49pt" fo:break-before="auto" style:use-optimal-row-height="true"/>
    </style:style>
    <style:style style:name="ro44" style:family="table-row">
      <style:table-row-properties style:row-height="320.26pt" fo:break-before="auto" style:use-optimal-row-height="true"/>
    </style:style>
    <style:style style:name="ro45" style:family="table-row">
      <style:table-row-properties style:row-height="294.75pt" fo:break-before="auto" style:use-optimal-row-height="true"/>
    </style:style>
    <style:style style:name="ro46" style:family="table-row">
      <style:table-row-properties style:row-height="154.49pt" fo:break-before="auto" style:use-optimal-row-height="true"/>
    </style:style>
    <style:style style:name="ro47" style:family="table-row">
      <style:table-row-properties style:row-height="116.25pt" fo:break-before="auto" style:use-optimal-row-height="true"/>
    </style:style>
    <style:style style:name="ro48" style:family="table-row">
      <style:table-row-properties style:row-height="192.76pt" fo:break-before="auto" style:use-optimal-row-height="true"/>
    </style:style>
    <style:style style:name="ro49" style:family="table-row">
      <style:table-row-properties style:row-height="90.74pt" fo:break-before="auto" style:use-optimal-row-height="true"/>
    </style:style>
    <style:style style:name="ro50" style:family="table-row">
      <style:table-row-properties style:row-height="129pt" fo:break-before="auto" style:use-optimal-row-height="true"/>
    </style:style>
    <style:style style:name="ro51" style:family="table-row">
      <style:table-row-properties style:row-height="141.76pt" fo:break-before="auto" style:use-optimal-row-height="true"/>
    </style:style>
    <style:style style:name="ro52" style:family="table-row">
      <style:table-row-properties style:row-height="52.5pt" fo:break-before="auto" style:use-optimal-row-height="true"/>
    </style:style>
    <style:style style:name="ro53" style:family="table-row">
      <style:table-row-properties style:row-height="256.51pt" fo:break-before="auto" style:use-optimal-row-height="true"/>
    </style:style>
    <style:style style:name="ro54" style:family="table-row">
      <style:table-row-properties style:row-height="218.24pt" fo:break-before="auto" style:use-optimal-row-height="true"/>
    </style:style>
    <style:style style:name="ro55" style:family="table-row">
      <style:table-row-properties style:row-height="307.5pt" fo:break-before="auto" style:use-optimal-row-height="true"/>
    </style:style>
    <style:style style:name="ro56" style:family="table-row">
      <style:table-row-properties style:row-height="205.51pt" fo:break-before="auto" style:use-optimal-row-height="true"/>
    </style:style>
    <style:style style:name="ro57" style:family="table-row">
      <style:table-row-properties style:row-height="65.25pt" fo:break-before="auto" style:use-optimal-row-height="true"/>
    </style:style>
    <style:style style:name="ro58" style:family="table-row">
      <style:table-row-properties style:row-height="39.74pt" fo:break-before="auto" style:use-optimal-row-height="true"/>
    </style:style>
    <style:style style:name="ro59" style:family="table-row">
      <style:table-row-properties style:row-height="78.01pt" fo:break-before="auto" style:use-optimal-row-height="true"/>
    </style:style>
    <style:style style:name="ro60" style:family="table-row">
      <style:table-row-properties style:row-height="27.01pt" fo:break-before="auto" style:use-optimal-row-height="true"/>
    </style:style>
    <style:style style:name="ro61" style:family="table-row">
      <style:table-row-properties style:row-height="12.81pt" fo:break-before="auto" style:use-optimal-row-height="true"/>
    </style:style>
    <style:style style:name="ta2" style:family="table" style:master-page-name="PageStyle_5f_Content">
      <style:table-properties table:display="true" style:writing-mode="lr-tb"/>
    </style:style>
    <style:style style:name="ta3" style:family="table" style:master-page-name="PageStyle_5f_Sample_20_Completed_20_Template_20_Ready_20_for_20_Mentors">
      <style:table-properties table:display="true" style:writing-mode="lr-tb"/>
    </style:style>
    <style:style style:name="ta4" style:family="table" style:master-page-name="PageStyle_5f_Templat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a2c4c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a2c4c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a2c4c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4">
        <office:forms form:automatic-focus="false" form:apply-design-mode="false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number-columns-repeated="1017" table:default-cell-style-name="ce30"/>
        <table:table-row table:style-name="ro1">
          <table:table-cell table:style-name="ce26" office:value-type="string" calcext:value-type="string">
            <text:p>Nano Degree:</text:p>
          </table:table-cell>
          <table:table-cell table:style-name="ce31" office:value-type="string" calcext:value-type="string">
            <text:p>Programming for Data Science</text:p>
          </table:table-cell>
          <table:table-cell table:style-name="ce27" table:number-columns-repeated="2"/>
          <table:table-cell table:style-name="ce46"/>
          <table:table-cell table:style-name="ce27" office:value-type="string" calcext:value-type="string">
            <text:p>(Please make copy of this doc before you edit)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26" office:value-type="string" calcext:value-type="string">
            <text:p>Start Date:</text:p>
          </table:table-cell>
          <table:table-cell table:style-name="ce32" office:value-type="date" office:date-value="2020-03-31" calcext:value-type="date">
            <text:p>03/31/20</text:p>
          </table:table-cell>
          <table:table-cell table:style-name="ce27" table:number-columns-repeated="2"/>
          <table:table-cell table:style-name="ce46"/>
          <table:table-cell table:style-name="ce27" table:number-columns-repeated="2"/>
          <table:table-cell table:number-columns-repeated="1017"/>
        </table:table-row>
        <table:table-row table:style-name="ro2">
          <table:table-cell table:style-name="ce27" table:number-columns-repeated="4"/>
          <table:table-cell table:style-name="ce46"/>
          <table:table-cell table:style-name="ce27" table:number-columns-repeated="2"/>
          <table:table-cell table:number-columns-repeated="1017"/>
        </table:table-row>
        <table:table-row table:style-name="ro2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Day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Part</text:p>
          </table:table-cell>
          <table:table-cell table:style-name="ce47" office:value-type="string" calcext:value-type="string">
            <text:p>Lessons</text:p>
          </table:table-cell>
          <table:table-cell table:style-name="ce28" office:value-type="string" calcext:value-type="string">
            <text:p>Concepts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Completed</text:p>
          </table:table-cell>
          <table:table-cell table:number-columns-repeated="1016"/>
        </table:table-row>
        <table:table-row table:style-name="ro23">
          <table:table-cell table:style-name="ce29" table:formula="of:=[.B2]" office:value-type="date" office:date-value="2020-03-31" calcext:value-type="date">
            <text:p>03/31/20</text:p>
          </table:table-cell>
          <table:table-cell table:style-name="ce33" table:formula="of:=TEXT(WEEKDAY([.A5]);&quot;dddd&quot;)" office:value-type="string" office:string-value="Tuesday" calcext:value-type="string">
            <text:p>Tuesday</text:p>
          </table:table-cell>
          <table:table-cell table:style-name="ce33"/>
          <table:table-cell table:style-name="ce34" office:value-type="string" calcext:value-type="string">
            <text:p>Welcome to the Program</text:p>
          </table:table-cell>
          <table:table-cell table:style-name="ce48" office:value-type="string" calcext:value-type="string">
            <text:p>1-2</text:p>
          </table:table-cell>
          <table:table-cell table:style-name="ce45" office:value-type="string" calcext:value-type="string">
            <text:p>1.1.1 Looking Ahead</text:p>
            <text:p>1.1.2 Projects</text:p>
            <text:p>1.1.3 Meet the Instructors</text:p>
            <text:p>1.1.4 Program Structure and Schedule</text:p>
            <text:p>1.1.5 Projects and Progress</text:p>
            <text:p>1.1.6 Integrity and Mindset</text:p>
            <text:p>1.1.7 How Does Project Submission Work?</text:p>
            <text:p>1.1.8 How Do I Find Time for My Nano Degree?</text:p>
            <text:p>1.1.9 Learning Strategies</text:p>
            <text:p>1.2.1 What It Takes</text:p>
            <text:p>1.2.2 Reviews</text:p>
            <text:p>1.2.3 Knowledge</text:p>
            <text:p>1.2.4 Student Hub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3">
          <table:table-cell table:style-name="ce29" table:formula="of:=[.A5]+1" office:value-type="date" office:date-value="2020-04-01" calcext:value-type="date">
            <text:p>04/01/20</text:p>
          </table:table-cell>
          <table:table-cell table:style-name="ce33" table:formula="of:=TEXT(WEEKDAY([.A6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4"/>
          <table:table-cell table:style-name="ce48" office:value-type="string" calcext:value-type="string">
            <text:p>3-4</text:p>
          </table:table-cell>
          <table:table-cell table:style-name="ce45" office:value-type="string" calcext:value-type="string">
            <text:p>1.3.1 FAQ</text:p>
            <text:p>1.3.2 Support</text:p>
            <text:p>1.4.1 Introduction</text:p>
            <text:p>1.4.2 Caroline Zimmerman at BMG</text:p>
            <text:p>1.4.3 Sinthuja Nagalingam at Summit Schools</text:p>
            <text:p>1.4.4 Mitchell Yerxa in Precision Farming</text:p>
            <text:p>1.4.5 Emily Peters at Uncommon Bold</text:p>
            <text:p>1.4.6 Let's get YOU started!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4">
          <table:table-cell table:style-name="ce29" table:formula="of:=[.A6]+1" office:value-type="date" office:date-value="2020-04-02" calcext:value-type="date">
            <text:p>04/02/20</text:p>
          </table:table-cell>
          <table:table-cell table:style-name="ce33" table:formula="of:=TEXT(WEEKDAY([.A7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5" office:value-type="string" calcext:value-type="string">
            <text:p>Introduction to SQL</text:p>
          </table:table-cell>
          <table:table-cell table:style-name="ce48" office:value-type="string" calcext:value-type="string">
            <text:p>1</text:p>
          </table:table-cell>
          <table:table-cell table:style-name="ce45" office:value-type="string" calcext:value-type="string">
            <text:p>2.1.1 Video: SQL Introduction</text:p>
            <text:p>2.1.2 Video: The Parch &amp; Posey Database</text:p>
            <text:p>2.1.3 Video + Text: The Parch &amp; Posey Database</text:p>
            <text:p>2.1.4 Quiz: ERD Fundamentals</text:p>
            <text:p>2.1.5 Video: Why SQL</text:p>
            <text:p>2.1.6 Video: How Databases Store Data</text:p>
            <text:p>2.1.7 Types of Databases</text:p>
            <text:p>2.1.8 Video: Types of Statements</text:p>
            <text:p>2.1.9 Quiz: Statements</text:p>
            <text:p>2.1.10 Video: SELECT &amp; FROM</text:p>
            <text:p>2.1.11 Your First Queries in SQL Workspace</text:p>
            <text:p>2.1.12 Solution: Your First Queries</text:p>
            <text:p>2.1.13 Formatting Best Practices</text:p>
            <text:p>2.1.14 Video: LIMIT</text:p>
            <text:p>2.1.15 Quiz: LIMIT</text:p>
            <text:p>2.1.16 Solution: LIMIT</text:p>
            <text:p>2.1.17 Video: ORDER BY</text:p>
            <text:p>2.1.18 Quiz: ORDER BY</text:p>
            <text:p>2.1.19 Solutions: ORDER BY</text:p>
            <text:p>2.1.20 Video: ORDER BY Part II</text:p>
            <text:p>2.1.21 Quiz: ORDER BY Part II</text:p>
            <text:p>2.1.22 Solutions: ORDER BY Part II</text:p>
            <text:p>2.1.23 Video: WHERE</text:p>
            <text:p>2.1.24 Quiz: WHERE</text:p>
            <text:p>2.1.25 Solutions: WHERE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5">
          <table:table-cell table:style-name="ce29" table:formula="of:=[.A7]+1" office:value-type="date" office:date-value="2020-04-03" calcext:value-type="date">
            <text:p>04/03/20</text:p>
          </table:table-cell>
          <table:table-cell table:style-name="ce33" table:formula="of:=TEXT(WEEKDAY([.A8]);&quot;dddd&quot;)" office:value-type="string" office:string-value="Friday" calcext:value-type="string">
            <text:p>Fri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1.26 Video: WHERE with Non-Numeric Data</text:p>
            <text:p>2.1.27 Quiz: WHERE with Non-Numeric</text:p>
            <text:p>2.1.28 Solutions: WHERE with Non-Numeric</text:p>
            <text:p>2.1.29 Video: Arithmetic Operators</text:p>
            <text:p>2.1.30 Quiz: Arithmetic Operators</text:p>
            <text:p>2.1.31 Solutions: Arithmetic Operators</text:p>
            <text:p>2.1.32 Text: Introduction to Logical Operators</text:p>
            <text:p>2.1.33 Video: LIKE</text:p>
            <text:p>2.1.34 Quiz: LIKE</text:p>
            <text:p>2.1.35 Solutions: LIKE</text:p>
            <text:p>2.1.36 Video: IN</text:p>
            <text:p>2.1.37 Quiz: IN</text:p>
            <text:p>2.1.38 Solutions: IN</text:p>
            <text:p>2.1.39 Video: NOT</text:p>
            <text:p>2.1.40 Quiz: NOT</text:p>
            <text:p>2.1.41 Solutions: NOT</text:p>
            <text:p>2.1.42 Video: AND and BETWEEN</text:p>
            <text:p>2.1.43 Quiz: AND and BETWEEN</text:p>
            <text:p>2.1.44 Solutions: AND and BETWEEN</text:p>
            <text:p>2.1.45 Video: OR</text:p>
            <text:p>2.1.46 Quiz: OR</text:p>
            <text:p>2.1.47 Solutions: OR</text:p>
            <text:p>2.1.48 Text: Recap &amp; Looking Ahead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8]+1" office:value-type="date" office:date-value="2020-04-04" calcext:value-type="date">
            <text:p>04/04/20</text:p>
          </table:table-cell>
          <table:table-cell table:style-name="ce33" table:formula="of:=TEXT(WEEKDAY([.A9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style-name="ce50"/>
          <table:table-cell table:number-columns-repeated="1016"/>
        </table:table-row>
        <table:table-row table:style-name="ro2">
          <table:table-cell table:style-name="ce29" table:formula="of:=[.A9]+1" office:value-type="date" office:date-value="2020-04-05" calcext:value-type="date">
            <text:p>04/05/20</text:p>
          </table:table-cell>
          <table:table-cell table:style-name="ce33" table:formula="of:=TEXT(WEEKDAY([.A10]);&quot;dddd&quot;)" office:value-type="string" office:string-value="Sunday" calcext:value-type="string">
            <text:p>Sun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style-name="ce50"/>
          <table:table-cell table:number-columns-repeated="1016"/>
        </table:table-row>
        <table:table-row table:style-name="ro46">
          <table:table-cell table:style-name="ce29" table:formula="of:=[.A10]+1" office:value-type="date" office:date-value="2020-04-06" calcext:value-type="date">
            <text:p>04/06/20</text:p>
          </table:table-cell>
          <table:table-cell table:style-name="ce33" table:formula="of:=TEXT(WEEKDAY([.A11]);&quot;dddd&quot;)" office:value-type="string" office:string-value="Monday" calcext:value-type="string">
            <text:p>Monday</text:p>
          </table:table-cell>
          <table:table-cell table:style-name="ce33"/>
          <table:table-cell table:style-name="ce35"/>
          <table:table-cell table:style-name="ce48" office:value-type="string" calcext:value-type="string">
            <text:p>2</text:p>
          </table:table-cell>
          <table:table-cell table:style-name="ce45" office:value-type="string" calcext:value-type="string">
            <text:p>2.2.1 Video: Motivation</text:p>
            <text:p>2.2.2 Video: Why Would We Want to Split Data Into Separate Tables?</text:p>
            <text:p>2.2.3 Video: Introduction to JOINs</text:p>
            <text:p>2.2.4 Text + Quiz: Your First JOIN</text:p>
            <text:p>2.2.5 Solution: Your First JOIN</text:p>
            <text:p>2.2.6 Text: ERD Reminder</text:p>
            <text:p>2.2.7 Text: Primary and Foreign Keys</text:p>
            <text:p>2.2.8 Quiz: Primary - Foreign Key Relationship</text:p>
            <text:p>2.2.9 Text + Quiz: JOIN Revisited</text:p>
            <text:p>2.2.10 Video: Alias</text:p>
            <text:p>2.2.11 Quiz: JOIN Questions Part I</text:p>
            <text:p>2.2.12 Solutions: JOIN Questions Part I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7">
          <table:table-cell table:style-name="ce29" table:formula="of:=[.A11]+1" office:value-type="date" office:date-value="2020-04-07" calcext:value-type="date">
            <text:p>04/07/20</text:p>
          </table:table-cell>
          <table:table-cell table:style-name="ce33" table:formula="of:=TEXT(WEEKDAY([.A12]);&quot;dddd&quot;)" office:value-type="string" office:string-value="Tuesday" calcext:value-type="string">
            <text:p>Tues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2.13 Video: Motivation for Other JOINs</text:p>
            <text:p>2.2.14 Video: LEFT and RIGHT JOINs</text:p>
            <text:p>2.2.15 Text: Other JOIN Notes</text:p>
            <text:p>2.2.16 Quiz: LEFT and RIGHT JOIN</text:p>
            <text:p>2.2.17 Solutions: LEFT and RIGHT JOIN</text:p>
            <text:p>2.2.18 Video: JOINs and Filtering</text:p>
            <text:p>2.2.19 Quiz: Last Check</text:p>
            <text:p>2.2.20 Solutions: Last Check</text:p>
            <text:p>2.2.21 Text: Recap &amp; Looking Ahead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8">
          <table:table-cell table:style-name="ce29" table:formula="of:=[.A12]+1" office:value-type="date" office:date-value="2020-04-08" calcext:value-type="date">
            <text:p>04/08/20</text:p>
          </table:table-cell>
          <table:table-cell table:style-name="ce33" table:formula="of:=TEXT(WEEKDAY([.A13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3</text:p>
          </table:table-cell>
          <table:table-cell table:style-name="ce45" office:value-type="string" calcext:value-type="string">
            <text:p>2.3.1 Video: Introduction to Aggregation</text:p>
            <text:p>2.3.2 Video: Introduction to NULLs</text:p>
            <text:p>2.3.3 Video: NULLs and Aggregation</text:p>
            <text:p>2.3.4 Video + Text: First Aggregation - COUNT</text:p>
            <text:p>2.3.5 Video: COUNT &amp; NULLs</text:p>
            <text:p>2.3.6 Video: SUM</text:p>
            <text:p>2.3.7 Quiz: SUM</text:p>
            <text:p>2.3.8 Solution: SUM</text:p>
            <text:p>2.3.9 Video: MIN &amp; MAX</text:p>
            <text:p>2.3.10 Video: AVG</text:p>
            <text:p>2.3.11 Quiz: MIN, MAX, &amp; AVG</text:p>
            <text:p>2.3.12 Solutions: MIN, MAX, &amp; AVG</text:p>
            <text:p>2.3.13 Video: GROUP BY</text:p>
            <text:p>2.3.14 Quiz: GROUP BY</text:p>
            <text:p>2.3.15 Solutions: GROUP BY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10">
          <table:table-cell table:style-name="ce29" table:formula="of:=[.A13]+1" office:value-type="date" office:date-value="2020-04-09" calcext:value-type="date">
            <text:p>04/09/20</text:p>
          </table:table-cell>
          <table:table-cell table:style-name="ce33" table:formula="of:=TEXT(WEEKDAY([.A14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3.16 Video: GROUP BY Part II</text:p>
            <text:p>2.3.17 Quiz: GROUP BY Part II</text:p>
            <text:p>2.3.18 Solutions: GROUP BY Part II</text:p>
            <text:p>2.3.19 Video: DISTINCT</text:p>
            <text:p>2.3.20 Quiz: DISTINCT</text:p>
            <text:p>2.3.21 Solutions: DISTINCT</text:p>
            <text:p>2.3.22 Video: HAVING</text:p>
            <text:p>2.3.23 Quiz: HAVING</text:p>
            <text:p>2.3.24 Solutions: HAVING</text:p>
            <text:p>2.3.25 Video: DATE Functions</text:p>
            <text:p>2.3.26 Video: DATE Functions II</text:p>
            <text:p>2.3.27 Quiz: DATE Functions</text:p>
            <text:p>2.3.28 Solutions: DATE Functions</text:p>
            <text:p>2.3.29 Video: CASE Statements</text:p>
            <text:p>2.3.30 Video: CASE &amp; Aggregations</text:p>
            <text:p>2.3.31 Quiz: CASE</text:p>
            <text:p>2.3.32 Solutions: CASE</text:p>
            <text:p>2.3.33 Text: Recap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3">
          <table:table-cell table:style-name="ce29" table:formula="of:=[.A14]+1" office:value-type="date" office:date-value="2020-04-10" calcext:value-type="date">
            <text:p>04/10/20</text:p>
          </table:table-cell>
          <table:table-cell table:style-name="ce33" table:formula="of:=TEXT(WEEKDAY([.A15]);&quot;dddd&quot;)" office:value-type="string" office:string-value="Friday" calcext:value-type="string">
            <text:p>Friday</text:p>
          </table:table-cell>
          <table:table-cell table:style-name="ce33"/>
          <table:table-cell table:style-name="ce35"/>
          <table:table-cell table:style-name="ce48" office:value-type="string" calcext:value-type="string">
            <text:p>4</text:p>
          </table:table-cell>
          <table:table-cell table:style-name="ce45" office:value-type="string" calcext:value-type="string">
            <text:p>2.4.1 Video: Introduction</text:p>
            <text:p>2.4.2 Video: Introduction to Subqueries</text:p>
            <text:p>2.4.3 Video + Quiz: Write Your First Subquery</text:p>
            <text:p>2.4.4 Solutions: Write Your First Subquery</text:p>
            <text:p>2.4.5 Text: Subquery Formatting</text:p>
            <text:p>2.4.6 Video: More On Subqueries</text:p>
            <text:p>2.4.7 Quiz: More On Subqueries</text:p>
            <text:p>2.4.8 Solutions: More On Subqueries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15]+1" office:value-type="date" office:date-value="2020-04-11" calcext:value-type="date">
            <text:p>04/11/20</text:p>
          </table:table-cell>
          <table:table-cell table:style-name="ce33" table:formula="of:=TEXT(WEEKDAY([.A16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6]+1" office:value-type="date" office:date-value="2020-04-12" calcext:value-type="date">
            <text:p>04/12/20</text:p>
          </table:table-cell>
          <table:table-cell table:style-name="ce33" table:formula="of:=TEXT(WEEKDAY([.A17]);&quot;dddd&quot;)" office:value-type="string" office:string-value="Sunday" calcext:value-type="string">
            <text:p>Sun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number-columns-repeated="1017"/>
        </table:table-row>
        <table:table-row table:style-name="ro47">
          <table:table-cell table:style-name="ce29" table:formula="of:=[.A17]+1" office:value-type="date" office:date-value="2020-04-13" calcext:value-type="date">
            <text:p>04/13/20</text:p>
          </table:table-cell>
          <table:table-cell table:style-name="ce33" table:formula="of:=TEXT(WEEKDAY([.A18]);&quot;dddd&quot;)" office:value-type="string" office:string-value="Monday" calcext:value-type="string">
            <text:p>Mon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4.9 Text + Quiz: More On Subqueries</text:p>
            <text:p>2.4.10 Solution Video: More On Subqueries</text:p>
            <text:p>2.4.11 Quiz: Subquery Mania</text:p>
            <text:p>2.4.12 Solution: Subquery Mania</text:p>
            <text:p>2.4.13 Video: WITH</text:p>
            <text:p>2.4.14 Text + Quiz: WITH vs</text:p>
            <text:p>2.4.15 Quiz: WITH</text:p>
            <text:p>2.4.16 Solutions: WITH</text:p>
            <text:p>2.4.17 Video: Subquery Conclusion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9">
          <table:table-cell table:style-name="ce29" table:formula="of:=[.A18]+1" office:value-type="date" office:date-value="2020-04-14" calcext:value-type="date">
            <text:p>04/14/20</text:p>
          </table:table-cell>
          <table:table-cell table:style-name="ce33" table:formula="of:=TEXT(WEEKDAY([.A19]);&quot;dddd&quot;)" office:value-type="string" office:string-value="Tuesday" calcext:value-type="string">
            <text:p>Tue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5</text:p>
          </table:table-cell>
          <table:table-cell table:style-name="ce45" office:value-type="string" calcext:value-type="string">
            <text:p>2.5.1 Video: Introduction to SQL Data Cleaning</text:p>
            <text:p>2.5.2 Video: LEFT &amp; RIGHT</text:p>
            <text:p>2.5.3 Quiz: LEFT &amp; RIGHT</text:p>
            <text:p>2.5.4 Solutions: LEFT &amp; RIGHT</text:p>
            <text:p>2.5.5 Video: POSITION, STRPOS, &amp; SUBSTR</text:p>
            <text:p>2.5.6 Quiz: POSITION, STRPOS, &amp; SUBSTR - AME DATA AS QUIZ 1</text:p>
            <text:p>2.5.7 Solutions: POSITION, STRPOS, &amp; SUBSTR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0">
          <table:table-cell table:style-name="ce29" table:formula="of:=[.A19]+1" office:value-type="date" office:date-value="2020-04-15" calcext:value-type="date">
            <text:p>04/15/20</text:p>
          </table:table-cell>
          <table:table-cell table:style-name="ce33" table:formula="of:=TEXT(WEEKDAY([.A20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5.8 Video: CONCAT</text:p>
            <text:p>2.5.9 Quiz: CONCAT</text:p>
            <text:p>2.5.10 Solutions: CONCAT</text:p>
            <text:p>2.5.11 Video: CAST</text:p>
            <text:p>2.5.12 Quiz: CAST</text:p>
            <text:p>2.5.13 Solutions: CAST</text:p>
            <text:p>2.5.14 Video: COALESCE</text:p>
            <text:p>2.5.15 Quiz: COALESCE</text:p>
            <text:p>2.5.16 Solutions: COALESCE</text:p>
            <text:p>2.5.17 Video + Text: Recap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6">
          <table:table-cell table:style-name="ce29" table:formula="of:=[.A20]+1" office:value-type="date" office:date-value="2020-04-16" calcext:value-type="date">
            <text:p>04/16/20</text:p>
          </table:table-cell>
          <table:table-cell table:style-name="ce33" table:formula="of:=TEXT(WEEKDAY([.A21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6</text:p>
          </table:table-cell>
          <table:table-cell table:style-name="ce45" office:value-type="string" calcext:value-type="string">
            <text:p>2.6.1 Video: Introduction to Window Functions</text:p>
            <text:p>2.6.2 Video: Window Functions 1</text:p>
            <text:p>2.6.3 Quiz: Window Functions 1</text:p>
            <text:p>2.6.4 Solutions: Window Functions 1</text:p>
            <text:p>2.6.5 Quiz: Window Functions 2</text:p>
            <text:p>2.6.6 Solutions: Window Functions 2</text:p>
            <text:p>2.6.7 Video: ROW_NUMBER &amp; RANK</text:p>
            <text:p>2.6.8 Quiz: ROW_NUMBER &amp; RANK</text:p>
            <text:p>2.6.9 Solutions: ROW_NUMBER &amp; RANK</text:p>
            <text:p>2.6.10 Video: Aggregates in Window Functions</text:p>
            <text:p>2.6.11 Quiz: Aggregates in Window Functions</text:p>
            <text:p>2.6.12 Solutions: Aggregates in Window Functions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1">
          <table:table-cell table:style-name="ce29" table:formula="of:=[.A21]+1" office:value-type="date" office:date-value="2020-04-17" calcext:value-type="date">
            <text:p>04/17/20</text:p>
          </table:table-cell>
          <table:table-cell table:style-name="ce33" table:formula="of:=TEXT(WEEKDAY([.A22]);&quot;dddd&quot;)" office:value-type="string" office:string-value="Friday" calcext:value-type="string">
            <text:p>Fri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6.13 Video: Aliases for Multiple Window Functions</text:p>
            <text:p>2.6.14 Quiz: Aliases for Multiple Window Functions</text:p>
            <text:p>2.6.15 Solutions: Aliases for Multiple Window Functions</text:p>
            <text:p>2.6.16 Video: Comparing a Row to Previous Row</text:p>
            <text:p>2.6.17 Quiz: Comparing a Row to Previous Row</text:p>
            <text:p>2.6.18 Solutions: Comparing a Row to Previous Row</text:p>
            <text:p>2.6.19 Video: Introduction to Percentiles</text:p>
            <text:p>2.6.20 Video: Percentiles</text:p>
            <text:p>2.6.21 Quiz: Percentiles</text:p>
            <text:p>2.6.22 Solutions: Percentiles</text:p>
            <text:p>2.6.23 Video: Recap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22]+1" office:value-type="date" office:date-value="2020-04-18" calcext:value-type="date">
            <text:p>04/18/20</text:p>
          </table:table-cell>
          <table:table-cell table:style-name="ce33" table:formula="of:=TEXT(WEEKDAY([.A23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23]+1" office:value-type="date" office:date-value="2020-04-19" calcext:value-type="date">
            <text:p>04/19/20</text:p>
          </table:table-cell>
          <table:table-cell table:style-name="ce33" table:formula="of:=TEXT(WEEKDAY([.A24]);&quot;dddd&quot;)" office:value-type="string" office:string-value="Sunday" calcext:value-type="string">
            <text:p>Sun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number-columns-repeated="1017"/>
        </table:table-row>
        <table:table-row table:style-name="ro50">
          <table:table-cell table:style-name="ce29" table:formula="of:=[.A24]+1" office:value-type="date" office:date-value="2020-04-20" calcext:value-type="date">
            <text:p>04/20/20</text:p>
          </table:table-cell>
          <table:table-cell table:style-name="ce33" table:formula="of:=TEXT(WEEKDAY([.A25]);&quot;dddd&quot;)" office:value-type="string" office:string-value="Monday" calcext:value-type="string">
            <text:p>Monday</text:p>
          </table:table-cell>
          <table:table-cell table:style-name="ce33"/>
          <table:table-cell table:style-name="ce35"/>
          <table:table-cell table:style-name="ce48" office:value-type="string" calcext:value-type="string">
            <text:p>7</text:p>
          </table:table-cell>
          <table:table-cell table:style-name="ce45" office:value-type="string" calcext:value-type="string">
            <text:p>2.7.1 Video: Introduction to Advanced SQL</text:p>
            <text:p>2.7.2 Text + Images: FULL OUTER JOIN</text:p>
            <text:p>2.7.3 Quiz: FULL OUTER JOIN</text:p>
            <text:p>2.7.4 Solutions: FULL OUTER JOIN</text:p>
            <text:p>2.7.5 Video: JOINs with Comparison Operators</text:p>
            <text:p>2.7.6 Quiz: JOINs with Comparison Operators</text:p>
            <text:p>2.7.7 Solutions: JOINs with Comparison Operators</text:p>
            <text:p>2.7.8 Video: Self JOINs</text:p>
            <text:p>2.7.9 Quiz: Self JOINs</text:p>
            <text:p>2.7.10 Solutions: Self JOINs</text:p>
          </table:table-cell>
          <table:table-cell table:style-name="ce45"/>
          <table:table-cell table:number-columns-repeated="1017"/>
        </table:table-row>
        <table:table-row table:style-name="ro50">
          <table:table-cell table:style-name="ce29" table:formula="of:=[.A25]+1" office:value-type="date" office:date-value="2020-04-21" calcext:value-type="date">
            <text:p>04/21/20</text:p>
          </table:table-cell>
          <table:table-cell table:style-name="ce33" table:formula="of:=TEXT(WEEKDAY([.A26]);&quot;dddd&quot;)" office:value-type="string" office:string-value="Tuesday" calcext:value-type="string">
            <text:p>Tues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2.7.11 Video: UNION</text:p>
            <text:p>2.7.12 Quizzes: UNION</text:p>
            <text:p>2.7.13 Solutions: UNION</text:p>
            <text:p>2.7.14 Video: Performance Tuning Motivation</text:p>
            <text:p>2.7.15 Video + Quiz: Performance Tuning 1</text:p>
            <text:p>2.7.16 Video: Performance Tuning 2</text:p>
            <text:p>2.7.17 Video: Performance Tuning 3</text:p>
            <text:p>2.7.18 Video: JOINing Subqueries</text:p>
            <text:p>2.7.19 More Practice!</text:p>
            <text:p>2.7.20 Video: SQL Completion Congratulations</text:p>
          </table:table-cell>
          <table:table-cell table:style-name="ce45"/>
          <table:table-cell table:number-columns-repeated="1017"/>
        </table:table-row>
        <table:table-row table:style-name="ro23">
          <table:table-cell table:style-name="ce29" table:formula="of:=[.A26]+1" office:value-type="date" office:date-value="2020-04-22" calcext:value-type="date">
            <text:p>04/22/20</text:p>
          </table:table-cell>
          <table:table-cell table:style-name="ce33" table:formula="of:=TEXT(WEEKDAY([.A27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Start P1</text:p>
          </table:table-cell>
          <table:table-cell table:style-name="ce45" office:value-type="string" calcext:value-type="string">
            <text:p>2.P1.1 Project Overview</text:p>
            <text:p>2.P1.2 Project Details</text:p>
            <text:p>2.P1.3 Workspace vs</text:p>
            <text:p>2.P1.4 Set Up Your Local Environment</text:p>
            <text:p>2.P1.5 Composite Key</text:p>
            <text:p>2.P1.6 Workspace: DVD Rental Database</text:p>
            <text:p>2.P1.7 Quiz: Understanding the database</text:p>
            <text:p>2.P1.8 Quiz: Practice Quiz #1</text:p>
            <text:p>2.P1.9 Practice Solution #1</text:p>
            <text:p>2.P1.10 Practice Quiz #2</text:p>
            <text:p>2.P1.11 Practice Solution #2</text:p>
            <text:p>2.P1.12 Workspace + Question Set #1</text:p>
            <text:p>2.P1.13 Workspace + Question Set #2</text:p>
          </table:table-cell>
          <table:table-cell table:style-name="ce45"/>
          <table:table-cell table:number-columns-repeated="1017"/>
        </table:table-row>
        <table:table-row table:style-name="ro52">
          <table:table-cell table:style-name="ce29" table:formula="of:=[.A27]+1" office:value-type="date" office:date-value="2020-04-23" calcext:value-type="date">
            <text:p>04/23/20</text:p>
          </table:table-cell>
          <table:table-cell table:style-name="ce33" table:formula="of:=TEXT(WEEKDAY([.A28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2.P1.14 Project Submission</text:p>
            <text:p>2.P1.15 Common Mistakes</text:p>
            <text:p>2.P1.16 Helpful strategies</text:p>
            <text:p>2.P1.17 Project: Investigate a Relational Database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28]+1" office:value-type="date" office:date-value="2020-04-24" calcext:value-type="date">
            <text:p>04/24/20</text:p>
          </table:table-cell>
          <table:table-cell table:style-name="ce33" table:formula="of:=TEXT(WEEKDAY([.A29]);&quot;dddd&quot;)" office:value-type="string" office:string-value="Friday" calcext:value-type="string">
            <text:p>Fri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Work on P1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29]+1" office:value-type="date" office:date-value="2020-04-25" calcext:value-type="date">
            <text:p>04/25/20</text:p>
          </table:table-cell>
          <table:table-cell table:style-name="ce33" table:formula="of:=TEXT(WEEKDAY([.A30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Work on P1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30]+1" office:value-type="date" office:date-value="2020-04-26" calcext:value-type="date">
            <text:p>04/26/20</text:p>
          </table:table-cell>
          <table:table-cell table:style-name="ce33" table:formula="of:=TEXT(WEEKDAY([.A31]);&quot;dddd&quot;)" office:value-type="string" office:string-value="Sunday" calcext:value-type="string">
            <text:p>Sun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Work on P1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31]+1" office:value-type="date" office:date-value="2020-04-27" calcext:value-type="date">
            <text:p>04/27/20</text:p>
          </table:table-cell>
          <table:table-cell table:style-name="ce33" table:formula="of:=TEXT(WEEKDAY([.A32]);&quot;dddd&quot;)" office:value-type="string" office:string-value="Monday" calcext:value-type="string">
            <text:p>Mon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Work on P1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32]+1" office:value-type="date" office:date-value="2020-04-28" calcext:value-type="date">
            <text:p>04/28/20</text:p>
          </table:table-cell>
          <table:table-cell table:style-name="ce33" table:formula="of:=TEXT(WEEKDAY([.A33]);&quot;dddd&quot;)" office:value-type="string" office:string-value="Tuesday" calcext:value-type="string">
            <text:p>Tue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Finish P1</text:p>
          </table:table-cell>
          <table:table-cell table:style-name="ce45" office:value-type="string" calcext:value-type="string">
            <text:p>Work on P1</text:p>
          </table:table-cell>
          <table:table-cell table:style-name="ce45"/>
          <table:table-cell table:number-columns-repeated="1017"/>
        </table:table-row>
        <table:table-row table:style-name="ro47">
          <table:table-cell table:style-name="ce29" table:formula="of:=[.A33]+1" office:value-type="date" office:date-value="2020-04-29" calcext:value-type="date">
            <text:p>04/29/20</text:p>
          </table:table-cell>
          <table:table-cell table:style-name="ce33" table:formula="of:=TEXT(WEEKDAY([.A34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6" office:value-type="string" calcext:value-type="string">
            <text:p>Command Line Essentials</text:p>
          </table:table-cell>
          <table:table-cell table:style-name="ce48" office:value-type="string" calcext:value-type="string">
            <text:p>1</text:p>
          </table:table-cell>
          <table:table-cell table:style-name="ce45" office:value-type="string" calcext:value-type="string">
            <text:p>3.1.1 Introduction to Unix Shell</text:p>
            <text:p>3.1.2 Intro to the Shell</text:p>
            <text:p>3.1.3 Windows: Installing Git Bash</text:p>
            <text:p>3.1.4 Opening a terminal</text:p>
            <text:p>3.1.5 Your first command (echo)</text:p>
            <text:p>3.1.6 Navigating directories (ls, cd, ..)</text:p>
            <text:p>3.1.7 Current working directory (pwd)</text:p>
            <text:p>3.1.8 Parameters and options (ls -l)</text:p>
            <text:p>3.1.9 Organizing your files (mkdir, mv)</text:p>
          </table:table-cell>
          <table:table-cell table:style-name="ce45"/>
          <table:table-cell table:number-columns-repeated="1017"/>
        </table:table-row>
        <table:table-row table:style-name="ro47">
          <table:table-cell table:style-name="ce29" table:formula="of:=[.A34]+1" office:value-type="date" office:date-value="2020-04-30" calcext:value-type="date">
            <text:p>04/30/20</text:p>
          </table:table-cell>
          <table:table-cell table:style-name="ce33" table:formula="of:=TEXT(WEEKDAY([.A35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6"/>
          <table:table-cell table:style-name="ce48"/>
          <table:table-cell table:style-name="ce45" office:value-type="string" calcext:value-type="string">
            <text:p>3.1.10 Downloading (curl)</text:p>
            <text:p>3.1.11 Viewing files (cat, less)</text:p>
            <text:p>3.1.12 Removing things (rm, rmdir)</text:p>
            <text:p>3.1.13 Searching and pipes (grep, wc)</text:p>
            <text:p>3.1.14 Shell and environment variables</text:p>
            <text:p>3.1.15 Startup files (.bash_profile)</text:p>
            <text:p>3.1.16 Controlling the shell prompt ($PS1)</text:p>
            <text:p>3.1.17 Aliases</text:p>
            <text:p>3.1.18 Keep learning!</text:p>
          </table:table-cell>
          <table:table-cell table:style-name="ce45"/>
          <table:table-cell table:number-columns-repeated="1017"/>
        </table:table-row>
        <table:table-row table:style-name="ro53">
          <table:table-cell table:style-name="ce29" table:formula="of:=[.A35]+1" office:value-type="date" office:date-value="2020-05-01" calcext:value-type="date">
            <text:p>05/01/20</text:p>
          </table:table-cell>
          <table:table-cell table:style-name="ce33" table:formula="of:=TEXT(WEEKDAY([.A36]);&quot;dddd&quot;)" office:value-type="string" office:string-value="Friday" calcext:value-type="string">
            <text:p>Friday</text:p>
          </table:table-cell>
          <table:table-cell table:style-name="ce33"/>
          <table:table-cell table:style-name="ce37" office:value-type="string" calcext:value-type="string">
            <text:p>Introduction to Python</text:p>
          </table:table-cell>
          <table:table-cell table:style-name="ce48" office:value-type="string" calcext:value-type="string">
            <text:p>1-2</text:p>
          </table:table-cell>
          <table:table-cell table:style-name="ce45" office:value-type="string" calcext:value-type="string">
            <text:p>4.1.1 Welcome to the Course!</text:p>
            <text:p>4.1.2 Programming in Python</text:p>
            <text:p>4.2.1 Introduction</text:p>
            <text:p>4.2.2 Arithmetic Operators</text:p>
            <text:p>4.2.3 Quiz: Arithmetic Operators</text:p>
            <text:p>4.2.4 Solution: Arithmetic Operators</text:p>
            <text:p>4.2.5 Variables and Assignment Operators</text:p>
            <text:p>4.2.6 Quiz: Variables and Assignment Operators</text:p>
            <text:p>4.2.7 Solution: Variables and Assignment Operators</text:p>
            <text:p>4.2.8 Integers and Floats</text:p>
            <text:p>4.2.9 Quiz: Integers and Floats</text:p>
            <text:p>4.2.10 Booleans, Comparison Operators, and Logical Operators</text:p>
            <text:p>4.2.11 Quiz: Booleans, Comparison Operators, and Logical Operators</text:p>
            <text:p>4.2.12 Solution: Booleans, Comparison and Logical Operators</text:p>
            <text:p>4.2.13 Strings</text:p>
            <text:p>4.2.14 Quiz: Strings</text:p>
            <text:p>4.2.15 Solution: Strings</text:p>
            <text:p>4.2.16 Type and Type Conversion</text:p>
            <text:p>4.2.17 Quiz: Type and Type Conversion</text:p>
            <text:p>4.2.18 Solution: Type and Type Conversion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36]+1" office:value-type="date" office:date-value="2020-05-02" calcext:value-type="date">
            <text:p>05/02/20</text:p>
          </table:table-cell>
          <table:table-cell table:style-name="ce33" table:formula="of:=TEXT(WEEKDAY([.A37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37]+1" office:value-type="date" office:date-value="2020-05-03" calcext:value-type="date">
            <text:p>05/03/20</text:p>
          </table:table-cell>
          <table:table-cell table:style-name="ce33" table:formula="of:=TEXT(WEEKDAY([.A38]);&quot;dddd&quot;)" office:value-type="string" office:string-value="Sunday" calcext:value-type="string">
            <text:p>Sun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54">
          <table:table-cell table:style-name="ce29" table:formula="of:=[.A38]+1" office:value-type="date" office:date-value="2020-05-04" calcext:value-type="date">
            <text:p>05/04/20</text:p>
          </table:table-cell>
          <table:table-cell table:style-name="ce33" table:formula="of:=TEXT(WEEKDAY([.A39]);&quot;dddd&quot;)" office:value-type="string" office:string-value="Monday" calcext:value-type="string">
            <text:p>Mon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2.10 Booleans, Comparison Operators, and Logical Operators</text:p>
            <text:p>4.2.11 Quiz: Booleans, Comparison Operators, and Logical Operators</text:p>
            <text:p>4.2.12 Solution: Booleans, Comparison and Logical Operators</text:p>
            <text:p>4.2.13 Strings</text:p>
            <text:p>4.2.14 Quiz: Strings</text:p>
            <text:p>4.2.15 Solution: Strings</text:p>
            <text:p>4.2.16 Type and Type Conversion</text:p>
            <text:p>4.2.17 Quiz: Type and Type Conversion</text:p>
            <text:p>4.2.18 Solution: Type and Type Conversion</text:p>
            <text:p>4.2.19 String Methods</text:p>
            <text:p>4.2.20 Quiz: String Methods</text:p>
            <text:p>4.2.21 Another String Method - Split</text:p>
            <text:p>4.2.22 Quiz: String Methods Practice</text:p>
            <text:p>4.2.23 Solution: String Methods Practice</text:p>
            <text:p>4.2.24 "There's a Bug in my Code"</text:p>
            <text:p>4.2.25 Conclusion</text:p>
            <text:p>4.2.26 Summary</text:p>
          </table:table-cell>
          <table:table-cell table:style-name="ce45"/>
          <table:table-cell table:number-columns-repeated="1017"/>
        </table:table-row>
        <table:table-row table:style-name="ro46">
          <table:table-cell table:style-name="ce29" table:formula="of:=[.A39]+1" office:value-type="date" office:date-value="2020-05-05" calcext:value-type="date">
            <text:p>05/05/20</text:p>
          </table:table-cell>
          <table:table-cell table:style-name="ce33" table:formula="of:=TEXT(WEEKDAY([.A40]);&quot;dddd&quot;)" office:value-type="string" office:string-value="Tuesday" calcext:value-type="string">
            <text:p>Tu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3</text:p>
          </table:table-cell>
          <table:table-cell table:style-name="ce45" office:value-type="string" calcext:value-type="string">
            <text:p>4.3.1 Introduction</text:p>
            <text:p>4.3.2 Lists and Membership Operators</text:p>
            <text:p>4.3.3 Quiz: Lists and Membership Operators</text:p>
            <text:p>4.3.4 Solution: List and Membership Operators</text:p>
            <text:p>4.3.5 Why Do We Need Lists?</text:p>
            <text:p>4.3.6 List Methods</text:p>
            <text:p>4.3.7 Quiz: List Methods</text:p>
            <text:p>4.3.8 Check for Understanding: Lists</text:p>
            <text:p>4.3.9 Tuples</text:p>
            <text:p>4.3.10 Quiz: Tuples</text:p>
            <text:p>4.3.11 Sets</text:p>
            <text:p>4.3.12 Quiz: Sets</text:p>
          </table:table-cell>
          <table:table-cell table:style-name="ce45"/>
          <table:table-cell table:number-columns-repeated="1017"/>
        </table:table-row>
        <table:table-row table:style-name="ro46">
          <table:table-cell table:style-name="ce29" table:formula="of:=[.A40]+1" office:value-type="date" office:date-value="2020-05-06" calcext:value-type="date">
            <text:p>05/06/20</text:p>
          </table:table-cell>
          <table:table-cell table:style-name="ce33" table:formula="of:=TEXT(WEEKDAY([.A41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7"/>
          <table:table-cell/>
          <table:table-cell table:style-name="ce49" office:value-type="string" calcext:value-type="string">
            <text:p>4.3.13 Dictionaries and Identity Operators</text:p>
            <text:p>4.3.14 Quiz: Dictionaries and Identity Operators</text:p>
            <text:p>4.3.15 Solution: Dictionaries and Identity Operators</text:p>
            <text:p>4.3.16 Quiz: More With Dictionaries</text:p>
            <text:p>4.3.17 When to Use Dictionaries?</text:p>
            <text:p>4.3.18 Check for Understanding: Data Structures</text:p>
            <text:p>4.3.19 Compound Data Structures</text:p>
            <text:p>4.3.20 Quiz: Compound Data Structures</text:p>
            <text:p>4.3.21 Solution: Compound Data Structions</text:p>
            <text:p>4.3.22 Practice Questions</text:p>
            <text:p>4.3.23 Solution: Practice Questions</text:p>
            <text:p>4.3.24 Conclusion</text:p>
          </table:table-cell>
          <table:table-cell table:style-name="ce45"/>
          <table:table-cell table:number-columns-repeated="1017"/>
        </table:table-row>
        <table:table-row table:style-name="ro55">
          <table:table-cell table:style-name="ce29" table:formula="of:=[.A41]+1" office:value-type="date" office:date-value="2020-05-07" calcext:value-type="date">
            <text:p>05/07/20</text:p>
          </table:table-cell>
          <table:table-cell table:style-name="ce33" table:formula="of:=TEXT(WEEKDAY([.A42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4</text:p>
          </table:table-cell>
          <table:table-cell table:style-name="ce45" office:value-type="string" calcext:value-type="string">
            <text:p>4.4.1 Introduction</text:p>
            <text:p>4.4.2 Conditional Statements</text:p>
            <text:p>4.4.3 Practice: Conditional Statements</text:p>
            <text:p>4.4.4 Solution: Conditional Statements</text:p>
            <text:p>4.4.5 Quiz: Conditional Statements</text:p>
            <text:p>4.4.6 Solution: Conditional Statements</text:p>
            <text:p>4.4.7 Boolean Expressions for Conditions</text:p>
            <text:p>4.4.8 Quiz: Boolean Expressions for Conditions</text:p>
            <text:p>4.4.9 Solution: Boolean Expressions for Conditions</text:p>
            <text:p>4.4.10 For Loops</text:p>
            <text:p>4.4.11 Practice: For Loops</text:p>
            <text:p>4.4.12 Solution: For Loops Practice</text:p>
            <text:p>4.4.13 Quiz: For Loops</text:p>
            <text:p>4.4.14 Solution: For Loops Quiz</text:p>
            <text:p>4.4.15 Quiz: Match Inputs To Outputs</text:p>
            <text:p>4.4.16 Building Dictionaries</text:p>
            <text:p>4.4.17 Iterating Through Dictionaries with For Loops</text:p>
            <text:p>4.4.18 Quiz: Iterating Through Dictionaries</text:p>
            <text:p>4.4.19 Solution: Iterating Through Dictionaries</text:p>
            <text:p>4.4.20 While Loops</text:p>
            <text:p>4.4.21 Practice: While Loops</text:p>
            <text:p>4.4.22 Solution: While Loops Practice</text:p>
            <text:p>4.4.23 Quiz: While Loops</text:p>
            <text:p>4.4.24 Solution: While Loops Quiz</text:p>
          </table:table-cell>
          <table:table-cell table:style-name="ce45"/>
          <table:table-cell table:number-columns-repeated="1017"/>
        </table:table-row>
        <table:table-row table:style-name="ro54">
          <table:table-cell table:style-name="ce29" table:formula="of:=[.A42]+1" office:value-type="date" office:date-value="2020-05-08" calcext:value-type="date">
            <text:p>05/08/20</text:p>
          </table:table-cell>
          <table:table-cell table:style-name="ce33" table:formula="of:=TEXT(WEEKDAY([.A43]);&quot;dddd&quot;)" office:value-type="string" office:string-value="Friday" calcext:value-type="string">
            <text:p>Fri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4.25 For Loops vs. While Loops</text:p>
            <text:p>4.4.26 Check for Understanding: For and While Loops</text:p>
            <text:p>4.4.27 Solution: Check for Understanding: For and While Loops</text:p>
            <text:p>4.4.28 Break, Continue</text:p>
            <text:p>4.4.29 Quiz: Break, Continue</text:p>
            <text:p>4.4.30 Solution: Break, Continue</text:p>
            <text:p>4.4.31 Practice: Loops</text:p>
            <text:p>4.4.32 Solution: Loops</text:p>
            <text:p>4.4.33 Zip and Enumerate</text:p>
            <text:p>4.4.34 Quiz: Zip and Enumerate</text:p>
            <text:p>4.4.35 Solution: Zip and Enumerate</text:p>
            <text:p>4.4.36 List Comprehensions</text:p>
            <text:p>4.4.37 Quiz: List Comprehensions</text:p>
            <text:p>4.4.38 Solution: List Comprehensions</text:p>
            <text:p>4.4.39 Practice Questions</text:p>
            <text:p>4.4.40 Solutions to Practice Questions</text:p>
            <text:p>4.4.41 Conclusion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43]+1" office:value-type="date" office:date-value="2020-05-09" calcext:value-type="date">
            <text:p>05/09/20</text:p>
          </table:table-cell>
          <table:table-cell table:style-name="ce33" table:formula="of:=TEXT(WEEKDAY([.A44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44]+1" office:value-type="date" office:date-value="2020-05-10" calcext:value-type="date">
            <text:p>05/10/20</text:p>
          </table:table-cell>
          <table:table-cell table:style-name="ce33" table:formula="of:=TEXT(WEEKDAY([.A45]);&quot;dddd&quot;)" office:value-type="string" office:string-value="Sunday" calcext:value-type="string">
            <text:p>Sun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56">
          <table:table-cell table:style-name="ce29" table:formula="of:=[.A45]+1" office:value-type="date" office:date-value="2020-05-11" calcext:value-type="date">
            <text:p>05/11/20</text:p>
          </table:table-cell>
          <table:table-cell table:style-name="ce33" table:formula="of:=TEXT(WEEKDAY([.A46]);&quot;dddd&quot;)" office:value-type="string" office:string-value="Monday" calcext:value-type="string">
            <text:p>Monday</text:p>
          </table:table-cell>
          <table:table-cell table:style-name="ce33"/>
          <table:table-cell table:style-name="ce37"/>
          <table:table-cell table:style-name="ce48" office:value-type="string" calcext:value-type="string">
            <text:p>5</text:p>
          </table:table-cell>
          <table:table-cell table:style-name="ce45" office:value-type="string" calcext:value-type="string">
            <text:p>4.5.1 Introduction</text:p>
            <text:p>4.5.2 Defining Functions</text:p>
            <text:p>4.5.3 Quiz: Defining Functions</text:p>
            <text:p>4.5.4 Solution: Defining Functions</text:p>
            <text:p>4.5.5 Check For Understanding: Functions</text:p>
            <text:p>4.5.6 Variable Scope</text:p>
            <text:p>4.5.7 Quiz: Variable Scope</text:p>
            <text:p>4.5.8 Solution: Variable Scope</text:p>
            <text:p>4.5.9 Check For Understanding: Variable Scope</text:p>
            <text:p>4.5.10 Documentation</text:p>
            <text:p>4.5.11 Quiz: Documentation</text:p>
            <text:p>4.5.12 Solution: Documentation</text:p>
            <text:p>4.5.13 Lambda Expressions</text:p>
            <text:p>4.5.14 Quiz: Lambda Expressions</text:p>
            <text:p>4.5.15 Solution: Lambda Expressions</text:p>
            <text:p>4.5.16 Conclusion</text:p>
          </table:table-cell>
          <table:table-cell table:style-name="ce45"/>
          <table:table-cell table:number-columns-repeated="1017"/>
        </table:table-row>
        <table:table-row table:style-name="ro50">
          <table:table-cell table:style-name="ce29" table:formula="of:=[.A46]+1" office:value-type="date" office:date-value="2020-05-12" calcext:value-type="date">
            <text:p>05/12/20</text:p>
          </table:table-cell>
          <table:table-cell table:style-name="ce33" table:formula="of:=TEXT(WEEKDAY([.A47]);&quot;dddd&quot;)" office:value-type="string" office:string-value="Tuesday" calcext:value-type="string">
            <text:p>Tu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6</text:p>
          </table:table-cell>
          <table:table-cell table:style-name="ce45" office:value-type="string" calcext:value-type="string">
            <text:p>4.6.1 Introduction</text:p>
            <text:p>4.6.2 Python Installation</text:p>
            <text:p>4.6.3 Install Python Using Anaconda</text:p>
            <text:p>4.6.4 [For Windows] Configuring Git Bash to Run Python</text:p>
            <text:p>4.6.5 Running a Python Script</text:p>
            <text:p>4.6.6 Programming Environment Setup</text:p>
            <text:p>4.6.7 Editing a Python Script</text:p>
            <text:p>4.6.8 Scripting with Raw Input</text:p>
            <text:p>4.6.9 Quiz: Scripting with Raw Input</text:p>
            <text:p>4.6.10 Solution: Scripting with Raw Input</text:p>
          </table:table-cell>
          <table:table-cell table:style-name="ce45"/>
          <table:table-cell table:number-columns-repeated="1017"/>
        </table:table-row>
        <table:table-row table:style-name="ro51">
          <table:table-cell table:style-name="ce29" table:formula="of:=[.A47]+1" office:value-type="date" office:date-value="2020-05-13" calcext:value-type="date">
            <text:p>05/13/20</text:p>
          </table:table-cell>
          <table:table-cell table:style-name="ce33" table:formula="of:=TEXT(WEEKDAY([.A48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6.11 Errors and Exceptions</text:p>
            <text:p>4.6.12 Quiz: Errors and Exceptions</text:p>
            <text:p>4.6.13 Handling Errors</text:p>
            <text:p>4.6.14 Practice: Handling Input Errors</text:p>
            <text:p>4.6.15 Solution: Handling Input Errors</text:p>
            <text:p>4.6.16 Accessing Error Messages</text:p>
            <text:p>4.6.17 Reading and Writing Files</text:p>
            <text:p>4.6.18 Quiz: Reading and Writing Files</text:p>
            <text:p>4.6.19 Solution: Reading and Writing Files</text:p>
            <text:p>4.6.20 Quiz: Practice Debugging</text:p>
            <text:p>4.6.21 Solutions for Quiz: Practice Debugging</text:p>
          </table:table-cell>
          <table:table-cell table:style-name="ce45"/>
          <table:table-cell table:number-columns-repeated="1017"/>
        </table:table-row>
        <table:table-row table:style-name="ro46">
          <table:table-cell table:style-name="ce29" table:formula="of:=[.A48]+1" office:value-type="date" office:date-value="2020-05-14" calcext:value-type="date">
            <text:p>05/14/20</text:p>
          </table:table-cell>
          <table:table-cell table:style-name="ce33" table:formula="of:=TEXT(WEEKDAY([.A49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6.22 Importing Local Scripts</text:p>
            <text:p>4.6.23 The Standard Library</text:p>
            <text:p>4.6.24 Quiz: The Standard Library</text:p>
            <text:p>4.6.25 Solution: The Standard Library</text:p>
            <text:p>4.6.26 Techniques for Importing Modules</text:p>
            <text:p>4.6.27 Quiz: Techniques for Importing Modules</text:p>
            <text:p>4.6.28 Third-Party Libraries</text:p>
            <text:p>4.6.29 Experimenting with an Interpreter</text:p>
            <text:p>4.6.30 Online Resources</text:p>
            <text:p>4.6.31 Practice Question</text:p>
            <text:p>4.6.32 Solution for Practice Question</text:p>
            <text:p>4.6.33 Conclusion</text:p>
          </table:table-cell>
          <table:table-cell table:style-name="ce45"/>
          <table:table-cell table:number-columns-repeated="1017"/>
        </table:table-row>
        <table:table-row table:style-name="ro23">
          <table:table-cell table:style-name="ce29" table:formula="of:=[.A49]+1" office:value-type="date" office:date-value="2020-05-15" calcext:value-type="date">
            <text:p>05/15/20</text:p>
          </table:table-cell>
          <table:table-cell table:style-name="ce33" table:formula="of:=TEXT(WEEKDAY([.A50]);&quot;dddd&quot;)" office:value-type="string" office:string-value="Friday" calcext:value-type="string">
            <text:p>Friday</text:p>
          </table:table-cell>
          <table:table-cell table:style-name="ce33"/>
          <table:table-cell table:style-name="ce37"/>
          <table:table-cell table:style-name="ce48" office:value-type="string" calcext:value-type="string">
            <text:p>7</text:p>
          </table:table-cell>
          <table:table-cell table:style-name="ce45" office:value-type="string" calcext:value-type="string">
            <text:p>4.7.2 Introduction to NumPy</text:p>
            <text:p>4.7.3 Why Use NumPy?</text:p>
            <text:p>4.7.4 Creating and Saving NumPy ndarrays</text:p>
            <text:p>4.7.5 Quiz: Creating and Saving NumPy ndarrays</text:p>
            <text:p>4.7.6 Solution: Creating and Saving NumPy ndarrays</text:p>
            <text:p>4.7.7 Using Built-in Functions to Create ndarrays</text:p>
            <text:p>4.7.8 Quiz: Create an ndarray</text:p>
            <text:p>4.7.9 Accessing, Deleting, and Inserting Elements Into ndarrays</text:p>
            <text:p>4.7.10 Slicing ndarrays</text:p>
            <text:p>4.7.11 Boolean Indexing, Set Operations, and Sorting</text:p>
            <text:p>4.7.12 Quiz: Manipulating ndarrays</text:p>
            <text:p>4.7.13 Arithmetic operations and Broadcasting</text:p>
            <text:p>4.7.14 Quiz: Creating ndarrays with Broadcasting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50]+1" office:value-type="date" office:date-value="2020-05-16" calcext:value-type="date">
            <text:p>05/16/20</text:p>
          </table:table-cell>
          <table:table-cell table:style-name="ce33" table:formula="of:=TEXT(WEEKDAY([.A51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51]+1" office:value-type="date" office:date-value="2020-05-17" calcext:value-type="date">
            <text:p>05/17/20</text:p>
          </table:table-cell>
          <table:table-cell table:style-name="ce33" table:formula="of:=TEXT(WEEKDAY([.A52]);&quot;dddd&quot;)" office:value-type="string" office:string-value="Sunday" calcext:value-type="string">
            <text:p>Sun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46">
          <table:table-cell table:style-name="ce29" table:formula="of:=[.A52]+1" office:value-type="date" office:date-value="2020-05-18" calcext:value-type="date">
            <text:p>05/18/20</text:p>
          </table:table-cell>
          <table:table-cell table:style-name="ce33" table:formula="of:=TEXT(WEEKDAY([.A53]);&quot;dddd&quot;)" office:value-type="string" office:string-value="Monday" calcext:value-type="string">
            <text:p>Monday</text:p>
          </table:table-cell>
          <table:table-cell table:style-name="ce33"/>
          <table:table-cell table:style-name="ce37"/>
          <table:table-cell table:style-name="ce48" office:value-type="string" calcext:value-type="string">
            <text:p>8</text:p>
          </table:table-cell>
          <table:table-cell table:style-name="ce45" office:value-type="string" calcext:value-type="string">
            <text:p>4.8.1 Instructors</text:p>
            <text:p>4.8.2 Introduction to pandas</text:p>
            <text:p>4.8.3 Why Use pandas?</text:p>
            <text:p>4.8.4 Creating pandas Series</text:p>
            <text:p>4.8.5 Accessing and Deleting Elements in pandas Series</text:p>
            <text:p>4.8.6 Arithmetic Operations on pandas Series</text:p>
            <text:p>4.8.7 Quiz: Manipulate a Series</text:p>
            <text:p>4.8.8 Creating pandas DataFrames</text:p>
            <text:p>4.8.9 Accessing Elements in pandas DataFrames</text:p>
            <text:p>4.8.10 Dealing with NaN</text:p>
            <text:p>4.8.11 Quiz: Manipulate a DataFrame</text:p>
            <text:p>4.8.12 Loading Data into a pandas DataFrame</text:p>
          </table:table-cell>
          <table:table-cell table:style-name="ce45"/>
          <table:table-cell table:number-columns-repeated="1017"/>
        </table:table-row>
        <table:table-row table:style-name="ro57">
          <table:table-cell table:style-name="ce29" table:formula="of:=[.A53]+1" office:value-type="date" office:date-value="2020-05-19" calcext:value-type="date">
            <text:p>05/19/20</text:p>
          </table:table-cell>
          <table:table-cell table:style-name="ce33" table:formula="of:=TEXT(WEEKDAY([.A54]);&quot;dddd&quot;)" office:value-type="string" office:string-value="Tuesday" calcext:value-type="string">
            <text:p>Tu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9</text:p>
          </table:table-cell>
          <table:table-cell table:style-name="ce45" office:value-type="string" calcext:value-type="string">
            <text:p>4.9.1 Advanced Topics</text:p>
            <text:p>4.9.2 [Optional] Iterators and Generators</text:p>
            <text:p>4.9.3 [Optional] Quiz: Iterators and Generators</text:p>
            <text:p>4.9.4 [Optional] Solution: Iterators and Generators</text:p>
            <text:p>4.9.5 [Optional] Generator Expressions</text:p>
          </table:table-cell>
          <table:table-cell table:style-name="ce45"/>
          <table:table-cell table:number-columns-repeated="1017"/>
        </table:table-row>
        <table:table-row table:style-name="ro50">
          <table:table-cell table:style-name="ce29" table:formula="of:=[.A54]+1" office:value-type="date" office:date-value="2020-05-20" calcext:value-type="date">
            <text:p>05/20/20</text:p>
          </table:table-cell>
          <table:table-cell table:style-name="ce33" table:formula="of:=TEXT(WEEKDAY([.A55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Start P2</text:p>
          </table:table-cell>
          <table:table-cell table:style-name="ce45" office:value-type="string" calcext:value-type="string">
            <text:p>4.P2.1 Project Overview</text:p>
            <text:p>4.P2.2 Project Details</text:p>
            <text:p>4.P2.3 Code Walkthrough</text:p>
            <text:p>4.P2.4 Understanding the Data</text:p>
            <text:p>4.P2.5 Practice Problem #1</text:p>
            <text:p>4.P2.6 Practice Solution #1</text:p>
            <text:p>4.P2.7 Practice Problem #2</text:p>
            <text:p>4.P2.8 Practice Solution #2</text:p>
            <text:p>4.P2.9 Practice Problem #3</text:p>
            <text:p>4.P2.10 Practice Solution #3</text:p>
          </table:table-cell>
          <table:table-cell table:style-name="ce45"/>
          <table:table-cell table:number-columns-repeated="1017"/>
        </table:table-row>
        <table:table-row table:style-name="ro58">
          <table:table-cell table:style-name="ce29" table:formula="of:=[.A55]+1" office:value-type="date" office:date-value="2020-05-21" calcext:value-type="date">
            <text:p>05/21/20</text:p>
          </table:table-cell>
          <table:table-cell table:style-name="ce33" table:formula="of:=TEXT(WEEKDAY([.A56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P2.11 Completing and Submitting this Project - Two Options</text:p>
            <text:p>4.P2.12 Project Workspace: Complete and Submit Project</text:p>
            <text:p>4.P2.13 Project: Explore US Bikeshare Data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56]+1" office:value-type="date" office:date-value="2020-05-22" calcext:value-type="date">
            <text:p>05/22/20</text:p>
          </table:table-cell>
          <table:table-cell table:style-name="ce33" table:formula="of:=TEXT(WEEKDAY([.A57]);&quot;dddd&quot;)" office:value-type="string" office:string-value="Friday" calcext:value-type="string">
            <text:p>Fri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Work on P2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57]+1" office:value-type="date" office:date-value="2020-05-23" calcext:value-type="date">
            <text:p>05/23/20</text:p>
          </table:table-cell>
          <table:table-cell table:style-name="ce33" table:formula="of:=TEXT(WEEKDAY([.A58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Work on P2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58]+1" office:value-type="date" office:date-value="2020-05-24" calcext:value-type="date">
            <text:p>05/24/20</text:p>
          </table:table-cell>
          <table:table-cell table:style-name="ce33" table:formula="of:=TEXT(WEEKDAY([.A59]);&quot;dddd&quot;)" office:value-type="string" office:string-value="Sunday" calcext:value-type="string">
            <text:p>Sun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Work on P2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59]+1" office:value-type="date" office:date-value="2020-05-25" calcext:value-type="date">
            <text:p>05/25/20</text:p>
          </table:table-cell>
          <table:table-cell table:style-name="ce33" table:formula="of:=TEXT(WEEKDAY([.A60]);&quot;dddd&quot;)" office:value-type="string" office:string-value="Monday" calcext:value-type="string">
            <text:p>Mon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Work on P2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60]+1" office:value-type="date" office:date-value="2020-05-26" calcext:value-type="date">
            <text:p>05/26/20</text:p>
          </table:table-cell>
          <table:table-cell table:style-name="ce33" table:formula="of:=TEXT(WEEKDAY([.A61]);&quot;dddd&quot;)" office:value-type="string" office:string-value="Tuesday" calcext:value-type="string">
            <text:p>Tu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Finish P2</text:p>
          </table:table-cell>
          <table:table-cell table:style-name="ce45" office:value-type="string" calcext:value-type="string">
            <text:p>Work on P2</text:p>
          </table:table-cell>
          <table:table-cell table:style-name="ce45"/>
          <table:table-cell table:number-columns-repeated="1017"/>
        </table:table-row>
        <table:table-row table:style-name="ro59">
          <table:table-cell table:style-name="ce29" table:formula="of:=[.A61]+1" office:value-type="date" office:date-value="2020-05-27" calcext:value-type="date">
            <text:p>05/27/20</text:p>
          </table:table-cell>
          <table:table-cell table:style-name="ce33" table:formula="of:=TEXT(WEEKDAY([.A62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8" office:value-type="string" calcext:value-type="string">
            <text:p>Introduction to Version Control</text:p>
          </table:table-cell>
          <table:table-cell table:style-name="ce48" office:value-type="string" calcext:value-type="string">
            <text:p>1</text:p>
          </table:table-cell>
          <table:table-cell table:style-name="ce45" office:value-type="string" calcext:value-type="string">
            <text:p>5.1.1 What is Version Control</text:p>
            <text:p>5.1.2 Version Control In Daily Use</text:p>
            <text:p>5.1.3 Git and Version Control Terminology</text:p>
            <text:p>5.1.4 Mac/Linux Setup</text:p>
            <text:p>5.1.5 Windows Setup</text:p>
            <text:p>5.1.6 Onward</text:p>
          </table:table-cell>
          <table:table-cell table:style-name="ce45"/>
          <table:table-cell table:number-columns-repeated="1017"/>
        </table:table-row>
        <table:table-row table:style-name="ro57">
          <table:table-cell table:style-name="ce29" table:formula="of:=[.A62]+1" office:value-type="date" office:date-value="2020-05-28" calcext:value-type="date">
            <text:p>05/28/20</text:p>
          </table:table-cell>
          <table:table-cell table:style-name="ce33" table:formula="of:=TEXT(WEEKDAY([.A63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8"/>
          <table:table-cell table:style-name="ce48" office:value-type="string" calcext:value-type="string">
            <text:p>2</text:p>
          </table:table-cell>
          <table:table-cell table:style-name="ce45" office:value-type="string" calcext:value-type="string">
            <text:p>5.2.1 Intro</text:p>
            <text:p>5.2.2 Create A Repo From Scratch</text:p>
            <text:p>5.2.3 Clone An Existing Repo</text:p>
            <text:p>5.2.4 Determine A Repo's Status</text:p>
            <text:p>5.2.5 Outro</text:p>
          </table:table-cell>
          <table:table-cell table:style-name="ce45"/>
          <table:table-cell table:number-columns-repeated="1017"/>
        </table:table-row>
        <table:table-row table:style-name="ro49">
          <table:table-cell table:style-name="ce29" table:formula="of:=[.A63]+1" office:value-type="date" office:date-value="2020-05-29" calcext:value-type="date">
            <text:p>05/29/20</text:p>
          </table:table-cell>
          <table:table-cell table:style-name="ce33" table:formula="of:=TEXT(WEEKDAY([.A64]);&quot;dddd&quot;)" office:value-type="string" office:string-value="Friday" calcext:value-type="string">
            <text:p>Friday</text:p>
          </table:table-cell>
          <table:table-cell table:style-name="ce33"/>
          <table:table-cell table:style-name="ce38"/>
          <table:table-cell table:style-name="ce48" office:value-type="string" calcext:value-type="string">
            <text:p>3</text:p>
          </table:table-cell>
          <table:table-cell table:style-name="ce45" office:value-type="string" calcext:value-type="string">
            <text:p>5.3.1 Intro</text:p>
            <text:p>5.3.2 Displaying A Repository's Commits</text:p>
            <text:p>5.3.3 Changing How Git Log Displays Information</text:p>
            <text:p>5.3.4 Viewing Modified Files</text:p>
            <text:p>5.3.5 Viewing File Changes</text:p>
            <text:p>5.3.6 Viewing A Specific Commit</text:p>
            <text:p>5.3.7 Outro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64]+1" office:value-type="date" office:date-value="2020-05-30" calcext:value-type="date">
            <text:p>05/30/20</text:p>
          </table:table-cell>
          <table:table-cell table:style-name="ce33" table:formula="of:=TEXT(WEEKDAY([.A65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65]+1" office:value-type="date" office:date-value="2020-05-31" calcext:value-type="date">
            <text:p>05/31/20</text:p>
          </table:table-cell>
          <table:table-cell table:style-name="ce33" table:formula="of:=TEXT(WEEKDAY([.A66]);&quot;dddd&quot;)" office:value-type="string" office:string-value="Sunday" calcext:value-type="string">
            <text:p>Sun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49">
          <table:table-cell table:style-name="ce29" table:formula="of:=[.A66]+1" office:value-type="date" office:date-value="2020-06-01" calcext:value-type="date">
            <text:p>06/01/20</text:p>
          </table:table-cell>
          <table:table-cell table:style-name="ce33" table:formula="of:=TEXT(WEEKDAY([.A67]);&quot;dddd&quot;)" office:value-type="string" office:string-value="Monday" calcext:value-type="string">
            <text:p>Monday</text:p>
          </table:table-cell>
          <table:table-cell table:style-name="ce33"/>
          <table:table-cell table:style-name="ce38"/>
          <table:table-cell table:style-name="ce48" office:value-type="string" calcext:value-type="string">
            <text:p>4</text:p>
          </table:table-cell>
          <table:table-cell table:style-name="ce45" office:value-type="string" calcext:value-type="string">
            <text:p>5.4.1 Intro</text:p>
            <text:p>5.4.2 Git Add</text:p>
            <text:p>5.4.3 Git Commit</text:p>
            <text:p>5.4.4 Commit Messages</text:p>
            <text:p>5.4.5 Git Diff</text:p>
            <text:p>5.4.6 Having Git Ignore Files</text:p>
            <text:p>5.4.7 Outro</text:p>
          </table:table-cell>
          <table:table-cell table:style-name="ce45"/>
          <table:table-cell table:number-columns-repeated="1017"/>
        </table:table-row>
        <table:table-row table:style-name="ro49">
          <table:table-cell table:style-name="ce29" table:formula="of:=[.A67]+1" office:value-type="date" office:date-value="2020-06-02" calcext:value-type="date">
            <text:p>06/02/20</text:p>
          </table:table-cell>
          <table:table-cell table:style-name="ce33" table:formula="of:=TEXT(WEEKDAY([.A68]);&quot;dddd&quot;)" office:value-type="string" office:string-value="Tuesday" calcext:value-type="string">
            <text:p>Tuesday</text:p>
          </table:table-cell>
          <table:table-cell table:style-name="ce33"/>
          <table:table-cell table:style-name="ce38"/>
          <table:table-cell table:style-name="ce48" office:value-type="string" calcext:value-type="string">
            <text:p>5</text:p>
          </table:table-cell>
          <table:table-cell table:style-name="ce45" office:value-type="string" calcext:value-type="string">
            <text:p>5.5.1 Intro</text:p>
            <text:p>5.5.2 Tagging</text:p>
            <text:p>5.5.3 Branching</text:p>
            <text:p>5.5.4 Branching Effectively</text:p>
            <text:p>5.5.5 Merging</text:p>
            <text:p>5.5.6 Merge Conflicts</text:p>
            <text:p>5.5.7 Outro</text:p>
          </table:table-cell>
          <table:table-cell table:style-name="ce45"/>
          <table:table-cell table:number-columns-repeated="1017"/>
        </table:table-row>
        <table:table-row table:style-name="ro59">
          <table:table-cell table:style-name="ce29" table:formula="of:=[.A68]+1" office:value-type="date" office:date-value="2020-06-03" calcext:value-type="date">
            <text:p>06/03/20</text:p>
          </table:table-cell>
          <table:table-cell table:style-name="ce33" table:formula="of:=TEXT(WEEKDAY([.A69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8"/>
          <table:table-cell table:style-name="ce48" office:value-type="string" calcext:value-type="string">
            <text:p>6</text:p>
          </table:table-cell>
          <table:table-cell table:style-name="ce45" office:value-type="string" calcext:value-type="string">
            <text:p>5.6.1 Intro</text:p>
            <text:p>5.6.2 Modifying The Last Commit</text:p>
            <text:p>5.6.3 Reverting A Commit</text:p>
            <text:p>5.6.4 Resetting Commits</text:p>
            <text:p>5.6.5 Lesson Outro</text:p>
            <text:p>5.6.6 Course Outro</text:p>
          </table:table-cell>
          <table:table-cell table:style-name="ce45"/>
          <table:table-cell table:number-columns-repeated="1017"/>
        </table:table-row>
        <table:table-row table:style-name="ro49">
          <table:table-cell table:style-name="ce29" table:formula="of:=[.A69]+1" office:value-type="date" office:date-value="2020-06-04" calcext:value-type="date">
            <text:p>06/04/20</text:p>
          </table:table-cell>
          <table:table-cell table:style-name="ce33" table:formula="of:=TEXT(WEEKDAY([.A70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8"/>
          <table:table-cell table:style-name="ce48" office:value-type="string" calcext:value-type="string">
            <text:p>7</text:p>
          </table:table-cell>
          <table:table-cell table:style-name="ce45" office:value-type="string" calcext:value-type="string">
            <text:p>5.7.1 Intro</text:p>
            <text:p>5.7.2 Remote Repositories</text:p>
            <text:p>5.7.3 Add A Remote Repository</text:p>
            <text:p>5.7.4 Push Changes To A Remote</text:p>
            <text:p>5.7.5 Pulling Changes From A Remote</text:p>
            <text:p>5.7.6 Pull vs Fetch</text:p>
            <text:p>5.7.7 Lesson Wrap Up</text:p>
          </table:table-cell>
          <table:table-cell table:style-name="ce45"/>
          <table:table-cell table:number-columns-repeated="1017"/>
        </table:table-row>
        <table:table-row table:style-name="ro50">
          <table:table-cell table:style-name="ce29" table:formula="of:=[.A70]+1" office:value-type="date" office:date-value="2020-06-05" calcext:value-type="date">
            <text:p>06/05/20</text:p>
          </table:table-cell>
          <table:table-cell table:style-name="ce33" table:formula="of:=TEXT(WEEKDAY([.A71]);&quot;dddd&quot;)" office:value-type="string" office:string-value="Friday" calcext:value-type="string">
            <text:p>Friday</text:p>
          </table:table-cell>
          <table:table-cell table:style-name="ce33"/>
          <table:table-cell table:style-name="ce38"/>
          <table:table-cell table:style-name="ce48" office:value-type="string" calcext:value-type="string">
            <text:p>8-9</text:p>
          </table:table-cell>
          <table:table-cell table:style-name="ce45" office:value-type="string" calcext:value-type="string">
            <text:p>5.8.1 Intro</text:p>
            <text:p>5.8.2 Forking A Repository</text:p>
            <text:p>5.8.3 Reviewing Existing Work</text:p>
            <text:p>5.8.4 Determining What To Work On</text:p>
            <text:p>5.9.1 Intro</text:p>
            <text:p>5.9.2 Create a Pull Request</text:p>
            <text:p>5.9.3 Stay in sync with source project</text:p>
            <text:p>5.9.4 Manage an active PR</text:p>
            <text:p>5.9.5 Squash Commits</text:p>
            <text:p>5.9.6 Course Wrap Up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1]+1" office:value-type="date" office:date-value="2020-06-06" calcext:value-type="date">
            <text:p>06/06/20</text:p>
          </table:table-cell>
          <table:table-cell table:style-name="ce33" table:formula="of:=TEXT(WEEKDAY([.A72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72]+1" office:value-type="date" office:date-value="2020-06-07" calcext:value-type="date">
            <text:p>06/07/20</text:p>
          </table:table-cell>
          <table:table-cell table:style-name="ce33" table:formula="of:=TEXT(WEEKDAY([.A73]);&quot;dddd&quot;)" office:value-type="string" office:string-value="Sunday" calcext:value-type="string">
            <text:p>Sun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58">
          <table:table-cell table:style-name="ce29" table:formula="of:=[.A73]+1" office:value-type="date" office:date-value="2020-06-08" calcext:value-type="date">
            <text:p>06/08/20</text:p>
          </table:table-cell>
          <table:table-cell table:style-name="ce33" table:formula="of:=TEXT(WEEKDAY([.A74]);&quot;dddd&quot;)" office:value-type="string" office:string-value="Monday" calcext:value-type="string">
            <text:p>Monday</text:p>
          </table:table-cell>
          <table:table-cell table:style-name="ce33"/>
          <table:table-cell table:style-name="ce38"/>
          <table:table-cell table:style-name="ce48" office:value-type="string" calcext:value-type="string">
            <text:p>Start P3</text:p>
          </table:table-cell>
          <table:table-cell table:style-name="ce45" office:value-type="string" calcext:value-type="string">
            <text:p>5.P3.1 Project Overview</text:p>
            <text:p>5.P3.2 Project Details</text:p>
            <text:p>5.P3.3 Tasks: Set Up Your Repository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4]+1" office:value-type="date" office:date-value="2020-06-09" calcext:value-type="date">
            <text:p>06/09/20</text:p>
          </table:table-cell>
          <table:table-cell table:style-name="ce33" table:formula="of:=TEXT(WEEKDAY([.A75]);&quot;dddd&quot;)" office:value-type="string" office:string-value="Tuesday" calcext:value-type="string">
            <text:p>Tuesday</text:p>
          </table:table-cell>
          <table:table-cell table:style-name="ce33"/>
          <table:table-cell table:style-name="ce38"/>
          <table:table-cell table:style-name="ce48"/>
          <table:table-cell table:style-name="ce45" office:value-type="string" calcext:value-type="string">
            <text:p>5.P3.4 Tasks: Improve Documentation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5]+1" office:value-type="date" office:date-value="2020-06-10" calcext:value-type="date">
            <text:p>06/10/20</text:p>
          </table:table-cell>
          <table:table-cell table:style-name="ce33" table:formula="of:=TEXT(WEEKDAY([.A76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8"/>
          <table:table-cell table:style-name="ce48"/>
          <table:table-cell table:style-name="ce45" office:value-type="string" calcext:value-type="string">
            <text:p>5.P3.5 Tasks: Refactor Code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6]+1" office:value-type="date" office:date-value="2020-06-11" calcext:value-type="date">
            <text:p>06/11/20</text:p>
          </table:table-cell>
          <table:table-cell table:style-name="ce33" table:formula="of:=TEXT(WEEKDAY([.A77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8"/>
          <table:table-cell table:style-name="ce48"/>
          <table:table-cell table:style-name="ce45" office:value-type="string" calcext:value-type="string">
            <text:p>5.P3.6 Tasks: Merging Branches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7]+1" office:value-type="date" office:date-value="2020-06-12" calcext:value-type="date">
            <text:p>06/12/20</text:p>
          </table:table-cell>
          <table:table-cell table:style-name="ce33" table:formula="of:=TEXT(WEEKDAY([.A78]);&quot;dddd&quot;)" office:value-type="string" office:string-value="Friday" calcext:value-type="string">
            <text:p>Friday</text:p>
          </table:table-cell>
          <table:table-cell table:style-name="ce33"/>
          <table:table-cell table:style-name="ce38"/>
          <table:table-cell table:style-name="ce48" office:value-type="string" calcext:value-type="string">
            <text:p>Finish P3</text:p>
          </table:table-cell>
          <table:table-cell table:style-name="ce45" office:value-type="string" calcext:value-type="string">
            <text:p>Work on P3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8]+1" office:value-type="date" office:date-value="2020-06-13" calcext:value-type="date">
            <text:p>06/13/20</text:p>
          </table:table-cell>
          <table:table-cell table:style-name="ce33" table:formula="of:=TEXT(WEEKDAY([.A79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79]+1" office:value-type="date" office:date-value="2020-06-14" calcext:value-type="date">
            <text:p>06/14/20</text:p>
          </table:table-cell>
          <table:table-cell table:style-name="ce33" table:formula="of:=TEXT(WEEKDAY([.A80]);&quot;dddd&quot;)" office:value-type="string" office:string-value="Sunday" calcext:value-type="string">
            <text:p>Sun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51">
          <table:table-cell table:style-name="ce29" table:formula="of:=[.A80]+1" office:value-type="date" office:date-value="2020-06-15" calcext:value-type="date">
            <text:p>06/15/20</text:p>
          </table:table-cell>
          <table:table-cell table:style-name="ce33" table:formula="of:=TEXT(WEEKDAY([.A81]);&quot;dddd&quot;)" office:value-type="string" office:string-value="Monday" calcext:value-type="string">
            <text:p>Monday</text:p>
          </table:table-cell>
          <table:table-cell table:style-name="ce33"/>
          <table:table-cell table:style-name="ce39" office:value-type="string" calcext:value-type="string">
            <text:p>Career Services</text:p>
          </table:table-cell>
          <table:table-cell table:style-name="ce48" office:value-type="string" calcext:value-type="string">
            <text:p>1</text:p>
          </table:table-cell>
          <table:table-cell table:style-name="ce45" office:value-type="string" calcext:value-type="string">
            <text:p>6.1.1 Self-Reflection: Design Your Blueprint for Success</text:p>
            <text:p>6.1.2 Debrief: Self-Reflection Exercise Part 1</text:p>
            <text:p>6.1.3 Debrief: Self-Reflection Exercise Part 2</text:p>
            <text:p>6.1.4 Map Your Career Journey</text:p>
            <text:p>6.1.5 Debrief: Map Your Career Journey</text:p>
            <text:p>6.1.6 Conduct an Informational Interview</text:p>
            <text:p>6.1.7 How to Request an Informational Interview</text:p>
            <text:p>6.1.8 Ways to Connect</text:p>
            <text:p>6.1.9 Ask Good Questions</text:p>
            <text:p>6.1.10 Debrief: Sample Questions Quiz</text:p>
            <text:p>6.1.11 Keep the Conversation Going</text:p>
          </table:table-cell>
          <table:table-cell table:style-name="ce45"/>
          <table:table-cell table:number-columns-repeated="1017"/>
        </table:table-row>
        <table:table-row table:style-name="ro46">
          <table:table-cell table:style-name="ce29" table:formula="of:=[.A81]+1" office:value-type="date" office:date-value="2020-06-16" calcext:value-type="date">
            <text:p>06/16/20</text:p>
          </table:table-cell>
          <table:table-cell table:style-name="ce33" table:formula="of:=TEXT(WEEKDAY([.A82]);&quot;dddd&quot;)" office:value-type="string" office:string-value="Tuesday" calcext:value-type="string">
            <text:p>Tuesday</text:p>
          </table:table-cell>
          <table:table-cell table:style-name="ce33"/>
          <table:table-cell table:style-name="ce39"/>
          <table:table-cell table:style-name="ce48" office:value-type="string" calcext:value-type="string">
            <text:p>C1</text:p>
          </table:table-cell>
          <table:table-cell table:style-name="ce45" office:value-type="string" calcext:value-type="string">
            <text:p>6.C1.1 Get Opportunities with LinkedIn</text:p>
            <text:p>6.C1.2 Use Your Story to Stand Out</text:p>
            <text:p>6.C1.3 Why Use an Elevator Pitch</text:p>
            <text:p>6.C1.4 Create Your Elevator Pitch</text:p>
            <text:p>6.C1.5 Use Your Elevator Pitch on LinkedIn</text:p>
            <text:p>6.C1.6 Create Your Profile With SEO In Mind</text:p>
            <text:p>6.C1.7 Profile Essentials</text:p>
            <text:p>6.C1.8 Work Experiences &amp; Accomplishments</text:p>
            <text:p>6.C1.9 Build and Strengthen Your Network</text:p>
            <text:p>6.C1.10 Reaching Out on LinkedIn</text:p>
            <text:p>6.C1.11 Boost Your Visibility</text:p>
            <text:p>6.C1.12 Up Next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82]+1" office:value-type="date" office:date-value="2020-06-17" calcext:value-type="date">
            <text:p>06/17/20</text:p>
          </table:table-cell>
          <table:table-cell table:style-name="ce33" table:formula="of:=TEXT(WEEKDAY([.A83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9"/>
          <table:table-cell/>
          <table:table-cell table:style-name="ce45" office:value-type="string" calcext:value-type="string">
            <text:p>6.C1.13 Project: Improve Your LinkedIn Profile</text:p>
          </table:table-cell>
          <table:table-cell table:style-name="ce45"/>
          <table:table-cell table:number-columns-repeated="1017"/>
        </table:table-row>
        <table:table-row table:style-name="ro56">
          <table:table-cell table:style-name="ce29" table:formula="of:=[.A83]+1" office:value-type="date" office:date-value="2020-06-18" calcext:value-type="date">
            <text:p>06/18/20</text:p>
          </table:table-cell>
          <table:table-cell table:style-name="ce33" table:formula="of:=TEXT(WEEKDAY([.A84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9"/>
          <table:table-cell table:style-name="ce48" office:value-type="string" calcext:value-type="string">
            <text:p>C2</text:p>
          </table:table-cell>
          <table:table-cell table:style-name="ce45" office:value-type="string" calcext:value-type="string">
            <text:p>6.C2.2 Introduction</text:p>
            <text:p>6.C2.3 GitHub profile important items</text:p>
            <text:p>6.C2.4 Good GitHub repository</text:p>
            <text:p>6.C2.5 Interview with Art - Part 1</text:p>
            <text:p>6.C2.6 Quiz: Identify fixes for example “bad” profile</text:p>
            <text:p>6.C2.7 Quick Fixes #1</text:p>
            <text:p>6.C2.8 Quiz: Quick Fixes #2</text:p>
            <text:p>6.C2.9 Writing READMEs with Walter</text:p>
            <text:p>6.C2.10 Interview with Art - Part 2</text:p>
            <text:p>6.C2.11 Commit messages best practices</text:p>
            <text:p>6.C2.12 Quiz: Reflect on your commit messages</text:p>
            <text:p>6.C2.13 Participating in open source projects</text:p>
            <text:p>6.C2.14 Interview with Art - Part 3</text:p>
            <text:p>6.C2.15 Participating in open source projects 2</text:p>
            <text:p>6.C2.16 Quiz: Starring interesting repositories</text:p>
            <text:p>6.C2.17 Next Steps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84]+1" office:value-type="date" office:date-value="2020-06-19" calcext:value-type="date">
            <text:p>06/19/20</text:p>
          </table:table-cell>
          <table:table-cell table:style-name="ce33" table:formula="of:=TEXT(WEEKDAY([.A85]);&quot;dddd&quot;)" office:value-type="string" office:string-value="Friday" calcext:value-type="string">
            <text:p>Friday</text:p>
          </table:table-cell>
          <table:table-cell table:style-name="ce33"/>
          <table:table-cell table:style-name="ce39"/>
          <table:table-cell table:style-name="ce48"/>
          <table:table-cell table:style-name="ce45" office:value-type="string" calcext:value-type="string">
            <text:p>6.C2.18 Project: Optimize Your GitHub Profile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85]+1" office:value-type="date" office:date-value="2020-06-20" calcext:value-type="date">
            <text:p>06/20/20</text:p>
          </table:table-cell>
          <table:table-cell table:style-name="ce33" table:formula="of:=TEXT(WEEKDAY([.A86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9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86]+1" office:value-type="date" office:date-value="2020-06-21" calcext:value-type="date">
            <text:p>06/21/20</text:p>
          </table:table-cell>
          <table:table-cell table:style-name="ce33" table:formula="of:=TEXT(WEEKDAY([.A87]);&quot;dddd&quot;)" office:value-type="string" office:string-value="Sunday" calcext:value-type="string">
            <text:p>Sunday</text:p>
          </table:table-cell>
          <table:table-cell table:style-name="ce33"/>
          <table:table-cell table:style-name="ce39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60">
          <table:table-cell table:style-name="ce29" table:formula="of:=[.A87]+1" office:value-type="date" office:date-value="2020-06-22" calcext:value-type="date">
            <text:p>06/22/20</text:p>
          </table:table-cell>
          <table:table-cell table:style-name="ce33" table:formula="of:=TEXT(WEEKDAY([.A88]);&quot;dddd&quot;)" office:value-type="string" office:string-value="Monday" calcext:value-type="string">
            <text:p>Monday</text:p>
          </table:table-cell>
          <table:table-cell table:style-name="ce33"/>
          <table:table-cell table:style-name="ce40" office:value-type="string" calcext:value-type="string">
            <text:p>Congratulations and Next Steps</text:p>
          </table:table-cell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58">
          <table:table-cell table:style-name="ce29" table:formula="of:=[.A88]+1" office:value-type="date" office:date-value="2020-06-23" calcext:value-type="date">
            <text:p>06/23/20</text:p>
          </table:table-cell>
          <table:table-cell table:style-name="ce33" table:formula="of:=TEXT(WEEKDAY([.A89]);&quot;dddd&quot;)" office:value-type="string" office:string-value="Tuesday" calcext:value-type="string">
            <text:p>Tuesday</text:p>
          </table:table-cell>
          <table:table-cell table:style-name="ce33"/>
          <table:table-cell table:style-name="ce41" office:value-type="string" calcext:value-type="string">
            <text:p>SQL Project Additional Resources</text:p>
          </table:table-cell>
          <table:table-cell/>
          <table:table-cell table:style-name="ce45" table:number-columns-repeated="2"/>
          <table:table-cell table:number-columns-repeated="1017"/>
        </table:table-row>
        <table:table-row table:style-name="ro60">
          <table:table-cell table:style-name="ce29" table:formula="of:=[.A89]+1" office:value-type="date" office:date-value="2020-06-24" calcext:value-type="date">
            <text:p>06/24/20</text:p>
          </table:table-cell>
          <table:table-cell table:style-name="ce33" table:formula="of:=TEXT(WEEKDAY([.A90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2" office:value-type="string" calcext:value-type="string">
            <text:p>Data Visualization with Tableau</text:p>
          </table:table-cell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60">
          <table:table-cell table:style-name="ce29" table:formula="of:=[.A90]+1" office:value-type="date" office:date-value="2020-06-25" calcext:value-type="date">
            <text:p>06/25/20</text:p>
          </table:table-cell>
          <table:table-cell table:style-name="ce33" table:formula="of:=TEXT(WEEKDAY([.A91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3" office:value-type="string" calcext:value-type="string">
            <text:p>Introduction to HTML and CSS</text:p>
          </table:table-cell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1]+1" office:value-type="date" office:date-value="2020-06-26" calcext:value-type="date">
            <text:p>06/26/20</text:p>
          </table:table-cell>
          <table:table-cell table:style-name="ce33" table:formula="of:=TEXT(WEEKDAY([.A92]);&quot;dddd&quot;)" office:value-type="string" office:string-value="Friday" calcext:value-type="string">
            <text:p>Friday</text:p>
          </table:table-cell>
          <table:table-cell table:style-name="ce33"/>
          <table:table-cell table:style-name="ce44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2]+1" office:value-type="date" office:date-value="2020-06-27" calcext:value-type="date">
            <text:p>06/27/20</text:p>
          </table:table-cell>
          <table:table-cell table:style-name="ce33" table:formula="of:=TEXT(WEEKDAY([.A93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4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3]+1" office:value-type="date" office:date-value="2020-06-28" calcext:value-type="date">
            <text:p>06/28/20</text:p>
          </table:table-cell>
          <table:table-cell table:style-name="ce33" table:formula="of:=TEXT(WEEKDAY([.A94]);&quot;dddd&quot;)" office:value-type="string" office:string-value="Sunday" calcext:value-type="string">
            <text:p>Sunday</text:p>
          </table:table-cell>
          <table:table-cell table:style-name="ce33"/>
          <table:table-cell table:style-name="ce44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4]+1" office:value-type="date" office:date-value="2020-06-29" calcext:value-type="date">
            <text:p>06/29/20</text:p>
          </table:table-cell>
          <table:table-cell table:style-name="ce33" table:formula="of:=TEXT(WEEKDAY([.A95]);&quot;dddd&quot;)" office:value-type="string" office:string-value="Monday" calcext:value-type="string">
            <text:p>Monday</text:p>
          </table:table-cell>
          <table:table-cell table:style-name="ce33"/>
          <table:table-cell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5]+1" office:value-type="date" office:date-value="2020-06-30" calcext:value-type="date">
            <text:p>06/30/20</text:p>
          </table:table-cell>
          <table:table-cell table:style-name="ce33" table:formula="of:=TEXT(WEEKDAY([.A96]);&quot;dddd&quot;)" office:value-type="string" office:string-value="Tuesday" calcext:value-type="string">
            <text:p>Tuesday</text:p>
          </table:table-cell>
          <table:table-cell table:style-name="ce33"/>
          <table:table-cell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6]+1" office:value-type="date" office:date-value="2020-07-01" calcext:value-type="date">
            <text:p>07/01/20</text:p>
          </table:table-cell>
          <table:table-cell table:style-name="ce33" table:formula="of:=TEXT(WEEKDAY([.A97]);&quot;dddd&quot;)" office:value-type="string" office:string-value="Wednesday" calcext:value-type="string">
            <text:p>Wednesday</text:p>
          </table:table-cell>
          <table:table-cell table:style-name="ce33"/>
          <table:table-cell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7]+1" office:value-type="date" office:date-value="2020-07-02" calcext:value-type="date">
            <text:p>07/02/20</text:p>
          </table:table-cell>
          <table:table-cell table:style-name="ce33" table:formula="of:=TEXT(WEEKDAY([.A98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8]+1" office:value-type="date" office:date-value="2020-07-03" calcext:value-type="date">
            <text:p>07/03/20</text:p>
          </table:table-cell>
          <table:table-cell table:style-name="ce33" table:formula="of:=TEXT(WEEKDAY([.A99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9]+1" office:value-type="date" office:date-value="2020-07-04" calcext:value-type="date">
            <text:p>07/04/20</text:p>
          </table:table-cell>
          <table:table-cell table:style-name="ce33" table:formula="of:=TEXT(WEEKDAY([.A100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0]+1" office:value-type="date" office:date-value="2020-07-05" calcext:value-type="date">
            <text:p>07/05/20</text:p>
          </table:table-cell>
          <table:table-cell table:style-name="ce33" table:formula="of:=TEXT(WEEKDAY([.A101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1]+1" office:value-type="date" office:date-value="2020-07-06" calcext:value-type="date">
            <text:p>07/06/20</text:p>
          </table:table-cell>
          <table:table-cell table:style-name="ce33" table:formula="of:=TEXT(WEEKDAY([.A102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2]+1" office:value-type="date" office:date-value="2020-07-07" calcext:value-type="date">
            <text:p>07/07/20</text:p>
          </table:table-cell>
          <table:table-cell table:style-name="ce33" table:formula="of:=TEXT(WEEKDAY([.A103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 office:value-type="string" calcext:value-type="string">
            <text:p>End date</text:p>
          </table:table-cell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3]+1" office:value-type="date" office:date-value="2020-07-08" calcext:value-type="date">
            <text:p>07/08/20</text:p>
          </table:table-cell>
          <table:table-cell table:style-name="ce33" table:formula="of:=TEXT(WEEKDAY([.A104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4]+1" office:value-type="date" office:date-value="2020-07-09" calcext:value-type="date">
            <text:p>07/09/20</text:p>
          </table:table-cell>
          <table:table-cell table:style-name="ce33" table:formula="of:=TEXT(WEEKDAY([.A105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5]+1" office:value-type="date" office:date-value="2020-07-10" calcext:value-type="date">
            <text:p>07/10/20</text:p>
          </table:table-cell>
          <table:table-cell table:style-name="ce33" table:formula="of:=TEXT(WEEKDAY([.A106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6]+1" office:value-type="date" office:date-value="2020-07-11" calcext:value-type="date">
            <text:p>07/11/20</text:p>
          </table:table-cell>
          <table:table-cell table:style-name="ce33" table:formula="of:=TEXT(WEEKDAY([.A107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7]+1" office:value-type="date" office:date-value="2020-07-12" calcext:value-type="date">
            <text:p>07/12/20</text:p>
          </table:table-cell>
          <table:table-cell table:style-name="ce33" table:formula="of:=TEXT(WEEKDAY([.A108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8]+1" office:value-type="date" office:date-value="2020-07-13" calcext:value-type="date">
            <text:p>07/13/20</text:p>
          </table:table-cell>
          <table:table-cell table:style-name="ce33" table:formula="of:=TEXT(WEEKDAY([.A109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9]+1" office:value-type="date" office:date-value="2020-07-14" calcext:value-type="date">
            <text:p>07/14/20</text:p>
          </table:table-cell>
          <table:table-cell table:style-name="ce33" table:formula="of:=TEXT(WEEKDAY([.A110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0]+1" office:value-type="date" office:date-value="2020-07-15" calcext:value-type="date">
            <text:p>07/15/20</text:p>
          </table:table-cell>
          <table:table-cell table:style-name="ce33" table:formula="of:=TEXT(WEEKDAY([.A111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1]+1" office:value-type="date" office:date-value="2020-07-16" calcext:value-type="date">
            <text:p>07/16/20</text:p>
          </table:table-cell>
          <table:table-cell table:style-name="ce33" table:formula="of:=TEXT(WEEKDAY([.A112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2]+1" office:value-type="date" office:date-value="2020-07-17" calcext:value-type="date">
            <text:p>07/17/20</text:p>
          </table:table-cell>
          <table:table-cell table:style-name="ce33" table:formula="of:=TEXT(WEEKDAY([.A113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3]+1" office:value-type="date" office:date-value="2020-07-18" calcext:value-type="date">
            <text:p>07/18/20</text:p>
          </table:table-cell>
          <table:table-cell table:style-name="ce33" table:formula="of:=TEXT(WEEKDAY([.A114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4]+1" office:value-type="date" office:date-value="2020-07-19" calcext:value-type="date">
            <text:p>07/19/20</text:p>
          </table:table-cell>
          <table:table-cell table:style-name="ce33" table:formula="of:=TEXT(WEEKDAY([.A115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5]+1" office:value-type="date" office:date-value="2020-07-20" calcext:value-type="date">
            <text:p>07/20/20</text:p>
          </table:table-cell>
          <table:table-cell table:style-name="ce33" table:formula="of:=TEXT(WEEKDAY([.A116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6]+1" office:value-type="date" office:date-value="2020-07-21" calcext:value-type="date">
            <text:p>07/21/20</text:p>
          </table:table-cell>
          <table:table-cell table:style-name="ce33" table:formula="of:=TEXT(WEEKDAY([.A117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7]+1" office:value-type="date" office:date-value="2020-07-22" calcext:value-type="date">
            <text:p>07/22/20</text:p>
          </table:table-cell>
          <table:table-cell table:style-name="ce33" table:formula="of:=TEXT(WEEKDAY([.A118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8]+1" office:value-type="date" office:date-value="2020-07-23" calcext:value-type="date">
            <text:p>07/23/20</text:p>
          </table:table-cell>
          <table:table-cell table:style-name="ce33" table:formula="of:=TEXT(WEEKDAY([.A119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9]+1" office:value-type="date" office:date-value="2020-07-24" calcext:value-type="date">
            <text:p>07/24/20</text:p>
          </table:table-cell>
          <table:table-cell table:style-name="ce33" table:formula="of:=TEXT(WEEKDAY([.A120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0]+1" office:value-type="date" office:date-value="2020-07-25" calcext:value-type="date">
            <text:p>07/25/20</text:p>
          </table:table-cell>
          <table:table-cell table:style-name="ce33" table:formula="of:=TEXT(WEEKDAY([.A121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1]+1" office:value-type="date" office:date-value="2020-07-26" calcext:value-type="date">
            <text:p>07/26/20</text:p>
          </table:table-cell>
          <table:table-cell table:style-name="ce33" table:formula="of:=TEXT(WEEKDAY([.A122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2]+1" office:value-type="date" office:date-value="2020-07-27" calcext:value-type="date">
            <text:p>07/27/20</text:p>
          </table:table-cell>
          <table:table-cell table:style-name="ce33" table:formula="of:=TEXT(WEEKDAY([.A123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3]+1" office:value-type="date" office:date-value="2020-07-28" calcext:value-type="date">
            <text:p>07/28/20</text:p>
          </table:table-cell>
          <table:table-cell table:style-name="ce33" table:formula="of:=TEXT(WEEKDAY([.A124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4]+1" office:value-type="date" office:date-value="2020-07-29" calcext:value-type="date">
            <text:p>07/29/20</text:p>
          </table:table-cell>
          <table:table-cell table:style-name="ce33" table:formula="of:=TEXT(WEEKDAY([.A125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5]+1" office:value-type="date" office:date-value="2020-07-30" calcext:value-type="date">
            <text:p>07/30/20</text:p>
          </table:table-cell>
          <table:table-cell table:style-name="ce33" table:formula="of:=TEXT(WEEKDAY([.A126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6]+1" office:value-type="date" office:date-value="2020-07-31" calcext:value-type="date">
            <text:p>07/31/20</text:p>
          </table:table-cell>
          <table:table-cell table:style-name="ce33" table:formula="of:=TEXT(WEEKDAY([.A127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7]+1" office:value-type="date" office:date-value="2020-08-01" calcext:value-type="date">
            <text:p>08/01/20</text:p>
          </table:table-cell>
          <table:table-cell table:style-name="ce33" table:formula="of:=TEXT(WEEKDAY([.A128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8]+1" office:value-type="date" office:date-value="2020-08-02" calcext:value-type="date">
            <text:p>08/02/20</text:p>
          </table:table-cell>
          <table:table-cell table:style-name="ce33" table:formula="of:=TEXT(WEEKDAY([.A129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9]+1" office:value-type="date" office:date-value="2020-08-03" calcext:value-type="date">
            <text:p>08/03/20</text:p>
          </table:table-cell>
          <table:table-cell table:style-name="ce33" table:formula="of:=TEXT(WEEKDAY([.A130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30]+1" office:value-type="date" office:date-value="2020-08-04" calcext:value-type="date">
            <text:p>08/04/20</text:p>
          </table:table-cell>
          <table:table-cell table:style-name="ce33" table:formula="of:=TEXT(WEEKDAY([.A131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 office:value-type="string" calcext:value-type="string">
            <text:p>Drop date</text:p>
          </table:table-cell>
          <table:table-cell table:style-name="ce45" table:number-columns-repeated="2"/>
          <table:table-cell table:number-columns-repeated="1017"/>
        </table:table-row>
        <table:table-row table:style-name="ro61" table:number-rows-repeated="1048444">
          <table:table-cell table:number-columns-repeated="1024"/>
        </table:table-row>
        <table:table-row table:style-name="ro61">
          <table:table-cell table:number-columns-repeated="1024"/>
        </table:table-row>
      </table:table>
      <table:table table:name="Content" table:style-name="ta2">
        <table:table-column table:style-name="co9" table:default-cell-style-name="ce106"/>
        <table:table-column table:style-name="co10" table:default-cell-style-name="ce109"/>
        <table:table-column table:style-name="co11" table:default-cell-style-name="ce106"/>
        <table:table-column table:style-name="co12" table:default-cell-style-name="ce121"/>
        <table:table-column table:style-name="co13" table:default-cell-style-name="ce106"/>
        <table:table-column table:style-name="co14" table:default-cell-style-name="ce109"/>
        <table:table-column table:style-name="co15" table:default-cell-style-name="ce109"/>
        <table:table-row table:style-name="ro1">
          <table:table-cell table:style-name="ce105" office:value-type="string" calcext:value-type="string">
            <text:p>p_id</text:p>
          </table:table-cell>
          <table:table-cell table:style-name="ce107" office:value-type="string" calcext:value-type="string">
            <text:p>Part</text:p>
          </table:table-cell>
          <table:table-cell table:style-name="ce105" office:value-type="string" calcext:value-type="string">
            <text:p>l_id</text:p>
          </table:table-cell>
          <table:table-cell table:style-name="ce120" office:value-type="string" calcext:value-type="string">
            <text:p>Lesson</text:p>
          </table:table-cell>
          <table:table-cell table:style-name="ce105" office:value-type="string" calcext:value-type="string">
            <text:p>c_id</text:p>
          </table:table-cell>
          <table:table-cell table:style-name="ce107" office:value-type="string" calcext:value-type="string">
            <text:p>Concept</text:p>
          </table:table-cell>
          <table:table-cell table:style-name="ce107" office:value-type="string" calcext:value-type="string">
            <text:p>Full Concept</text:p>
          </table:table-cell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108" office:value-type="string" calcext:value-type="string">
            <text:p>Welcome to the 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come to the Nanodeg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ing Ahead</text:p>
          </table:table-cell>
          <table:table-cell table:formula="of:=CONCATENATE([.A2];&quot;.&quot;;[.C2];&quot;.&quot;;[.E2];&quot; &quot;;[.F2])" office:value-type="string" office:string-value="1.1.1 Looking Ahead" calcext:value-type="string">
            <text:p>1.1.1 Looking Ahea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cts</text:p>
          </table:table-cell>
          <table:table-cell table:formula="of:=CONCATENATE([.A3];&quot;.&quot;;[.C3];&quot;.&quot;;[.E3];&quot; &quot;;[.F3])" office:value-type="string" office:string-value="1.1.2 Projects" calcext:value-type="string">
            <text:p>1.1.2 Projec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et the Instructors</text:p>
          </table:table-cell>
          <table:table-cell table:formula="of:=CONCATENATE([.A4];&quot;.&quot;;[.C4];&quot;.&quot;;[.E4];&quot; &quot;;[.F4])" office:value-type="string" office:string-value="1.1.3 Meet the Instructors" calcext:value-type="string">
            <text:p>1.1.3 Meet the Instructor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rogram Structure and Schedule</text:p>
          </table:table-cell>
          <table:table-cell table:formula="of:=CONCATENATE([.A5];&quot;.&quot;;[.C5];&quot;.&quot;;[.E5];&quot; &quot;;[.F5])" office:value-type="string" office:string-value="1.1.4 Program Structure and Schedule" calcext:value-type="string">
            <text:p>1.1.4 Program Structure and Schedul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ojects and Progress</text:p>
          </table:table-cell>
          <table:table-cell table:formula="of:=CONCATENATE([.A6];&quot;.&quot;;[.C6];&quot;.&quot;;[.E6];&quot; &quot;;[.F6])" office:value-type="string" office:string-value="1.1.5 Projects and Progress" calcext:value-type="string">
            <text:p>1.1.5 Projects and Progre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tegrity and Mindset</text:p>
          </table:table-cell>
          <table:table-cell table:formula="of:=CONCATENATE([.A7];&quot;.&quot;;[.C7];&quot;.&quot;;[.E7];&quot; &quot;;[.F7])" office:value-type="string" office:string-value="1.1.6 Integrity and Mindset" calcext:value-type="string">
            <text:p>1.1.6 Integrity and Mindse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ow Does Project Submission Work?</text:p>
          </table:table-cell>
          <table:table-cell table:formula="of:=CONCATENATE([.A8];&quot;.&quot;;[.C8];&quot;.&quot;;[.E8];&quot; &quot;;[.F8])" office:value-type="string" office:string-value="1.1.7 How Does Project Submission Work?" calcext:value-type="string">
            <text:p>1.1.7 How Does Project Submission Work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ow Do I Find Time for My Nanodegree?</text:p>
          </table:table-cell>
          <table:table-cell table:formula="of:=CONCATENATE([.A9];&quot;.&quot;;[.C9];&quot;.&quot;;[.E9];&quot; &quot;;[.F9])" office:value-type="string" office:string-value="1.1.8 How Do I Find Time for My Nanodegree?" calcext:value-type="string">
            <text:p>1.1.8 How Do I Find Time for My Nanodegree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earning Strategies</text:p>
          </table:table-cell>
          <table:table-cell table:formula="of:=CONCATENATE([.A10];&quot;.&quot;;[.C10];&quot;.&quot;;[.E10];&quot; &quot;;[.F10])" office:value-type="string" office:string-value="1.1.9 Learning Strategies" calcext:value-type="string">
            <text:p>1.1.9 Learning Strategies</text:p>
          </table:table-cell>
        </table:table-row>
        <table:table-row table:style-name="ro25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et Help from Peers and Men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t Takes</text:p>
          </table:table-cell>
          <table:table-cell table:formula="of:=CONCATENATE([.A11];&quot;.&quot;;[.C11];&quot;.&quot;;[.E11];&quot; &quot;;[.F11])" office:value-type="string" office:string-value="1.2.1 What It Takes" calcext:value-type="string">
            <text:p>1.2.1 What It Tak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views</text:p>
          </table:table-cell>
          <table:table-cell table:formula="of:=CONCATENATE([.A12];&quot;.&quot;;[.C12];&quot;.&quot;;[.E12];&quot; &quot;;[.F12])" office:value-type="string" office:string-value="1.2.2 Reviews" calcext:value-type="string">
            <text:p>1.2.2 Review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nowledge</text:p>
          </table:table-cell>
          <table:table-cell table:formula="of:=CONCATENATE([.A13];&quot;.&quot;;[.C13];&quot;.&quot;;[.E13];&quot; &quot;;[.F13])" office:value-type="string" office:string-value="1.2.3 Knowledge" calcext:value-type="string">
            <text:p>1.2.3 Knowled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udent Hub</text:p>
          </table:table-cell>
          <table:table-cell table:formula="of:=CONCATENATE([.A14];&quot;.&quot;;[.C14];&quot;.&quot;;[.E14];&quot; &quot;;[.F14])" office:value-type="string" office:string-value="1.2.4 Student Hub" calcext:value-type="string">
            <text:p>1.2.4 Student Hub</text:p>
          </table:table-cell>
        </table:table-row>
        <table:table-row table:style-name="ro24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et Help with Your Ac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Q</text:p>
          </table:table-cell>
          <table:table-cell table:formula="of:=CONCATENATE([.A15];&quot;.&quot;;[.C15];&quot;.&quot;;[.E15];&quot; &quot;;[.F15])" office:value-type="string" office:string-value="1.3.1 FAQ" calcext:value-type="string">
            <text:p>1.3.1 FAQ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table:formula="of:=CONCATENATE([.A16];&quot;.&quot;;[.C16];&quot;.&quot;;[.E16];&quot; &quot;;[.F16])" office:value-type="string" office:string-value="1.3.2 Support" calcext:value-type="string">
            <text:p>1.3.2 Support</text:p>
          </table:table-cell>
        </table:table-row>
        <table:table-row table:style-name="ro24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e Life of a Data Scient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17];&quot;.&quot;;[.C17];&quot;.&quot;;[.E17];&quot; &quot;;[.F17])" office:value-type="string" office:string-value="1.4.1 Introduction" calcext:value-type="string">
            <text:p>1.4.1 Introduc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roline Zimmerman at BMG</text:p>
          </table:table-cell>
          <table:table-cell table:formula="of:=CONCATENATE([.A18];&quot;.&quot;;[.C18];&quot;.&quot;;[.E18];&quot; &quot;;[.F18])" office:value-type="string" office:string-value="1.4.2 Caroline Zimmerman at BMG" calcext:value-type="string">
            <text:p>1.4.2 Caroline Zimmerman at BM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nthuja Nagalingam at Summit Schools</text:p>
          </table:table-cell>
          <table:table-cell table:formula="of:=CONCATENATE([.A19];&quot;.&quot;;[.C19];&quot;.&quot;;[.E19];&quot; &quot;;[.F19])" office:value-type="string" office:string-value="1.4.3 Sinthuja Nagalingam at Summit Schools" calcext:value-type="string">
            <text:p>1.4.3 Sinthuja Nagalingam at Summit School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tchell Yerxa in Precision Farming</text:p>
          </table:table-cell>
          <table:table-cell table:formula="of:=CONCATENATE([.A20];&quot;.&quot;;[.C20];&quot;.&quot;;[.E20];&quot; &quot;;[.F20])" office:value-type="string" office:string-value="1.4.4 Mitchell Yerxa in Precision Farming" calcext:value-type="string">
            <text:p>1.4.4 Mitchell Yerxa in Precision Farm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mily Peters at Uncommon Bold</text:p>
          </table:table-cell>
          <table:table-cell table:formula="of:=CONCATENATE([.A21];&quot;.&quot;;[.C21];&quot;.&quot;;[.E21];&quot; &quot;;[.F21])" office:value-type="string" office:string-value="1.4.5 Emily Peters at Uncommon Bold" calcext:value-type="string">
            <text:p>1.4.5 Emily Peters at Uncommon Bol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et's get YOU started!</text:p>
          </table:table-cell>
          <table:table-cell table:formula="of:=CONCATENATE([.A22];&quot;.&quot;;[.C22];&quot;.&quot;;[.E22];&quot; &quot;;[.F22])" office:value-type="string" office:string-value="1.4.6 Let's get YOU started!" calcext:value-type="string">
            <text:p>1.4.6 Let's get YOU started!</text:p>
          </table:table-cell>
        </table:table-row>
        <table:table-row table:style-name="ro24">
          <table:table-cell office:value-type="float" office:value="2" calcext:value-type="float">
            <text:p>2</text:p>
          </table:table-cell>
          <table:table-cell table:style-name="ce110" office:value-type="string" calcext:value-type="string">
            <text:p>Introduction to 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 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SQL Introduction</text:p>
          </table:table-cell>
          <table:table-cell table:formula="of:=CONCATENATE([.A23];&quot;.&quot;;[.C23];&quot;.&quot;;[.E23];&quot; &quot;;[.F23])" office:value-type="string" office:string-value="2.1.1 Video: SQL Introduction" calcext:value-type="string">
            <text:p>2.1.1 Video: SQL Introduc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The Parch &amp; Posey Database</text:p>
          </table:table-cell>
          <table:table-cell table:formula="of:=CONCATENATE([.A24];&quot;.&quot;;[.C24];&quot;.&quot;;[.E24];&quot; &quot;;[.F24])" office:value-type="string" office:string-value="2.1.2 Video: The Parch &amp; Posey Database" calcext:value-type="string">
            <text:p>2.1.2 Video: The Parch &amp; Posey Datab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Video + Text: The Parch &amp; Posey Database</text:p>
          </table:table-cell>
          <table:table-cell table:formula="of:=CONCATENATE([.A25];&quot;.&quot;;[.C25];&quot;.&quot;;[.E25];&quot; &quot;;[.F25])" office:value-type="string" office:string-value="2.1.3 Video + Text: The Parch &amp; Posey Database" calcext:value-type="string">
            <text:p>2.1.3 Video + Text: The Parch &amp; Posey Datab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Quiz: ERD Fundamentals</text:p>
          </table:table-cell>
          <table:table-cell table:formula="of:=CONCATENATE([.A26];&quot;.&quot;;[.C26];&quot;.&quot;;[.E26];&quot; &quot;;[.F26])" office:value-type="string" office:string-value="2.1.4 Quiz: ERD Fundamentals" calcext:value-type="string">
            <text:p>2.1.4 Quiz: ERD Fundamenta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Video: Why SQL</text:p>
          </table:table-cell>
          <table:table-cell table:formula="of:=CONCATENATE([.A27];&quot;.&quot;;[.C27];&quot;.&quot;;[.E27];&quot; &quot;;[.F27])" office:value-type="string" office:string-value="2.1.5 Video: Why SQL" calcext:value-type="string">
            <text:p>2.1.5 Video: Why SQ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Video: How Databases Store Data</text:p>
          </table:table-cell>
          <table:table-cell table:formula="of:=CONCATENATE([.A28];&quot;.&quot;;[.C28];&quot;.&quot;;[.E28];&quot; &quot;;[.F28])" office:value-type="string" office:string-value="2.1.6 Video: How Databases Store Data" calcext:value-type="string">
            <text:p>2.1.6 Video: How Databases Store Dat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Types of Databases</text:p>
          </table:table-cell>
          <table:table-cell table:formula="of:=CONCATENATE([.A29];&quot;.&quot;;[.C29];&quot;.&quot;;[.E29];&quot; &quot;;[.F29])" office:value-type="string" office:string-value="2.1.7 Types of Databases" calcext:value-type="string">
            <text:p>2.1.7 Types of Databas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deo: Types of Statements</text:p>
          </table:table-cell>
          <table:table-cell table:formula="of:=CONCATENATE([.A30];&quot;.&quot;;[.C30];&quot;.&quot;;[.E30];&quot; &quot;;[.F30])" office:value-type="string" office:string-value="2.1.8 Video: Types of Statements" calcext:value-type="string">
            <text:p>2.1.8 Video: Types of Statement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z: Statements</text:p>
          </table:table-cell>
          <table:table-cell table:formula="of:=CONCATENATE([.A31];&quot;.&quot;;[.C31];&quot;.&quot;;[.E31];&quot; &quot;;[.F31])" office:value-type="string" office:string-value="2.1.9 Quiz: Statements" calcext:value-type="string">
            <text:p>2.1.9 Quiz: Statement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deo: SELECT &amp; FROM</text:p>
          </table:table-cell>
          <table:table-cell table:formula="of:=CONCATENATE([.A32];&quot;.&quot;;[.C32];&quot;.&quot;;[.E32];&quot; &quot;;[.F32])" office:value-type="string" office:string-value="2.1.10 Video: SELECT &amp; FROM" calcext:value-type="string">
            <text:p>2.1.10 Video: SELECT &amp; FRO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our First Queries in SQL Workspace</text:p>
          </table:table-cell>
          <table:table-cell table:formula="of:=CONCATENATE([.A33];&quot;.&quot;;[.C33];&quot;.&quot;;[.E33];&quot; &quot;;[.F33])" office:value-type="string" office:string-value="2.1.11 Your First Queries in SQL Workspace" calcext:value-type="string">
            <text:p>2.1.11 Your First Queries in SQL Workspac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: Your First Queries</text:p>
          </table:table-cell>
          <table:table-cell table:formula="of:=CONCATENATE([.A34];&quot;.&quot;;[.C34];&quot;.&quot;;[.E34];&quot; &quot;;[.F34])" office:value-type="string" office:string-value="2.1.12 Solution: Your First Queries" calcext:value-type="string">
            <text:p>2.1.12 Solution: Your First 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ormatting Best Practices</text:p>
          </table:table-cell>
          <table:table-cell table:formula="of:=CONCATENATE([.A35];&quot;.&quot;;[.C35];&quot;.&quot;;[.E35];&quot; &quot;;[.F35])" office:value-type="string" office:string-value="2.1.13 Formatting Best Practices" calcext:value-type="string">
            <text:p>2.1.13 Formatting Best Practic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ideo: LIMIT</text:p>
          </table:table-cell>
          <table:table-cell table:formula="of:=CONCATENATE([.A36];&quot;.&quot;;[.C36];&quot;.&quot;;[.E36];&quot; &quot;;[.F36])" office:value-type="string" office:string-value="2.1.14 Video: LIMIT" calcext:value-type="string">
            <text:p>2.1.14 Video: LIMI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uiz: LIMIT</text:p>
          </table:table-cell>
          <table:table-cell table:formula="of:=CONCATENATE([.A37];&quot;.&quot;;[.C37];&quot;.&quot;;[.E37];&quot; &quot;;[.F37])" office:value-type="string" office:string-value="2.1.15 Quiz: LIMIT" calcext:value-type="string">
            <text:p>2.1.15 Quiz: LIMI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olution: LIMIT</text:p>
          </table:table-cell>
          <table:table-cell table:formula="of:=CONCATENATE([.A38];&quot;.&quot;;[.C38];&quot;.&quot;;[.E38];&quot; &quot;;[.F38])" office:value-type="string" office:string-value="2.1.16 Solution: LIMIT" calcext:value-type="string">
            <text:p>2.1.16 Solution: LIMI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ideo: ORDER BY</text:p>
          </table:table-cell>
          <table:table-cell table:formula="of:=CONCATENATE([.A39];&quot;.&quot;;[.C39];&quot;.&quot;;[.E39];&quot; &quot;;[.F39])" office:value-type="string" office:string-value="2.1.17 Video: ORDER BY" calcext:value-type="string">
            <text:p>2.1.17 Video: ORDER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iz: ORDER BY</text:p>
          </table:table-cell>
          <table:table-cell table:formula="of:=CONCATENATE([.A40];&quot;.&quot;;[.C40];&quot;.&quot;;[.E40];&quot; &quot;;[.F40])" office:value-type="string" office:string-value="2.1.18 Quiz: ORDER BY" calcext:value-type="string">
            <text:p>2.1.18 Quiz: ORDER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olutions: ORDER BY</text:p>
          </table:table-cell>
          <table:table-cell table:formula="of:=CONCATENATE([.A41];&quot;.&quot;;[.C41];&quot;.&quot;;[.E41];&quot; &quot;;[.F41])" office:value-type="string" office:string-value="2.1.19 Solutions: ORDER BY" calcext:value-type="string">
            <text:p>2.1.19 Solutions: ORDER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ideo: ORDER BY Part II</text:p>
          </table:table-cell>
          <table:table-cell table:formula="of:=CONCATENATE([.A42];&quot;.&quot;;[.C42];&quot;.&quot;;[.E42];&quot; &quot;;[.F42])" office:value-type="string" office:string-value="2.1.20 Video: ORDER BY Part II" calcext:value-type="string">
            <text:p>2.1.20 Video: ORDER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uiz: ORDER BY Part II</text:p>
          </table:table-cell>
          <table:table-cell table:formula="of:=CONCATENATE([.A43];&quot;.&quot;;[.C43];&quot;.&quot;;[.E43];&quot; &quot;;[.F43])" office:value-type="string" office:string-value="2.1.21 Quiz: ORDER BY Part II" calcext:value-type="string">
            <text:p>2.1.21 Quiz: ORDER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olutions: ORDER BY Part II</text:p>
          </table:table-cell>
          <table:table-cell table:formula="of:=CONCATENATE([.A44];&quot;.&quot;;[.C44];&quot;.&quot;;[.E44];&quot; &quot;;[.F44])" office:value-type="string" office:string-value="2.1.22 Solutions: ORDER BY Part II" calcext:value-type="string">
            <text:p>2.1.22 Solutions: ORDER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ideo: WHERE</text:p>
          </table:table-cell>
          <table:table-cell table:formula="of:=CONCATENATE([.A45];&quot;.&quot;;[.C45];&quot;.&quot;;[.E45];&quot; &quot;;[.F45])" office:value-type="string" office:string-value="2.1.23 Video: WHERE" calcext:value-type="string">
            <text:p>2.1.23 Video: WHE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Quiz: WHERE</text:p>
          </table:table-cell>
          <table:table-cell table:formula="of:=CONCATENATE([.A46];&quot;.&quot;;[.C46];&quot;.&quot;;[.E46];&quot; &quot;;[.F46])" office:value-type="string" office:string-value="2.1.24 Quiz: WHERE" calcext:value-type="string">
            <text:p>2.1.24 Quiz: WHE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olutions: WHERE</text:p>
          </table:table-cell>
          <table:table-cell table:formula="of:=CONCATENATE([.A47];&quot;.&quot;;[.C47];&quot;.&quot;;[.E47];&quot; &quot;;[.F47])" office:value-type="string" office:string-value="2.1.25 Solutions: WHERE" calcext:value-type="string">
            <text:p>2.1.25 Solutions: WHE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Video: WHERE with Non-Numeric Data</text:p>
          </table:table-cell>
          <table:table-cell table:formula="of:=CONCATENATE([.A48];&quot;.&quot;;[.C48];&quot;.&quot;;[.E48];&quot; &quot;;[.F48])" office:value-type="string" office:string-value="2.1.26 Video: WHERE with Non-Numeric Data" calcext:value-type="string">
            <text:p>2.1.26 Video: WHERE with Non-Numeric Dat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Quiz: WHERE with Non-Numeric</text:p>
          </table:table-cell>
          <table:table-cell table:formula="of:=CONCATENATE([.A49];&quot;.&quot;;[.C49];&quot;.&quot;;[.E49];&quot; &quot;;[.F49])" office:value-type="string" office:string-value="2.1.27 Quiz: WHERE with Non-Numeric" calcext:value-type="string">
            <text:p>2.1.27 Quiz: WHERE with Non-Numeri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olutions: WHERE with Non-Numeric</text:p>
          </table:table-cell>
          <table:table-cell table:formula="of:=CONCATENATE([.A50];&quot;.&quot;;[.C50];&quot;.&quot;;[.E50];&quot; &quot;;[.F50])" office:value-type="string" office:string-value="2.1.28 Solutions: WHERE with Non-Numeric" calcext:value-type="string">
            <text:p>2.1.28 Solutions: WHERE with Non-Numeri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ideo: Arithmetic Operators</text:p>
          </table:table-cell>
          <table:table-cell table:formula="of:=CONCATENATE([.A51];&quot;.&quot;;[.C51];&quot;.&quot;;[.E51];&quot; &quot;;[.F51])" office:value-type="string" office:string-value="2.1.29 Video: Arithmetic Operators" calcext:value-type="string">
            <text:p>2.1.29 Video: Arithmetic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Quiz: Arithmetic Operators</text:p>
          </table:table-cell>
          <table:table-cell table:formula="of:=CONCATENATE([.A52];&quot;.&quot;;[.C52];&quot;.&quot;;[.E52];&quot; &quot;;[.F52])" office:value-type="string" office:string-value="2.1.30 Quiz: Arithmetic Operators" calcext:value-type="string">
            <text:p>2.1.30 Quiz: Arithmetic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olutions: Arithmetic Operators</text:p>
          </table:table-cell>
          <table:table-cell table:formula="of:=CONCATENATE([.A53];&quot;.&quot;;[.C53];&quot;.&quot;;[.E53];&quot; &quot;;[.F53])" office:value-type="string" office:string-value="2.1.31 Solutions: Arithmetic Operators" calcext:value-type="string">
            <text:p>2.1.31 Solutions: Arithmetic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ext: Introduction to Logical Operators</text:p>
          </table:table-cell>
          <table:table-cell table:formula="of:=CONCATENATE([.A54];&quot;.&quot;;[.C54];&quot;.&quot;;[.E54];&quot; &quot;;[.F54])" office:value-type="string" office:string-value="2.1.32 Text: Introduction to Logical Operators" calcext:value-type="string">
            <text:p>2.1.32 Text: Introduction to Logical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ideo: LIKE</text:p>
          </table:table-cell>
          <table:table-cell table:formula="of:=CONCATENATE([.A55];&quot;.&quot;;[.C55];&quot;.&quot;;[.E55];&quot; &quot;;[.F55])" office:value-type="string" office:string-value="2.1.33 Video: LIKE" calcext:value-type="string">
            <text:p>2.1.33 Video: LIK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Quiz: LIKE</text:p>
          </table:table-cell>
          <table:table-cell table:formula="of:=CONCATENATE([.A56];&quot;.&quot;;[.C56];&quot;.&quot;;[.E56];&quot; &quot;;[.F56])" office:value-type="string" office:string-value="2.1.34 Quiz: LIKE" calcext:value-type="string">
            <text:p>2.1.34 Quiz: LIK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olutions: LIKE</text:p>
          </table:table-cell>
          <table:table-cell table:formula="of:=CONCATENATE([.A57];&quot;.&quot;;[.C57];&quot;.&quot;;[.E57];&quot; &quot;;[.F57])" office:value-type="string" office:string-value="2.1.35 Solutions: LIKE" calcext:value-type="string">
            <text:p>2.1.35 Solutions: LIK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Video: IN</text:p>
          </table:table-cell>
          <table:table-cell table:formula="of:=CONCATENATE([.A58];&quot;.&quot;;[.C58];&quot;.&quot;;[.E58];&quot; &quot;;[.F58])" office:value-type="string" office:string-value="2.1.36 Video: IN" calcext:value-type="string">
            <text:p>2.1.36 Video: 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Quiz: IN</text:p>
          </table:table-cell>
          <table:table-cell table:formula="of:=CONCATENATE([.A59];&quot;.&quot;;[.C59];&quot;.&quot;;[.E59];&quot; &quot;;[.F59])" office:value-type="string" office:string-value="2.1.37 Quiz: IN" calcext:value-type="string">
            <text:p>2.1.37 Quiz: 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olutions: IN</text:p>
          </table:table-cell>
          <table:table-cell table:formula="of:=CONCATENATE([.A60];&quot;.&quot;;[.C60];&quot;.&quot;;[.E60];&quot; &quot;;[.F60])" office:value-type="string" office:string-value="2.1.38 Solutions: IN" calcext:value-type="string">
            <text:p>2.1.38 Solutions: 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ideo: NOT</text:p>
          </table:table-cell>
          <table:table-cell table:formula="of:=CONCATENATE([.A61];&quot;.&quot;;[.C61];&quot;.&quot;;[.E61];&quot; &quot;;[.F61])" office:value-type="string" office:string-value="2.1.39 Video: NOT" calcext:value-type="string">
            <text:p>2.1.39 Video: NO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Quiz: NOT</text:p>
          </table:table-cell>
          <table:table-cell table:formula="of:=CONCATENATE([.A62];&quot;.&quot;;[.C62];&quot;.&quot;;[.E62];&quot; &quot;;[.F62])" office:value-type="string" office:string-value="2.1.40 Quiz: NOT" calcext:value-type="string">
            <text:p>2.1.40 Quiz: NO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olutions: NOT</text:p>
          </table:table-cell>
          <table:table-cell table:formula="of:=CONCATENATE([.A63];&quot;.&quot;;[.C63];&quot;.&quot;;[.E63];&quot; &quot;;[.F63])" office:value-type="string" office:string-value="2.1.41 Solutions: NOT" calcext:value-type="string">
            <text:p>2.1.41 Solutions: NO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Video: AND and BETWEEN</text:p>
          </table:table-cell>
          <table:table-cell table:formula="of:=CONCATENATE([.A64];&quot;.&quot;;[.C64];&quot;.&quot;;[.E64];&quot; &quot;;[.F64])" office:value-type="string" office:string-value="2.1.42 Video: AND and BETWEEN" calcext:value-type="string">
            <text:p>2.1.42 Video: AND and BETWEE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Quiz: AND and BETWEEN</text:p>
          </table:table-cell>
          <table:table-cell table:formula="of:=CONCATENATE([.A65];&quot;.&quot;;[.C65];&quot;.&quot;;[.E65];&quot; &quot;;[.F65])" office:value-type="string" office:string-value="2.1.43 Quiz: AND and BETWEEN" calcext:value-type="string">
            <text:p>2.1.43 Quiz: AND and BETWEE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olutions: AND and BETWEEN</text:p>
          </table:table-cell>
          <table:table-cell table:formula="of:=CONCATENATE([.A66];&quot;.&quot;;[.C66];&quot;.&quot;;[.E66];&quot; &quot;;[.F66])" office:value-type="string" office:string-value="2.1.44 Solutions: AND and BETWEEN" calcext:value-type="string">
            <text:p>2.1.44 Solutions: AND and BETWEE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Video: OR</text:p>
          </table:table-cell>
          <table:table-cell table:formula="of:=CONCATENATE([.A67];&quot;.&quot;;[.C67];&quot;.&quot;;[.E67];&quot; &quot;;[.F67])" office:value-type="string" office:string-value="2.1.45 Video: OR" calcext:value-type="string">
            <text:p>2.1.45 Video: O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Quiz: OR</text:p>
          </table:table-cell>
          <table:table-cell table:formula="of:=CONCATENATE([.A68];&quot;.&quot;;[.C68];&quot;.&quot;;[.E68];&quot; &quot;;[.F68])" office:value-type="string" office:string-value="2.1.46 Quiz: OR" calcext:value-type="string">
            <text:p>2.1.46 Quiz: O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Solutions: OR</text:p>
          </table:table-cell>
          <table:table-cell table:formula="of:=CONCATENATE([.A69];&quot;.&quot;;[.C69];&quot;.&quot;;[.E69];&quot; &quot;;[.F69])" office:value-type="string" office:string-value="2.1.47 Solutions: OR" calcext:value-type="string">
            <text:p>2.1.47 Solutions: O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Text: Recap &amp; Looking Ahead</text:p>
          </table:table-cell>
          <table:table-cell table:formula="of:=CONCATENATE([.A70];&quot;.&quot;;[.C70];&quot;.&quot;;[.E70];&quot; &quot;;[.F70])" office:value-type="string" office:string-value="2.1.48 Text: Recap &amp; Looking Ahead" calcext:value-type="string">
            <text:p>2.1.48 Text: Recap &amp; Looking Ahe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QL Jo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Motivation</text:p>
          </table:table-cell>
          <table:table-cell table:formula="of:=CONCATENATE([.A71];&quot;.&quot;;[.C71];&quot;.&quot;;[.E71];&quot; &quot;;[.F71])" office:value-type="string" office:string-value="2.2.1 Video: Motivation" calcext:value-type="string">
            <text:p>2.2.1 Video: Motiv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Why Would We Want to Split Data Into Separate Tables?</text:p>
          </table:table-cell>
          <table:table-cell table:formula="of:=CONCATENATE([.A72];&quot;.&quot;;[.C72];&quot;.&quot;;[.E72];&quot; &quot;;[.F72])" office:value-type="string" office:string-value="2.2.2 Video: Why Would We Want to Split Data Into Separate Tables?" calcext:value-type="string">
            <text:p>2.2.2 Video: Why Would We Want to Split Data Into Separate Tables?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Video: Introduction to JOINs</text:p>
          </table:table-cell>
          <table:table-cell table:formula="of:=CONCATENATE([.A73];&quot;.&quot;;[.C73];&quot;.&quot;;[.E73];&quot; &quot;;[.F73])" office:value-type="string" office:string-value="2.2.3 Video: Introduction to JOINs" calcext:value-type="string">
            <text:p>2.2.3 Video: Introduction to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Text + Quiz: Your First JOIN</text:p>
          </table:table-cell>
          <table:table-cell table:formula="of:=CONCATENATE([.A74];&quot;.&quot;;[.C74];&quot;.&quot;;[.E74];&quot; &quot;;[.F74])" office:value-type="string" office:string-value="2.2.4 Text + Quiz: Your First JOIN" calcext:value-type="string">
            <text:p>2.2.4 Text + Quiz: Your First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Solution: Your First JOIN</text:p>
          </table:table-cell>
          <table:table-cell table:formula="of:=CONCATENATE([.A75];&quot;.&quot;;[.C75];&quot;.&quot;;[.E75];&quot; &quot;;[.F75])" office:value-type="string" office:string-value="2.2.5 Solution: Your First JOIN" calcext:value-type="string">
            <text:p>2.2.5 Solution: Your First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Text: ERD Reminder</text:p>
          </table:table-cell>
          <table:table-cell table:formula="of:=CONCATENATE([.A76];&quot;.&quot;;[.C76];&quot;.&quot;;[.E76];&quot; &quot;;[.F76])" office:value-type="string" office:string-value="2.2.6 Text: ERD Reminder" calcext:value-type="string">
            <text:p>2.2.6 Text: ERD Reminde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ext: Primary and Foreign Keys</text:p>
          </table:table-cell>
          <table:table-cell table:formula="of:=CONCATENATE([.A77];&quot;.&quot;;[.C77];&quot;.&quot;;[.E77];&quot; &quot;;[.F77])" office:value-type="string" office:string-value="2.2.7 Text: Primary and Foreign Keys" calcext:value-type="string">
            <text:p>2.2.7 Text: Primary and Foreign Key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Primary - Foreign Key Relationship</text:p>
          </table:table-cell>
          <table:table-cell table:formula="of:=CONCATENATE([.A78];&quot;.&quot;;[.C78];&quot;.&quot;;[.E78];&quot; &quot;;[.F78])" office:value-type="string" office:string-value="2.2.8 Quiz: Primary - Foreign Key Relationship" calcext:value-type="string">
            <text:p>2.2.8 Quiz: Primary - Foreign Key Relationship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xt + Quiz: JOIN Revisited</text:p>
          </table:table-cell>
          <table:table-cell table:formula="of:=CONCATENATE([.A79];&quot;.&quot;;[.C79];&quot;.&quot;;[.E79];&quot; &quot;;[.F79])" office:value-type="string" office:string-value="2.2.9 Text + Quiz: JOIN Revisited" calcext:value-type="string">
            <text:p>2.2.9 Text + Quiz: JOIN Revisite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deo: Alias</text:p>
          </table:table-cell>
          <table:table-cell table:formula="of:=CONCATENATE([.A80];&quot;.&quot;;[.C80];&quot;.&quot;;[.E80];&quot; &quot;;[.F80])" office:value-type="string" office:string-value="2.2.10 Video: Alias" calcext:value-type="string">
            <text:p>2.2.10 Video: Alia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JOIN Questions Part I</text:p>
          </table:table-cell>
          <table:table-cell table:formula="of:=CONCATENATE([.A81];&quot;.&quot;;[.C81];&quot;.&quot;;[.E81];&quot; &quot;;[.F81])" office:value-type="string" office:string-value="2.2.11 Quiz: JOIN Questions Part I" calcext:value-type="string">
            <text:p>2.2.11 Quiz: JOIN Questions Part 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s: JOIN Questions Part I</text:p>
          </table:table-cell>
          <table:table-cell table:formula="of:=CONCATENATE([.A82];&quot;.&quot;;[.C82];&quot;.&quot;;[.E82];&quot; &quot;;[.F82])" office:value-type="string" office:string-value="2.2.12 Solutions: JOIN Questions Part I" calcext:value-type="string">
            <text:p>2.2.12 Solutions: JOIN Questions Part 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ideo: Motivation for Other JOINs</text:p>
          </table:table-cell>
          <table:table-cell table:formula="of:=CONCATENATE([.A83];&quot;.&quot;;[.C83];&quot;.&quot;;[.E83];&quot; &quot;;[.F83])" office:value-type="string" office:string-value="2.2.13 Video: Motivation for Other JOINs" calcext:value-type="string">
            <text:p>2.2.13 Video: Motivation for Other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ideo: LEFT and RIGHT JOINs</text:p>
          </table:table-cell>
          <table:table-cell table:formula="of:=CONCATENATE([.A84];&quot;.&quot;;[.C84];&quot;.&quot;;[.E84];&quot; &quot;;[.F84])" office:value-type="string" office:string-value="2.2.14 Video: LEFT and RIGHT JOINs" calcext:value-type="string">
            <text:p>2.2.14 Video: LEFT and RIGHT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ext: Other JOIN Notes</text:p>
          </table:table-cell>
          <table:table-cell table:formula="of:=CONCATENATE([.A85];&quot;.&quot;;[.C85];&quot;.&quot;;[.E85];&quot; &quot;;[.F85])" office:value-type="string" office:string-value="2.2.15 Text: Other JOIN Notes" calcext:value-type="string">
            <text:p>2.2.15 Text: Other JOIN Not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uiz: LEFT and RIGHT JOIN</text:p>
          </table:table-cell>
          <table:table-cell table:formula="of:=CONCATENATE([.A86];&quot;.&quot;;[.C86];&quot;.&quot;;[.E86];&quot; &quot;;[.F86])" office:value-type="string" office:string-value="2.2.16 Quiz: LEFT and RIGHT JOIN" calcext:value-type="string">
            <text:p>2.2.16 Quiz: LEFT and RIGHT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olutions: LEFT and RIGHT JOIN</text:p>
          </table:table-cell>
          <table:table-cell table:formula="of:=CONCATENATE([.A87];&quot;.&quot;;[.C87];&quot;.&quot;;[.E87];&quot; &quot;;[.F87])" office:value-type="string" office:string-value="2.2.17 Solutions: LEFT and RIGHT JOIN" calcext:value-type="string">
            <text:p>2.2.17 Solutions: LEFT and RIGHT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ideo: JOINs and Filtering</text:p>
          </table:table-cell>
          <table:table-cell table:formula="of:=CONCATENATE([.A88];&quot;.&quot;;[.C88];&quot;.&quot;;[.E88];&quot; &quot;;[.F88])" office:value-type="string" office:string-value="2.2.18 Video: JOINs and Filtering" calcext:value-type="string">
            <text:p>2.2.18 Video: JOINs and Filter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Quiz: Last Check</text:p>
          </table:table-cell>
          <table:table-cell table:formula="of:=CONCATENATE([.A89];&quot;.&quot;;[.C89];&quot;.&quot;;[.E89];&quot; &quot;;[.F89])" office:value-type="string" office:string-value="2.2.19 Quiz: Last Check" calcext:value-type="string">
            <text:p>2.2.19 Quiz: Last Chec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olutions: Last Check</text:p>
          </table:table-cell>
          <table:table-cell table:formula="of:=CONCATENATE([.A90];&quot;.&quot;;[.C90];&quot;.&quot;;[.E90];&quot; &quot;;[.F90])" office:value-type="string" office:string-value="2.2.20 Solutions: Last Check" calcext:value-type="string">
            <text:p>2.2.20 Solutions: Last Chec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ext: Recap &amp; Looking Ahead</text:p>
          </table:table-cell>
          <table:table-cell table:formula="of:=CONCATENATE([.A91];&quot;.&quot;;[.C91];&quot;.&quot;;[.E91];&quot; &quot;;[.F91])" office:value-type="string" office:string-value="2.2.21 Text: Recap &amp; Looking Ahead" calcext:value-type="string">
            <text:p>2.2.21 Text: Recap &amp; Looking Ahead</text:p>
          </table:table-cell>
        </table:table-row>
        <table:table-row table:style-name="ro24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QL Aggreg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 to Aggregation</text:p>
          </table:table-cell>
          <table:table-cell table:formula="of:=CONCATENATE([.A92];&quot;.&quot;;[.C92];&quot;.&quot;;[.E92];&quot; &quot;;[.F92])" office:value-type="string" office:string-value="2.3.1 Video: Introduction to Aggregation" calcext:value-type="string">
            <text:p>2.3.1 Video: Introduction to Aggreg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Introduction to NULLs</text:p>
          </table:table-cell>
          <table:table-cell table:formula="of:=CONCATENATE([.A93];&quot;.&quot;;[.C93];&quot;.&quot;;[.E93];&quot; &quot;;[.F93])" office:value-type="string" office:string-value="2.3.2 Video: Introduction to NULLs" calcext:value-type="string">
            <text:p>2.3.2 Video: Introduction to NUL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Video: NULLs and Aggregation</text:p>
          </table:table-cell>
          <table:table-cell table:formula="of:=CONCATENATE([.A94];&quot;.&quot;;[.C94];&quot;.&quot;;[.E94];&quot; &quot;;[.F94])" office:value-type="string" office:string-value="2.3.3 Video: NULLs and Aggregation" calcext:value-type="string">
            <text:p>2.3.3 Video: NULLs and Aggreg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Video + Text: First Aggregation - COUNT</text:p>
          </table:table-cell>
          <table:table-cell table:formula="of:=CONCATENATE([.A95];&quot;.&quot;;[.C95];&quot;.&quot;;[.E95];&quot; &quot;;[.F95])" office:value-type="string" office:string-value="2.3.4 Video + Text: First Aggregation - COUNT" calcext:value-type="string">
            <text:p>2.3.4 Video + Text: First Aggregation - COU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Video: COUNT &amp; NULLs</text:p>
          </table:table-cell>
          <table:table-cell table:formula="of:=CONCATENATE([.A96];&quot;.&quot;;[.C96];&quot;.&quot;;[.E96];&quot; &quot;;[.F96])" office:value-type="string" office:string-value="2.3.5 Video: COUNT &amp; NULLs" calcext:value-type="string">
            <text:p>2.3.5 Video: COUNT &amp; NUL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ideo: SUM</text:p>
          </table:table-cell>
          <table:table-cell table:formula="of:=CONCATENATE([.A97];&quot;.&quot;;[.C97];&quot;.&quot;;[.E97];&quot; &quot;;[.F97])" office:value-type="string" office:string-value="2.3.6 Video: SUM" calcext:value-type="string">
            <text:p>2.3.6 Video: SU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SUM</text:p>
          </table:table-cell>
          <table:table-cell table:formula="of:=CONCATENATE([.A98];&quot;.&quot;;[.C98];&quot;.&quot;;[.E98];&quot; &quot;;[.F98])" office:value-type="string" office:string-value="2.3.7 Quiz: SUM" calcext:value-type="string">
            <text:p>2.3.7 Quiz: SU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lution: SUM</text:p>
          </table:table-cell>
          <table:table-cell table:formula="of:=CONCATENATE([.A99];&quot;.&quot;;[.C99];&quot;.&quot;;[.E99];&quot; &quot;;[.F99])" office:value-type="string" office:string-value="2.3.8 Solution: SUM" calcext:value-type="string">
            <text:p>2.3.8 Solution: SU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ideo: MIN &amp; MAX</text:p>
          </table:table-cell>
          <table:table-cell table:formula="of:=CONCATENATE([.A100];&quot;.&quot;;[.C100];&quot;.&quot;;[.E100];&quot; &quot;;[.F100])" office:value-type="string" office:string-value="2.3.9 Video: MIN &amp; MAX" calcext:value-type="string">
            <text:p>2.3.9 Video: MIN &amp; MA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deo: AVG</text:p>
          </table:table-cell>
          <table:table-cell table:formula="of:=CONCATENATE([.A101];&quot;.&quot;;[.C101];&quot;.&quot;;[.E101];&quot; &quot;;[.F101])" office:value-type="string" office:string-value="2.3.10 Video: AVG" calcext:value-type="string">
            <text:p>2.3.10 Video: AV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MIN, MAX, &amp; AVG</text:p>
          </table:table-cell>
          <table:table-cell table:formula="of:=CONCATENATE([.A102];&quot;.&quot;;[.C102];&quot;.&quot;;[.E102];&quot; &quot;;[.F102])" office:value-type="string" office:string-value="2.3.11 Quiz: MIN, MAX, &amp; AVG" calcext:value-type="string">
            <text:p>2.3.11 Quiz: MIN, MAX, &amp; AV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s: MIN, MAX, &amp; AVG</text:p>
          </table:table-cell>
          <table:table-cell table:formula="of:=CONCATENATE([.A103];&quot;.&quot;;[.C103];&quot;.&quot;;[.E103];&quot; &quot;;[.F103])" office:value-type="string" office:string-value="2.3.12 Solutions: MIN, MAX, &amp; AVG" calcext:value-type="string">
            <text:p>2.3.12 Solutions: MIN, MAX, &amp; AV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ideo: GROUP BY</text:p>
          </table:table-cell>
          <table:table-cell table:formula="of:=CONCATENATE([.A104];&quot;.&quot;;[.C104];&quot;.&quot;;[.E104];&quot; &quot;;[.F104])" office:value-type="string" office:string-value="2.3.13 Video: GROUP BY" calcext:value-type="string">
            <text:p>2.3.13 Video: GROUP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GROUP BY</text:p>
          </table:table-cell>
          <table:table-cell table:formula="of:=CONCATENATE([.A105];&quot;.&quot;;[.C105];&quot;.&quot;;[.E105];&quot; &quot;;[.F105])" office:value-type="string" office:string-value="2.3.14 Quiz: GROUP BY" calcext:value-type="string">
            <text:p>2.3.14 Quiz: GROUP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s: GROUP BY</text:p>
          </table:table-cell>
          <table:table-cell table:formula="of:=CONCATENATE([.A106];&quot;.&quot;;[.C106];&quot;.&quot;;[.E106];&quot; &quot;;[.F106])" office:value-type="string" office:string-value="2.3.15 Solutions: GROUP BY" calcext:value-type="string">
            <text:p>2.3.15 Solutions: GROUP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deo: GROUP BY Part II</text:p>
          </table:table-cell>
          <table:table-cell table:formula="of:=CONCATENATE([.A107];&quot;.&quot;;[.C107];&quot;.&quot;;[.E107];&quot; &quot;;[.F107])" office:value-type="string" office:string-value="2.3.16 Video: GROUP BY Part II" calcext:value-type="string">
            <text:p>2.3.16 Video: GROUP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Quiz: GROUP BY Part II</text:p>
          </table:table-cell>
          <table:table-cell table:formula="of:=CONCATENATE([.A108];&quot;.&quot;;[.C108];&quot;.&quot;;[.E108];&quot; &quot;;[.F108])" office:value-type="string" office:string-value="2.3.17 Quiz: GROUP BY Part II" calcext:value-type="string">
            <text:p>2.3.17 Quiz: GROUP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olutions: GROUP BY Part II</text:p>
          </table:table-cell>
          <table:table-cell table:formula="of:=CONCATENATE([.A109];&quot;.&quot;;[.C109];&quot;.&quot;;[.E109];&quot; &quot;;[.F109])" office:value-type="string" office:string-value="2.3.18 Solutions: GROUP BY Part II" calcext:value-type="string">
            <text:p>2.3.18 Solutions: GROUP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ideo: DISTINCT</text:p>
          </table:table-cell>
          <table:table-cell table:formula="of:=CONCATENATE([.A110];&quot;.&quot;;[.C110];&quot;.&quot;;[.E110];&quot; &quot;;[.F110])" office:value-type="string" office:string-value="2.3.19 Video: DISTINCT" calcext:value-type="string">
            <text:p>2.3.19 Video: DISTIN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z: DISTINCT</text:p>
          </table:table-cell>
          <table:table-cell table:formula="of:=CONCATENATE([.A111];&quot;.&quot;;[.C111];&quot;.&quot;;[.E111];&quot; &quot;;[.F111])" office:value-type="string" office:string-value="2.3.20 Quiz: DISTINCT" calcext:value-type="string">
            <text:p>2.3.20 Quiz: DISTIN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olutions: DISTINCT</text:p>
          </table:table-cell>
          <table:table-cell table:formula="of:=CONCATENATE([.A112];&quot;.&quot;;[.C112];&quot;.&quot;;[.E112];&quot; &quot;;[.F112])" office:value-type="string" office:string-value="2.3.21 Solutions: DISTINCT" calcext:value-type="string">
            <text:p>2.3.21 Solutions: DISTIN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Video: HAVING</text:p>
          </table:table-cell>
          <table:table-cell table:formula="of:=CONCATENATE([.A113];&quot;.&quot;;[.C113];&quot;.&quot;;[.E113];&quot; &quot;;[.F113])" office:value-type="string" office:string-value="2.3.22 Video: HAVING" calcext:value-type="string">
            <text:p>2.3.22 Video: HAV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z: HAVING</text:p>
          </table:table-cell>
          <table:table-cell table:formula="of:=CONCATENATE([.A114];&quot;.&quot;;[.C114];&quot;.&quot;;[.E114];&quot; &quot;;[.F114])" office:value-type="string" office:string-value="2.3.23 Quiz: HAVING" calcext:value-type="string">
            <text:p>2.3.23 Quiz: HAV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olutions: HAVING</text:p>
          </table:table-cell>
          <table:table-cell table:formula="of:=CONCATENATE([.A115];&quot;.&quot;;[.C115];&quot;.&quot;;[.E115];&quot; &quot;;[.F115])" office:value-type="string" office:string-value="2.3.24 Solutions: HAVING" calcext:value-type="string">
            <text:p>2.3.24 Solutions: HAV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ideo: DATE Functions</text:p>
          </table:table-cell>
          <table:table-cell table:formula="of:=CONCATENATE([.A116];&quot;.&quot;;[.C116];&quot;.&quot;;[.E116];&quot; &quot;;[.F116])" office:value-type="string" office:string-value="2.3.25 Video: DATE Functions" calcext:value-type="string">
            <text:p>2.3.25 Video: DATE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Video: DATE Functions II</text:p>
          </table:table-cell>
          <table:table-cell table:formula="of:=CONCATENATE([.A117];&quot;.&quot;;[.C117];&quot;.&quot;;[.E117];&quot; &quot;;[.F117])" office:value-type="string" office:string-value="2.3.26 Video: DATE Functions II" calcext:value-type="string">
            <text:p>2.3.26 Video: DATE Functions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Quiz: DATE Functions</text:p>
          </table:table-cell>
          <table:table-cell table:formula="of:=CONCATENATE([.A118];&quot;.&quot;;[.C118];&quot;.&quot;;[.E118];&quot; &quot;;[.F118])" office:value-type="string" office:string-value="2.3.27 Quiz: DATE Functions" calcext:value-type="string">
            <text:p>2.3.27 Quiz: DATE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olutions: DATE Functions</text:p>
          </table:table-cell>
          <table:table-cell table:formula="of:=CONCATENATE([.A119];&quot;.&quot;;[.C119];&quot;.&quot;;[.E119];&quot; &quot;;[.F119])" office:value-type="string" office:string-value="2.3.28 Solutions: DATE Functions" calcext:value-type="string">
            <text:p>2.3.28 Solutions: DATE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ideo: CASE Statements</text:p>
          </table:table-cell>
          <table:table-cell table:formula="of:=CONCATENATE([.A120];&quot;.&quot;;[.C120];&quot;.&quot;;[.E120];&quot; &quot;;[.F120])" office:value-type="string" office:string-value="2.3.29 Video: CASE Statements" calcext:value-type="string">
            <text:p>2.3.29 Video: CASE Statement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ideo: CASE &amp; Aggregations</text:p>
          </table:table-cell>
          <table:table-cell table:formula="of:=CONCATENATE([.A121];&quot;.&quot;;[.C121];&quot;.&quot;;[.E121];&quot; &quot;;[.F121])" office:value-type="string" office:string-value="2.3.30 Video: CASE &amp; Aggregations" calcext:value-type="string">
            <text:p>2.3.30 Video: CASE &amp; Aggrega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Quiz: CASE</text:p>
          </table:table-cell>
          <table:table-cell table:formula="of:=CONCATENATE([.A122];&quot;.&quot;;[.C122];&quot;.&quot;;[.E122];&quot; &quot;;[.F122])" office:value-type="string" office:string-value="2.3.31 Quiz: CASE" calcext:value-type="string">
            <text:p>2.3.31 Quiz: C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olutions: CASE</text:p>
          </table:table-cell>
          <table:table-cell table:formula="of:=CONCATENATE([.A123];&quot;.&quot;;[.C123];&quot;.&quot;;[.E123];&quot; &quot;;[.F123])" office:value-type="string" office:string-value="2.3.32 Solutions: CASE" calcext:value-type="string">
            <text:p>2.3.32 Solutions: C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Text: Recap</text:p>
          </table:table-cell>
          <table:table-cell table:formula="of:=CONCATENATE([.A124];&quot;.&quot;;[.C124];&quot;.&quot;;[.E124];&quot; &quot;;[.F124])" office:value-type="string" office:string-value="2.3.33 Text: Recap" calcext:value-type="string">
            <text:p>2.3.33 Text: Recap</text:p>
          </table:table-cell>
        </table:table-row>
        <table:table-row table:style-name="ro25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QL Subqueries &amp; Temporary T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</text:p>
          </table:table-cell>
          <table:table-cell table:formula="of:=CONCATENATE([.A125];&quot;.&quot;;[.C125];&quot;.&quot;;[.E125];&quot; &quot;;[.F125])" office:value-type="string" office:string-value="2.4.1 Video: Introduction" calcext:value-type="string">
            <text:p>2.4.1 Video: Introduc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Introduction to Subqueries</text:p>
          </table:table-cell>
          <table:table-cell table:formula="of:=CONCATENATE([.A126];&quot;.&quot;;[.C126];&quot;.&quot;;[.E126];&quot; &quot;;[.F126])" office:value-type="string" office:string-value="2.4.2 Video: Introduction to Subqueries" calcext:value-type="string">
            <text:p>2.4.2 Video: Introduction to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Video + Quiz: Write Your First Subquery</text:p>
          </table:table-cell>
          <table:table-cell table:formula="of:=CONCATENATE([.A127];&quot;.&quot;;[.C127];&quot;.&quot;;[.E127];&quot; &quot;;[.F127])" office:value-type="string" office:string-value="2.4.3 Video + Quiz: Write Your First Subquery" calcext:value-type="string">
            <text:p>2.4.3 Video + Quiz: Write Your First Subquer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s: Write Your First Subquery</text:p>
          </table:table-cell>
          <table:table-cell table:formula="of:=CONCATENATE([.A128];&quot;.&quot;;[.C128];&quot;.&quot;;[.E128];&quot; &quot;;[.F128])" office:value-type="string" office:string-value="2.4.4 Solutions: Write Your First Subquery" calcext:value-type="string">
            <text:p>2.4.4 Solutions: Write Your First Subquer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ext: Subquery Formatting</text:p>
          </table:table-cell>
          <table:table-cell table:formula="of:=CONCATENATE([.A129];&quot;.&quot;;[.C129];&quot;.&quot;;[.E129];&quot; &quot;;[.F129])" office:value-type="string" office:string-value="2.4.5 Text: Subquery Formatting" calcext:value-type="string">
            <text:p>2.4.5 Text: Subquery Formatt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ideo: More On Subqueries</text:p>
          </table:table-cell>
          <table:table-cell table:formula="of:=CONCATENATE([.A130];&quot;.&quot;;[.C130];&quot;.&quot;;[.E130];&quot; &quot;;[.F130])" office:value-type="string" office:string-value="2.4.6 Video: More On Subqueries" calcext:value-type="string">
            <text:p>2.4.6 Video: More On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More On Subqueries</text:p>
          </table:table-cell>
          <table:table-cell table:formula="of:=CONCATENATE([.A131];&quot;.&quot;;[.C131];&quot;.&quot;;[.E131];&quot; &quot;;[.F131])" office:value-type="string" office:string-value="2.4.7 Quiz: More On Subqueries" calcext:value-type="string">
            <text:p>2.4.7 Quiz: More On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lutions: More On Subqueries</text:p>
          </table:table-cell>
          <table:table-cell table:formula="of:=CONCATENATE([.A132];&quot;.&quot;;[.C132];&quot;.&quot;;[.E132];&quot; &quot;;[.F132])" office:value-type="string" office:string-value="2.4.8 Solutions: More On Subqueries" calcext:value-type="string">
            <text:p>2.4.8 Solutions: More On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lution Video: More On Subqueries</text:p>
          </table:table-cell>
          <table:table-cell table:formula="of:=CONCATENATE([.A133];&quot;.&quot;;[.C133];&quot;.&quot;;[.E133];&quot; &quot;;[.F133])" office:value-type="string" office:string-value="2.4.9 Solution Video: More On Subqueries" calcext:value-type="string">
            <text:p>2.4.9 Solution Video: More On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iz: Subquery Mania</text:p>
          </table:table-cell>
          <table:table-cell table:formula="of:=CONCATENATE([.A134];&quot;.&quot;;[.C134];&quot;.&quot;;[.E134];&quot; &quot;;[.F134])" office:value-type="string" office:string-value="2.4.10 Quiz: Subquery Mania" calcext:value-type="string">
            <text:p>2.4.10 Quiz: Subquery Mani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lution: Subquery Mania</text:p>
          </table:table-cell>
          <table:table-cell table:formula="of:=CONCATENATE([.A135];&quot;.&quot;;[.C135];&quot;.&quot;;[.E135];&quot; &quot;;[.F135])" office:value-type="string" office:string-value="2.4.11 Solution: Subquery Mania" calcext:value-type="string">
            <text:p>2.4.11 Solution: Subquery Mani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deo: WITH</text:p>
          </table:table-cell>
          <table:table-cell table:formula="of:=CONCATENATE([.A136];&quot;.&quot;;[.C136];&quot;.&quot;;[.E136];&quot; &quot;;[.F136])" office:value-type="string" office:string-value="2.4.12 Video: WITH" calcext:value-type="string">
            <text:p>2.4.12 Video: WI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ext + Quiz: WITH vs</text:p>
          </table:table-cell>
          <table:table-cell table:formula="of:=CONCATENATE([.A137];&quot;.&quot;;[.C137];&quot;.&quot;;[.E137];&quot; &quot;;[.F137])" office:value-type="string" office:string-value="2.4.13 Text + Quiz: WITH vs" calcext:value-type="string">
            <text:p>2.4.13 Text + Quiz: WITH v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WITH</text:p>
          </table:table-cell>
          <table:table-cell table:formula="of:=CONCATENATE([.A138];&quot;.&quot;;[.C138];&quot;.&quot;;[.E138];&quot; &quot;;[.F138])" office:value-type="string" office:string-value="2.4.14 Quiz: WITH" calcext:value-type="string">
            <text:p>2.4.14 Quiz: WI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s: WITH</text:p>
          </table:table-cell>
          <table:table-cell table:formula="of:=CONCATENATE([.A139];&quot;.&quot;;[.C139];&quot;.&quot;;[.E139];&quot; &quot;;[.F139])" office:value-type="string" office:string-value="2.4.15 Solutions: WITH" calcext:value-type="string">
            <text:p>2.4.15 Solutions: WI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deo: Subquery Conclusion</text:p>
          </table:table-cell>
          <table:table-cell table:formula="of:=CONCATENATE([.A140];&quot;.&quot;;[.C140];&quot;.&quot;;[.E140];&quot; &quot;;[.F140])" office:value-type="string" office:string-value="2.4.16 Video: Subquery Conclusion" calcext:value-type="string">
            <text:p>2.4.16 Video: Subquery Conclusion</text:p>
          </table:table-cell>
        </table:table-row>
        <table:table-row table:style-name="ro24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QL Data Clea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 to SQL Data Cleaning</text:p>
          </table:table-cell>
          <table:table-cell table:formula="of:=CONCATENATE([.A141];&quot;.&quot;;[.C141];&quot;.&quot;;[.E141];&quot; &quot;;[.F141])" office:value-type="string" office:string-value="2.5.1 Video: Introduction to SQL Data Cleaning" calcext:value-type="string">
            <text:p>2.5.1 Video: Introduction to SQL Data Clean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LEFT &amp; RIGHT</text:p>
          </table:table-cell>
          <table:table-cell table:formula="of:=CONCATENATE([.A142];&quot;.&quot;;[.C142];&quot;.&quot;;[.E142];&quot; &quot;;[.F142])" office:value-type="string" office:string-value="2.5.2 Video: LEFT &amp; RIGHT" calcext:value-type="string">
            <text:p>2.5.2 Video: LEFT &amp; RIGH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Quiz: LEFT &amp; RIGHT</text:p>
          </table:table-cell>
          <table:table-cell table:formula="of:=CONCATENATE([.A143];&quot;.&quot;;[.C143];&quot;.&quot;;[.E143];&quot; &quot;;[.F143])" office:value-type="string" office:string-value="2.5.3 Quiz: LEFT &amp; RIGHT" calcext:value-type="string">
            <text:p>2.5.3 Quiz: LEFT &amp; RIGH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lutions: LEFT &amp; RIGHT</text:p>
          </table:table-cell>
          <table:table-cell table:formula="of:=CONCATENATE([.A144];&quot;.&quot;;[.C144];&quot;.&quot;;[.E144];&quot; &quot;;[.F144])" office:value-type="string" office:string-value="2.5.4 Solutions: LEFT &amp; RIGHT" calcext:value-type="string">
            <text:p>2.5.4 Solutions: LEFT &amp; RIGH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deo: POSITION, STRPOS, &amp; SUBSTR</text:p>
          </table:table-cell>
          <table:table-cell table:formula="of:=CONCATENATE([.A145];&quot;.&quot;;[.C145];&quot;.&quot;;[.E145];&quot; &quot;;[.F145])" office:value-type="string" office:string-value="2.5.5 Video: POSITION, STRPOS, &amp; SUBSTR" calcext:value-type="string">
            <text:p>2.5.5 Video: POSITION, STRPOS, &amp; SUBST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z: POSITION, STRPOS, &amp; SUBSTR - AME DATA AS QUIZ 1</text:p>
          </table:table-cell>
          <table:table-cell table:formula="of:=CONCATENATE([.A146];&quot;.&quot;;[.C146];&quot;.&quot;;[.E146];&quot; &quot;;[.F146])" office:value-type="string" office:string-value="2.5.6 Quiz: POSITION, STRPOS, &amp; SUBSTR - AME DATA AS QUIZ 1" calcext:value-type="string">
            <text:p>2.5.6 Quiz: POSITION, STRPOS, &amp; SUBSTR - AME DATA AS QUIZ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lutions: POSITION, STRPOS, &amp; SUBSTR</text:p>
          </table:table-cell>
          <table:table-cell table:formula="of:=CONCATENATE([.A147];&quot;.&quot;;[.C147];&quot;.&quot;;[.E147];&quot; &quot;;[.F147])" office:value-type="string" office:string-value="2.5.7 Solutions: POSITION, STRPOS, &amp; SUBSTR" calcext:value-type="string">
            <text:p>2.5.7 Solutions: POSITION, STRPOS, &amp; SUBST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deo: CONCAT</text:p>
          </table:table-cell>
          <table:table-cell table:formula="of:=CONCATENATE([.A148];&quot;.&quot;;[.C148];&quot;.&quot;;[.E148];&quot; &quot;;[.F148])" office:value-type="string" office:string-value="2.5.8 Video: CONCAT" calcext:value-type="string">
            <text:p>2.5.8 Video: CONC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z: CONCAT</text:p>
          </table:table-cell>
          <table:table-cell table:formula="of:=CONCATENATE([.A149];&quot;.&quot;;[.C149];&quot;.&quot;;[.E149];&quot; &quot;;[.F149])" office:value-type="string" office:string-value="2.5.9 Quiz: CONCAT" calcext:value-type="string">
            <text:p>2.5.9 Quiz: CONC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lutions: CONCAT</text:p>
          </table:table-cell>
          <table:table-cell table:formula="of:=CONCATENATE([.A150];&quot;.&quot;;[.C150];&quot;.&quot;;[.E150];&quot; &quot;;[.F150])" office:value-type="string" office:string-value="2.5.10 Solutions: CONCAT" calcext:value-type="string">
            <text:p>2.5.10 Solutions: CONC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ideo: CAST</text:p>
          </table:table-cell>
          <table:table-cell table:formula="of:=CONCATENATE([.A151];&quot;.&quot;;[.C151];&quot;.&quot;;[.E151];&quot; &quot;;[.F151])" office:value-type="string" office:string-value="2.5.11 Video: CAST" calcext:value-type="string">
            <text:p>2.5.11 Video: CAS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CAST</text:p>
          </table:table-cell>
          <table:table-cell table:formula="of:=CONCATENATE([.A152];&quot;.&quot;;[.C152];&quot;.&quot;;[.E152];&quot; &quot;;[.F152])" office:value-type="string" office:string-value="2.5.12 Quiz: CAST" calcext:value-type="string">
            <text:p>2.5.12 Quiz: CAS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olutions: CAST</text:p>
          </table:table-cell>
          <table:table-cell table:formula="of:=CONCATENATE([.A153];&quot;.&quot;;[.C153];&quot;.&quot;;[.E153];&quot; &quot;;[.F153])" office:value-type="string" office:string-value="2.5.13 Solutions: CAST" calcext:value-type="string">
            <text:p>2.5.13 Solutions: CAS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ideo: COALESCE</text:p>
          </table:table-cell>
          <table:table-cell table:formula="of:=CONCATENATE([.A154];&quot;.&quot;;[.C154];&quot;.&quot;;[.E154];&quot; &quot;;[.F154])" office:value-type="string" office:string-value="2.5.14 Video: COALESCE" calcext:value-type="string">
            <text:p>2.5.14 Video: COALESC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uiz: COALESCE</text:p>
          </table:table-cell>
          <table:table-cell table:formula="of:=CONCATENATE([.A155];&quot;.&quot;;[.C155];&quot;.&quot;;[.E155];&quot; &quot;;[.F155])" office:value-type="string" office:string-value="2.5.15 Quiz: COALESCE" calcext:value-type="string">
            <text:p>2.5.15 Quiz: COALESC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olutions: COALESCE</text:p>
          </table:table-cell>
          <table:table-cell table:formula="of:=CONCATENATE([.A156];&quot;.&quot;;[.C156];&quot;.&quot;;[.E156];&quot; &quot;;[.F156])" office:value-type="string" office:string-value="2.5.16 Solutions: COALESCE" calcext:value-type="string">
            <text:p>2.5.16 Solutions: COALESC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ideo + Text: Recap</text:p>
          </table:table-cell>
          <table:table-cell table:formula="of:=CONCATENATE([.A157];&quot;.&quot;;[.C157];&quot;.&quot;;[.E157];&quot; &quot;;[.F157])" office:value-type="string" office:string-value="2.5.17 Video + Text: Recap" calcext:value-type="string">
            <text:p>2.5.17 Video + Text: Recap</text:p>
          </table:table-cell>
        </table:table-row>
        <table:table-row table:style-name="ro24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QL Window 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 to Window Functions</text:p>
          </table:table-cell>
          <table:table-cell table:formula="of:=CONCATENATE([.A158];&quot;.&quot;;[.C158];&quot;.&quot;;[.E158];&quot; &quot;;[.F158])" office:value-type="string" office:string-value="2.6.1 Video: Introduction to Window Functions" calcext:value-type="string">
            <text:p>2.6.1 Video: Introduction to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Window Functions 1</text:p>
          </table:table-cell>
          <table:table-cell table:formula="of:=CONCATENATE([.A159];&quot;.&quot;;[.C159];&quot;.&quot;;[.E159];&quot; &quot;;[.F159])" office:value-type="string" office:string-value="2.6.2 Video: Window Functions 1" calcext:value-type="string">
            <text:p>2.6.2 Video: Window Functions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iz: Window Functions 1</text:p>
          </table:table-cell>
          <table:table-cell table:formula="of:=CONCATENATE([.A160];&quot;.&quot;;[.C160];&quot;.&quot;;[.E160];&quot; &quot;;[.F160])" office:value-type="string" office:string-value="2.6.3 Quiz: Window Functions 1" calcext:value-type="string">
            <text:p>2.6.3 Quiz: Window Functions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lutions: Window Functions 1</text:p>
          </table:table-cell>
          <table:table-cell table:formula="of:=CONCATENATE([.A161];&quot;.&quot;;[.C161];&quot;.&quot;;[.E161];&quot; &quot;;[.F161])" office:value-type="string" office:string-value="2.6.4 Solutions: Window Functions 1" calcext:value-type="string">
            <text:p>2.6.4 Solutions: Window Functions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uiz: Window Functions 2</text:p>
          </table:table-cell>
          <table:table-cell table:formula="of:=CONCATENATE([.A162];&quot;.&quot;;[.C162];&quot;.&quot;;[.E162];&quot; &quot;;[.F162])" office:value-type="string" office:string-value="2.6.5 Quiz: Window Functions 2" calcext:value-type="string">
            <text:p>2.6.5 Quiz: Window Functions 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olutions: Window Functions 2</text:p>
          </table:table-cell>
          <table:table-cell table:formula="of:=CONCATENATE([.A163];&quot;.&quot;;[.C163];&quot;.&quot;;[.E163];&quot; &quot;;[.F163])" office:value-type="string" office:string-value="2.6.6 Solutions: Window Functions 2" calcext:value-type="string">
            <text:p>2.6.6 Solutions: Window Functions 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ideo: ROW_NUMBER &amp; RANK</text:p>
          </table:table-cell>
          <table:table-cell table:formula="of:=CONCATENATE([.A164];&quot;.&quot;;[.C164];&quot;.&quot;;[.E164];&quot; &quot;;[.F164])" office:value-type="string" office:string-value="2.6.7 Video: ROW_NUMBER &amp; RANK" calcext:value-type="string">
            <text:p>2.6.7 Video: ROW_NUMBER &amp; RAN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ROW_NUMBER &amp; RANK</text:p>
          </table:table-cell>
          <table:table-cell table:formula="of:=CONCATENATE([.A165];&quot;.&quot;;[.C165];&quot;.&quot;;[.E165];&quot; &quot;;[.F165])" office:value-type="string" office:string-value="2.6.8 Quiz: ROW_NUMBER &amp; RANK" calcext:value-type="string">
            <text:p>2.6.8 Quiz: ROW_NUMBER &amp; RAN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lutions: ROW_NUMBER &amp; RANK</text:p>
          </table:table-cell>
          <table:table-cell table:formula="of:=CONCATENATE([.A166];&quot;.&quot;;[.C166];&quot;.&quot;;[.E166];&quot; &quot;;[.F166])" office:value-type="string" office:string-value="2.6.9 Solutions: ROW_NUMBER &amp; RANK" calcext:value-type="string">
            <text:p>2.6.9 Solutions: ROW_NUMBER &amp; RAN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deo: Aggregates in Window Functions</text:p>
          </table:table-cell>
          <table:table-cell table:formula="of:=CONCATENATE([.A167];&quot;.&quot;;[.C167];&quot;.&quot;;[.E167];&quot; &quot;;[.F167])" office:value-type="string" office:string-value="2.6.10 Video: Aggregates in Window Functions" calcext:value-type="string">
            <text:p>2.6.10 Video: Aggregates in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Aggregates in Window Functions</text:p>
          </table:table-cell>
          <table:table-cell table:formula="of:=CONCATENATE([.A168];&quot;.&quot;;[.C168];&quot;.&quot;;[.E168];&quot; &quot;;[.F168])" office:value-type="string" office:string-value="2.6.11 Quiz: Aggregates in Window Functions" calcext:value-type="string">
            <text:p>2.6.11 Quiz: Aggregates in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s: Aggregates in Window Functions</text:p>
          </table:table-cell>
          <table:table-cell table:formula="of:=CONCATENATE([.A169];&quot;.&quot;;[.C169];&quot;.&quot;;[.E169];&quot; &quot;;[.F169])" office:value-type="string" office:string-value="2.6.12 Solutions: Aggregates in Window Functions" calcext:value-type="string">
            <text:p>2.6.12 Solutions: Aggregates in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ideo: Aliases for Multiple Window Functions</text:p>
          </table:table-cell>
          <table:table-cell table:formula="of:=CONCATENATE([.A170];&quot;.&quot;;[.C170];&quot;.&quot;;[.E170];&quot; &quot;;[.F170])" office:value-type="string" office:string-value="2.6.13 Video: Aliases for Multiple Window Functions" calcext:value-type="string">
            <text:p>2.6.13 Video: Aliases for Multiple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Aliases for Multiple Window Functions</text:p>
          </table:table-cell>
          <table:table-cell table:formula="of:=CONCATENATE([.A171];&quot;.&quot;;[.C171];&quot;.&quot;;[.E171];&quot; &quot;;[.F171])" office:value-type="string" office:string-value="2.6.14 Quiz: Aliases for Multiple Window Functions" calcext:value-type="string">
            <text:p>2.6.14 Quiz: Aliases for Multiple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s: Aliases for Multiple Window Functions</text:p>
          </table:table-cell>
          <table:table-cell table:formula="of:=CONCATENATE([.A172];&quot;.&quot;;[.C172];&quot;.&quot;;[.E172];&quot; &quot;;[.F172])" office:value-type="string" office:string-value="2.6.15 Solutions: Aliases for Multiple Window Functions" calcext:value-type="string">
            <text:p>2.6.15 Solutions: Aliases for Multiple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deo: Comparing a Row to Previous Row</text:p>
          </table:table-cell>
          <table:table-cell table:formula="of:=CONCATENATE([.A173];&quot;.&quot;;[.C173];&quot;.&quot;;[.E173];&quot; &quot;;[.F173])" office:value-type="string" office:string-value="2.6.16 Video: Comparing a Row to Previous Row" calcext:value-type="string">
            <text:p>2.6.16 Video: Comparing a Row to Previous Ro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Quiz: Comparing a Row to Previous Row</text:p>
          </table:table-cell>
          <table:table-cell table:formula="of:=CONCATENATE([.A174];&quot;.&quot;;[.C174];&quot;.&quot;;[.E174];&quot; &quot;;[.F174])" office:value-type="string" office:string-value="2.6.17 Quiz: Comparing a Row to Previous Row" calcext:value-type="string">
            <text:p>2.6.17 Quiz: Comparing a Row to Previous Ro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olutions: Comparing a Row to Previous Row</text:p>
          </table:table-cell>
          <table:table-cell table:formula="of:=CONCATENATE([.A175];&quot;.&quot;;[.C175];&quot;.&quot;;[.E175];&quot; &quot;;[.F175])" office:value-type="string" office:string-value="2.6.18 Solutions: Comparing a Row to Previous Row" calcext:value-type="string">
            <text:p>2.6.18 Solutions: Comparing a Row to Previous Ro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ideo: Introduction to Percentiles</text:p>
          </table:table-cell>
          <table:table-cell table:formula="of:=CONCATENATE([.A176];&quot;.&quot;;[.C176];&quot;.&quot;;[.E176];&quot; &quot;;[.F176])" office:value-type="string" office:string-value="2.6.19 Video: Introduction to Percentiles" calcext:value-type="string">
            <text:p>2.6.19 Video: Introduction to Percenti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ideo: Percentiles</text:p>
          </table:table-cell>
          <table:table-cell table:formula="of:=CONCATENATE([.A177];&quot;.&quot;;[.C177];&quot;.&quot;;[.E177];&quot; &quot;;[.F177])" office:value-type="string" office:string-value="2.6.20 Video: Percentiles" calcext:value-type="string">
            <text:p>2.6.20 Video: Percenti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uiz: Percentiles</text:p>
          </table:table-cell>
          <table:table-cell table:formula="of:=CONCATENATE([.A178];&quot;.&quot;;[.C178];&quot;.&quot;;[.E178];&quot; &quot;;[.F178])" office:value-type="string" office:string-value="2.6.21 Quiz: Percentiles" calcext:value-type="string">
            <text:p>2.6.21 Quiz: Percenti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olutions: Percentiles</text:p>
          </table:table-cell>
          <table:table-cell table:formula="of:=CONCATENATE([.A179];&quot;.&quot;;[.C179];&quot;.&quot;;[.E179];&quot; &quot;;[.F179])" office:value-type="string" office:string-value="2.6.22 Solutions: Percentiles" calcext:value-type="string">
            <text:p>2.6.22 Solutions: Percenti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ideo: Recap</text:p>
          </table:table-cell>
          <table:table-cell table:formula="of:=CONCATENATE([.A180];&quot;.&quot;;[.C180];&quot;.&quot;;[.E180];&quot; &quot;;[.F180])" office:value-type="string" office:string-value="2.6.23 Video: Recap" calcext:value-type="string">
            <text:p>2.6.23 Video: Recap</text:p>
          </table:table-cell>
        </table:table-row>
        <table:table-row table:style-name="ro26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QL Advanced JOINS &amp; Performance Tu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 to Advanced SQL</text:p>
          </table:table-cell>
          <table:table-cell table:formula="of:=CONCATENATE([.A181];&quot;.&quot;;[.C181];&quot;.&quot;;[.E181];&quot; &quot;;[.F181])" office:value-type="string" office:string-value="2.7.1 Video: Introduction to Advanced SQL" calcext:value-type="string">
            <text:p>2.7.1 Video: Introduction to Advanced SQ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xt + Images: FULL OUTER JOIN</text:p>
          </table:table-cell>
          <table:table-cell table:formula="of:=CONCATENATE([.A182];&quot;.&quot;;[.C182];&quot;.&quot;;[.E182];&quot; &quot;;[.F182])" office:value-type="string" office:string-value="2.7.2 Text + Images: FULL OUTER JOIN" calcext:value-type="string">
            <text:p>2.7.2 Text + Images: FULL OUTER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iz: FULL OUTER JOIN</text:p>
          </table:table-cell>
          <table:table-cell table:formula="of:=CONCATENATE([.A183];&quot;.&quot;;[.C183];&quot;.&quot;;[.E183];&quot; &quot;;[.F183])" office:value-type="string" office:string-value="2.7.3 Quiz: FULL OUTER JOIN" calcext:value-type="string">
            <text:p>2.7.3 Quiz: FULL OUTER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lutions: FULL OUTER JOIN</text:p>
          </table:table-cell>
          <table:table-cell table:formula="of:=CONCATENATE([.A184];&quot;.&quot;;[.C184];&quot;.&quot;;[.E184];&quot; &quot;;[.F184])" office:value-type="string" office:string-value="2.7.4 Solutions: FULL OUTER JOIN" calcext:value-type="string">
            <text:p>2.7.4 Solutions: FULL OUTER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deo: JOINs with Comparison Operators</text:p>
          </table:table-cell>
          <table:table-cell table:formula="of:=CONCATENATE([.A185];&quot;.&quot;;[.C185];&quot;.&quot;;[.E185];&quot; &quot;;[.F185])" office:value-type="string" office:string-value="2.7.5 Video: JOINs with Comparison Operators" calcext:value-type="string">
            <text:p>2.7.5 Video: JOINs with Comparison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z: JOINs with Comparison Operators</text:p>
          </table:table-cell>
          <table:table-cell table:formula="of:=CONCATENATE([.A186];&quot;.&quot;;[.C186];&quot;.&quot;;[.E186];&quot; &quot;;[.F186])" office:value-type="string" office:string-value="2.7.6 Quiz: JOINs with Comparison Operators" calcext:value-type="string">
            <text:p>2.7.6 Quiz: JOINs with Comparison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lutions: JOINs with Comparison Operators</text:p>
          </table:table-cell>
          <table:table-cell table:formula="of:=CONCATENATE([.A187];&quot;.&quot;;[.C187];&quot;.&quot;;[.E187];&quot; &quot;;[.F187])" office:value-type="string" office:string-value="2.7.7 Solutions: JOINs with Comparison Operators" calcext:value-type="string">
            <text:p>2.7.7 Solutions: JOINs with Comparison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deo: Self JOINs</text:p>
          </table:table-cell>
          <table:table-cell table:formula="of:=CONCATENATE([.A188];&quot;.&quot;;[.C188];&quot;.&quot;;[.E188];&quot; &quot;;[.F188])" office:value-type="string" office:string-value="2.7.8 Video: Self JOINs" calcext:value-type="string">
            <text:p>2.7.8 Video: Self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z: Self JOINs</text:p>
          </table:table-cell>
          <table:table-cell table:formula="of:=CONCATENATE([.A189];&quot;.&quot;;[.C189];&quot;.&quot;;[.E189];&quot; &quot;;[.F189])" office:value-type="string" office:string-value="2.7.9 Quiz: Self JOINs" calcext:value-type="string">
            <text:p>2.7.9 Quiz: Self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lutions: Self JOINs</text:p>
          </table:table-cell>
          <table:table-cell table:formula="of:=CONCATENATE([.A190];&quot;.&quot;;[.C190];&quot;.&quot;;[.E190];&quot; &quot;;[.F190])" office:value-type="string" office:string-value="2.7.10 Solutions: Self JOINs" calcext:value-type="string">
            <text:p>2.7.10 Solutions: Self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ideo: UNION</text:p>
          </table:table-cell>
          <table:table-cell table:formula="of:=CONCATENATE([.A191];&quot;.&quot;;[.C191];&quot;.&quot;;[.E191];&quot; &quot;;[.F191])" office:value-type="string" office:string-value="2.7.11 Video: UNION" calcext:value-type="string">
            <text:p>2.7.11 Video: UN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zes: UNION</text:p>
          </table:table-cell>
          <table:table-cell table:formula="of:=CONCATENATE([.A192];&quot;.&quot;;[.C192];&quot;.&quot;;[.E192];&quot; &quot;;[.F192])" office:value-type="string" office:string-value="2.7.12 Quizzes: UNION" calcext:value-type="string">
            <text:p>2.7.12 Quizzes: UN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olutions: UNION</text:p>
          </table:table-cell>
          <table:table-cell table:formula="of:=CONCATENATE([.A193];&quot;.&quot;;[.C193];&quot;.&quot;;[.E193];&quot; &quot;;[.F193])" office:value-type="string" office:string-value="2.7.13 Solutions: UNION" calcext:value-type="string">
            <text:p>2.7.13 Solutions: UN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ideo: Performance Tuning Motivation</text:p>
          </table:table-cell>
          <table:table-cell table:formula="of:=CONCATENATE([.A194];&quot;.&quot;;[.C194];&quot;.&quot;;[.E194];&quot; &quot;;[.F194])" office:value-type="string" office:string-value="2.7.14 Video: Performance Tuning Motivation" calcext:value-type="string">
            <text:p>2.7.14 Video: Performance Tuning Motiv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Video + Quiz: Performance Tuning 1</text:p>
          </table:table-cell>
          <table:table-cell table:formula="of:=CONCATENATE([.A195];&quot;.&quot;;[.C195];&quot;.&quot;;[.E195];&quot; &quot;;[.F195])" office:value-type="string" office:string-value="2.7.15 Video + Quiz: Performance Tuning 1" calcext:value-type="string">
            <text:p>2.7.15 Video + Quiz: Performance Tuning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deo: Performance Tuning 2</text:p>
          </table:table-cell>
          <table:table-cell table:formula="of:=CONCATENATE([.A196];&quot;.&quot;;[.C196];&quot;.&quot;;[.E196];&quot; &quot;;[.F196])" office:value-type="string" office:string-value="2.7.16 Video: Performance Tuning 2" calcext:value-type="string">
            <text:p>2.7.16 Video: Performance Tuning 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ideo: Performance Tuning 3</text:p>
          </table:table-cell>
          <table:table-cell table:formula="of:=CONCATENATE([.A197];&quot;.&quot;;[.C197];&quot;.&quot;;[.E197];&quot; &quot;;[.F197])" office:value-type="string" office:string-value="2.7.17 Video: Performance Tuning 3" calcext:value-type="string">
            <text:p>2.7.17 Video: Performance Tuning 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ideo: JOINing Subqueries</text:p>
          </table:table-cell>
          <table:table-cell table:formula="of:=CONCATENATE([.A198];&quot;.&quot;;[.C198];&quot;.&quot;;[.E198];&quot; &quot;;[.F198])" office:value-type="string" office:string-value="2.7.18 Video: JOINing Subqueries" calcext:value-type="string">
            <text:p>2.7.18 Video: JOINing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ore Practice!</text:p>
          </table:table-cell>
          <table:table-cell table:formula="of:=CONCATENATE([.A199];&quot;.&quot;;[.C199];&quot;.&quot;;[.E199];&quot; &quot;;[.F199])" office:value-type="string" office:string-value="2.7.19 More Practice!" calcext:value-type="string">
            <text:p>2.7.19 More Practice!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ideo: SQL Completion Congratulations</text:p>
          </table:table-cell>
          <table:table-cell table:formula="of:=CONCATENATE([.A200];&quot;.&quot;;[.C200];&quot;.&quot;;[.E200];&quot; &quot;;[.F200])" office:value-type="string" office:string-value="2.7.20 Video: SQL Completion Congratulations" calcext:value-type="string">
            <text:p>2.7.20 Video: SQL Completion Congratulations</text:p>
          </table:table-cell>
        </table:table-row>
        <table:table-row table:style-name="ro26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roject: Investigate a Relational 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Overview</text:p>
          </table:table-cell>
          <table:table-cell table:formula="of:=CONCATENATE([.A201];&quot;.&quot;;[.C201];&quot;.&quot;;[.E201];&quot; &quot;;[.F201])" office:value-type="string" office:string-value="2.P1.1 Project Overview" calcext:value-type="string">
            <text:p>2.P1.1 Project Overvie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ct Details</text:p>
          </table:table-cell>
          <table:table-cell table:formula="of:=CONCATENATE([.A202];&quot;.&quot;;[.C202];&quot;.&quot;;[.E202];&quot; &quot;;[.F202])" office:value-type="string" office:string-value="2.P1.2 Project Details" calcext:value-type="string">
            <text:p>2.P1.2 Project Detai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orkspace vs</text:p>
          </table:table-cell>
          <table:table-cell table:formula="of:=CONCATENATE([.A203];&quot;.&quot;;[.C203];&quot;.&quot;;[.E203];&quot; &quot;;[.F203])" office:value-type="string" office:string-value="2.P1.3 Workspace vs" calcext:value-type="string">
            <text:p>2.P1.3 Workspace v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t Up Your Local Environment</text:p>
          </table:table-cell>
          <table:table-cell table:formula="of:=CONCATENATE([.A204];&quot;.&quot;;[.C204];&quot;.&quot;;[.E204];&quot; &quot;;[.F204])" office:value-type="string" office:string-value="2.P1.4 Set Up Your Local Environment" calcext:value-type="string">
            <text:p>2.P1.4 Set Up Your Local Environme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osite Key</text:p>
          </table:table-cell>
          <table:table-cell table:formula="of:=CONCATENATE([.A205];&quot;.&quot;;[.C205];&quot;.&quot;;[.E205];&quot; &quot;;[.F205])" office:value-type="string" office:string-value="2.P1.5 Composite Key" calcext:value-type="string">
            <text:p>2.P1.5 Composite Ke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orkspace: DVD Rental Database</text:p>
          </table:table-cell>
          <table:table-cell table:formula="of:=CONCATENATE([.A206];&quot;.&quot;;[.C206];&quot;.&quot;;[.E206];&quot; &quot;;[.F206])" office:value-type="string" office:string-value="2.P1.6 Workspace: DVD Rental Database" calcext:value-type="string">
            <text:p>2.P1.6 Workspace: DVD Rental Datab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Understanding the database</text:p>
          </table:table-cell>
          <table:table-cell table:formula="of:=CONCATENATE([.A207];&quot;.&quot;;[.C207];&quot;.&quot;;[.E207];&quot; &quot;;[.F207])" office:value-type="string" office:string-value="2.P1.7 Quiz: Understanding the database" calcext:value-type="string">
            <text:p>2.P1.7 Quiz: Understanding the datab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Practice Quiz #1</text:p>
          </table:table-cell>
          <table:table-cell table:formula="of:=CONCATENATE([.A208];&quot;.&quot;;[.C208];&quot;.&quot;;[.E208];&quot; &quot;;[.F208])" office:value-type="string" office:string-value="2.P1.8 Quiz: Practice Quiz #1" calcext:value-type="string">
            <text:p>2.P1.8 Quiz: Practice Quiz #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actice Solution #1</text:p>
          </table:table-cell>
          <table:table-cell table:formula="of:=CONCATENATE([.A209];&quot;.&quot;;[.C209];&quot;.&quot;;[.E209];&quot; &quot;;[.F209])" office:value-type="string" office:string-value="2.P1.9 Practice Solution #1" calcext:value-type="string">
            <text:p>2.P1.9 Practice Solution #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actice Quiz #2</text:p>
          </table:table-cell>
          <table:table-cell table:formula="of:=CONCATENATE([.A210];&quot;.&quot;;[.C210];&quot;.&quot;;[.E210];&quot; &quot;;[.F210])" office:value-type="string" office:string-value="2.P1.10 Practice Quiz #2" calcext:value-type="string">
            <text:p>2.P1.10 Practice Quiz #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ractice Solution #2</text:p>
          </table:table-cell>
          <table:table-cell table:formula="of:=CONCATENATE([.A211];&quot;.&quot;;[.C211];&quot;.&quot;;[.E211];&quot; &quot;;[.F211])" office:value-type="string" office:string-value="2.P1.11 Practice Solution #2" calcext:value-type="string">
            <text:p>2.P1.11 Practice Solution #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Workspace + Question Set #1</text:p>
          </table:table-cell>
          <table:table-cell table:formula="of:=CONCATENATE([.A212];&quot;.&quot;;[.C212];&quot;.&quot;;[.E212];&quot; &quot;;[.F212])" office:value-type="string" office:string-value="2.P1.12 Workspace + Question Set #1" calcext:value-type="string">
            <text:p>2.P1.12 Workspace + Question Set #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orkspace + Question Set #2</text:p>
          </table:table-cell>
          <table:table-cell table:formula="of:=CONCATENATE([.A213];&quot;.&quot;;[.C213];&quot;.&quot;;[.E213];&quot; &quot;;[.F213])" office:value-type="string" office:string-value="2.P1.13 Workspace + Question Set #2" calcext:value-type="string">
            <text:p>2.P1.13 Workspace + Question Set #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roject Submission</text:p>
          </table:table-cell>
          <table:table-cell table:formula="of:=CONCATENATE([.A214];&quot;.&quot;;[.C214];&quot;.&quot;;[.E214];&quot; &quot;;[.F214])" office:value-type="string" office:string-value="2.P1.14 Project Submission" calcext:value-type="string">
            <text:p>2.P1.14 Project Submiss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ommon Mistakes</text:p>
          </table:table-cell>
          <table:table-cell table:formula="of:=CONCATENATE([.A215];&quot;.&quot;;[.C215];&quot;.&quot;;[.E215];&quot; &quot;;[.F215])" office:value-type="string" office:string-value="2.P1.15 Common Mistakes" calcext:value-type="string">
            <text:p>2.P1.15 Common Mistak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elpful strategies</text:p>
          </table:table-cell>
          <table:table-cell table:formula="of:=CONCATENATE([.A216];&quot;.&quot;;[.C216];&quot;.&quot;;[.E216];&quot; &quot;;[.F216])" office:value-type="string" office:string-value="2.P1.16 Helpful strategies" calcext:value-type="string">
            <text:p>2.P1.16 Helpful strateg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roject: Investigate a Relational Database</text:p>
          </table:table-cell>
          <table:table-cell table:formula="of:=CONCATENATE([.A217];&quot;.&quot;;[.C217];&quot;.&quot;;[.E217];&quot; &quot;;[.F217])" office:value-type="string" office:string-value="2.P1.17 Project: Investigate a Relational Database" calcext:value-type="string">
            <text:p>2.P1.17 Project: Investigate a Relational Database</text:p>
          </table:table-cell>
        </table:table-row>
        <table:table-row table:style-name="ro25">
          <table:table-cell office:value-type="float" office:value="3" calcext:value-type="float">
            <text:p>3</text:p>
          </table:table-cell>
          <table:table-cell table:style-name="ce111" office:value-type="string" calcext:value-type="string">
            <text:p>Command Line Essent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 Work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 to Unix Shell</text:p>
          </table:table-cell>
          <table:table-cell table:formula="of:=CONCATENATE([.A218];&quot;.&quot;;[.C218];&quot;.&quot;;[.E218];&quot; &quot;;[.F218])" office:value-type="string" office:string-value="3.1.1 Introduction to Unix Shell" calcext:value-type="string">
            <text:p>3.1.1 Introduction to Unix She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ro to the Shell</text:p>
          </table:table-cell>
          <table:table-cell table:formula="of:=CONCATENATE([.A219];&quot;.&quot;;[.C219];&quot;.&quot;;[.E219];&quot; &quot;;[.F219])" office:value-type="string" office:string-value="3.1.2 Intro to the Shell" calcext:value-type="string">
            <text:p>3.1.2 Intro to the She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dows: Installing Git Bash</text:p>
          </table:table-cell>
          <table:table-cell table:formula="of:=CONCATENATE([.A220];&quot;.&quot;;[.C220];&quot;.&quot;;[.E220];&quot; &quot;;[.F220])" office:value-type="string" office:string-value="3.1.3 Windows: Installing Git Bash" calcext:value-type="string">
            <text:p>3.1.3 Windows: Installing Git Bash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pening a terminal</text:p>
          </table:table-cell>
          <table:table-cell table:formula="of:=CONCATENATE([.A221];&quot;.&quot;;[.C221];&quot;.&quot;;[.E221];&quot; &quot;;[.F221])" office:value-type="string" office:string-value="3.1.4 Opening a terminal" calcext:value-type="string">
            <text:p>3.1.4 Opening a termina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our first command (echo)</text:p>
          </table:table-cell>
          <table:table-cell table:formula="of:=CONCATENATE([.A222];&quot;.&quot;;[.C222];&quot;.&quot;;[.E222];&quot; &quot;;[.F222])" office:value-type="string" office:string-value="3.1.5 Your first command (echo)" calcext:value-type="string">
            <text:p>3.1.5 Your first command (echo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vigating directories (ls, cd, ..)</text:p>
          </table:table-cell>
          <table:table-cell table:formula="of:=CONCATENATE([.A223];&quot;.&quot;;[.C223];&quot;.&quot;;[.E223];&quot; &quot;;[.F223])" office:value-type="string" office:string-value="3.1.6 Navigating directories (ls, cd, ..)" calcext:value-type="string">
            <text:p>3.1.6 Navigating directories (ls, cd, ..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urrent working directory (pwd)</text:p>
          </table:table-cell>
          <table:table-cell table:formula="of:=CONCATENATE([.A224];&quot;.&quot;;[.C224];&quot;.&quot;;[.E224];&quot; &quot;;[.F224])" office:value-type="string" office:string-value="3.1.7 Current working directory (pwd)" calcext:value-type="string">
            <text:p>3.1.7 Current working directory (pwd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arameters and options (ls -l)</text:p>
          </table:table-cell>
          <table:table-cell table:formula="of:=CONCATENATE([.A225];&quot;.&quot;;[.C225];&quot;.&quot;;[.E225];&quot; &quot;;[.F225])" office:value-type="string" office:string-value="3.1.8 Parameters and options (ls -l)" calcext:value-type="string">
            <text:p>3.1.8 Parameters and options (ls -l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Organizing your files (mkdir, mv)</text:p>
          </table:table-cell>
          <table:table-cell table:formula="of:=CONCATENATE([.A226];&quot;.&quot;;[.C226];&quot;.&quot;;[.E226];&quot; &quot;;[.F226])" office:value-type="string" office:string-value="3.1.9 Organizing your files (mkdir, mv)" calcext:value-type="string">
            <text:p>3.1.9 Organizing your files (mkdir, mv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ownloading (curl)</text:p>
          </table:table-cell>
          <table:table-cell table:formula="of:=CONCATENATE([.A227];&quot;.&quot;;[.C227];&quot;.&quot;;[.E227];&quot; &quot;;[.F227])" office:value-type="string" office:string-value="3.1.10 Downloading (curl)" calcext:value-type="string">
            <text:p>3.1.10 Downloading (curl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iewing files (cat, less)</text:p>
          </table:table-cell>
          <table:table-cell table:formula="of:=CONCATENATE([.A228];&quot;.&quot;;[.C228];&quot;.&quot;;[.E228];&quot; &quot;;[.F228])" office:value-type="string" office:string-value="3.1.11 Viewing files (cat, less)" calcext:value-type="string">
            <text:p>3.1.11 Viewing files (cat, less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emoving things (rm, rmdir)</text:p>
          </table:table-cell>
          <table:table-cell table:formula="of:=CONCATENATE([.A229];&quot;.&quot;;[.C229];&quot;.&quot;;[.E229];&quot; &quot;;[.F229])" office:value-type="string" office:string-value="3.1.12 Removing things (rm, rmdir)" calcext:value-type="string">
            <text:p>3.1.12 Removing things (rm, rmdir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arching and pipes (grep, wc)</text:p>
          </table:table-cell>
          <table:table-cell table:formula="of:=CONCATENATE([.A230];&quot;.&quot;;[.C230];&quot;.&quot;;[.E230];&quot; &quot;;[.F230])" office:value-type="string" office:string-value="3.1.13 Searching and pipes (grep, wc)" calcext:value-type="string">
            <text:p>3.1.13 Searching and pipes (grep, wc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hell and environment variables</text:p>
          </table:table-cell>
          <table:table-cell table:formula="of:=CONCATENATE([.A231];&quot;.&quot;;[.C231];&quot;.&quot;;[.E231];&quot; &quot;;[.F231])" office:value-type="string" office:string-value="3.1.14 Shell and environment variables" calcext:value-type="string">
            <text:p>3.1.14 Shell and environment variabl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rtup files (.bash_profile)</text:p>
          </table:table-cell>
          <table:table-cell table:formula="of:=CONCATENATE([.A232];&quot;.&quot;;[.C232];&quot;.&quot;;[.E232];&quot; &quot;;[.F232])" office:value-type="string" office:string-value="3.1.15 Startup files (.bash_profile)" calcext:value-type="string">
            <text:p>3.1.15 Startup files (.bash_profile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trolling the shell prompt ($PS1)</text:p>
          </table:table-cell>
          <table:table-cell table:formula="of:=CONCATENATE([.A233];&quot;.&quot;;[.C233];&quot;.&quot;;[.E233];&quot; &quot;;[.F233])" office:value-type="string" office:string-value="3.1.16 Controlling the shell prompt ($PS1)" calcext:value-type="string">
            <text:p>3.1.16 Controlling the shell prompt ($PS1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liases</text:p>
          </table:table-cell>
          <table:table-cell table:formula="of:=CONCATENATE([.A234];&quot;.&quot;;[.C234];&quot;.&quot;;[.E234];&quot; &quot;;[.F234])" office:value-type="string" office:string-value="3.1.17 Aliases" calcext:value-type="string">
            <text:p>3.1.17 Alias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eep learning!</text:p>
          </table:table-cell>
          <table:table-cell table:formula="of:=CONCATENATE([.A235];&quot;.&quot;;[.C235];&quot;.&quot;;[.E235];&quot; &quot;;[.F235])" office:value-type="string" office:string-value="3.1.18 Keep learning!" calcext:value-type="string">
            <text:p>3.1.18 Keep learning!</text:p>
          </table:table-cell>
        </table:table-row>
        <table:table-row table:style-name="ro24"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Introduction to Pyt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 Python Program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come to the Course!</text:p>
          </table:table-cell>
          <table:table-cell table:formula="of:=CONCATENATE([.A236];&quot;.&quot;;[.C236];&quot;.&quot;;[.E236];&quot; &quot;;[.F236])" office:value-type="string" office:string-value="4.1.1 Welcome to the Course!" calcext:value-type="string">
            <text:p>4.1.1 Welcome to the Course!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rogramming in Python</text:p>
          </table:table-cell>
          <table:table-cell table:formula="of:=CONCATENATE([.A237];&quot;.&quot;;[.C237];&quot;.&quot;;[.E237];&quot; &quot;;[.F237])" office:value-type="string" office:string-value="4.1.2 Programming in Python" calcext:value-type="string">
            <text:p>4.1.2 Programming in Python</text:p>
          </table:table-cell>
        </table:table-row>
        <table:table-row table:style-name="ro24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ta Types and Oper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238];&quot;.&quot;;[.C238];&quot;.&quot;;[.E238];&quot; &quot;;[.F238])" office:value-type="string" office:string-value="4.2.1 Introduction" calcext:value-type="string">
            <text:p>4.2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Arithmetic Operators</text:p>
          </table:table-cell>
          <table:table-cell table:formula="of:=CONCATENATE([.A239];&quot;.&quot;;[.C239];&quot;.&quot;;[.E239];&quot; &quot;;[.F239])" office:value-type="string" office:string-value="4.2.2 Arithmetic Operators" calcext:value-type="string">
            <text:p>4.2.2 Arithmetic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Quiz: Arithmetic Operators</text:p>
          </table:table-cell>
          <table:table-cell table:formula="of:=CONCATENATE([.A240];&quot;.&quot;;[.C240];&quot;.&quot;;[.E240];&quot; &quot;;[.F240])" office:value-type="string" office:string-value="4.2.3 Quiz: Arithmetic Operators" calcext:value-type="string">
            <text:p>4.2.3 Quiz: Arithmetic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: Arithmetic Operators</text:p>
          </table:table-cell>
          <table:table-cell table:formula="of:=CONCATENATE([.A241];&quot;.&quot;;[.C241];&quot;.&quot;;[.E241];&quot; &quot;;[.F241])" office:value-type="string" office:string-value="4.2.4 Solution: Arithmetic Operators" calcext:value-type="string">
            <text:p>4.2.4 Solution: Arithmetic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Variables and Assignment Operators</text:p>
          </table:table-cell>
          <table:table-cell table:formula="of:=CONCATENATE([.A242];&quot;.&quot;;[.C242];&quot;.&quot;;[.E242];&quot; &quot;;[.F242])" office:value-type="string" office:string-value="4.2.5 Variables and Assignment Operators" calcext:value-type="string">
            <text:p>4.2.5 Variables and Assignment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Quiz: Variables and Assignment Operators</text:p>
          </table:table-cell>
          <table:table-cell table:formula="of:=CONCATENATE([.A243];&quot;.&quot;;[.C243];&quot;.&quot;;[.E243];&quot; &quot;;[.F243])" office:value-type="string" office:string-value="4.2.6 Quiz: Variables and Assignment Operators" calcext:value-type="string">
            <text:p>4.2.6 Quiz: Variables and Assignment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Solution: Variables and Assignment Operators</text:p>
          </table:table-cell>
          <table:table-cell table:formula="of:=CONCATENATE([.A244];&quot;.&quot;;[.C244];&quot;.&quot;;[.E244];&quot; &quot;;[.F244])" office:value-type="string" office:string-value="4.2.7 Solution: Variables and Assignment Operators" calcext:value-type="string">
            <text:p>4.2.7 Solution: Variables and Assignment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Integers and Floats</text:p>
          </table:table-cell>
          <table:table-cell table:formula="of:=CONCATENATE([.A245];&quot;.&quot;;[.C245];&quot;.&quot;;[.E245];&quot; &quot;;[.F245])" office:value-type="string" office:string-value="4.2.8 Integers and Floats" calcext:value-type="string">
            <text:p>4.2.8 Integers and Floa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Quiz: Integers and Floats</text:p>
          </table:table-cell>
          <table:table-cell table:formula="of:=CONCATENATE([.A246];&quot;.&quot;;[.C246];&quot;.&quot;;[.E246];&quot; &quot;;[.F246])" office:value-type="string" office:string-value="4.2.9 Quiz: Integers and Floats" calcext:value-type="string">
            <text:p>4.2.9 Quiz: Integers and Floa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ooleans, Comparison Operators, and Logical Operators</text:p>
          </table:table-cell>
          <table:table-cell table:formula="of:=CONCATENATE([.A247];&quot;.&quot;;[.C247];&quot;.&quot;;[.E247];&quot; &quot;;[.F247])" office:value-type="string" office:string-value="4.2.10 Booleans, Comparison Operators, and Logical Operators" calcext:value-type="string">
            <text:p>4.2.10 Booleans, Comparison Operators, and Logical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Booleans, Comparison Operators, and Logical Operators</text:p>
          </table:table-cell>
          <table:table-cell table:formula="of:=CONCATENATE([.A248];&quot;.&quot;;[.C248];&quot;.&quot;;[.E248];&quot; &quot;;[.F248])" office:value-type="string" office:string-value="4.2.11 Quiz: Booleans, Comparison Operators, and Logical Operators" calcext:value-type="string">
            <text:p>4.2.11 Quiz: Booleans, Comparison Operators, and Logical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: Booleans, Comparison and Logical Operators</text:p>
          </table:table-cell>
          <table:table-cell table:formula="of:=CONCATENATE([.A249];&quot;.&quot;;[.C249];&quot;.&quot;;[.E249];&quot; &quot;;[.F249])" office:value-type="string" office:string-value="4.2.12 Solution: Booleans, Comparison and Logical Operators" calcext:value-type="string">
            <text:p>4.2.12 Solution: Booleans, Comparison and Logical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rings</text:p>
          </table:table-cell>
          <table:table-cell table:formula="of:=CONCATENATE([.A250];&quot;.&quot;;[.C250];&quot;.&quot;;[.E250];&quot; &quot;;[.F250])" office:value-type="string" office:string-value="4.2.13 Strings" calcext:value-type="string">
            <text:p>4.2.13 String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Strings</text:p>
          </table:table-cell>
          <table:table-cell table:formula="of:=CONCATENATE([.A251];&quot;.&quot;;[.C251];&quot;.&quot;;[.E251];&quot; &quot;;[.F251])" office:value-type="string" office:string-value="4.2.14 Quiz: Strings" calcext:value-type="string">
            <text:p>4.2.14 Quiz: String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: Strings</text:p>
          </table:table-cell>
          <table:table-cell table:formula="of:=CONCATENATE([.A252];&quot;.&quot;;[.C252];&quot;.&quot;;[.E252];&quot; &quot;;[.F252])" office:value-type="string" office:string-value="4.2.15 Solution: Strings" calcext:value-type="string">
            <text:p>4.2.15 Solution: String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ype and Type Conversion</text:p>
          </table:table-cell>
          <table:table-cell table:formula="of:=CONCATENATE([.A253];&quot;.&quot;;[.C253];&quot;.&quot;;[.E253];&quot; &quot;;[.F253])" office:value-type="string" office:string-value="4.2.16 Type and Type Conversion" calcext:value-type="string">
            <text:p>4.2.16 Type and Type Convers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Quiz: Type and Type Conversion</text:p>
          </table:table-cell>
          <table:table-cell table:formula="of:=CONCATENATE([.A254];&quot;.&quot;;[.C254];&quot;.&quot;;[.E254];&quot; &quot;;[.F254])" office:value-type="string" office:string-value="4.2.17 Quiz: Type and Type Conversion" calcext:value-type="string">
            <text:p>4.2.17 Quiz: Type and Type Convers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olution: Type and Type Conversion</text:p>
          </table:table-cell>
          <table:table-cell table:formula="of:=CONCATENATE([.A255];&quot;.&quot;;[.C255];&quot;.&quot;;[.E255];&quot; &quot;;[.F255])" office:value-type="string" office:string-value="4.2.18 Solution: Type and Type Conversion" calcext:value-type="string">
            <text:p>4.2.18 Solution: Type and Type Convers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tring Methods</text:p>
          </table:table-cell>
          <table:table-cell table:formula="of:=CONCATENATE([.A256];&quot;.&quot;;[.C256];&quot;.&quot;;[.E256];&quot; &quot;;[.F256])" office:value-type="string" office:string-value="4.2.19 String Methods" calcext:value-type="string">
            <text:p>4.2.19 String Method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z: String Methods</text:p>
          </table:table-cell>
          <table:table-cell table:formula="of:=CONCATENATE([.A257];&quot;.&quot;;[.C257];&quot;.&quot;;[.E257];&quot; &quot;;[.F257])" office:value-type="string" office:string-value="4.2.20 Quiz: String Methods" calcext:value-type="string">
            <text:p>4.2.20 Quiz: String Method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nother String Method - Split</text:p>
          </table:table-cell>
          <table:table-cell table:formula="of:=CONCATENATE([.A258];&quot;.&quot;;[.C258];&quot;.&quot;;[.E258];&quot; &quot;;[.F258])" office:value-type="string" office:string-value="4.2.21 Another String Method - Split" calcext:value-type="string">
            <text:p>4.2.21 Another String Method - Spli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iz: String Methods Practice</text:p>
          </table:table-cell>
          <table:table-cell table:formula="of:=CONCATENATE([.A259];&quot;.&quot;;[.C259];&quot;.&quot;;[.E259];&quot; &quot;;[.F259])" office:value-type="string" office:string-value="4.2.22 Quiz: String Methods Practice" calcext:value-type="string">
            <text:p>4.2.22 Quiz: String Methods Pract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olution: String Methods Practice</text:p>
          </table:table-cell>
          <table:table-cell table:formula="of:=CONCATENATE([.A260];&quot;.&quot;;[.C260];&quot;.&quot;;[.E260];&quot; &quot;;[.F260])" office:value-type="string" office:string-value="4.2.23 Solution: String Methods Practice" calcext:value-type="string">
            <text:p>4.2.23 Solution: String Methods Pract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"There's a Bug in my Code"</text:p>
          </table:table-cell>
          <table:table-cell table:formula="of:=CONCATENATE([.A261];&quot;.&quot;;[.C261];&quot;.&quot;;[.E261];&quot; &quot;;[.F261])" office:value-type="string" office:string-value="4.2.24 &quot;There's a Bug in my Code&quot;" calcext:value-type="string">
            <text:p>4.2.24 "There's a Bug in my Code"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onclusion</text:p>
          </table:table-cell>
          <table:table-cell table:formula="of:=CONCATENATE([.A262];&quot;.&quot;;[.C262];&quot;.&quot;;[.E262];&quot; &quot;;[.F262])" office:value-type="string" office:string-value="4.2.25 Conclusion" calcext:value-type="string">
            <text:p>4.2.25 Conclus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ummary</text:p>
          </table:table-cell>
          <table:table-cell table:formula="of:=CONCATENATE([.A263];&quot;.&quot;;[.C263];&quot;.&quot;;[.E263];&quot; &quot;;[.F263])" office:value-type="string" office:string-value="4.2.26 Summary" calcext:value-type="string">
            <text:p>4.2.26 Summa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Structu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264];&quot;.&quot;;[.C264];&quot;.&quot;;[.E264];&quot; &quot;;[.F264])" office:value-type="string" office:string-value="4.3.1 Introduction" calcext:value-type="string">
            <text:p>4.3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Lists and Membership Operators</text:p>
          </table:table-cell>
          <table:table-cell table:formula="of:=CONCATENATE([.A265];&quot;.&quot;;[.C265];&quot;.&quot;;[.E265];&quot; &quot;;[.F265])" office:value-type="string" office:string-value="4.3.2 Lists and Membership Operators" calcext:value-type="string">
            <text:p>4.3.2 Lists and Membership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Quiz: Lists and Membership Operators</text:p>
          </table:table-cell>
          <table:table-cell table:formula="of:=CONCATENATE([.A266];&quot;.&quot;;[.C266];&quot;.&quot;;[.E266];&quot; &quot;;[.F266])" office:value-type="string" office:string-value="4.3.3 Quiz: Lists and Membership Operators" calcext:value-type="string">
            <text:p>4.3.3 Quiz: Lists and Membership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: List and Membership Operators</text:p>
          </table:table-cell>
          <table:table-cell table:formula="of:=CONCATENATE([.A267];&quot;.&quot;;[.C267];&quot;.&quot;;[.E267];&quot; &quot;;[.F267])" office:value-type="string" office:string-value="4.3.4 Solution: List and Membership Operators" calcext:value-type="string">
            <text:p>4.3.4 Solution: List and Membership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Why Do We Need Lists?</text:p>
          </table:table-cell>
          <table:table-cell table:formula="of:=CONCATENATE([.A268];&quot;.&quot;;[.C268];&quot;.&quot;;[.E268];&quot; &quot;;[.F268])" office:value-type="string" office:string-value="4.3.5 Why Do We Need Lists?" calcext:value-type="string">
            <text:p>4.3.5 Why Do We Need Lists?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List Methods</text:p>
          </table:table-cell>
          <table:table-cell table:formula="of:=CONCATENATE([.A269];&quot;.&quot;;[.C269];&quot;.&quot;;[.E269];&quot; &quot;;[.F269])" office:value-type="string" office:string-value="4.3.6 List Methods" calcext:value-type="string">
            <text:p>4.3.6 List Method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Quiz: List Methods</text:p>
          </table:table-cell>
          <table:table-cell table:formula="of:=CONCATENATE([.A270];&quot;.&quot;;[.C270];&quot;.&quot;;[.E270];&quot; &quot;;[.F270])" office:value-type="string" office:string-value="4.3.7 Quiz: List Methods" calcext:value-type="string">
            <text:p>4.3.7 Quiz: List Method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Check for Understanding: Lists</text:p>
          </table:table-cell>
          <table:table-cell table:formula="of:=CONCATENATE([.A271];&quot;.&quot;;[.C271];&quot;.&quot;;[.E271];&quot; &quot;;[.F271])" office:value-type="string" office:string-value="4.3.8 Check for Understanding: Lists" calcext:value-type="string">
            <text:p>4.3.8 Check for Understanding: Lis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uples</text:p>
          </table:table-cell>
          <table:table-cell table:formula="of:=CONCATENATE([.A272];&quot;.&quot;;[.C272];&quot;.&quot;;[.E272];&quot; &quot;;[.F272])" office:value-type="string" office:string-value="4.3.9 Tuples" calcext:value-type="string">
            <text:p>4.3.9 Tup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iz: Tuples</text:p>
          </table:table-cell>
          <table:table-cell table:formula="of:=CONCATENATE([.A273];&quot;.&quot;;[.C273];&quot;.&quot;;[.E273];&quot; &quot;;[.F273])" office:value-type="string" office:string-value="4.3.10 Quiz: Tuples" calcext:value-type="string">
            <text:p>4.3.10 Quiz: Tup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ts</text:p>
          </table:table-cell>
          <table:table-cell table:formula="of:=CONCATENATE([.A274];&quot;.&quot;;[.C274];&quot;.&quot;;[.E274];&quot; &quot;;[.F274])" office:value-type="string" office:string-value="4.3.11 Sets" calcext:value-type="string">
            <text:p>4.3.11 Se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Sets</text:p>
          </table:table-cell>
          <table:table-cell table:formula="of:=CONCATENATE([.A275];&quot;.&quot;;[.C275];&quot;.&quot;;[.E275];&quot; &quot;;[.F275])" office:value-type="string" office:string-value="4.3.12 Quiz: Sets" calcext:value-type="string">
            <text:p>4.3.12 Quiz: Se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ictionaries and Identity Operators</text:p>
          </table:table-cell>
          <table:table-cell table:formula="of:=CONCATENATE([.A276];&quot;.&quot;;[.C276];&quot;.&quot;;[.E276];&quot; &quot;;[.F276])" office:value-type="string" office:string-value="4.3.13 Dictionaries and Identity Operators" calcext:value-type="string">
            <text:p>4.3.13 Dictionaries and Identity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Dictionaries and Identity Operators</text:p>
          </table:table-cell>
          <table:table-cell table:formula="of:=CONCATENATE([.A277];&quot;.&quot;;[.C277];&quot;.&quot;;[.E277];&quot; &quot;;[.F277])" office:value-type="string" office:string-value="4.3.14 Quiz: Dictionaries and Identity Operators" calcext:value-type="string">
            <text:p>4.3.14 Quiz: Dictionaries and Identity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: Dictionaries and Identity Operators</text:p>
          </table:table-cell>
          <table:table-cell table:formula="of:=CONCATENATE([.A278];&quot;.&quot;;[.C278];&quot;.&quot;;[.E278];&quot; &quot;;[.F278])" office:value-type="string" office:string-value="4.3.15 Solution: Dictionaries and Identity Operators" calcext:value-type="string">
            <text:p>4.3.15 Solution: Dictionaries and Identity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uiz: More With Dictionaries</text:p>
          </table:table-cell>
          <table:table-cell table:formula="of:=CONCATENATE([.A279];&quot;.&quot;;[.C279];&quot;.&quot;;[.E279];&quot; &quot;;[.F279])" office:value-type="string" office:string-value="4.3.16 Quiz: More With Dictionaries" calcext:value-type="string">
            <text:p>4.3.16 Quiz: More With Diction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When to Use Dictionaries?</text:p>
          </table:table-cell>
          <table:table-cell table:formula="of:=CONCATENATE([.A280];&quot;.&quot;;[.C280];&quot;.&quot;;[.E280];&quot; &quot;;[.F280])" office:value-type="string" office:string-value="4.3.17 When to Use Dictionaries?" calcext:value-type="string">
            <text:p>4.3.17 When to Use Dictionaries?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for Understanding: Data Structures</text:p>
          </table:table-cell>
          <table:table-cell table:formula="of:=CONCATENATE([.A281];&quot;.&quot;;[.C281];&quot;.&quot;;[.E281];&quot; &quot;;[.F281])" office:value-type="string" office:string-value="4.3.18 Check for Understanding: Data Structures" calcext:value-type="string">
            <text:p>4.3.18 Check for Understanding: Data Structur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ompound Data Structures</text:p>
          </table:table-cell>
          <table:table-cell table:formula="of:=CONCATENATE([.A282];&quot;.&quot;;[.C282];&quot;.&quot;;[.E282];&quot; &quot;;[.F282])" office:value-type="string" office:string-value="4.3.19 Compound Data Structures" calcext:value-type="string">
            <text:p>4.3.19 Compound Data Structur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z: Compound Data Structures</text:p>
          </table:table-cell>
          <table:table-cell table:formula="of:=CONCATENATE([.A283];&quot;.&quot;;[.C283];&quot;.&quot;;[.E283];&quot; &quot;;[.F283])" office:value-type="string" office:string-value="4.3.20 Quiz: Compound Data Structures" calcext:value-type="string">
            <text:p>4.3.20 Quiz: Compound Data Structur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olution: Compound Data Structions</text:p>
          </table:table-cell>
          <table:table-cell table:formula="of:=CONCATENATE([.A284];&quot;.&quot;;[.C284];&quot;.&quot;;[.E284];&quot; &quot;;[.F284])" office:value-type="string" office:string-value="4.3.21 Solution: Compound Data Structions" calcext:value-type="string">
            <text:p>4.3.21 Solution: Compound Data Stru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ractice Questions</text:p>
          </table:table-cell>
          <table:table-cell table:formula="of:=CONCATENATE([.A285];&quot;.&quot;;[.C285];&quot;.&quot;;[.E285];&quot; &quot;;[.F285])" office:value-type="string" office:string-value="4.3.22 Practice Questions" calcext:value-type="string">
            <text:p>4.3.22 Practice Ques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olution: Practice Questions</text:p>
          </table:table-cell>
          <table:table-cell table:formula="of:=CONCATENATE([.A286];&quot;.&quot;;[.C286];&quot;.&quot;;[.E286];&quot; &quot;;[.F286])" office:value-type="string" office:string-value="4.3.23 Solution: Practice Questions" calcext:value-type="string">
            <text:p>4.3.23 Solution: Practice Ques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onclusion</text:p>
          </table:table-cell>
          <table:table-cell table:formula="of:=CONCATENATE([.A287];&quot;.&quot;;[.C287];&quot;.&quot;;[.E287];&quot; &quot;;[.F287])" office:value-type="string" office:string-value="4.3.24 Conclusion" calcext:value-type="string">
            <text:p>4.3.24 Conclu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trol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288];&quot;.&quot;;[.C288];&quot;.&quot;;[.E288];&quot; &quot;;[.F288])" office:value-type="string" office:string-value="4.4.1 Introduction" calcext:value-type="string">
            <text:p>4.4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Conditional Statements</text:p>
          </table:table-cell>
          <table:table-cell table:formula="of:=CONCATENATE([.A289];&quot;.&quot;;[.C289];&quot;.&quot;;[.E289];&quot; &quot;;[.F289])" office:value-type="string" office:string-value="4.4.2 Conditional Statements" calcext:value-type="string">
            <text:p>4.4.2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Practice: Conditional Statements</text:p>
          </table:table-cell>
          <table:table-cell table:formula="of:=CONCATENATE([.A290];&quot;.&quot;;[.C290];&quot;.&quot;;[.E290];&quot; &quot;;[.F290])" office:value-type="string" office:string-value="4.4.3 Practice: Conditional Statements" calcext:value-type="string">
            <text:p>4.4.3 Practice: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: Conditional Statements</text:p>
          </table:table-cell>
          <table:table-cell table:formula="of:=CONCATENATE([.A291];&quot;.&quot;;[.C291];&quot;.&quot;;[.E291];&quot; &quot;;[.F291])" office:value-type="string" office:string-value="4.4.4 Solution: Conditional Statements" calcext:value-type="string">
            <text:p>4.4.4 Solution: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Quiz: Conditional Statements</text:p>
          </table:table-cell>
          <table:table-cell table:formula="of:=CONCATENATE([.A292];&quot;.&quot;;[.C292];&quot;.&quot;;[.E292];&quot; &quot;;[.F292])" office:value-type="string" office:string-value="4.4.5 Quiz: Conditional Statements" calcext:value-type="string">
            <text:p>4.4.5 Quiz: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Solution: Conditional Statements</text:p>
          </table:table-cell>
          <table:table-cell table:formula="of:=CONCATENATE([.A293];&quot;.&quot;;[.C293];&quot;.&quot;;[.E293];&quot; &quot;;[.F293])" office:value-type="string" office:string-value="4.4.6 Solution: Conditional Statements" calcext:value-type="string">
            <text:p>4.4.6 Solution: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Boolean Expressions for Conditions</text:p>
          </table:table-cell>
          <table:table-cell table:formula="of:=CONCATENATE([.A294];&quot;.&quot;;[.C294];&quot;.&quot;;[.E294];&quot; &quot;;[.F294])" office:value-type="string" office:string-value="4.4.7 Boolean Expressions for Conditions" calcext:value-type="string">
            <text:p>4.4.7 Boolean Expressions for Condi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Boolean Expressions for Conditions</text:p>
          </table:table-cell>
          <table:table-cell table:formula="of:=CONCATENATE([.A295];&quot;.&quot;;[.C295];&quot;.&quot;;[.E295];&quot; &quot;;[.F295])" office:value-type="string" office:string-value="4.4.8 Quiz: Boolean Expressions for Conditions" calcext:value-type="string">
            <text:p>4.4.8 Quiz: Boolean Expressions for Condi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lution: Boolean Expressions for Conditions</text:p>
          </table:table-cell>
          <table:table-cell table:formula="of:=CONCATENATE([.A296];&quot;.&quot;;[.C296];&quot;.&quot;;[.E296];&quot; &quot;;[.F296])" office:value-type="string" office:string-value="4.4.9 Solution: Boolean Expressions for Conditions" calcext:value-type="string">
            <text:p>4.4.9 Solution: Boolean Expressions for Condi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or Loops</text:p>
          </table:table-cell>
          <table:table-cell table:formula="of:=CONCATENATE([.A297];&quot;.&quot;;[.C297];&quot;.&quot;;[.E297];&quot; &quot;;[.F297])" office:value-type="string" office:string-value="4.4.10 For Loops" calcext:value-type="string">
            <text:p>4.4.10 For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ractice: For Loops</text:p>
          </table:table-cell>
          <table:table-cell table:formula="of:=CONCATENATE([.A298];&quot;.&quot;;[.C298];&quot;.&quot;;[.E298];&quot; &quot;;[.F298])" office:value-type="string" office:string-value="4.4.11 Practice: For Loops" calcext:value-type="string">
            <text:p>4.4.11 Practice: For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: For Loops Practice</text:p>
          </table:table-cell>
          <table:table-cell table:formula="of:=CONCATENATE([.A299];&quot;.&quot;;[.C299];&quot;.&quot;;[.E299];&quot; &quot;;[.F299])" office:value-type="string" office:string-value="4.4.12 Solution: For Loops Practice" calcext:value-type="string">
            <text:p>4.4.12 Solution: For Loops Pract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Quiz: For Loops</text:p>
          </table:table-cell>
          <table:table-cell table:formula="of:=CONCATENATE([.A300];&quot;.&quot;;[.C300];&quot;.&quot;;[.E300];&quot; &quot;;[.F300])" office:value-type="string" office:string-value="4.4.13 Quiz: For Loops" calcext:value-type="string">
            <text:p>4.4.13 Quiz: For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olution: For Loops Quiz</text:p>
          </table:table-cell>
          <table:table-cell table:formula="of:=CONCATENATE([.A301];&quot;.&quot;;[.C301];&quot;.&quot;;[.E301];&quot; &quot;;[.F301])" office:value-type="string" office:string-value="4.4.14 Solution: For Loops Quiz" calcext:value-type="string">
            <text:p>4.4.14 Solution: For Loops Quiz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uiz: Match Inputs To Outputs</text:p>
          </table:table-cell>
          <table:table-cell table:formula="of:=CONCATENATE([.A302];&quot;.&quot;;[.C302];&quot;.&quot;;[.E302];&quot; &quot;;[.F302])" office:value-type="string" office:string-value="4.4.15 Quiz: Match Inputs To Outputs" calcext:value-type="string">
            <text:p>4.4.15 Quiz: Match Inputs To Outpu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uilding Dictionaries</text:p>
          </table:table-cell>
          <table:table-cell table:formula="of:=CONCATENATE([.A303];&quot;.&quot;;[.C303];&quot;.&quot;;[.E303];&quot; &quot;;[.F303])" office:value-type="string" office:string-value="4.4.16 Building Dictionaries" calcext:value-type="string">
            <text:p>4.4.16 Building Diction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terating Through Dictionaries with For Loops</text:p>
          </table:table-cell>
          <table:table-cell table:formula="of:=CONCATENATE([.A304];&quot;.&quot;;[.C304];&quot;.&quot;;[.E304];&quot; &quot;;[.F304])" office:value-type="string" office:string-value="4.4.17 Iterating Through Dictionaries with For Loops" calcext:value-type="string">
            <text:p>4.4.17 Iterating Through Dictionaries with For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iz: Iterating Through Dictionaries</text:p>
          </table:table-cell>
          <table:table-cell table:formula="of:=CONCATENATE([.A305];&quot;.&quot;;[.C305];&quot;.&quot;;[.E305];&quot; &quot;;[.F305])" office:value-type="string" office:string-value="4.4.18 Quiz: Iterating Through Dictionaries" calcext:value-type="string">
            <text:p>4.4.18 Quiz: Iterating Through Diction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olution: Iterating Through Dictionaries</text:p>
          </table:table-cell>
          <table:table-cell table:formula="of:=CONCATENATE([.A306];&quot;.&quot;;[.C306];&quot;.&quot;;[.E306];&quot; &quot;;[.F306])" office:value-type="string" office:string-value="4.4.19 Solution: Iterating Through Dictionaries" calcext:value-type="string">
            <text:p>4.4.19 Solution: Iterating Through Diction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While Loops</text:p>
          </table:table-cell>
          <table:table-cell table:formula="of:=CONCATENATE([.A307];&quot;.&quot;;[.C307];&quot;.&quot;;[.E307];&quot; &quot;;[.F307])" office:value-type="string" office:string-value="4.4.20 While Loops" calcext:value-type="string">
            <text:p>4.4.20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ractice: While Loops</text:p>
          </table:table-cell>
          <table:table-cell table:formula="of:=CONCATENATE([.A308];&quot;.&quot;;[.C308];&quot;.&quot;;[.E308];&quot; &quot;;[.F308])" office:value-type="string" office:string-value="4.4.21 Practice: While Loops" calcext:value-type="string">
            <text:p>4.4.21 Practice: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olution: While Loops Practice</text:p>
          </table:table-cell>
          <table:table-cell table:formula="of:=CONCATENATE([.A309];&quot;.&quot;;[.C309];&quot;.&quot;;[.E309];&quot; &quot;;[.F309])" office:value-type="string" office:string-value="4.4.22 Solution: While Loops Practice" calcext:value-type="string">
            <text:p>4.4.22 Solution: While Loops Pract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z: While Loops</text:p>
          </table:table-cell>
          <table:table-cell table:formula="of:=CONCATENATE([.A310];&quot;.&quot;;[.C310];&quot;.&quot;;[.E310];&quot; &quot;;[.F310])" office:value-type="string" office:string-value="4.4.23 Quiz: While Loops" calcext:value-type="string">
            <text:p>4.4.23 Quiz: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olution: While Loops Quiz</text:p>
          </table:table-cell>
          <table:table-cell table:formula="of:=CONCATENATE([.A311];&quot;.&quot;;[.C311];&quot;.&quot;;[.E311];&quot; &quot;;[.F311])" office:value-type="string" office:string-value="4.4.24 Solution: While Loops Quiz" calcext:value-type="string">
            <text:p>4.4.24 Solution: While Loops Quiz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or Loops vs. While Loops</text:p>
          </table:table-cell>
          <table:table-cell table:formula="of:=CONCATENATE([.A312];&quot;.&quot;;[.C312];&quot;.&quot;;[.E312];&quot; &quot;;[.F312])" office:value-type="string" office:string-value="4.4.25 For Loops vs. While Loops" calcext:value-type="string">
            <text:p>4.4.25 For Loops vs.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heck for Understanding: For and While Loops</text:p>
          </table:table-cell>
          <table:table-cell table:formula="of:=CONCATENATE([.A313];&quot;.&quot;;[.C313];&quot;.&quot;;[.E313];&quot; &quot;;[.F313])" office:value-type="string" office:string-value="4.4.26 Check for Understanding: For and While Loops" calcext:value-type="string">
            <text:p>4.4.26 Check for Understanding: For and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olution: Check for Understanding: For and While Loops</text:p>
          </table:table-cell>
          <table:table-cell table:formula="of:=CONCATENATE([.A314];&quot;.&quot;;[.C314];&quot;.&quot;;[.E314];&quot; &quot;;[.F314])" office:value-type="string" office:string-value="4.4.27 Solution: Check for Understanding: For and While Loops" calcext:value-type="string">
            <text:p>4.4.27 Solution: Check for Understanding: For and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reak, Continue</text:p>
          </table:table-cell>
          <table:table-cell table:formula="of:=CONCATENATE([.A315];&quot;.&quot;;[.C315];&quot;.&quot;;[.E315];&quot; &quot;;[.F315])" office:value-type="string" office:string-value="4.4.28 Break, Continue" calcext:value-type="string">
            <text:p>4.4.28 Break, Contin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Quiz: Break, Continue</text:p>
          </table:table-cell>
          <table:table-cell table:formula="of:=CONCATENATE([.A316];&quot;.&quot;;[.C316];&quot;.&quot;;[.E316];&quot; &quot;;[.F316])" office:value-type="string" office:string-value="4.4.29 Quiz: Break, Continue" calcext:value-type="string">
            <text:p>4.4.29 Quiz: Break, Contin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olution: Break, Continue</text:p>
          </table:table-cell>
          <table:table-cell table:formula="of:=CONCATENATE([.A317];&quot;.&quot;;[.C317];&quot;.&quot;;[.E317];&quot; &quot;;[.F317])" office:value-type="string" office:string-value="4.4.30 Solution: Break, Continue" calcext:value-type="string">
            <text:p>4.4.30 Solution: Break, Contin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ractice: Loops</text:p>
          </table:table-cell>
          <table:table-cell table:formula="of:=CONCATENATE([.A318];&quot;.&quot;;[.C318];&quot;.&quot;;[.E318];&quot; &quot;;[.F318])" office:value-type="string" office:string-value="4.4.31 Practice: Loops" calcext:value-type="string">
            <text:p>4.4.31 Practice: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olution: Loops</text:p>
          </table:table-cell>
          <table:table-cell table:formula="of:=CONCATENATE([.A319];&quot;.&quot;;[.C319];&quot;.&quot;;[.E319];&quot; &quot;;[.F319])" office:value-type="string" office:string-value="4.4.32 Solution: Loops" calcext:value-type="string">
            <text:p>4.4.32 Solution: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Zip and Enumerate</text:p>
          </table:table-cell>
          <table:table-cell table:formula="of:=CONCATENATE([.A320];&quot;.&quot;;[.C320];&quot;.&quot;;[.E320];&quot; &quot;;[.F320])" office:value-type="string" office:string-value="4.4.33 Zip and Enumerate" calcext:value-type="string">
            <text:p>4.4.33 Zip and Enumerat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Quiz: Zip and Enumerate</text:p>
          </table:table-cell>
          <table:table-cell table:formula="of:=CONCATENATE([.A321];&quot;.&quot;;[.C321];&quot;.&quot;;[.E321];&quot; &quot;;[.F321])" office:value-type="string" office:string-value="4.4.34 Quiz: Zip and Enumerate" calcext:value-type="string">
            <text:p>4.4.34 Quiz: Zip and Enumerat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olution: Zip and Enumerate</text:p>
          </table:table-cell>
          <table:table-cell table:formula="of:=CONCATENATE([.A322];&quot;.&quot;;[.C322];&quot;.&quot;;[.E322];&quot; &quot;;[.F322])" office:value-type="string" office:string-value="4.4.35 Solution: Zip and Enumerate" calcext:value-type="string">
            <text:p>4.4.35 Solution: Zip and Enumerat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List Comprehensions</text:p>
          </table:table-cell>
          <table:table-cell table:formula="of:=CONCATENATE([.A323];&quot;.&quot;;[.C323];&quot;.&quot;;[.E323];&quot; &quot;;[.F323])" office:value-type="string" office:string-value="4.4.36 List Comprehensions" calcext:value-type="string">
            <text:p>4.4.36 List Comprehen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Quiz: List Comprehensions</text:p>
          </table:table-cell>
          <table:table-cell table:formula="of:=CONCATENATE([.A324];&quot;.&quot;;[.C324];&quot;.&quot;;[.E324];&quot; &quot;;[.F324])" office:value-type="string" office:string-value="4.4.37 Quiz: List Comprehensions" calcext:value-type="string">
            <text:p>4.4.37 Quiz: List Comprehen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olution: List Comprehensions</text:p>
          </table:table-cell>
          <table:table-cell table:formula="of:=CONCATENATE([.A325];&quot;.&quot;;[.C325];&quot;.&quot;;[.E325];&quot; &quot;;[.F325])" office:value-type="string" office:string-value="4.4.38 Solution: List Comprehensions" calcext:value-type="string">
            <text:p>4.4.38 Solution: List Comprehen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ractice Questions</text:p>
          </table:table-cell>
          <table:table-cell table:formula="of:=CONCATENATE([.A326];&quot;.&quot;;[.C326];&quot;.&quot;;[.E326];&quot; &quot;;[.F326])" office:value-type="string" office:string-value="4.4.39 Practice Questions" calcext:value-type="string">
            <text:p>4.4.39 Practice Ques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olutions to Practice Questions</text:p>
          </table:table-cell>
          <table:table-cell table:formula="of:=CONCATENATE([.A327];&quot;.&quot;;[.C327];&quot;.&quot;;[.E327];&quot; &quot;;[.F327])" office:value-type="string" office:string-value="4.4.40 Solutions to Practice Questions" calcext:value-type="string">
            <text:p>4.4.40 Solutions to Practice Ques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Conclusion</text:p>
          </table:table-cell>
          <table:table-cell table:formula="of:=CONCATENATE([.A328];&quot;.&quot;;[.C328];&quot;.&quot;;[.E328];&quot; &quot;;[.F328])" office:value-type="string" office:string-value="4.4.41 Conclusion" calcext:value-type="string">
            <text:p>4.4.41 Conclu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329];&quot;.&quot;;[.C329];&quot;.&quot;;[.E329];&quot; &quot;;[.F329])" office:value-type="string" office:string-value="4.5.1 Introduction" calcext:value-type="string">
            <text:p>4.5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Defining Functions</text:p>
          </table:table-cell>
          <table:table-cell table:formula="of:=CONCATENATE([.A330];&quot;.&quot;;[.C330];&quot;.&quot;;[.E330];&quot; &quot;;[.F330])" office:value-type="string" office:string-value="4.5.2 Defining Functions" calcext:value-type="string">
            <text:p>4.5.2 Defining Fun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Quiz: Defining Functions</text:p>
          </table:table-cell>
          <table:table-cell table:formula="of:=CONCATENATE([.A331];&quot;.&quot;;[.C331];&quot;.&quot;;[.E331];&quot; &quot;;[.F331])" office:value-type="string" office:string-value="4.5.3 Quiz: Defining Functions" calcext:value-type="string">
            <text:p>4.5.3 Quiz: Defining Fun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: Defining Functions</text:p>
          </table:table-cell>
          <table:table-cell table:formula="of:=CONCATENATE([.A332];&quot;.&quot;;[.C332];&quot;.&quot;;[.E332];&quot; &quot;;[.F332])" office:value-type="string" office:string-value="4.5.4 Solution: Defining Functions" calcext:value-type="string">
            <text:p>4.5.4 Solution: Defining Fun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Check For Understanding: Functions</text:p>
          </table:table-cell>
          <table:table-cell table:formula="of:=CONCATENATE([.A333];&quot;.&quot;;[.C333];&quot;.&quot;;[.E333];&quot; &quot;;[.F333])" office:value-type="string" office:string-value="4.5.5 Check For Understanding: Functions" calcext:value-type="string">
            <text:p>4.5.5 Check For Understanding: Fun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Variable Scope</text:p>
          </table:table-cell>
          <table:table-cell table:formula="of:=CONCATENATE([.A334];&quot;.&quot;;[.C334];&quot;.&quot;;[.E334];&quot; &quot;;[.F334])" office:value-type="string" office:string-value="4.5.6 Variable Scope" calcext:value-type="string">
            <text:p>4.5.6 Variable Scop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Variable Scope</text:p>
          </table:table-cell>
          <table:table-cell table:formula="of:=CONCATENATE([.A335];&quot;.&quot;;[.C335];&quot;.&quot;;[.E335];&quot; &quot;;[.F335])" office:value-type="string" office:string-value="4.5.7 Quiz: Variable Scope" calcext:value-type="string">
            <text:p>4.5.7 Quiz: Variable Scop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lution: Variable Scope</text:p>
          </table:table-cell>
          <table:table-cell table:formula="of:=CONCATENATE([.A336];&quot;.&quot;;[.C336];&quot;.&quot;;[.E336];&quot; &quot;;[.F336])" office:value-type="string" office:string-value="4.5.8 Solution: Variable Scope" calcext:value-type="string">
            <text:p>4.5.8 Solution: Variable Scop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heck For Understanding: Variable Scope</text:p>
          </table:table-cell>
          <table:table-cell table:formula="of:=CONCATENATE([.A337];&quot;.&quot;;[.C337];&quot;.&quot;;[.E337];&quot; &quot;;[.F337])" office:value-type="string" office:string-value="4.5.9 Check For Understanding: Variable Scope" calcext:value-type="string">
            <text:p>4.5.9 Check For Understanding: Variable Scop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ocumentation</text:p>
          </table:table-cell>
          <table:table-cell table:formula="of:=CONCATENATE([.A338];&quot;.&quot;;[.C338];&quot;.&quot;;[.E338];&quot; &quot;;[.F338])" office:value-type="string" office:string-value="4.5.10 Documentation" calcext:value-type="string">
            <text:p>4.5.10 Documenta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Documentation</text:p>
          </table:table-cell>
          <table:table-cell table:formula="of:=CONCATENATE([.A339];&quot;.&quot;;[.C339];&quot;.&quot;;[.E339];&quot; &quot;;[.F339])" office:value-type="string" office:string-value="4.5.11 Quiz: Documentation" calcext:value-type="string">
            <text:p>4.5.11 Quiz: Documenta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: Documentation</text:p>
          </table:table-cell>
          <table:table-cell table:formula="of:=CONCATENATE([.A340];&quot;.&quot;;[.C340];&quot;.&quot;;[.E340];&quot; &quot;;[.F340])" office:value-type="string" office:string-value="4.5.12 Solution: Documentation" calcext:value-type="string">
            <text:p>4.5.12 Solution: Documenta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ambda Expressions</text:p>
          </table:table-cell>
          <table:table-cell table:formula="of:=CONCATENATE([.A341];&quot;.&quot;;[.C341];&quot;.&quot;;[.E341];&quot; &quot;;[.F341])" office:value-type="string" office:string-value="4.5.13 Lambda Expressions" calcext:value-type="string">
            <text:p>4.5.13 Lambda Expres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Lambda Expressions</text:p>
          </table:table-cell>
          <table:table-cell table:formula="of:=CONCATENATE([.A342];&quot;.&quot;;[.C342];&quot;.&quot;;[.E342];&quot; &quot;;[.F342])" office:value-type="string" office:string-value="4.5.14 Quiz: Lambda Expressions" calcext:value-type="string">
            <text:p>4.5.14 Quiz: Lambda Expres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: Lambda Expressions</text:p>
          </table:table-cell>
          <table:table-cell table:formula="of:=CONCATENATE([.A343];&quot;.&quot;;[.C343];&quot;.&quot;;[.E343];&quot; &quot;;[.F343])" office:value-type="string" office:string-value="4.5.15 Solution: Lambda Expressions" calcext:value-type="string">
            <text:p>4.5.15 Solution: Lambda Expres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clusion</text:p>
          </table:table-cell>
          <table:table-cell table:formula="of:=CONCATENATE([.A344];&quot;.&quot;;[.C344];&quot;.&quot;;[.E344];&quot; &quot;;[.F344])" office:value-type="string" office:string-value="4.5.16 Conclusion" calcext:value-type="string">
            <text:p>4.5.16 Conclu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rip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345];&quot;.&quot;;[.C345];&quot;.&quot;;[.E345];&quot; &quot;;[.F345])" office:value-type="string" office:string-value="4.6.1 Introduction" calcext:value-type="string">
            <text:p>4.6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ython Installation</text:p>
          </table:table-cell>
          <table:table-cell table:formula="of:=CONCATENATE([.A346];&quot;.&quot;;[.C346];&quot;.&quot;;[.E346];&quot; &quot;;[.F346])" office:value-type="string" office:string-value="4.6.2 Python Installation" calcext:value-type="string">
            <text:p>4.6.2 Python Installa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Install Python Using Anaconda</text:p>
          </table:table-cell>
          <table:table-cell table:formula="of:=CONCATENATE([.A347];&quot;.&quot;;[.C347];&quot;.&quot;;[.E347];&quot; &quot;;[.F347])" office:value-type="string" office:string-value="4.6.3 Install Python Using Anaconda" calcext:value-type="string">
            <text:p>4.6.3 Install Python Using Anacond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[For Windows] Configuring Git Bash to Run Python</text:p>
          </table:table-cell>
          <table:table-cell table:formula="of:=CONCATENATE([.A348];&quot;.&quot;;[.C348];&quot;.&quot;;[.E348];&quot; &quot;;[.F348])" office:value-type="string" office:string-value="4.6.4 [For Windows] Configuring Git Bash to Run Python" calcext:value-type="string">
            <text:p>4.6.4 [For Windows] Configuring Git Bash to Run Pyth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Running a Python Script</text:p>
          </table:table-cell>
          <table:table-cell table:formula="of:=CONCATENATE([.A349];&quot;.&quot;;[.C349];&quot;.&quot;;[.E349];&quot; &quot;;[.F349])" office:value-type="string" office:string-value="4.6.5 Running a Python Script" calcext:value-type="string">
            <text:p>4.6.5 Running a Python Scrip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ogramming Environment Setup</text:p>
          </table:table-cell>
          <table:table-cell table:formula="of:=CONCATENATE([.A350];&quot;.&quot;;[.C350];&quot;.&quot;;[.E350];&quot; &quot;;[.F350])" office:value-type="string" office:string-value="4.6.6 Programming Environment Setup" calcext:value-type="string">
            <text:p>4.6.6 Programming Environment Setup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diting a Python Script</text:p>
          </table:table-cell>
          <table:table-cell table:formula="of:=CONCATENATE([.A351];&quot;.&quot;;[.C351];&quot;.&quot;;[.E351];&quot; &quot;;[.F351])" office:value-type="string" office:string-value="4.6.7 Editing a Python Script" calcext:value-type="string">
            <text:p>4.6.7 Editing a Python Scrip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ripting with Raw Input</text:p>
          </table:table-cell>
          <table:table-cell table:formula="of:=CONCATENATE([.A352];&quot;.&quot;;[.C352];&quot;.&quot;;[.E352];&quot; &quot;;[.F352])" office:value-type="string" office:string-value="4.6.8 Scripting with Raw Input" calcext:value-type="string">
            <text:p>4.6.8 Scripting with Raw Inpu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z: Scripting with Raw Input</text:p>
          </table:table-cell>
          <table:table-cell table:formula="of:=CONCATENATE([.A353];&quot;.&quot;;[.C353];&quot;.&quot;;[.E353];&quot; &quot;;[.F353])" office:value-type="string" office:string-value="4.6.9 Quiz: Scripting with Raw Input" calcext:value-type="string">
            <text:p>4.6.9 Quiz: Scripting with Raw Inpu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lution: Scripting with Raw Input</text:p>
          </table:table-cell>
          <table:table-cell table:formula="of:=CONCATENATE([.A354];&quot;.&quot;;[.C354];&quot;.&quot;;[.E354];&quot; &quot;;[.F354])" office:value-type="string" office:string-value="4.6.10 Solution: Scripting with Raw Input" calcext:value-type="string">
            <text:p>4.6.10 Solution: Scripting with Raw Inpu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rrors and Exceptions</text:p>
          </table:table-cell>
          <table:table-cell table:formula="of:=CONCATENATE([.A355];&quot;.&quot;;[.C355];&quot;.&quot;;[.E355];&quot; &quot;;[.F355])" office:value-type="string" office:string-value="4.6.11 Errors and Exceptions" calcext:value-type="string">
            <text:p>4.6.11 Errors and Excep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Errors and Exceptions</text:p>
          </table:table-cell>
          <table:table-cell table:formula="of:=CONCATENATE([.A356];&quot;.&quot;;[.C356];&quot;.&quot;;[.E356];&quot; &quot;;[.F356])" office:value-type="string" office:string-value="4.6.12 Quiz: Errors and Exceptions" calcext:value-type="string">
            <text:p>4.6.12 Quiz: Errors and Excep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andling Errors</text:p>
          </table:table-cell>
          <table:table-cell table:formula="of:=CONCATENATE([.A357];&quot;.&quot;;[.C357];&quot;.&quot;;[.E357];&quot; &quot;;[.F357])" office:value-type="string" office:string-value="4.6.13 Handling Errors" calcext:value-type="string">
            <text:p>4.6.13 Handling Err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ractice: Handling Input Errors</text:p>
          </table:table-cell>
          <table:table-cell table:formula="of:=CONCATENATE([.A358];&quot;.&quot;;[.C358];&quot;.&quot;;[.E358];&quot; &quot;;[.F358])" office:value-type="string" office:string-value="4.6.14 Practice: Handling Input Errors" calcext:value-type="string">
            <text:p>4.6.14 Practice: Handling Input Err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: Handling Input Errors</text:p>
          </table:table-cell>
          <table:table-cell table:formula="of:=CONCATENATE([.A359];&quot;.&quot;;[.C359];&quot;.&quot;;[.E359];&quot; &quot;;[.F359])" office:value-type="string" office:string-value="4.6.15 Solution: Handling Input Errors" calcext:value-type="string">
            <text:p>4.6.15 Solution: Handling Input Err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ccessing Error Messages</text:p>
          </table:table-cell>
          <table:table-cell table:formula="of:=CONCATENATE([.A360];&quot;.&quot;;[.C360];&quot;.&quot;;[.E360];&quot; &quot;;[.F360])" office:value-type="string" office:string-value="4.6.16 Accessing Error Messages" calcext:value-type="string">
            <text:p>4.6.16 Accessing Error Messag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eading and Writing Files</text:p>
          </table:table-cell>
          <table:table-cell table:formula="of:=CONCATENATE([.A361];&quot;.&quot;;[.C361];&quot;.&quot;;[.E361];&quot; &quot;;[.F361])" office:value-type="string" office:string-value="4.6.17 Reading and Writing Files" calcext:value-type="string">
            <text:p>4.6.17 Reading and Writing Fi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iz: Reading and Writing Files</text:p>
          </table:table-cell>
          <table:table-cell table:formula="of:=CONCATENATE([.A362];&quot;.&quot;;[.C362];&quot;.&quot;;[.E362];&quot; &quot;;[.F362])" office:value-type="string" office:string-value="4.6.18 Quiz: Reading and Writing Files" calcext:value-type="string">
            <text:p>4.6.18 Quiz: Reading and Writing Fi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olution: Reading and Writing Files</text:p>
          </table:table-cell>
          <table:table-cell table:formula="of:=CONCATENATE([.A363];&quot;.&quot;;[.C363];&quot;.&quot;;[.E363];&quot; &quot;;[.F363])" office:value-type="string" office:string-value="4.6.19 Solution: Reading and Writing Files" calcext:value-type="string">
            <text:p>4.6.19 Solution: Reading and Writing Fi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z: Practice Debugging</text:p>
          </table:table-cell>
          <table:table-cell table:formula="of:=CONCATENATE([.A364];&quot;.&quot;;[.C364];&quot;.&quot;;[.E364];&quot; &quot;;[.F364])" office:value-type="string" office:string-value="4.6.20 Quiz: Practice Debugging" calcext:value-type="string">
            <text:p>4.6.20 Quiz: Practice Debuggi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olutions for Quiz: Practice Debugging</text:p>
          </table:table-cell>
          <table:table-cell table:formula="of:=CONCATENATE([.A365];&quot;.&quot;;[.C365];&quot;.&quot;;[.E365];&quot; &quot;;[.F365])" office:value-type="string" office:string-value="4.6.21 Solutions for Quiz: Practice Debugging" calcext:value-type="string">
            <text:p>4.6.21 Solutions for Quiz: Practice Debuggi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mporting Local Scripts</text:p>
          </table:table-cell>
          <table:table-cell table:formula="of:=CONCATENATE([.A366];&quot;.&quot;;[.C366];&quot;.&quot;;[.E366];&quot; &quot;;[.F366])" office:value-type="string" office:string-value="4.6.22 Importing Local Scripts" calcext:value-type="string">
            <text:p>4.6.22 Importing Local Scrip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he Standard Library</text:p>
          </table:table-cell>
          <table:table-cell table:formula="of:=CONCATENATE([.A367];&quot;.&quot;;[.C367];&quot;.&quot;;[.E367];&quot; &quot;;[.F367])" office:value-type="string" office:string-value="4.6.23 The Standard Library" calcext:value-type="string">
            <text:p>4.6.23 The Standard Librar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Quiz: The Standard Library</text:p>
          </table:table-cell>
          <table:table-cell table:formula="of:=CONCATENATE([.A368];&quot;.&quot;;[.C368];&quot;.&quot;;[.E368];&quot; &quot;;[.F368])" office:value-type="string" office:string-value="4.6.24 Quiz: The Standard Library" calcext:value-type="string">
            <text:p>4.6.24 Quiz: The Standard Librar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olution: The Standard Library</text:p>
          </table:table-cell>
          <table:table-cell table:formula="of:=CONCATENATE([.A369];&quot;.&quot;;[.C369];&quot;.&quot;;[.E369];&quot; &quot;;[.F369])" office:value-type="string" office:string-value="4.6.25 Solution: The Standard Library" calcext:value-type="string">
            <text:p>4.6.25 Solution: The Standard Librar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echniques for Importing Modules</text:p>
          </table:table-cell>
          <table:table-cell table:formula="of:=CONCATENATE([.A370];&quot;.&quot;;[.C370];&quot;.&quot;;[.E370];&quot; &quot;;[.F370])" office:value-type="string" office:string-value="4.6.26 Techniques for Importing Modules" calcext:value-type="string">
            <text:p>4.6.26 Techniques for Importing Modu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Quiz: Techniques for Importing Modules</text:p>
          </table:table-cell>
          <table:table-cell table:formula="of:=CONCATENATE([.A371];&quot;.&quot;;[.C371];&quot;.&quot;;[.E371];&quot; &quot;;[.F371])" office:value-type="string" office:string-value="4.6.27 Quiz: Techniques for Importing Modules" calcext:value-type="string">
            <text:p>4.6.27 Quiz: Techniques for Importing Modu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hird-Party Libraries</text:p>
          </table:table-cell>
          <table:table-cell table:formula="of:=CONCATENATE([.A372];&quot;.&quot;;[.C372];&quot;.&quot;;[.E372];&quot; &quot;;[.F372])" office:value-type="string" office:string-value="4.6.28 Third-Party Libraries" calcext:value-type="string">
            <text:p>4.6.28 Third-Party Libr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xperimenting with an Interpreter</text:p>
          </table:table-cell>
          <table:table-cell table:formula="of:=CONCATENATE([.A373];&quot;.&quot;;[.C373];&quot;.&quot;;[.E373];&quot; &quot;;[.F373])" office:value-type="string" office:string-value="4.6.29 Experimenting with an Interpreter" calcext:value-type="string">
            <text:p>4.6.29 Experimenting with an Interprete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nline Resources</text:p>
          </table:table-cell>
          <table:table-cell table:formula="of:=CONCATENATE([.A374];&quot;.&quot;;[.C374];&quot;.&quot;;[.E374];&quot; &quot;;[.F374])" office:value-type="string" office:string-value="4.6.30 Online Resources" calcext:value-type="string">
            <text:p>4.6.30 Online Resourc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ractice Question</text:p>
          </table:table-cell>
          <table:table-cell table:formula="of:=CONCATENATE([.A375];&quot;.&quot;;[.C375];&quot;.&quot;;[.E375];&quot; &quot;;[.F375])" office:value-type="string" office:string-value="4.6.31 Practice Question" calcext:value-type="string">
            <text:p>4.6.31 Practice Ques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olution for Practice Question</text:p>
          </table:table-cell>
          <table:table-cell table:formula="of:=CONCATENATE([.A376];&quot;.&quot;;[.C376];&quot;.&quot;;[.E376];&quot; &quot;;[.F376])" office:value-type="string" office:string-value="4.6.32 Solution for Practice Question" calcext:value-type="string">
            <text:p>4.6.32 Solution for Practice Ques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Conclusion</text:p>
          </table:table-cell>
          <table:table-cell table:formula="of:=CONCATENATE([.A377];&quot;.&quot;;[.C377];&quot;.&quot;;[.E377];&quot; &quot;;[.F377])" office:value-type="string" office:string-value="4.6.33 Conclusion" calcext:value-type="string">
            <text:p>4.6.33 Conclu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um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s</text:p>
          </table:table-cell>
          <table:table-cell table:formula="of:=CONCATENATE([.A378];&quot;.&quot;;[.C378];&quot;.&quot;;[.E378];&quot; &quot;;[.F378])" office:value-type="string" office:string-value="4.7.1 Instructors" calcext:value-type="string">
            <text:p>4.7.1 Instruc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Introduction to NumPy</text:p>
          </table:table-cell>
          <table:table-cell table:formula="of:=CONCATENATE([.A379];&quot;.&quot;;[.C379];&quot;.&quot;;[.E379];&quot; &quot;;[.F379])" office:value-type="string" office:string-value="4.7.2 Introduction to NumPy" calcext:value-type="string">
            <text:p>4.7.2 Introduction to NumP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Why Use NumPy?</text:p>
          </table:table-cell>
          <table:table-cell table:formula="of:=CONCATENATE([.A380];&quot;.&quot;;[.C380];&quot;.&quot;;[.E380];&quot; &quot;;[.F380])" office:value-type="string" office:string-value="4.7.3 Why Use NumPy?" calcext:value-type="string">
            <text:p>4.7.3 Why Use NumPy?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Creating and Saving NumPy ndarrays</text:p>
          </table:table-cell>
          <table:table-cell table:formula="of:=CONCATENATE([.A381];&quot;.&quot;;[.C381];&quot;.&quot;;[.E381];&quot; &quot;;[.F381])" office:value-type="string" office:string-value="4.7.4 Creating and Saving NumPy ndarrays" calcext:value-type="string">
            <text:p>4.7.4 Creating and Saving NumPy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uiz: Creating and Saving NumPy ndarrays</text:p>
          </table:table-cell>
          <table:table-cell table:formula="of:=CONCATENATE([.A382];&quot;.&quot;;[.C382];&quot;.&quot;;[.E382];&quot; &quot;;[.F382])" office:value-type="string" office:string-value="4.7.5 Quiz: Creating and Saving NumPy ndarrays" calcext:value-type="string">
            <text:p>4.7.5 Quiz: Creating and Saving NumPy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olution: Creating and Saving NumPy ndarrays</text:p>
          </table:table-cell>
          <table:table-cell table:formula="of:=CONCATENATE([.A383];&quot;.&quot;;[.C383];&quot;.&quot;;[.E383];&quot; &quot;;[.F383])" office:value-type="string" office:string-value="4.7.6 Solution: Creating and Saving NumPy ndarrays" calcext:value-type="string">
            <text:p>4.7.6 Solution: Creating and Saving NumPy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sing Built-in Functions to Create ndarrays</text:p>
          </table:table-cell>
          <table:table-cell table:formula="of:=CONCATENATE([.A384];&quot;.&quot;;[.C384];&quot;.&quot;;[.E384];&quot; &quot;;[.F384])" office:value-type="string" office:string-value="4.7.7 Using Built-in Functions to Create ndarrays" calcext:value-type="string">
            <text:p>4.7.7 Using Built-in Functions to Create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Create an ndarray</text:p>
          </table:table-cell>
          <table:table-cell table:formula="of:=CONCATENATE([.A385];&quot;.&quot;;[.C385];&quot;.&quot;;[.E385];&quot; &quot;;[.F385])" office:value-type="string" office:string-value="4.7.8 Quiz: Create an ndarray" calcext:value-type="string">
            <text:p>4.7.8 Quiz: Create an ndarra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ccessing, Deleting, and Inserting Elements Into ndarrays</text:p>
          </table:table-cell>
          <table:table-cell table:formula="of:=CONCATENATE([.A386];&quot;.&quot;;[.C386];&quot;.&quot;;[.E386];&quot; &quot;;[.F386])" office:value-type="string" office:string-value="4.7.9 Accessing, Deleting, and Inserting Elements Into ndarrays" calcext:value-type="string">
            <text:p>4.7.9 Accessing, Deleting, and Inserting Elements Into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licing ndarrays</text:p>
          </table:table-cell>
          <table:table-cell table:formula="of:=CONCATENATE([.A387];&quot;.&quot;;[.C387];&quot;.&quot;;[.E387];&quot; &quot;;[.F387])" office:value-type="string" office:string-value="4.7.10 Slicing ndarrays" calcext:value-type="string">
            <text:p>4.7.10 Slicing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oolean Indexing, Set Operations, and Sorting</text:p>
          </table:table-cell>
          <table:table-cell table:formula="of:=CONCATENATE([.A388];&quot;.&quot;;[.C388];&quot;.&quot;;[.E388];&quot; &quot;;[.F388])" office:value-type="string" office:string-value="4.7.11 Boolean Indexing, Set Operations, and Sorting" calcext:value-type="string">
            <text:p>4.7.11 Boolean Indexing, Set Operations, and Sorti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Manipulating ndarrays</text:p>
          </table:table-cell>
          <table:table-cell table:formula="of:=CONCATENATE([.A389];&quot;.&quot;;[.C389];&quot;.&quot;;[.E389];&quot; &quot;;[.F389])" office:value-type="string" office:string-value="4.7.12 Quiz: Manipulating ndarrays" calcext:value-type="string">
            <text:p>4.7.12 Quiz: Manipulating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rithmetic operations and Broadcasting</text:p>
          </table:table-cell>
          <table:table-cell table:formula="of:=CONCATENATE([.A390];&quot;.&quot;;[.C390];&quot;.&quot;;[.E390];&quot; &quot;;[.F390])" office:value-type="string" office:string-value="4.7.13 Arithmetic operations and Broadcasting" calcext:value-type="string">
            <text:p>4.7.13 Arithmetic operations and Broadcasti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Creating ndarrays with Broadcasting</text:p>
          </table:table-cell>
          <table:table-cell table:formula="of:=CONCATENATE([.A391];&quot;.&quot;;[.C391];&quot;.&quot;;[.E391];&quot; &quot;;[.F391])" office:value-type="string" office:string-value="4.7.14 Quiz: Creating ndarrays with Broadcasting" calcext:value-type="string">
            <text:p>4.7.14 Quiz: Creating ndarrays with Broadcast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an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s</text:p>
          </table:table-cell>
          <table:table-cell table:formula="of:=CONCATENATE([.A392];&quot;.&quot;;[.C392];&quot;.&quot;;[.E392];&quot; &quot;;[.F392])" office:value-type="string" office:string-value="4.8.1 Instructors" calcext:value-type="string">
            <text:p>4.8.1 Instruc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Introduction to pandas</text:p>
          </table:table-cell>
          <table:table-cell table:formula="of:=CONCATENATE([.A393];&quot;.&quot;;[.C393];&quot;.&quot;;[.E393];&quot; &quot;;[.F393])" office:value-type="string" office:string-value="4.8.2 Introduction to pandas" calcext:value-type="string">
            <text:p>4.8.2 Introduction to panda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Why Use pandas?</text:p>
          </table:table-cell>
          <table:table-cell table:formula="of:=CONCATENATE([.A394];&quot;.&quot;;[.C394];&quot;.&quot;;[.E394];&quot; &quot;;[.F394])" office:value-type="string" office:string-value="4.8.3 Why Use pandas?" calcext:value-type="string">
            <text:p>4.8.3 Why Use pandas?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eating pandas Series</text:p>
          </table:table-cell>
          <table:table-cell table:formula="of:=CONCATENATE([.A395];&quot;.&quot;;[.C395];&quot;.&quot;;[.E395];&quot; &quot;;[.F395])" office:value-type="string" office:string-value="4.8.4 Creating pandas Series" calcext:value-type="string">
            <text:p>4.8.4 Creating pandas Se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ccessing and Deleting Elements in pandas Series</text:p>
          </table:table-cell>
          <table:table-cell table:formula="of:=CONCATENATE([.A396];&quot;.&quot;;[.C396];&quot;.&quot;;[.E396];&quot; &quot;;[.F396])" office:value-type="string" office:string-value="4.8.5 Accessing and Deleting Elements in pandas Series" calcext:value-type="string">
            <text:p>4.8.5 Accessing and Deleting Elements in pandas Se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rithmetic Operations on pandas Series</text:p>
          </table:table-cell>
          <table:table-cell table:formula="of:=CONCATENATE([.A397];&quot;.&quot;;[.C397];&quot;.&quot;;[.E397];&quot; &quot;;[.F397])" office:value-type="string" office:string-value="4.8.6 Arithmetic Operations on pandas Series" calcext:value-type="string">
            <text:p>4.8.6 Arithmetic Operations on pandas Se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Manipulate a Series</text:p>
          </table:table-cell>
          <table:table-cell table:formula="of:=CONCATENATE([.A398];&quot;.&quot;;[.C398];&quot;.&quot;;[.E398];&quot; &quot;;[.F398])" office:value-type="string" office:string-value="4.8.7 Quiz: Manipulate a Series" calcext:value-type="string">
            <text:p>4.8.7 Quiz: Manipulate a Se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eating pandas DataFrames</text:p>
          </table:table-cell>
          <table:table-cell table:formula="of:=CONCATENATE([.A399];&quot;.&quot;;[.C399];&quot;.&quot;;[.E399];&quot; &quot;;[.F399])" office:value-type="string" office:string-value="4.8.8 Creating pandas DataFrames" calcext:value-type="string">
            <text:p>4.8.8 Creating pandas DataFram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ccessing Elements in pandas DataFrames</text:p>
          </table:table-cell>
          <table:table-cell table:formula="of:=CONCATENATE([.A400];&quot;.&quot;;[.C400];&quot;.&quot;;[.E400];&quot; &quot;;[.F400])" office:value-type="string" office:string-value="4.8.9 Accessing Elements in pandas DataFrames" calcext:value-type="string">
            <text:p>4.8.9 Accessing Elements in pandas DataFram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aling with NaN</text:p>
          </table:table-cell>
          <table:table-cell table:formula="of:=CONCATENATE([.A401];&quot;.&quot;;[.C401];&quot;.&quot;;[.E401];&quot; &quot;;[.F401])" office:value-type="string" office:string-value="4.8.10 Dealing with NaN" calcext:value-type="string">
            <text:p>4.8.10 Dealing with Na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Manipulate a DataFrame</text:p>
          </table:table-cell>
          <table:table-cell table:formula="of:=CONCATENATE([.A402];&quot;.&quot;;[.C402];&quot;.&quot;;[.E402];&quot; &quot;;[.F402])" office:value-type="string" office:string-value="4.8.11 Quiz: Manipulate a DataFrame" calcext:value-type="string">
            <text:p>4.8.11 Quiz: Manipulate a DataFram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oading Data into a pandas DataFrame</text:p>
          </table:table-cell>
          <table:table-cell table:formula="of:=CONCATENATE([.A403];&quot;.&quot;;[.C403];&quot;.&quot;;[.E403];&quot; &quot;;[.F403])" office:value-type="string" office:string-value="4.8.12 Loading Data into a pandas DataFrame" calcext:value-type="string">
            <text:p>4.8.12 Loading Data into a pandas DataFra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vanced Top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nced Topics</text:p>
          </table:table-cell>
          <table:table-cell table:formula="of:=CONCATENATE([.A404];&quot;.&quot;;[.C404];&quot;.&quot;;[.E404];&quot; &quot;;[.F404])" office:value-type="string" office:string-value="4.9.1 Advanced Topics" calcext:value-type="string">
            <text:p>4.9.1 Advanced Topic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Optional] Iterators and Generators</text:p>
          </table:table-cell>
          <table:table-cell table:formula="of:=CONCATENATE([.A405];&quot;.&quot;;[.C405];&quot;.&quot;;[.E405];&quot; &quot;;[.F405])" office:value-type="string" office:string-value="4.9.2 [Optional] Iterators and Generators" calcext:value-type="string">
            <text:p>4.9.2 [Optional] Iterators and Gen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Optional] Quiz: Iterators and Generators</text:p>
          </table:table-cell>
          <table:table-cell table:formula="of:=CONCATENATE([.A406];&quot;.&quot;;[.C406];&quot;.&quot;;[.E406];&quot; &quot;;[.F406])" office:value-type="string" office:string-value="4.9.3 [Optional] Quiz: Iterators and Generators" calcext:value-type="string">
            <text:p>4.9.3 [Optional] Quiz: Iterators and Gen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Optional] Solution: Iterators and Generators</text:p>
          </table:table-cell>
          <table:table-cell table:formula="of:=CONCATENATE([.A407];&quot;.&quot;;[.C407];&quot;.&quot;;[.E407];&quot; &quot;;[.F407])" office:value-type="string" office:string-value="4.9.4 [Optional] Solution: Iterators and Generators" calcext:value-type="string">
            <text:p>4.9.4 [Optional] Solution: Iterators and Gen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Optional] Generator Expressions</text:p>
          </table:table-cell>
          <table:table-cell table:formula="of:=CONCATENATE([.A408];&quot;.&quot;;[.C408];&quot;.&quot;;[.E408];&quot; &quot;;[.F408])" office:value-type="string" office:string-value="4.9.5 [Optional] Generator Expressions" calcext:value-type="string">
            <text:p>4.9.5 [Optional] Generator Expressions</text:p>
          </table:table-cell>
        </table:table-row>
        <table:table-row table:style-name="ro25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Project: Explore US Bikeshare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Overview</text:p>
          </table:table-cell>
          <table:table-cell table:formula="of:=CONCATENATE([.A409];&quot;.&quot;;[.C409];&quot;.&quot;;[.E409];&quot; &quot;;[.F409])" office:value-type="string" office:string-value="4.P2.1 Project Overview" calcext:value-type="string">
            <text:p>4.P2.1 Project Overview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ct Details</text:p>
          </table:table-cell>
          <table:table-cell table:formula="of:=CONCATENATE([.A410];&quot;.&quot;;[.C410];&quot;.&quot;;[.E410];&quot; &quot;;[.F410])" office:value-type="string" office:string-value="4.P2.2 Project Details" calcext:value-type="string">
            <text:p>4.P2.2 Project Detail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de Walkthrough</text:p>
          </table:table-cell>
          <table:table-cell table:formula="of:=CONCATENATE([.A411];&quot;.&quot;;[.C411];&quot;.&quot;;[.E411];&quot; &quot;;[.F411])" office:value-type="string" office:string-value="4.P2.3 Code Walkthrough" calcext:value-type="string">
            <text:p>4.P2.3 Code Walkthrough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derstanding the Data</text:p>
          </table:table-cell>
          <table:table-cell table:formula="of:=CONCATENATE([.A412];&quot;.&quot;;[.C412];&quot;.&quot;;[.E412];&quot; &quot;;[.F412])" office:value-type="string" office:string-value="4.P2.4 Understanding the Data" calcext:value-type="string">
            <text:p>4.P2.4 Understanding the Dat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actice Problem #1</text:p>
          </table:table-cell>
          <table:table-cell table:formula="of:=CONCATENATE([.A413];&quot;.&quot;;[.C413];&quot;.&quot;;[.E413];&quot; &quot;;[.F413])" office:value-type="string" office:string-value="4.P2.5 Practice Problem #1" calcext:value-type="string">
            <text:p>4.P2.5 Practice Problem #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actice Solution #1</text:p>
          </table:table-cell>
          <table:table-cell table:formula="of:=CONCATENATE([.A414];&quot;.&quot;;[.C414];&quot;.&quot;;[.E414];&quot; &quot;;[.F414])" office:value-type="string" office:string-value="4.P2.6 Practice Solution #1" calcext:value-type="string">
            <text:p>4.P2.6 Practice Solution #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actice Problem #2</text:p>
          </table:table-cell>
          <table:table-cell table:formula="of:=CONCATENATE([.A415];&quot;.&quot;;[.C415];&quot;.&quot;;[.E415];&quot; &quot;;[.F415])" office:value-type="string" office:string-value="4.P2.7 Practice Problem #2" calcext:value-type="string">
            <text:p>4.P2.7 Practice Problem #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actice Solution #2</text:p>
          </table:table-cell>
          <table:table-cell table:formula="of:=CONCATENATE([.A416];&quot;.&quot;;[.C416];&quot;.&quot;;[.E416];&quot; &quot;;[.F416])" office:value-type="string" office:string-value="4.P2.8 Practice Solution #2" calcext:value-type="string">
            <text:p>4.P2.8 Practice Solution #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actice Problem #3</text:p>
          </table:table-cell>
          <table:table-cell table:formula="of:=CONCATENATE([.A417];&quot;.&quot;;[.C417];&quot;.&quot;;[.E417];&quot; &quot;;[.F417])" office:value-type="string" office:string-value="4.P2.9 Practice Problem #3" calcext:value-type="string">
            <text:p>4.P2.9 Practice Problem #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actice Solution #3</text:p>
          </table:table-cell>
          <table:table-cell table:formula="of:=CONCATENATE([.A418];&quot;.&quot;;[.C418];&quot;.&quot;;[.E418];&quot; &quot;;[.F418])" office:value-type="string" office:string-value="4.P2.10 Practice Solution #3" calcext:value-type="string">
            <text:p>4.P2.10 Practice Solution #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mpleting and Submitting this Project - Two Options</text:p>
          </table:table-cell>
          <table:table-cell table:formula="of:=CONCATENATE([.A419];&quot;.&quot;;[.C419];&quot;.&quot;;[.E419];&quot; &quot;;[.F419])" office:value-type="string" office:string-value="4.P2.11 Completing and Submitting this Project - Two Options" calcext:value-type="string">
            <text:p>4.P2.11 Completing and Submitting this Project - Two Op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oject Workspace: Complete and Submit Project</text:p>
          </table:table-cell>
          <table:table-cell table:formula="of:=CONCATENATE([.A420];&quot;.&quot;;[.C420];&quot;.&quot;;[.E420];&quot; &quot;;[.F420])" office:value-type="string" office:string-value="4.P2.12 Project Workspace: Complete and Submit Project" calcext:value-type="string">
            <text:p>4.P2.12 Project Workspace: Complete and Submit Projec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roject: Explore US Bikeshare Data</text:p>
          </table:table-cell>
          <table:table-cell table:formula="of:=CONCATENATE([.A421];&quot;.&quot;;[.C421];&quot;.&quot;;[.E421];&quot; &quot;;[.F421])" office:value-type="string" office:string-value="4.P2.13 Project: Explore US Bikeshare Data" calcext:value-type="string">
            <text:p>4.P2.13 Project: Explore US Bikeshare Data</text:p>
          </table:table-cell>
        </table:table-row>
        <table:table-row table:style-name="ro25">
          <table:table-cell office:value-type="float" office:value="5" calcext:value-type="float">
            <text:p>5</text:p>
          </table:table-cell>
          <table:table-cell table:style-name="ce113" office:value-type="string" calcext:value-type="string">
            <text:p>Introduction to Version 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s Version Control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s Version Control</text:p>
          </table:table-cell>
          <table:table-cell table:formula="of:=CONCATENATE([.A422];&quot;.&quot;;[.C422];&quot;.&quot;;[.E422];&quot; &quot;;[.F422])" office:value-type="string" office:string-value="5.1.1 What is Version Control" calcext:value-type="string">
            <text:p>5.1.1 What is Version Contro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ersion Control In Daily Use</text:p>
          </table:table-cell>
          <table:table-cell table:formula="of:=CONCATENATE([.A423];&quot;.&quot;;[.C423];&quot;.&quot;;[.E423];&quot; &quot;;[.F423])" office:value-type="string" office:string-value="5.1.2 Version Control In Daily Use" calcext:value-type="string">
            <text:p>5.1.2 Version Control In Daily Us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Git and Version Control Terminology</text:p>
          </table:table-cell>
          <table:table-cell table:formula="of:=CONCATENATE([.A424];&quot;.&quot;;[.C424];&quot;.&quot;;[.E424];&quot; &quot;;[.F424])" office:value-type="string" office:string-value="5.1.3 Git and Version Control Terminology" calcext:value-type="string">
            <text:p>5.1.3 Git and Version Control Terminolog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Mac/Linux Setup</text:p>
          </table:table-cell>
          <table:table-cell table:formula="of:=CONCATENATE([.A425];&quot;.&quot;;[.C425];&quot;.&quot;;[.E425];&quot; &quot;;[.F425])" office:value-type="string" office:string-value="5.1.4 Mac/Linux Setup" calcext:value-type="string">
            <text:p>5.1.4 Mac/Linux Setup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Windows Setup</text:p>
          </table:table-cell>
          <table:table-cell table:formula="of:=CONCATENATE([.A426];&quot;.&quot;;[.C426];&quot;.&quot;;[.E426];&quot; &quot;;[.F426])" office:value-type="string" office:string-value="5.1.5 Windows Setup" calcext:value-type="string">
            <text:p>5.1.5 Windows Setup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Onward</text:p>
          </table:table-cell>
          <table:table-cell table:formula="of:=CONCATENATE([.A427];&quot;.&quot;;[.C427];&quot;.&quot;;[.E427];&quot; &quot;;[.F427])" office:value-type="string" office:string-value="5.1.6 Onward" calcext:value-type="string">
            <text:p>5.1.6 Onwa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e a Git Re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28];&quot;.&quot;;[.C428];&quot;.&quot;;[.E428];&quot; &quot;;[.F428])" office:value-type="string" office:string-value="5.2.1 Intro" calcext:value-type="string">
            <text:p>5.2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Create A Repo From Scratch</text:p>
          </table:table-cell>
          <table:table-cell table:formula="of:=CONCATENATE([.A429];&quot;.&quot;;[.C429];&quot;.&quot;;[.E429];&quot; &quot;;[.F429])" office:value-type="string" office:string-value="5.2.2 Create A Repo From Scratch" calcext:value-type="string">
            <text:p>5.2.2 Create A Repo From Scratch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Clone An Existing Repo</text:p>
          </table:table-cell>
          <table:table-cell table:formula="of:=CONCATENATE([.A430];&quot;.&quot;;[.C430];&quot;.&quot;;[.E430];&quot; &quot;;[.F430])" office:value-type="string" office:string-value="5.2.3 Clone An Existing Repo" calcext:value-type="string">
            <text:p>5.2.3 Clone An Existing Rep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Determine A Repo's Status</text:p>
          </table:table-cell>
          <table:table-cell table:formula="of:=CONCATENATE([.A431];&quot;.&quot;;[.C431];&quot;.&quot;;[.E431];&quot; &quot;;[.F431])" office:value-type="string" office:string-value="5.2.4 Determine A Repo's Status" calcext:value-type="string">
            <text:p>5.2.4 Determine A Repo's Statu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Outro</text:p>
          </table:table-cell>
          <table:table-cell table:formula="of:=CONCATENATE([.A432];&quot;.&quot;;[.C432];&quot;.&quot;;[.E432];&quot; &quot;;[.F432])" office:value-type="string" office:string-value="5.2.5 Outro" calcext:value-type="string">
            <text:p>5.2.5 Outro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view a Repo's His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33];&quot;.&quot;;[.C433];&quot;.&quot;;[.E433];&quot; &quot;;[.F433])" office:value-type="string" office:string-value="5.3.1 Intro" calcext:value-type="string">
            <text:p>5.3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Displaying A Repository's Commits</text:p>
          </table:table-cell>
          <table:table-cell table:formula="of:=CONCATENATE([.A434];&quot;.&quot;;[.C434];&quot;.&quot;;[.E434];&quot; &quot;;[.F434])" office:value-type="string" office:string-value="5.3.2 Displaying A Repository's Commits" calcext:value-type="string">
            <text:p>5.3.2 Displaying A Repository's Commi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Changing How Git Log Displays Information</text:p>
          </table:table-cell>
          <table:table-cell table:formula="of:=CONCATENATE([.A435];&quot;.&quot;;[.C435];&quot;.&quot;;[.E435];&quot; &quot;;[.F435])" office:value-type="string" office:string-value="5.3.3 Changing How Git Log Displays Information" calcext:value-type="string">
            <text:p>5.3.3 Changing How Git Log Displays Informatio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Viewing Modified Files</text:p>
          </table:table-cell>
          <table:table-cell table:formula="of:=CONCATENATE([.A436];&quot;.&quot;;[.C436];&quot;.&quot;;[.E436];&quot; &quot;;[.F436])" office:value-type="string" office:string-value="5.3.4 Viewing Modified Files" calcext:value-type="string">
            <text:p>5.3.4 Viewing Modified Fil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Viewing File Changes</text:p>
          </table:table-cell>
          <table:table-cell table:formula="of:=CONCATENATE([.A437];&quot;.&quot;;[.C437];&quot;.&quot;;[.E437];&quot; &quot;;[.F437])" office:value-type="string" office:string-value="5.3.5 Viewing File Changes" calcext:value-type="string">
            <text:p>5.3.5 Viewing File Chang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Viewing A Specific Commit</text:p>
          </table:table-cell>
          <table:table-cell table:formula="of:=CONCATENATE([.A438];&quot;.&quot;;[.C438];&quot;.&quot;;[.E438];&quot; &quot;;[.F438])" office:value-type="string" office:string-value="5.3.6 Viewing A Specific Commit" calcext:value-type="string">
            <text:p>5.3.6 Viewing A Specific Commi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utro</text:p>
          </table:table-cell>
          <table:table-cell table:formula="of:=CONCATENATE([.A439];&quot;.&quot;;[.C439];&quot;.&quot;;[.E439];&quot; &quot;;[.F439])" office:value-type="string" office:string-value="5.3.7 Outro" calcext:value-type="string">
            <text:p>5.3.7 Outro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 Commits to A Re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40];&quot;.&quot;;[.C440];&quot;.&quot;;[.E440];&quot; &quot;;[.F440])" office:value-type="string" office:string-value="5.4.1 Intro" calcext:value-type="string">
            <text:p>5.4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Git Add</text:p>
          </table:table-cell>
          <table:table-cell table:formula="of:=CONCATENATE([.A441];&quot;.&quot;;[.C441];&quot;.&quot;;[.E441];&quot; &quot;;[.F441])" office:value-type="string" office:string-value="5.4.2 Git Add" calcext:value-type="string">
            <text:p>5.4.2 Git Ad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Git Commit</text:p>
          </table:table-cell>
          <table:table-cell table:formula="of:=CONCATENATE([.A442];&quot;.&quot;;[.C442];&quot;.&quot;;[.E442];&quot; &quot;;[.F442])" office:value-type="string" office:string-value="5.4.3 Git Commit" calcext:value-type="string">
            <text:p>5.4.3 Git Commi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Commit Messages</text:p>
          </table:table-cell>
          <table:table-cell table:formula="of:=CONCATENATE([.A443];&quot;.&quot;;[.C443];&quot;.&quot;;[.E443];&quot; &quot;;[.F443])" office:value-type="string" office:string-value="5.4.4 Commit Messages" calcext:value-type="string">
            <text:p>5.4.4 Commit Messag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Git Diff</text:p>
          </table:table-cell>
          <table:table-cell table:formula="of:=CONCATENATE([.A444];&quot;.&quot;;[.C444];&quot;.&quot;;[.E444];&quot; &quot;;[.F444])" office:value-type="string" office:string-value="5.4.5 Git Diff" calcext:value-type="string">
            <text:p>5.4.5 Git Diff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Having Git Ignore Files</text:p>
          </table:table-cell>
          <table:table-cell table:formula="of:=CONCATENATE([.A445];&quot;.&quot;;[.C445];&quot;.&quot;;[.E445];&quot; &quot;;[.F445])" office:value-type="string" office:string-value="5.4.6 Having Git Ignore Files" calcext:value-type="string">
            <text:p>5.4.6 Having Git Ignore Fil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utro</text:p>
          </table:table-cell>
          <table:table-cell table:formula="of:=CONCATENATE([.A446];&quot;.&quot;;[.C446];&quot;.&quot;;[.E446];&quot; &quot;;[.F446])" office:value-type="string" office:string-value="5.4.7 Outro" calcext:value-type="string">
            <text:p>5.4.7 Outro</text:p>
          </table:table-cell>
        </table:table-row>
        <table:table-row table:style-name="ro25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gging, Branching and Mer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47];&quot;.&quot;;[.C447];&quot;.&quot;;[.E447];&quot; &quot;;[.F447])" office:value-type="string" office:string-value="5.5.1 Intro" calcext:value-type="string">
            <text:p>5.5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Tagging</text:p>
          </table:table-cell>
          <table:table-cell table:formula="of:=CONCATENATE([.A448];&quot;.&quot;;[.C448];&quot;.&quot;;[.E448];&quot; &quot;;[.F448])" office:value-type="string" office:string-value="5.5.2 Tagging" calcext:value-type="string">
            <text:p>5.5.2 Taggi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Branching</text:p>
          </table:table-cell>
          <table:table-cell table:formula="of:=CONCATENATE([.A449];&quot;.&quot;;[.C449];&quot;.&quot;;[.E449];&quot; &quot;;[.F449])" office:value-type="string" office:string-value="5.5.3 Branching" calcext:value-type="string">
            <text:p>5.5.3 Branchi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Branching Effectively</text:p>
          </table:table-cell>
          <table:table-cell table:formula="of:=CONCATENATE([.A450];&quot;.&quot;;[.C450];&quot;.&quot;;[.E450];&quot; &quot;;[.F450])" office:value-type="string" office:string-value="5.5.4 Branching Effectively" calcext:value-type="string">
            <text:p>5.5.4 Branching Effectivel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Merging</text:p>
          </table:table-cell>
          <table:table-cell table:formula="of:=CONCATENATE([.A451];&quot;.&quot;;[.C451];&quot;.&quot;;[.E451];&quot; &quot;;[.F451])" office:value-type="string" office:string-value="5.5.5 Merging" calcext:value-type="string">
            <text:p>5.5.5 Mergi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Merge Conflicts</text:p>
          </table:table-cell>
          <table:table-cell table:formula="of:=CONCATENATE([.A452];&quot;.&quot;;[.C452];&quot;.&quot;;[.E452];&quot; &quot;;[.F452])" office:value-type="string" office:string-value="5.5.6 Merge Conflicts" calcext:value-type="string">
            <text:p>5.5.6 Merge Conflic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utro</text:p>
          </table:table-cell>
          <table:table-cell table:formula="of:=CONCATENATE([.A453];&quot;.&quot;;[.C453];&quot;.&quot;;[.E453];&quot; &quot;;[.F453])" office:value-type="string" office:string-value="5.5.7 Outro" calcext:value-type="string">
            <text:p>5.5.7 Outro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ndoing Ch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54];&quot;.&quot;;[.C454];&quot;.&quot;;[.E454];&quot; &quot;;[.F454])" office:value-type="string" office:string-value="5.6.1 Intro" calcext:value-type="string">
            <text:p>5.6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Modifying The Last Commit</text:p>
          </table:table-cell>
          <table:table-cell table:formula="of:=CONCATENATE([.A455];&quot;.&quot;;[.C455];&quot;.&quot;;[.E455];&quot; &quot;;[.F455])" office:value-type="string" office:string-value="5.6.2 Modifying The Last Commit" calcext:value-type="string">
            <text:p>5.6.2 Modifying The Last Commi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everting A Commit</text:p>
          </table:table-cell>
          <table:table-cell table:formula="of:=CONCATENATE([.A456];&quot;.&quot;;[.C456];&quot;.&quot;;[.E456];&quot; &quot;;[.F456])" office:value-type="string" office:string-value="5.6.3 Reverting A Commit" calcext:value-type="string">
            <text:p>5.6.3 Reverting A Commi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Resetting Commits</text:p>
          </table:table-cell>
          <table:table-cell table:formula="of:=CONCATENATE([.A457];&quot;.&quot;;[.C457];&quot;.&quot;;[.E457];&quot; &quot;;[.F457])" office:value-type="string" office:string-value="5.6.4 Resetting Commits" calcext:value-type="string">
            <text:p>5.6.4 Resetting Commi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Lesson Outro</text:p>
          </table:table-cell>
          <table:table-cell table:formula="of:=CONCATENATE([.A458];&quot;.&quot;;[.C458];&quot;.&quot;;[.E458];&quot; &quot;;[.F458])" office:value-type="string" office:string-value="5.6.5 Lesson Outro" calcext:value-type="string">
            <text:p>5.6.5 Lesson Ou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urse Outro</text:p>
          </table:table-cell>
          <table:table-cell table:formula="of:=CONCATENATE([.A459];&quot;.&quot;;[.C459];&quot;.&quot;;[.E459];&quot; &quot;;[.F459])" office:value-type="string" office:string-value="5.6.6 Course Outro" calcext:value-type="string">
            <text:p>5.6.6 Course Outro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orking With Rem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60];&quot;.&quot;;[.C460];&quot;.&quot;;[.E460];&quot; &quot;;[.F460])" office:value-type="string" office:string-value="5.7.1 Intro" calcext:value-type="string">
            <text:p>5.7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Remote Repositories</text:p>
          </table:table-cell>
          <table:table-cell table:formula="of:=CONCATENATE([.A461];&quot;.&quot;;[.C461];&quot;.&quot;;[.E461];&quot; &quot;;[.F461])" office:value-type="string" office:string-value="5.7.2 Remote Repositories" calcext:value-type="string">
            <text:p>5.7.2 Remote Repositori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Add A Remote Repository</text:p>
          </table:table-cell>
          <table:table-cell table:formula="of:=CONCATENATE([.A462];&quot;.&quot;;[.C462];&quot;.&quot;;[.E462];&quot; &quot;;[.F462])" office:value-type="string" office:string-value="5.7.3 Add A Remote Repository" calcext:value-type="string">
            <text:p>5.7.3 Add A Remote Repositor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Push Changes To A Remote</text:p>
          </table:table-cell>
          <table:table-cell table:formula="of:=CONCATENATE([.A463];&quot;.&quot;;[.C463];&quot;.&quot;;[.E463];&quot; &quot;;[.F463])" office:value-type="string" office:string-value="5.7.4 Push Changes To A Remote" calcext:value-type="string">
            <text:p>5.7.4 Push Changes To A Remo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ulling Changes From A Remote</text:p>
          </table:table-cell>
          <table:table-cell table:formula="of:=CONCATENATE([.A464];&quot;.&quot;;[.C464];&quot;.&quot;;[.E464];&quot; &quot;;[.F464])" office:value-type="string" office:string-value="5.7.5 Pulling Changes From A Remote" calcext:value-type="string">
            <text:p>5.7.5 Pulling Changes From A Remo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ll vs Fetch</text:p>
          </table:table-cell>
          <table:table-cell table:formula="of:=CONCATENATE([.A465];&quot;.&quot;;[.C465];&quot;.&quot;;[.E465];&quot; &quot;;[.F465])" office:value-type="string" office:string-value="5.7.6 Pull vs Fetch" calcext:value-type="string">
            <text:p>5.7.6 Pull vs Fetch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sson Wrap Up</text:p>
          </table:table-cell>
          <table:table-cell table:formula="of:=CONCATENATE([.A466];&quot;.&quot;;[.C466];&quot;.&quot;;[.E466];&quot; &quot;;[.F466])" office:value-type="string" office:string-value="5.7.7 Lesson Wrap Up" calcext:value-type="string">
            <text:p>5.7.7 Lesson Wrap Up</text:p>
          </table:table-cell>
        </table:table-row>
        <table:table-row table:style-name="ro26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orking On Another Developer's Reposi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67];&quot;.&quot;;[.C467];&quot;.&quot;;[.E467];&quot; &quot;;[.F467])" office:value-type="string" office:string-value="5.8.1 Intro" calcext:value-type="string">
            <text:p>5.8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Forking A Repository</text:p>
          </table:table-cell>
          <table:table-cell table:formula="of:=CONCATENATE([.A468];&quot;.&quot;;[.C468];&quot;.&quot;;[.E468];&quot; &quot;;[.F468])" office:value-type="string" office:string-value="5.8.2 Forking A Repository" calcext:value-type="string">
            <text:p>5.8.2 Forking A Repositor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eviewing Existing Work</text:p>
          </table:table-cell>
          <table:table-cell table:formula="of:=CONCATENATE([.A469];&quot;.&quot;;[.C469];&quot;.&quot;;[.E469];&quot; &quot;;[.F469])" office:value-type="string" office:string-value="5.8.3 Reviewing Existing Work" calcext:value-type="string">
            <text:p>5.8.3 Reviewing Existing Work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termining What To Work On</text:p>
          </table:table-cell>
          <table:table-cell table:formula="of:=CONCATENATE([.A470];&quot;.&quot;;[.C470];&quot;.&quot;;[.E470];&quot; &quot;;[.F470])" office:value-type="string" office:string-value="5.8.4 Determining What To Work On" calcext:value-type="string">
            <text:p>5.8.4 Determining What To Work On</text:p>
          </table:table-cell>
        </table:table-row>
        <table:table-row table:style-name="ro25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ying in Sync With A Remote Reposi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71];&quot;.&quot;;[.C471];&quot;.&quot;;[.E471];&quot; &quot;;[.F471])" office:value-type="string" office:string-value="5.9.1 Intro" calcext:value-type="string">
            <text:p>5.9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Create a Pull Request</text:p>
          </table:table-cell>
          <table:table-cell table:formula="of:=CONCATENATE([.A472];&quot;.&quot;;[.C472];&quot;.&quot;;[.E472];&quot; &quot;;[.F472])" office:value-type="string" office:string-value="5.9.2 Create a Pull Request" calcext:value-type="string">
            <text:p>5.9.2 Create a Pull Reques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ay in sync with source project</text:p>
          </table:table-cell>
          <table:table-cell table:formula="of:=CONCATENATE([.A473];&quot;.&quot;;[.C473];&quot;.&quot;;[.E473];&quot; &quot;;[.F473])" office:value-type="string" office:string-value="5.9.3 Stay in sync with source project" calcext:value-type="string">
            <text:p>5.9.3 Stay in sync with source projec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nage an active PR</text:p>
          </table:table-cell>
          <table:table-cell table:formula="of:=CONCATENATE([.A474];&quot;.&quot;;[.C474];&quot;.&quot;;[.E474];&quot; &quot;;[.F474])" office:value-type="string" office:string-value="5.9.4 Manage an active PR" calcext:value-type="string">
            <text:p>5.9.4 Manage an active PR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quash Commits</text:p>
          </table:table-cell>
          <table:table-cell table:formula="of:=CONCATENATE([.A475];&quot;.&quot;;[.C475];&quot;.&quot;;[.E475];&quot; &quot;;[.F475])" office:value-type="string" office:string-value="5.9.5 Squash Commits" calcext:value-type="string">
            <text:p>5.9.5 Squash Commi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urse Wrap Up</text:p>
          </table:table-cell>
          <table:table-cell table:formula="of:=CONCATENATE([.A476];&quot;.&quot;;[.C476];&quot;.&quot;;[.E476];&quot; &quot;;[.F476])" office:value-type="string" office:string-value="5.9.6 Course Wrap Up" calcext:value-type="string">
            <text:p>5.9.6 Course Wrap Up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ost your Work on Git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Overview</text:p>
          </table:table-cell>
          <table:table-cell table:formula="of:=CONCATENATE([.A477];&quot;.&quot;;[.C477];&quot;.&quot;;[.E477];&quot; &quot;;[.F477])" office:value-type="string" office:string-value="5.P3.1 Project Overview" calcext:value-type="string">
            <text:p>5.P3.1 Project Overview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ct Details</text:p>
          </table:table-cell>
          <table:table-cell table:formula="of:=CONCATENATE([.A478];&quot;.&quot;;[.C478];&quot;.&quot;;[.E478];&quot; &quot;;[.F478])" office:value-type="string" office:string-value="5.P3.2 Project Details" calcext:value-type="string">
            <text:p>5.P3.2 Project Detail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sks: Set Up Your Repository</text:p>
          </table:table-cell>
          <table:table-cell table:formula="of:=CONCATENATE([.A479];&quot;.&quot;;[.C479];&quot;.&quot;;[.E479];&quot; &quot;;[.F479])" office:value-type="string" office:string-value="5.P3.3 Tasks: Set Up Your Repository" calcext:value-type="string">
            <text:p>5.P3.3 Tasks: Set Up Your Repositor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sks: Improve Documentation</text:p>
          </table:table-cell>
          <table:table-cell table:formula="of:=CONCATENATE([.A480];&quot;.&quot;;[.C480];&quot;.&quot;;[.E480];&quot; &quot;;[.F480])" office:value-type="string" office:string-value="5.P3.4 Tasks: Improve Documentation" calcext:value-type="string">
            <text:p>5.P3.4 Tasks: Improve Documentatio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sks: Refactor Code</text:p>
          </table:table-cell>
          <table:table-cell table:formula="of:=CONCATENATE([.A481];&quot;.&quot;;[.C481];&quot;.&quot;;[.E481];&quot; &quot;;[.F481])" office:value-type="string" office:string-value="5.P3.5 Tasks: Refactor Code" calcext:value-type="string">
            <text:p>5.P3.5 Tasks: Refactor Cod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119" office:value-type="string" calcext:value-type="string">
            <text:p>P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sks: Merging Branches</text:p>
          </table:table-cell>
          <table:table-cell table:formula="of:=CONCATENATE([.A482];&quot;.&quot;;[.C482];&quot;.&quot;;[.E482];&quot; &quot;;[.F482])" office:value-type="string" office:string-value="5.P3.6 Tasks: Merging Branches" calcext:value-type="string">
            <text:p>5.P3.6 Tasks: Merging Branch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119" office:value-type="string" calcext:value-type="string">
            <text:p>P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oject: Post your Work on GitHub</text:p>
          </table:table-cell>
          <table:table-cell table:formula="of:=CONCATENATE([.A483];&quot;.&quot;;[.C483];&quot;.&quot;;[.E483];&quot; &quot;;[.F483])" office:value-type="string" office:string-value="5.P3.7 Project: Post your Work on GitHub" calcext:value-type="string">
            <text:p>5.P3.7 Project: Post your Work on GitHub</text:p>
          </table:table-cell>
        </table:table-row>
        <table:table-row table:style-name="ro24">
          <table:table-cell office:value-type="float" office:value="6" calcext:value-type="float">
            <text:p>6</text:p>
          </table:table-cell>
          <table:table-cell table:style-name="ce114" office:value-type="string" calcext:value-type="string">
            <text:p>Career 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y 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-Reflection: Design Your Blueprint for Success</text:p>
          </table:table-cell>
          <table:table-cell table:formula="of:=CONCATENATE([.A484];&quot;.&quot;;[.C484];&quot;.&quot;;[.E484];&quot; &quot;;[.F484])" office:value-type="string" office:string-value="6.1.1 Self-Reflection: Design Your Blueprint for Success" calcext:value-type="string">
            <text:p>6.1.1 Self-Reflection: Design Your Blueprint for Succes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brief: Self-Reflection Exercise Part 1</text:p>
          </table:table-cell>
          <table:table-cell table:formula="of:=CONCATENATE([.A485];&quot;.&quot;;[.C485];&quot;.&quot;;[.E485];&quot; &quot;;[.F485])" office:value-type="string" office:string-value="6.1.2 Debrief: Self-Reflection Exercise Part 1" calcext:value-type="string">
            <text:p>6.1.2 Debrief: Self-Reflection Exercise Part 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brief: Self-Reflection Exercise Part 2</text:p>
          </table:table-cell>
          <table:table-cell table:formula="of:=CONCATENATE([.A486];&quot;.&quot;;[.C486];&quot;.&quot;;[.E486];&quot; &quot;;[.F486])" office:value-type="string" office:string-value="6.1.3 Debrief: Self-Reflection Exercise Part 2" calcext:value-type="string">
            <text:p>6.1.3 Debrief: Self-Reflection Exercise Part 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p Your Career Journey</text:p>
          </table:table-cell>
          <table:table-cell table:formula="of:=CONCATENATE([.A487];&quot;.&quot;;[.C487];&quot;.&quot;;[.E487];&quot; &quot;;[.F487])" office:value-type="string" office:string-value="6.1.4 Map Your Career Journey" calcext:value-type="string">
            <text:p>6.1.4 Map Your Career Journe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brief: Map Your Career Journey</text:p>
          </table:table-cell>
          <table:table-cell table:formula="of:=CONCATENATE([.A488];&quot;.&quot;;[.C488];&quot;.&quot;;[.E488];&quot; &quot;;[.F488])" office:value-type="string" office:string-value="6.1.5 Debrief: Map Your Career Journey" calcext:value-type="string">
            <text:p>6.1.5 Debrief: Map Your Career Journe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duct an Informational Interview</text:p>
          </table:table-cell>
          <table:table-cell table:formula="of:=CONCATENATE([.A489];&quot;.&quot;;[.C489];&quot;.&quot;;[.E489];&quot; &quot;;[.F489])" office:value-type="string" office:string-value="6.1.6 Conduct an Informational Interview" calcext:value-type="string">
            <text:p>6.1.6 Conduct an Informational Interview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ow to Request an Informational Interview</text:p>
          </table:table-cell>
          <table:table-cell table:formula="of:=CONCATENATE([.A490];&quot;.&quot;;[.C490];&quot;.&quot;;[.E490];&quot; &quot;;[.F490])" office:value-type="string" office:string-value="6.1.7 How to Request an Informational Interview" calcext:value-type="string">
            <text:p>6.1.7 How to Request an Informational Interview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s to Connect</text:p>
          </table:table-cell>
          <table:table-cell table:formula="of:=CONCATENATE([.A491];&quot;.&quot;;[.C491];&quot;.&quot;;[.E491];&quot; &quot;;[.F491])" office:value-type="string" office:string-value="6.1.8 Ways to Connect" calcext:value-type="string">
            <text:p>6.1.8 Ways to Connec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sk Good Questions</text:p>
          </table:table-cell>
          <table:table-cell table:formula="of:=CONCATENATE([.A492];&quot;.&quot;;[.C492];&quot;.&quot;;[.E492];&quot; &quot;;[.F492])" office:value-type="string" office:string-value="6.1.9 Ask Good Questions" calcext:value-type="string">
            <text:p>6.1.9 Ask Good Question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brief: Sample Questions Quiz</text:p>
          </table:table-cell>
          <table:table-cell table:formula="of:=CONCATENATE([.A493];&quot;.&quot;;[.C493];&quot;.&quot;;[.E493];&quot; &quot;;[.F493])" office:value-type="string" office:string-value="6.1.10 Debrief: Sample Questions Quiz" calcext:value-type="string">
            <text:p>6.1.10 Debrief: Sample Questions Quiz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eep the Conversation Going</text:p>
          </table:table-cell>
          <table:table-cell table:formula="of:=CONCATENATE([.A494];&quot;.&quot;;[.C494];&quot;.&quot;;[.E494];&quot; &quot;;[.F494])" office:value-type="string" office:string-value="6.1.11 Keep the Conversation Going" calcext:value-type="string">
            <text:p>6.1.11 Keep the Conversation Going</text:p>
          </table:table-cell>
        </table:table-row>
        <table:table-row table:style-name="ro2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Strengthen Your Online Presence Using Linke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Opportunities with LinkedIn</text:p>
          </table:table-cell>
          <table:table-cell table:formula="of:=CONCATENATE([.A495];&quot;.&quot;;[.C495];&quot;.&quot;;[.E495];&quot; &quot;;[.F495])" office:value-type="string" office:string-value="6.C1.1 Get Opportunities with LinkedIn" calcext:value-type="string">
            <text:p>6.C1.1 Get Opportunities with LinkedI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Use Your Story to Stand Out</text:p>
          </table:table-cell>
          <table:table-cell table:formula="of:=CONCATENATE([.A496];&quot;.&quot;;[.C496];&quot;.&quot;;[.E496];&quot; &quot;;[.F496])" office:value-type="string" office:string-value="6.C1.2 Use Your Story to Stand Out" calcext:value-type="string">
            <text:p>6.C1.2 Use Your Story to Stand Ou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hy Use an Elevator Pitch</text:p>
          </table:table-cell>
          <table:table-cell table:formula="of:=CONCATENATE([.A497];&quot;.&quot;;[.C497];&quot;.&quot;;[.E497];&quot; &quot;;[.F497])" office:value-type="string" office:string-value="6.C1.3 Why Use an Elevator Pitch" calcext:value-type="string">
            <text:p>6.C1.3 Why Use an Elevator Pitch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eate Your Elevator Pitch</text:p>
          </table:table-cell>
          <table:table-cell table:formula="of:=CONCATENATE([.A498];&quot;.&quot;;[.C498];&quot;.&quot;;[.E498];&quot; &quot;;[.F498])" office:value-type="string" office:string-value="6.C1.4 Create Your Elevator Pitch" calcext:value-type="string">
            <text:p>6.C1.4 Create Your Elevator Pitch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 Your Elevator Pitch on LinkedIn</text:p>
          </table:table-cell>
          <table:table-cell table:formula="of:=CONCATENATE([.A499];&quot;.&quot;;[.C499];&quot;.&quot;;[.E499];&quot; &quot;;[.F499])" office:value-type="string" office:string-value="6.C1.5 Use Your Elevator Pitch on LinkedIn" calcext:value-type="string">
            <text:p>6.C1.5 Use Your Elevator Pitch on LinkedI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eate Your Profile With SEO In Mind</text:p>
          </table:table-cell>
          <table:table-cell table:formula="of:=CONCATENATE([.A500];&quot;.&quot;;[.C500];&quot;.&quot;;[.E500];&quot; &quot;;[.F500])" office:value-type="string" office:string-value="6.C1.6 Create Your Profile With SEO In Mind" calcext:value-type="string">
            <text:p>6.C1.6 Create Your Profile With SEO In Min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ofile Essentials</text:p>
          </table:table-cell>
          <table:table-cell table:formula="of:=CONCATENATE([.A501];&quot;.&quot;;[.C501];&quot;.&quot;;[.E501];&quot; &quot;;[.F501])" office:value-type="string" office:string-value="6.C1.7 Profile Essentials" calcext:value-type="string">
            <text:p>6.C1.7 Profile Essential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ork Experiences &amp; Accomplishments</text:p>
          </table:table-cell>
          <table:table-cell table:formula="of:=CONCATENATE([.A502];&quot;.&quot;;[.C502];&quot;.&quot;;[.E502];&quot; &quot;;[.F502])" office:value-type="string" office:string-value="6.C1.8 Work Experiences &amp; Accomplishments" calcext:value-type="string">
            <text:p>6.C1.8 Work Experiences &amp; Accomplishment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uild and Strengthen Your Network</text:p>
          </table:table-cell>
          <table:table-cell table:formula="of:=CONCATENATE([.A503];&quot;.&quot;;[.C503];&quot;.&quot;;[.E503];&quot; &quot;;[.F503])" office:value-type="string" office:string-value="6.C1.9 Build and Strengthen Your Network" calcext:value-type="string">
            <text:p>6.C1.9 Build and Strengthen Your Network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aching Out on LinkedIn</text:p>
          </table:table-cell>
          <table:table-cell table:formula="of:=CONCATENATE([.A504];&quot;.&quot;;[.C504];&quot;.&quot;;[.E504];&quot; &quot;;[.F504])" office:value-type="string" office:string-value="6.C1.10 Reaching Out on LinkedIn" calcext:value-type="string">
            <text:p>6.C1.10 Reaching Out on LinkedI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oost Your Visibility</text:p>
          </table:table-cell>
          <table:table-cell table:formula="of:=CONCATENATE([.A505];&quot;.&quot;;[.C505];&quot;.&quot;;[.E505];&quot; &quot;;[.F505])" office:value-type="string" office:string-value="6.C1.11 Boost Your Visibility" calcext:value-type="string">
            <text:p>6.C1.11 Boost Your Visibilit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p Next</text:p>
          </table:table-cell>
          <table:table-cell table:formula="of:=CONCATENATE([.A506];&quot;.&quot;;[.C506];&quot;.&quot;;[.E506];&quot; &quot;;[.F506])" office:value-type="string" office:string-value="6.C1.12 Up Next" calcext:value-type="string">
            <text:p>6.C1.12 Up Nex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roject: Improve Your LinkedIn Profile</text:p>
          </table:table-cell>
          <table:table-cell table:formula="of:=CONCATENATE([.A507];&quot;.&quot;;[.C507];&quot;.&quot;;[.E507];&quot; &quot;;[.F507])" office:value-type="string" office:string-value="6.C1.13 Project: Improve Your LinkedIn Profile" calcext:value-type="string">
            <text:p>6.C1.13 Project: Improve Your LinkedIn Profile</text:p>
          </table:table-cell>
        </table:table-row>
        <table:table-row table:style-name="ro24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Optimize Your GitHub Pro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 Your Skills With GitHub</text:p>
          </table:table-cell>
          <table:table-cell table:formula="of:=CONCATENATE([.A508];&quot;.&quot;;[.C508];&quot;.&quot;;[.E508];&quot; &quot;;[.F508])" office:value-type="string" office:string-value="6.C2.1 Prove Your Skills With GitHub" calcext:value-type="string">
            <text:p>6.C2.1 Prove Your Skills With GitHub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roduction</text:p>
          </table:table-cell>
          <table:table-cell table:formula="of:=CONCATENATE([.A509];&quot;.&quot;;[.C509];&quot;.&quot;;[.E509];&quot; &quot;;[.F509])" office:value-type="string" office:string-value="6.C2.2 Introduction" calcext:value-type="string">
            <text:p>6.C2.2 Introductio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itHub profile important items</text:p>
          </table:table-cell>
          <table:table-cell table:formula="of:=CONCATENATE([.A510];&quot;.&quot;;[.C510];&quot;.&quot;;[.E510];&quot; &quot;;[.F510])" office:value-type="string" office:string-value="6.C2.3 GitHub profile important items" calcext:value-type="string">
            <text:p>6.C2.3 GitHub profile important item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ood GitHub repository</text:p>
          </table:table-cell>
          <table:table-cell table:formula="of:=CONCATENATE([.A511];&quot;.&quot;;[.C511];&quot;.&quot;;[.E511];&quot; &quot;;[.F511])" office:value-type="string" office:string-value="6.C2.4 Good GitHub repository" calcext:value-type="string">
            <text:p>6.C2.4 Good GitHub repositor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terview with Art - Part 1</text:p>
          </table:table-cell>
          <table:table-cell table:formula="of:=CONCATENATE([.A512];&quot;.&quot;;[.C512];&quot;.&quot;;[.E512];&quot; &quot;;[.F512])" office:value-type="string" office:string-value="6.C2.5 Interview with Art - Part 1" calcext:value-type="string">
            <text:p>6.C2.5 Interview with Art - Part 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z: Identify fixes for example “bad” profile</text:p>
          </table:table-cell>
          <table:table-cell table:formula="of:=CONCATENATE([.A513];&quot;.&quot;;[.C513];&quot;.&quot;;[.E513];&quot; &quot;;[.F513])" office:value-type="string" office:string-value="6.C2.6 Quiz: Identify fixes for example “bad” profile" calcext:value-type="string">
            <text:p>6.C2.6 Quiz: Identify fixes for example “bad” profil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ck Fixes #1</text:p>
          </table:table-cell>
          <table:table-cell table:formula="of:=CONCATENATE([.A514];&quot;.&quot;;[.C514];&quot;.&quot;;[.E514];&quot; &quot;;[.F514])" office:value-type="string" office:string-value="6.C2.7 Quick Fixes #1" calcext:value-type="string">
            <text:p>6.C2.7 Quick Fixes #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Quick Fixes #2</text:p>
          </table:table-cell>
          <table:table-cell table:formula="of:=CONCATENATE([.A515];&quot;.&quot;;[.C515];&quot;.&quot;;[.E515];&quot; &quot;;[.F515])" office:value-type="string" office:string-value="6.C2.8 Quiz: Quick Fixes #2" calcext:value-type="string">
            <text:p>6.C2.8 Quiz: Quick Fixes #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riting READMEs with Walter</text:p>
          </table:table-cell>
          <table:table-cell table:formula="of:=CONCATENATE([.A516];&quot;.&quot;;[.C516];&quot;.&quot;;[.E516];&quot; &quot;;[.F516])" office:value-type="string" office:string-value="6.C2.9 Writing READMEs with Walter" calcext:value-type="string">
            <text:p>6.C2.9 Writing READMEs with Walte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terview with Art - Part 2</text:p>
          </table:table-cell>
          <table:table-cell table:formula="of:=CONCATENATE([.A517];&quot;.&quot;;[.C517];&quot;.&quot;;[.E517];&quot; &quot;;[.F517])" office:value-type="string" office:string-value="6.C2.10 Interview with Art - Part 2" calcext:value-type="string">
            <text:p>6.C2.10 Interview with Art - Part 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mmit messages best practices</text:p>
          </table:table-cell>
          <table:table-cell table:formula="of:=CONCATENATE([.A518];&quot;.&quot;;[.C518];&quot;.&quot;;[.E518];&quot; &quot;;[.F518])" office:value-type="string" office:string-value="6.C2.11 Commit messages best practices" calcext:value-type="string">
            <text:p>6.C2.11 Commit messages best practic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Reflect on your commit messages</text:p>
          </table:table-cell>
          <table:table-cell table:formula="of:=CONCATENATE([.A519];&quot;.&quot;;[.C519];&quot;.&quot;;[.E519];&quot; &quot;;[.F519])" office:value-type="string" office:string-value="6.C2.12 Quiz: Reflect on your commit messages" calcext:value-type="string">
            <text:p>6.C2.12 Quiz: Reflect on your commit messag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articipating in open source projects</text:p>
          </table:table-cell>
          <table:table-cell table:formula="of:=CONCATENATE([.A520];&quot;.&quot;;[.C520];&quot;.&quot;;[.E520];&quot; &quot;;[.F520])" office:value-type="string" office:string-value="6.C2.13 Participating in open source projects" calcext:value-type="string">
            <text:p>6.C2.13 Participating in open source project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terview with Art - Part 3</text:p>
          </table:table-cell>
          <table:table-cell table:formula="of:=CONCATENATE([.A521];&quot;.&quot;;[.C521];&quot;.&quot;;[.E521];&quot; &quot;;[.F521])" office:value-type="string" office:string-value="6.C2.14 Interview with Art - Part 3" calcext:value-type="string">
            <text:p>6.C2.14 Interview with Art - Part 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rticipating in open source projects 2</text:p>
          </table:table-cell>
          <table:table-cell table:formula="of:=CONCATENATE([.A522];&quot;.&quot;;[.C522];&quot;.&quot;;[.E522];&quot; &quot;;[.F522])" office:value-type="string" office:string-value="6.C2.15 Participating in open source projects 2" calcext:value-type="string">
            <text:p>6.C2.15 Participating in open source projects 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uiz: Starring interesting repositories</text:p>
          </table:table-cell>
          <table:table-cell table:formula="of:=CONCATENATE([.A523];&quot;.&quot;;[.C523];&quot;.&quot;;[.E523];&quot; &quot;;[.F523])" office:value-type="string" office:string-value="6.C2.16 Quiz: Starring interesting repositories" calcext:value-type="string">
            <text:p>6.C2.16 Quiz: Starring interesting repositori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xt Steps</text:p>
          </table:table-cell>
          <table:table-cell table:formula="of:=CONCATENATE([.A524];&quot;.&quot;;[.C524];&quot;.&quot;;[.E524];&quot; &quot;;[.F524])" office:value-type="string" office:string-value="6.C2.17 Next Steps" calcext:value-type="string">
            <text:p>6.C2.17 Next Step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roject: Optimize Your GitHub Profile</text:p>
          </table:table-cell>
          <table:table-cell table:formula="of:=CONCATENATE([.A525];&quot;.&quot;;[.C525];&quot;.&quot;;[.E525];&quot; &quot;;[.F525])" office:value-type="string" office:string-value="6.C2.18 Project: Optimize Your GitHub Profile" calcext:value-type="string">
            <text:p>6.C2.18 Project: Optimize Your GitHub Profile</text:p>
          </table:table-cell>
        </table:table-row>
        <table:table-row table:style-name="ro25">
          <table:table-cell office:value-type="float" office:value="7" calcext:value-type="float">
            <text:p>7</text:p>
          </table:table-cell>
          <table:table-cell table:style-name="ce115" office:value-type="string" calcext:value-type="string">
            <text:p>Congratulations and Next Steps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Congratulation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gratulations</text:p>
          </table:table-cell>
          <table:table-cell table:formula="of:=CONCATENATE([.A526];&quot;.&quot;;[.C526];&quot;.&quot;;[.E526];&quot; &quot;;[.F526])" office:value-type="string" office:string-value="7.1.1 Congratulations" calcext:value-type="string">
            <text:p>7.1.1 Congratulation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2"/>
          <table:table-cell office:value-type="float" office:value="2" calcext:value-type="float">
            <text:p>2</text:p>
          </table:table-cell>
          <table:table-cell office:value-type="string" calcext:value-type="string">
            <text:p>Next Steps</text:p>
          </table:table-cell>
          <table:table-cell table:formula="of:=CONCATENATE([.A527];&quot;.&quot;;[.C527];&quot;.&quot;;[.E527];&quot; &quot;;[.F527])" office:value-type="string" office:string-value="7.1.2 Next Steps" calcext:value-type="string">
            <text:p>7.1.2 Next Step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2"/>
          <table:table-cell office:value-type="float" office:value="3" calcext:value-type="float">
            <text:p>3</text:p>
          </table:table-cell>
          <table:table-cell office:value-type="string" calcext:value-type="string">
            <text:p>What's Next For You?</text:p>
          </table:table-cell>
          <table:table-cell table:formula="of:=CONCATENATE([.A528];&quot;.&quot;;[.C528];&quot;.&quot;;[.E528];&quot; &quot;;[.F528])" office:value-type="string" office:string-value="7.1.3 What's Next For You?" calcext:value-type="string">
            <text:p>7.1.3 What's Next For You?</text:p>
          </table:table-cell>
        </table:table-row>
        <table:table-row table:style-name="ro25">
          <table:table-cell office:value-type="string" calcext:value-type="string">
            <text:p>E1</text:p>
          </table:table-cell>
          <table:table-cell table:style-name="ce116" office:value-type="string" calcext:value-type="string">
            <text:p>SQL Project Additional Resour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ptive Statistics I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Descriptive Statistics II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Spreadsheets 1: Getting Started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readsheets 2: Manipulate Data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preadsheets 3: Analyze Data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preadsheets 4: Visualize Data</text:p>
          </table:table-cell>
          <table:table-cell table:number-columns-repeated="3"/>
        </table:table-row>
        <table:table-row table:style-name="ro26">
          <table:table-cell office:value-type="string" calcext:value-type="string">
            <text:p>E2</text:p>
          </table:table-cell>
          <table:table-cell table:style-name="ce117" office:value-type="string" calcext:value-type="string">
            <text:p>Data Visualization with Tabl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 to Data Visualiz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5">
          <table:table-cell office:value-type="string" calcext:value-type="string">
            <text:p>E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Visualizations in Tableau</text:p>
          </table:table-cell>
          <table:table-cell table:number-columns-repeated="3"/>
        </table:table-row>
        <table:table-row table:style-name="ro26">
          <table:table-cell office:value-type="string" calcext:value-type="string">
            <text:p>E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king Dashboards &amp; Stories in Tableau</text:p>
          </table:table-cell>
          <table:table-cell table:number-columns-repeated="3"/>
        </table:table-row>
        <table:table-row table:style-name="ro25">
          <table:table-cell office:value-type="string" calcext:value-type="string">
            <text:p>E3</text:p>
          </table:table-cell>
          <table:table-cell table:style-name="ce118" office:value-type="string" calcext:value-type="string">
            <text:p>Introduction to HTML and 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Syntax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ML Syntax Problem 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SS Syntax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SS Syntax Problem Set</text:p>
          </table:table-cell>
          <table:table-cell table:number-columns-repeated="3"/>
        </table:table-row>
      </table:table>
      <table:table table:name="Sample Completed Template Ready for Mentors" table:style-name="ta3">
        <table:table-column table:style-name="co16" table:default-cell-style-name="ce125"/>
        <table:table-column table:style-name="co17" table:number-columns-repeated="2" table:default-cell-style-name="ce106"/>
        <table:table-column table:style-name="co18" table:default-cell-style-name="ce109"/>
        <table:table-column table:style-name="co19" table:default-cell-style-name="ce130"/>
        <table:table-column table:style-name="co20" table:default-cell-style-name="ce109"/>
        <table:table-column table:style-name="co21" table:default-cell-style-name="ce109"/>
        <table:table-column table:style-name="co17" table:number-columns-repeated="1017" table:default-cell-style-name="Default"/>
        <table:table-row table:style-name="ro1">
          <table:table-cell table:style-name="ce123" office:value-type="string" calcext:value-type="string">
            <text:p>Nano Degree:</text:p>
          </table:table-cell>
          <table:table-cell table:style-name="ce126" office:value-type="string" calcext:value-type="string">
            <text:p>Programming for Data Science</text:p>
          </table:table-cell>
          <table:table-cell table:style-name="ce124" table:number-columns-repeated="2"/>
          <table:table-cell table:style-name="ce128"/>
          <table:table-cell table:style-name="ce124" office:value-type="string" calcext:value-type="string">
            <text:p>(Please make copy of this doc before you edit)</text:p>
          </table:table-cell>
          <table:table-cell table:style-name="ce124"/>
          <table:table-cell table:number-columns-repeated="1017"/>
        </table:table-row>
        <table:table-row table:style-name="ro1">
          <table:table-cell table:style-name="ce123" office:value-type="string" calcext:value-type="string">
            <text:p>Start Date:</text:p>
          </table:table-cell>
          <table:table-cell table:style-name="ce127" office:value-type="date" office:date-value="2020-03-31" calcext:value-type="date">
            <text:p>03/31/20</text:p>
          </table:table-cell>
          <table:table-cell table:style-name="ce124" table:number-columns-repeated="2"/>
          <table:table-cell table:style-name="ce128"/>
          <table:table-cell table:style-name="ce124" table:number-columns-repeated="2"/>
          <table:table-cell table:number-columns-repeated="1017"/>
        </table:table-row>
        <table:table-row table:style-name="ro2">
          <table:table-cell table:style-name="ce124" table:number-columns-repeated="4"/>
          <table:table-cell table:style-name="ce128"/>
          <table:table-cell table:style-name="ce124" table:number-columns-repeated="2"/>
          <table:table-cell table:number-columns-repeated="1017"/>
        </table:table-row>
        <table:table-row table:style-name="ro2">
          <table:table-cell table:style-name="ce105" office:value-type="string" calcext:value-type="string">
            <text:p>Date</text:p>
          </table:table-cell>
          <table:table-cell table:style-name="ce105" office:value-type="string" calcext:value-type="string">
            <text:p>Day</text:p>
          </table:table-cell>
          <table:table-cell table:style-name="ce105" office:value-type="string" calcext:value-type="string">
            <text:p>Time</text:p>
          </table:table-cell>
          <table:table-cell table:style-name="ce105" office:value-type="string" calcext:value-type="string">
            <text:p>Part</text:p>
          </table:table-cell>
          <table:table-cell table:style-name="ce129" office:value-type="string" calcext:value-type="string">
            <text:p>Lessons</text:p>
          </table:table-cell>
          <table:table-cell table:style-name="ce105" office:value-type="string" calcext:value-type="string">
            <text:p>Concepts</text:p>
          </table:table-cell>
          <table:table-cell table:style-name="ce105" office:value-type="string" calcext:value-type="string">
            <text:p>Notes</text:p>
          </table:table-cell>
          <table:table-cell table:number-columns-repeated="1017"/>
        </table:table-row>
        <table:table-row table:style-name="ro27">
          <table:table-cell table:formula="of:=[.B2]" office:value-type="date" office:date-value="2020-03-31" calcext:value-type="date">
            <text:p>03/31/20</text:p>
          </table:table-cell>
          <table:table-cell table:formula="of:=TEXT(WEEKDAY([.A5]);&quot;dddd&quot;)" office:value-type="string" office:string-value="Tuesday" calcext:value-type="string">
            <text:p>Tuesday</text:p>
          </table:table-cell>
          <table:table-cell/>
          <table:table-cell table:style-name="ce108" office:value-type="string" calcext:value-type="string">
            <text:p>Welcome to the Program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.1.1 Looking Ahead</text:p>
            <text:p>1.1.2 Projects</text:p>
            <text:p>1.1.3 Meet the Instructors</text:p>
            <text:p>1.1.4 Program Structure and Schedule</text:p>
            <text:p>1.1.5 Projects and Progress</text:p>
            <text:p>1.1.6 Integrity and Mindset</text:p>
            <text:p>1.1.7 How Does Project Submission Work?</text:p>
            <text:p>1.1.8 How Do I Find Time for My Nanodegree?</text:p>
            <text:p>1.1.9 Learning Strategies</text:p>
            <text:p>1.2.1 What It Takes</text:p>
            <text:p>1.2.2 Reviews</text:p>
            <text:p>1.2.3 Knowledge</text:p>
            <text:p>1.2.4 Student Hub</text:p>
          </table:table-cell>
          <table:table-cell table:number-columns-repeated="1018"/>
        </table:table-row>
        <table:table-row table:style-name="ro28">
          <table:table-cell table:formula="of:=[.A5]+1" office:value-type="date" office:date-value="2020-04-01" calcext:value-type="date">
            <text:p>04/01/20</text:p>
          </table:table-cell>
          <table:table-cell table:formula="of:=TEXT(WEEKDAY([.A6]);&quot;dddd&quot;)" office:value-type="string" office:string-value="Wednesday" calcext:value-type="string">
            <text:p>Wednesday</text:p>
          </table:table-cell>
          <table:table-cell/>
          <table:table-cell table:style-name="ce108"/>
          <table:table-cell office:value-type="string" calcext:value-type="string">
            <text:p>3-4</text:p>
          </table:table-cell>
          <table:table-cell office:value-type="string" calcext:value-type="string">
            <text:p>1.3.1 FAQ</text:p>
            <text:p>1.3.2 Support</text:p>
            <text:p>1.4.1 Introduction</text:p>
            <text:p>1.4.2 Caroline Zimmerman at BMG</text:p>
            <text:p>1.4.3 Sinthuja Nagalingam at Summit Schools</text:p>
            <text:p>1.4.4 Mitchell Yerxa in Precision Farming</text:p>
            <text:p>1.4.5 Emily Peters at Uncommon Bold</text:p>
            <text:p>1.4.6 Let's get YOU started!</text:p>
          </table:table-cell>
          <table:table-cell table:number-columns-repeated="1018"/>
        </table:table-row>
        <table:table-row table:style-name="ro29">
          <table:table-cell table:formula="of:=[.A6]+1" office:value-type="date" office:date-value="2020-04-02" calcext:value-type="date">
            <text:p>04/02/20</text:p>
          </table:table-cell>
          <table:table-cell table:formula="of:=TEXT(WEEKDAY([.A7]);&quot;dddd&quot;)" office:value-type="string" office:string-value="Thursday" calcext:value-type="string">
            <text:p>Thursday</text:p>
          </table:table-cell>
          <table:table-cell/>
          <table:table-cell table:style-name="ce110" office:value-type="string" calcext:value-type="string">
            <text:p>Introduction to SQ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1.1 Video: SQL Introduction</text:p>
            <text:p>2.1.2 Video: The Parch &amp; Posey Database</text:p>
            <text:p>2.1.3 Video + Text: The Parch &amp; Posey Database</text:p>
            <text:p>2.1.4 Quiz: ERD Fundamentals</text:p>
            <text:p>2.1.5 Video: Why SQL</text:p>
            <text:p>2.1.6 Video: How Databases Store Data</text:p>
            <text:p>2.1.7 Types of Databases</text:p>
            <text:p>2.1.8 Video: Types of Statements</text:p>
            <text:p>2.1.9 Quiz: Statements</text:p>
            <text:p>2.1.10 Video: SELECT &amp; FROM</text:p>
            <text:p>2.1.11 Your First Queries in SQL Workspace</text:p>
            <text:p>2.1.12 Solution: Your First Queries</text:p>
            <text:p>2.1.13 Formatting Best Practices</text:p>
            <text:p>2.1.14 Video: LIMIT</text:p>
            <text:p>2.1.15 Quiz: LIMIT</text:p>
            <text:p>2.1.16 Solution: LIMIT</text:p>
            <text:p>2.1.17 Video: ORDER BY</text:p>
            <text:p>2.1.18 Quiz: ORDER BY</text:p>
            <text:p>2.1.19 Solutions: ORDER BY</text:p>
            <text:p>2.1.20 Video: ORDER BY Part II</text:p>
            <text:p>2.1.21 Quiz: ORDER BY Part II</text:p>
            <text:p>2.1.22 Solutions: ORDER BY Part II</text:p>
            <text:p>2.1.23 Video: WHERE</text:p>
            <text:p>2.1.24 Quiz: WHERE</text:p>
            <text:p>2.1.25 Solutions: WHERE</text:p>
          </table:table-cell>
          <table:table-cell table:number-columns-repeated="1018"/>
        </table:table-row>
        <table:table-row table:style-name="ro30">
          <table:table-cell table:formula="of:=[.A7]+1" office:value-type="date" office:date-value="2020-04-03" calcext:value-type="date">
            <text:p>04/03/20</text:p>
          </table:table-cell>
          <table:table-cell table:formula="of:=TEXT(WEEKDAY([.A8]);&quot;dddd&quot;)" office:value-type="string" office:string-value="Friday" calcext:value-type="string">
            <text:p>Friday</text:p>
          </table:table-cell>
          <table:table-cell/>
          <table:table-cell table:style-name="ce110"/>
          <table:table-cell table:style-name="Default"/>
          <table:table-cell office:value-type="string" calcext:value-type="string">
            <text:p>2.1.26 Video: WHERE with Non-Numeric Data</text:p>
            <text:p>2.1.27 Quiz: WHERE with Non-Numeric</text:p>
            <text:p>2.1.28 Solutions: WHERE with Non-Numeric</text:p>
            <text:p>2.1.29 Video: Arithmetic Operators</text:p>
            <text:p>2.1.30 Quiz: Arithmetic Operators</text:p>
            <text:p>2.1.31 Solutions: Arithmetic Operators</text:p>
            <text:p>2.1.32 Text: Introduction to Logical Operators</text:p>
            <text:p>2.1.33 Video: LIKE</text:p>
            <text:p>2.1.34 Quiz: LIKE</text:p>
            <text:p>2.1.35 Solutions: LIKE</text:p>
            <text:p>2.1.36 Video: IN</text:p>
            <text:p>2.1.37 Quiz: IN</text:p>
            <text:p>2.1.38 Solutions: IN</text:p>
            <text:p>2.1.39 Video: NOT</text:p>
            <text:p>2.1.40 Quiz: NOT</text:p>
            <text:p>2.1.41 Solutions: NOT</text:p>
            <text:p>2.1.42 Video: AND and BETWEEN</text:p>
            <text:p>2.1.43 Quiz: AND and BETWEEN</text:p>
            <text:p>2.1.44 Solutions: AND and BETWEEN</text:p>
            <text:p>2.1.45 Video: OR</text:p>
            <text:p>2.1.46 Quiz: OR</text:p>
            <text:p>2.1.47 Solutions: OR</text:p>
            <text:p>2.1.48 Text: Recap &amp; Looking Ahead</text:p>
          </table:table-cell>
          <table:table-cell table:number-columns-repeated="1018"/>
        </table:table-row>
        <table:table-row table:style-name="ro2">
          <table:table-cell table:formula="of:=[.A8]+1" office:value-type="date" office:date-value="2020-04-04" calcext:value-type="date">
            <text:p>04/04/20</text:p>
          </table:table-cell>
          <table:table-cell table:formula="of:=TEXT(WEEKDAY([.A9]);&quot;dddd&quot;)" office:value-type="string" office:string-value="Saturday" calcext:value-type="string">
            <text:p>Saturday</text:p>
          </table:table-cell>
          <table:table-cell/>
          <table:table-cell table:style-name="ce110"/>
          <table:table-cell table:style-name="Default"/>
          <table:table-cell table:number-columns-repeated="1019"/>
        </table:table-row>
        <table:table-row table:style-name="ro2">
          <table:table-cell table:formula="of:=[.A9]+1" office:value-type="date" office:date-value="2020-04-05" calcext:value-type="date">
            <text:p>04/05/20</text:p>
          </table:table-cell>
          <table:table-cell table:formula="of:=TEXT(WEEKDAY([.A10]);&quot;dddd&quot;)" office:value-type="string" office:string-value="Sunday" calcext:value-type="string">
            <text:p>Sunday</text:p>
          </table:table-cell>
          <table:table-cell/>
          <table:table-cell table:style-name="ce110"/>
          <table:table-cell table:style-name="Default"/>
          <table:table-cell table:number-columns-repeated="1019"/>
        </table:table-row>
        <table:table-row table:style-name="ro31">
          <table:table-cell table:formula="of:=[.A10]+1" office:value-type="date" office:date-value="2020-04-06" calcext:value-type="date">
            <text:p>04/06/20</text:p>
          </table:table-cell>
          <table:table-cell table:formula="of:=TEXT(WEEKDAY([.A11]);&quot;dddd&quot;)" office:value-type="string" office:string-value="Monday" calcext:value-type="string">
            <text:p>Monday</text:p>
          </table:table-cell>
          <table:table-cell/>
          <table:table-cell table:style-name="ce110"/>
          <table:table-cell office:value-type="string" calcext:value-type="string">
            <text:p>2</text:p>
          </table:table-cell>
          <table:table-cell office:value-type="string" calcext:value-type="string">
            <text:p>2.2.1 Video: Motivation</text:p>
            <text:p>2.2.2 Video: Why Would We Want to Split Data Into Separate Tables?</text:p>
            <text:p>2.2.3 Video: Introduction to JOINs</text:p>
            <text:p>2.2.4 Text + Quiz: Your First JOIN</text:p>
            <text:p>2.2.5 Solution: Your First JOIN</text:p>
            <text:p>2.2.6 Text: ERD Reminder</text:p>
            <text:p>2.2.7 Text: Primary and Foreign Keys</text:p>
            <text:p>2.2.8 Quiz: Primary - Foreign Key Relationship</text:p>
            <text:p>2.2.9 Text + Quiz: JOIN Revisited</text:p>
            <text:p>2.2.10 Video: Alias</text:p>
            <text:p>2.2.11 Quiz: JOIN Questions Part I</text:p>
            <text:p>2.2.12 Solutions: JOIN Questions Part I</text:p>
          </table:table-cell>
          <table:table-cell table:number-columns-repeated="1018"/>
        </table:table-row>
        <table:table-row table:style-name="ro32">
          <table:table-cell table:formula="of:=[.A11]+1" office:value-type="date" office:date-value="2020-04-07" calcext:value-type="date">
            <text:p>04/07/20</text:p>
          </table:table-cell>
          <table:table-cell table:formula="of:=TEXT(WEEKDAY([.A12]);&quot;dddd&quot;)" office:value-type="string" office:string-value="Tuesday" calcext:value-type="string">
            <text:p>Tuesday</text:p>
          </table:table-cell>
          <table:table-cell/>
          <table:table-cell table:style-name="ce110"/>
          <table:table-cell table:style-name="Default"/>
          <table:table-cell office:value-type="string" calcext:value-type="string">
            <text:p>2.2.13 Video: Motivation for Other JOINs</text:p>
            <text:p>2.2.14 Video: LEFT and RIGHT JOINs</text:p>
            <text:p>2.2.15 Text: Other JOIN Notes</text:p>
            <text:p>2.2.16 Quiz: LEFT and RIGHT JOIN</text:p>
            <text:p>2.2.17 Solutions: LEFT and RIGHT JOIN</text:p>
            <text:p>2.2.18 Video: JOINs and Filtering</text:p>
            <text:p>2.2.19 Quiz: Last Check</text:p>
            <text:p>2.2.20 Solutions: Last Check</text:p>
            <text:p>2.2.21 Text: Recap &amp; Looking Ahead</text:p>
          </table:table-cell>
          <table:table-cell table:number-columns-repeated="1018"/>
        </table:table-row>
        <table:table-row table:style-name="ro33">
          <table:table-cell table:formula="of:=[.A12]+1" office:value-type="date" office:date-value="2020-04-08" calcext:value-type="date">
            <text:p>04/08/20</text:p>
          </table:table-cell>
          <table:table-cell table:formula="of:=TEXT(WEEKDAY([.A13]);&quot;dddd&quot;)" office:value-type="string" office:string-value="Wednesday" calcext:value-type="string">
            <text:p>Wednesday</text:p>
          </table:table-cell>
          <table:table-cell/>
          <table:table-cell table:style-name="ce110"/>
          <table:table-cell office:value-type="string" calcext:value-type="string">
            <text:p>3</text:p>
          </table:table-cell>
          <table:table-cell office:value-type="string" calcext:value-type="string">
            <text:p>2.3.1 Video: Introduction to Aggregation</text:p>
            <text:p>2.3.2 Video: Introduction to NULLs</text:p>
            <text:p>2.3.3 Video: NULLs and Aggregation</text:p>
            <text:p>2.3.4 Video + Text: First Aggregation - COUNT</text:p>
            <text:p>2.3.5 Video: COUNT &amp; NULLs</text:p>
            <text:p>2.3.6 Video: SUM</text:p>
            <text:p>2.3.7 Quiz: SUM</text:p>
            <text:p>2.3.8 Solution: SUM</text:p>
            <text:p>2.3.9 Video: MIN &amp; MAX</text:p>
            <text:p>2.3.10 Video: AVG</text:p>
            <text:p>2.3.11 Quiz: MIN, MAX, &amp; AVG</text:p>
            <text:p>2.3.12 Solutions: MIN, MAX, &amp; AVG</text:p>
            <text:p>2.3.13 Video: GROUP BY</text:p>
            <text:p>2.3.14 Quiz: GROUP BY</text:p>
            <text:p>2.3.15 Solutions: GROUP BY</text:p>
          </table:table-cell>
          <table:table-cell table:number-columns-repeated="1018"/>
        </table:table-row>
        <table:table-row table:style-name="ro34">
          <table:table-cell table:formula="of:=[.A13]+1" office:value-type="date" office:date-value="2020-04-09" calcext:value-type="date">
            <text:p>04/09/20</text:p>
          </table:table-cell>
          <table:table-cell table:formula="of:=TEXT(WEEKDAY([.A14]);&quot;dddd&quot;)" office:value-type="string" office:string-value="Thursday" calcext:value-type="string">
            <text:p>Thursday</text:p>
          </table:table-cell>
          <table:table-cell/>
          <table:table-cell table:style-name="ce110"/>
          <table:table-cell table:style-name="Default"/>
          <table:table-cell office:value-type="string" calcext:value-type="string">
            <text:p>2.3.16 Video: GROUP BY Part II</text:p>
            <text:p>2.3.17 Quiz: GROUP BY Part II</text:p>
            <text:p>2.3.18 Solutions: GROUP BY Part II</text:p>
            <text:p>2.3.19 Video: DISTINCT</text:p>
            <text:p>2.3.20 Quiz: DISTINCT</text:p>
            <text:p>2.3.21 Solutions: DISTINCT</text:p>
            <text:p>2.3.22 Video: HAVING</text:p>
            <text:p>2.3.23 Quiz: HAVING</text:p>
            <text:p>2.3.24 Solutions: HAVING</text:p>
            <text:p>2.3.25 Video: DATE Functions</text:p>
            <text:p>2.3.26 Video: DATE Functions II</text:p>
            <text:p>2.3.27 Quiz: DATE Functions</text:p>
            <text:p>2.3.28 Solutions: DATE Functions</text:p>
            <text:p>2.3.29 Video: CASE Statements</text:p>
            <text:p>2.3.30 Video: CASE &amp; Aggregations</text:p>
            <text:p>2.3.31 Quiz: CASE</text:p>
            <text:p>2.3.32 Solutions: CASE</text:p>
            <text:p>2.3.33 Text: Recap</text:p>
          </table:table-cell>
          <table:table-cell table:number-columns-repeated="1018"/>
        </table:table-row>
        <table:table-row table:style-name="ro28">
          <table:table-cell table:formula="of:=[.A14]+1" office:value-type="date" office:date-value="2020-04-10" calcext:value-type="date">
            <text:p>04/10/20</text:p>
          </table:table-cell>
          <table:table-cell table:formula="of:=TEXT(WEEKDAY([.A15]);&quot;dddd&quot;)" office:value-type="string" office:string-value="Friday" calcext:value-type="string">
            <text:p>Friday</text:p>
          </table:table-cell>
          <table:table-cell/>
          <table:table-cell table:style-name="ce110"/>
          <table:table-cell office:value-type="string" calcext:value-type="string">
            <text:p>4</text:p>
          </table:table-cell>
          <table:table-cell office:value-type="string" calcext:value-type="string">
            <text:p>2.4.1 Video: Introduction</text:p>
            <text:p>2.4.2 Video: Introduction to Subqueries</text:p>
            <text:p>2.4.3 Video + Quiz: Write Your First Subquery</text:p>
            <text:p>2.4.4 Solutions: Write Your First Subquery</text:p>
            <text:p>2.4.5 Text: Subquery Formatting</text:p>
            <text:p>2.4.6 Video: More On Subqueries</text:p>
            <text:p>2.4.7 Quiz: More On Subqueries</text:p>
            <text:p>2.4.8 Solutions: More On Subqueries</text:p>
          </table:table-cell>
          <table:table-cell table:number-columns-repeated="1018"/>
        </table:table-row>
        <table:table-row table:style-name="ro2">
          <table:table-cell table:formula="of:=[.A15]+1" office:value-type="date" office:date-value="2020-04-11" calcext:value-type="date">
            <text:p>04/11/20</text:p>
          </table:table-cell>
          <table:table-cell table:formula="of:=TEXT(WEEKDAY([.A16]);&quot;dddd&quot;)" office:value-type="string" office:string-value="Saturday" calcext:value-type="string">
            <text:p>Saturday</text:p>
          </table:table-cell>
          <table:table-cell/>
          <table:table-cell table:style-name="ce110"/>
          <table:table-cell table:style-name="Default"/>
          <table:table-cell table:number-columns-repeated="1019"/>
        </table:table-row>
        <table:table-row table:style-name="ro2">
          <table:table-cell table:formula="of:=[.A16]+1" office:value-type="date" office:date-value="2020-04-12" calcext:value-type="date">
            <text:p>04/12/20</text:p>
          </table:table-cell>
          <table:table-cell table:formula="of:=TEXT(WEEKDAY([.A17]);&quot;dddd&quot;)" office:value-type="string" office:string-value="Sunday" calcext:value-type="string">
            <text:p>Sunday</text:p>
          </table:table-cell>
          <table:table-cell/>
          <table:table-cell table:style-name="ce110"/>
          <table:table-cell table:style-name="Default"/>
          <table:table-cell table:number-columns-repeated="1019"/>
        </table:table-row>
        <table:table-row table:style-name="ro32">
          <table:table-cell table:formula="of:=[.A17]+1" office:value-type="date" office:date-value="2020-04-13" calcext:value-type="date">
            <text:p>04/13/20</text:p>
          </table:table-cell>
          <table:table-cell table:formula="of:=TEXT(WEEKDAY([.A18]);&quot;dddd&quot;)" office:value-type="string" office:string-value="Monday" calcext:value-type="string">
            <text:p>Monday</text:p>
          </table:table-cell>
          <table:table-cell/>
          <table:table-cell table:style-name="ce110"/>
          <table:table-cell table:style-name="Default"/>
          <table:table-cell office:value-type="string" calcext:value-type="string">
            <text:p>2.4.9 Text + Quiz: More On Subqueries</text:p>
            <text:p>2.4.10 Solution Video: More On Subqueries</text:p>
            <text:p>2.4.11 Quiz: Subquery Mania</text:p>
            <text:p>2.4.12 Solution: Subquery Mania</text:p>
            <text:p>2.4.13 Video: WITH</text:p>
            <text:p>2.4.14 Text + Quiz: WITH vs</text:p>
            <text:p>2.4.15 Quiz: WITH</text:p>
            <text:p>2.4.16 Solutions: WITH</text:p>
            <text:p>2.4.17 Video: Subquery Conclusion</text:p>
          </table:table-cell>
          <table:table-cell table:number-columns-repeated="1018"/>
        </table:table-row>
        <table:table-row table:style-name="ro35">
          <table:table-cell table:formula="of:=[.A18]+1" office:value-type="date" office:date-value="2020-04-14" calcext:value-type="date">
            <text:p>04/14/20</text:p>
          </table:table-cell>
          <table:table-cell table:formula="of:=TEXT(WEEKDAY([.A19]);&quot;dddd&quot;)" office:value-type="string" office:string-value="Tuesday" calcext:value-type="string">
            <text:p>Tuesday</text:p>
          </table:table-cell>
          <table:table-cell/>
          <table:table-cell table:style-name="ce110"/>
          <table:table-cell office:value-type="string" calcext:value-type="string">
            <text:p>5</text:p>
          </table:table-cell>
          <table:table-cell office:value-type="string" calcext:value-type="string">
            <text:p>2.5.1 Video: Introduction to SQL Data Cleaning</text:p>
            <text:p>2.5.2 Video: LEFT &amp; RIGHT</text:p>
            <text:p>2.5.3 Quiz: LEFT &amp; RIGHT</text:p>
            <text:p>2.5.4 Solutions: LEFT &amp; RIGHT</text:p>
            <text:p>2.5.5 Video: POSITION, STRPOS, &amp; SUBSTR</text:p>
            <text:p>2.5.6 Quiz: POSITION, STRPOS, &amp; SUBSTR - AME DATA AS QUIZ 1</text:p>
            <text:p>2.5.7 Solutions: POSITION, STRPOS, &amp; SUBSTR</text:p>
          </table:table-cell>
          <table:table-cell table:number-columns-repeated="1018"/>
        </table:table-row>
        <table:table-row table:style-name="ro36">
          <table:table-cell table:formula="of:=[.A19]+1" office:value-type="date" office:date-value="2020-04-15" calcext:value-type="date">
            <text:p>04/15/20</text:p>
          </table:table-cell>
          <table:table-cell table:formula="of:=TEXT(WEEKDAY([.A20]);&quot;dddd&quot;)" office:value-type="string" office:string-value="Wednesday" calcext:value-type="string">
            <text:p>Wednesday</text:p>
          </table:table-cell>
          <table:table-cell/>
          <table:table-cell table:style-name="ce110"/>
          <table:table-cell table:style-name="Default"/>
          <table:table-cell office:value-type="string" calcext:value-type="string">
            <text:p>2.5.8 Video: CONCAT</text:p>
            <text:p>2.5.9 Quiz: CONCAT</text:p>
            <text:p>2.5.10 Solutions: CONCAT</text:p>
            <text:p>2.5.11 Video: CAST</text:p>
            <text:p>2.5.12 Quiz: CAST</text:p>
            <text:p>2.5.13 Solutions: CAST</text:p>
            <text:p>2.5.14 Video: COALESCE</text:p>
            <text:p>2.5.15 Quiz: COALESCE</text:p>
            <text:p>2.5.16 Solutions: COALESCE</text:p>
            <text:p>2.5.17 Video + Text: Recap</text:p>
          </table:table-cell>
          <table:table-cell table:number-columns-repeated="1018"/>
        </table:table-row>
        <table:table-row table:style-name="ro31">
          <table:table-cell table:formula="of:=[.A20]+1" office:value-type="date" office:date-value="2020-04-16" calcext:value-type="date">
            <text:p>04/16/20</text:p>
          </table:table-cell>
          <table:table-cell table:formula="of:=TEXT(WEEKDAY([.A21]);&quot;dddd&quot;)" office:value-type="string" office:string-value="Thursday" calcext:value-type="string">
            <text:p>Thursday</text:p>
          </table:table-cell>
          <table:table-cell/>
          <table:table-cell table:style-name="ce110"/>
          <table:table-cell office:value-type="string" calcext:value-type="string">
            <text:p>6</text:p>
          </table:table-cell>
          <table:table-cell office:value-type="string" calcext:value-type="string">
            <text:p>2.6.1 Video: Introduction to Window Functions</text:p>
            <text:p>2.6.2 Video: Window Functions 1</text:p>
            <text:p>2.6.3 Quiz: Window Functions 1</text:p>
            <text:p>2.6.4 Solutions: Window Functions 1</text:p>
            <text:p>2.6.5 Quiz: Window Functions 2</text:p>
            <text:p>2.6.6 Solutions: Window Functions 2</text:p>
            <text:p>2.6.7 Video: ROW_NUMBER &amp; RANK</text:p>
            <text:p>2.6.8 Quiz: ROW_NUMBER &amp; RANK</text:p>
            <text:p>2.6.9 Solutions: ROW_NUMBER &amp; RANK</text:p>
            <text:p>2.6.10 Video: Aggregates in Window Functions</text:p>
            <text:p>2.6.11 Quiz: Aggregates in Window Functions</text:p>
            <text:p>2.6.12 Solutions: Aggregates in Window Functions</text:p>
          </table:table-cell>
          <table:table-cell table:number-columns-repeated="1018"/>
        </table:table-row>
        <table:table-row table:style-name="ro37">
          <table:table-cell table:formula="of:=[.A21]+1" office:value-type="date" office:date-value="2020-04-17" calcext:value-type="date">
            <text:p>04/17/20</text:p>
          </table:table-cell>
          <table:table-cell table:formula="of:=TEXT(WEEKDAY([.A22]);&quot;dddd&quot;)" office:value-type="string" office:string-value="Friday" calcext:value-type="string">
            <text:p>Friday</text:p>
          </table:table-cell>
          <table:table-cell/>
          <table:table-cell table:style-name="ce110"/>
          <table:table-cell table:style-name="Default"/>
          <table:table-cell office:value-type="string" calcext:value-type="string">
            <text:p>2.6.13 Video: Aliases for Multiple Window Functions</text:p>
            <text:p>2.6.14 Quiz: Aliases for Multiple Window Functions</text:p>
            <text:p>2.6.15 Solutions: Aliases for Multiple Window Functions</text:p>
            <text:p>2.6.16 Video: Comparing a Row to Previous Row</text:p>
            <text:p>2.6.17 Quiz: Comparing a Row to Previous Row</text:p>
            <text:p>2.6.18 Solutions: Comparing a Row to Previous Row</text:p>
            <text:p>2.6.19 Video: Introduction to Percentiles</text:p>
            <text:p>2.6.20 Video: Percentiles</text:p>
            <text:p>2.6.21 Quiz: Percentiles</text:p>
            <text:p>2.6.22 Solutions: Percentiles</text:p>
            <text:p>2.6.23 Video: Recap</text:p>
          </table:table-cell>
          <table:table-cell table:number-columns-repeated="1018"/>
        </table:table-row>
        <table:table-row table:style-name="ro2">
          <table:table-cell table:formula="of:=[.A22]+1" office:value-type="date" office:date-value="2020-04-18" calcext:value-type="date">
            <text:p>04/18/20</text:p>
          </table:table-cell>
          <table:table-cell table:formula="of:=TEXT(WEEKDAY([.A23]);&quot;dddd&quot;)" office:value-type="string" office:string-value="Saturday" calcext:value-type="string">
            <text:p>Saturday</text:p>
          </table:table-cell>
          <table:table-cell/>
          <table:table-cell table:style-name="ce110"/>
          <table:table-cell table:style-name="Default"/>
          <table:table-cell table:number-columns-repeated="1019"/>
        </table:table-row>
        <table:table-row table:style-name="ro2">
          <table:table-cell table:formula="of:=[.A23]+1" office:value-type="date" office:date-value="2020-04-19" calcext:value-type="date">
            <text:p>04/19/20</text:p>
          </table:table-cell>
          <table:table-cell table:formula="of:=TEXT(WEEKDAY([.A24]);&quot;dddd&quot;)" office:value-type="string" office:string-value="Sunday" calcext:value-type="string">
            <text:p>Sunday</text:p>
          </table:table-cell>
          <table:table-cell/>
          <table:table-cell table:style-name="ce110"/>
          <table:table-cell table:style-name="Default"/>
          <table:table-cell table:number-columns-repeated="1019"/>
        </table:table-row>
        <table:table-row table:style-name="ro36">
          <table:table-cell table:formula="of:=[.A24]+1" office:value-type="date" office:date-value="2020-04-20" calcext:value-type="date">
            <text:p>04/20/20</text:p>
          </table:table-cell>
          <table:table-cell table:formula="of:=TEXT(WEEKDAY([.A25]);&quot;dddd&quot;)" office:value-type="string" office:string-value="Monday" calcext:value-type="string">
            <text:p>Monday</text:p>
          </table:table-cell>
          <table:table-cell/>
          <table:table-cell table:style-name="ce110"/>
          <table:table-cell office:value-type="string" calcext:value-type="string">
            <text:p>7</text:p>
          </table:table-cell>
          <table:table-cell office:value-type="string" calcext:value-type="string">
            <text:p>2.7.1 Video: Introduction to Advanced SQL</text:p>
            <text:p>2.7.2 Text + Images: FULL OUTER JOIN</text:p>
            <text:p>2.7.3 Quiz: FULL OUTER JOIN</text:p>
            <text:p>2.7.4 Solutions: FULL OUTER JOIN</text:p>
            <text:p>2.7.5 Video: JOINs with Comparison Operators</text:p>
            <text:p>2.7.6 Quiz: JOINs with Comparison Operators</text:p>
            <text:p>2.7.7 Solutions: JOINs with Comparison Operators</text:p>
            <text:p>2.7.8 Video: Self JOINs</text:p>
            <text:p>2.7.9 Quiz: Self JOINs</text:p>
            <text:p>2.7.10 Solutions: Self JOINs</text:p>
          </table:table-cell>
          <table:table-cell table:number-columns-repeated="1018"/>
        </table:table-row>
        <table:table-row table:style-name="ro36">
          <table:table-cell table:formula="of:=[.A25]+1" office:value-type="date" office:date-value="2020-04-21" calcext:value-type="date">
            <text:p>04/21/20</text:p>
          </table:table-cell>
          <table:table-cell table:formula="of:=TEXT(WEEKDAY([.A26]);&quot;dddd&quot;)" office:value-type="string" office:string-value="Tuesday" calcext:value-type="string">
            <text:p>Tuesday</text:p>
          </table:table-cell>
          <table:table-cell/>
          <table:table-cell table:style-name="ce110"/>
          <table:table-cell/>
          <table:table-cell office:value-type="string" calcext:value-type="string">
            <text:p>2.7.11 Video: UNION</text:p>
            <text:p>2.7.12 Quizzes: UNION</text:p>
            <text:p>2.7.13 Solutions: UNION</text:p>
            <text:p>2.7.14 Video: Performance Tuning Motivation</text:p>
            <text:p>2.7.15 Video + Quiz: Performance Tuning 1</text:p>
            <text:p>2.7.16 Video: Performance Tuning 2</text:p>
            <text:p>2.7.17 Video: Performance Tuning 3</text:p>
            <text:p>2.7.18 Video: JOINing Subqueries</text:p>
            <text:p>2.7.19 More Practice!</text:p>
            <text:p>2.7.20 Video: SQL Completion Congratulations</text:p>
          </table:table-cell>
          <table:table-cell table:number-columns-repeated="1018"/>
        </table:table-row>
        <table:table-row table:style-name="ro27">
          <table:table-cell table:formula="of:=[.A26]+1" office:value-type="date" office:date-value="2020-04-22" calcext:value-type="date">
            <text:p>04/22/20</text:p>
          </table:table-cell>
          <table:table-cell table:formula="of:=TEXT(WEEKDAY([.A27]);&quot;dddd&quot;)" office:value-type="string" office:string-value="Wednesday" calcext:value-type="string">
            <text:p>Wednesday</text:p>
          </table:table-cell>
          <table:table-cell/>
          <table:table-cell table:style-name="ce110"/>
          <table:table-cell office:value-type="string" calcext:value-type="string">
            <text:p>Start P1</text:p>
          </table:table-cell>
          <table:table-cell office:value-type="string" calcext:value-type="string">
            <text:p>2.P1.1 Project Overview</text:p>
            <text:p>2.P1.2 Project Details</text:p>
            <text:p>2.P1.3 Workspace vs</text:p>
            <text:p>2.P1.4 Set Up Your Local Environment</text:p>
            <text:p>2.P1.5 Composite Key</text:p>
            <text:p>2.P1.6 Workspace: DVD Rental Database</text:p>
            <text:p>2.P1.7 Quiz: Understanding the database</text:p>
            <text:p>2.P1.8 Quiz: Practice Quiz #1</text:p>
            <text:p>2.P1.9 Practice Solution #1</text:p>
            <text:p>2.P1.10 Practice Quiz #2</text:p>
            <text:p>2.P1.11 Practice Solution #2</text:p>
            <text:p>2.P1.12 Workspace + Question Set #1</text:p>
            <text:p>2.P1.13 Workspace + Question Set #2</text:p>
          </table:table-cell>
          <table:table-cell table:number-columns-repeated="1018"/>
        </table:table-row>
        <table:table-row table:style-name="ro26">
          <table:table-cell table:formula="of:=[.A27]+1" office:value-type="date" office:date-value="2020-04-23" calcext:value-type="date">
            <text:p>04/23/20</text:p>
          </table:table-cell>
          <table:table-cell table:formula="of:=TEXT(WEEKDAY([.A28]);&quot;dddd&quot;)" office:value-type="string" office:string-value="Thursday" calcext:value-type="string">
            <text:p>Thursday</text:p>
          </table:table-cell>
          <table:table-cell/>
          <table:table-cell table:style-name="ce110"/>
          <table:table-cell/>
          <table:table-cell office:value-type="string" calcext:value-type="string">
            <text:p>2.P1.14 Project Submission</text:p>
            <text:p>2.P1.15 Common Mistakes</text:p>
            <text:p>2.P1.16 Helpful strategies</text:p>
            <text:p>2.P1.17 Project: Investigate a Relational Database</text:p>
          </table:table-cell>
          <table:table-cell table:number-columns-repeated="1018"/>
        </table:table-row>
        <table:table-row table:style-name="ro2">
          <table:table-cell table:formula="of:=[.A28]+1" office:value-type="date" office:date-value="2020-04-24" calcext:value-type="date">
            <text:p>04/24/20</text:p>
          </table:table-cell>
          <table:table-cell table:formula="of:=TEXT(WEEKDAY([.A29]);&quot;dddd&quot;)" office:value-type="string" office:string-value="Friday" calcext:value-type="string">
            <text:p>Friday</text:p>
          </table:table-cell>
          <table:table-cell/>
          <table:table-cell table:style-name="ce110"/>
          <table:table-cell/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2">
          <table:table-cell table:formula="of:=[.A29]+1" office:value-type="date" office:date-value="2020-04-25" calcext:value-type="date">
            <text:p>04/25/20</text:p>
          </table:table-cell>
          <table:table-cell table:formula="of:=TEXT(WEEKDAY([.A30]);&quot;dddd&quot;)" office:value-type="string" office:string-value="Saturday" calcext:value-type="string">
            <text:p>Saturday</text:p>
          </table:table-cell>
          <table:table-cell/>
          <table:table-cell table:style-name="ce110"/>
          <table:table-cell/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2">
          <table:table-cell table:formula="of:=[.A30]+1" office:value-type="date" office:date-value="2020-04-26" calcext:value-type="date">
            <text:p>04/26/20</text:p>
          </table:table-cell>
          <table:table-cell table:formula="of:=TEXT(WEEKDAY([.A31]);&quot;dddd&quot;)" office:value-type="string" office:string-value="Sunday" calcext:value-type="string">
            <text:p>Sunday</text:p>
          </table:table-cell>
          <table:table-cell/>
          <table:table-cell table:style-name="ce110"/>
          <table:table-cell/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2">
          <table:table-cell table:formula="of:=[.A31]+1" office:value-type="date" office:date-value="2020-04-27" calcext:value-type="date">
            <text:p>04/27/20</text:p>
          </table:table-cell>
          <table:table-cell table:formula="of:=TEXT(WEEKDAY([.A32]);&quot;dddd&quot;)" office:value-type="string" office:string-value="Monday" calcext:value-type="string">
            <text:p>Monday</text:p>
          </table:table-cell>
          <table:table-cell/>
          <table:table-cell table:style-name="ce110"/>
          <table:table-cell/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2">
          <table:table-cell table:formula="of:=[.A32]+1" office:value-type="date" office:date-value="2020-04-28" calcext:value-type="date">
            <text:p>04/28/20</text:p>
          </table:table-cell>
          <table:table-cell table:formula="of:=TEXT(WEEKDAY([.A33]);&quot;dddd&quot;)" office:value-type="string" office:string-value="Tuesday" calcext:value-type="string">
            <text:p>Tuesday</text:p>
          </table:table-cell>
          <table:table-cell/>
          <table:table-cell table:style-name="ce110"/>
          <table:table-cell office:value-type="string" calcext:value-type="string">
            <text:p>Finish P1</text:p>
          </table:table-cell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32">
          <table:table-cell table:formula="of:=[.A33]+1" office:value-type="date" office:date-value="2020-04-29" calcext:value-type="date">
            <text:p>04/29/20</text:p>
          </table:table-cell>
          <table:table-cell table:formula="of:=TEXT(WEEKDAY([.A34]);&quot;dddd&quot;)" office:value-type="string" office:string-value="Wednesday" calcext:value-type="string">
            <text:p>Wednesday</text:p>
          </table:table-cell>
          <table:table-cell/>
          <table:table-cell table:style-name="ce111" office:value-type="string" calcext:value-type="string">
            <text:p>Command Line Essential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.1.1 Introduction to Unix Shell</text:p>
            <text:p>3.1.2 Intro to the Shell</text:p>
            <text:p>3.1.3 Windows: Installing Git Bash</text:p>
            <text:p>3.1.4 Opening a terminal</text:p>
            <text:p>3.1.5 Your first command (echo)</text:p>
            <text:p>3.1.6 Navigating directories (ls, cd, ..)</text:p>
            <text:p>3.1.7 Current working directory (pwd)</text:p>
            <text:p>3.1.8 Parameters and options (ls -l)</text:p>
            <text:p>3.1.9 Organizing your files (mkdir, mv)</text:p>
          </table:table-cell>
          <table:table-cell table:number-columns-repeated="1018"/>
        </table:table-row>
        <table:table-row table:style-name="ro32">
          <table:table-cell table:formula="of:=[.A34]+1" office:value-type="date" office:date-value="2020-04-30" calcext:value-type="date">
            <text:p>04/30/20</text:p>
          </table:table-cell>
          <table:table-cell table:formula="of:=TEXT(WEEKDAY([.A35]);&quot;dddd&quot;)" office:value-type="string" office:string-value="Thursday" calcext:value-type="string">
            <text:p>Thursday</text:p>
          </table:table-cell>
          <table:table-cell/>
          <table:table-cell table:style-name="ce111"/>
          <table:table-cell/>
          <table:table-cell office:value-type="string" calcext:value-type="string">
            <text:p>3.1.10 Downloading (curl)</text:p>
            <text:p>3.1.11 Viewing files (cat, less)</text:p>
            <text:p>3.1.12 Removing things (rm, rmdir)</text:p>
            <text:p>3.1.13 Searching and pipes (grep, wc)</text:p>
            <text:p>3.1.14 Shell and environment variables</text:p>
            <text:p>3.1.15 Startup files (.bash_profile)</text:p>
            <text:p>3.1.16 Controlling the shell prompt ($PS1)</text:p>
            <text:p>3.1.17 Aliases</text:p>
            <text:p>3.1.18 Keep learning!</text:p>
          </table:table-cell>
          <table:table-cell table:number-columns-repeated="1018"/>
        </table:table-row>
        <table:table-row table:style-name="ro38">
          <table:table-cell table:formula="of:=[.A35]+1" office:value-type="date" office:date-value="2020-05-01" calcext:value-type="date">
            <text:p>05/01/20</text:p>
          </table:table-cell>
          <table:table-cell table:formula="of:=TEXT(WEEKDAY([.A36]);&quot;dddd&quot;)" office:value-type="string" office:string-value="Friday" calcext:value-type="string">
            <text:p>Friday</text:p>
          </table:table-cell>
          <table:table-cell/>
          <table:table-cell table:style-name="ce112" office:value-type="string" calcext:value-type="string">
            <text:p>Introduction to Python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4.1.1 Welcome to the Course!</text:p>
            <text:p>4.1.2 Programming in Python</text:p>
            <text:p>4.2.1 Introduction</text:p>
            <text:p>4.2.2 Arithmetic Operators</text:p>
            <text:p>4.2.3 Quiz: Arithmetic Operators</text:p>
            <text:p>4.2.4 Solution: Arithmetic Operators</text:p>
            <text:p>4.2.5 Variables and Assignment Operators</text:p>
            <text:p>4.2.6 Quiz: Variables and Assignment Operators</text:p>
            <text:p>4.2.7 Solution: Variables and Assignment Operators</text:p>
            <text:p>4.2.8 Integers and Floats</text:p>
            <text:p>4.2.9 Quiz: Integers and Floats</text:p>
            <text:p>4.2.10 Booleans, Comparison Operators, and Logical Operators</text:p>
            <text:p>4.2.11 Quiz: Booleans, Comparison Operators, and Logical Operators</text:p>
            <text:p>4.2.12 Solution: Booleans, Comparison and Logical Operators</text:p>
            <text:p>4.2.13 Strings</text:p>
            <text:p>4.2.14 Quiz: Strings</text:p>
            <text:p>4.2.15 Solution: Strings</text:p>
            <text:p>4.2.16 Type and Type Conversion</text:p>
            <text:p>4.2.17 Quiz: Type and Type Conversion</text:p>
            <text:p>4.2.18 Solution: Type and Type Conversion</text:p>
          </table:table-cell>
          <table:table-cell table:number-columns-repeated="1018"/>
        </table:table-row>
        <table:table-row table:style-name="ro2">
          <table:table-cell table:formula="of:=[.A36]+1" office:value-type="date" office:date-value="2020-05-02" calcext:value-type="date">
            <text:p>05/02/20</text:p>
          </table:table-cell>
          <table:table-cell table:formula="of:=TEXT(WEEKDAY([.A37]);&quot;dddd&quot;)" office:value-type="string" office:string-value="Saturday" calcext:value-type="string">
            <text:p>Saturday</text:p>
          </table:table-cell>
          <table:table-cell/>
          <table:table-cell table:style-name="ce112"/>
          <table:table-cell table:number-columns-repeated="1020"/>
        </table:table-row>
        <table:table-row table:style-name="ro2">
          <table:table-cell table:formula="of:=[.A37]+1" office:value-type="date" office:date-value="2020-05-03" calcext:value-type="date">
            <text:p>05/03/20</text:p>
          </table:table-cell>
          <table:table-cell table:formula="of:=TEXT(WEEKDAY([.A38]);&quot;dddd&quot;)" office:value-type="string" office:string-value="Sunday" calcext:value-type="string">
            <text:p>Sunday</text:p>
          </table:table-cell>
          <table:table-cell/>
          <table:table-cell table:style-name="ce112"/>
          <table:table-cell table:number-columns-repeated="1020"/>
        </table:table-row>
        <table:table-row table:style-name="ro10">
          <table:table-cell table:formula="of:=[.A38]+1" office:value-type="date" office:date-value="2020-05-04" calcext:value-type="date">
            <text:p>05/04/20</text:p>
          </table:table-cell>
          <table:table-cell table:formula="of:=TEXT(WEEKDAY([.A39]);&quot;dddd&quot;)" office:value-type="string" office:string-value="Monday" calcext:value-type="string">
            <text:p>Monday</text:p>
          </table:table-cell>
          <table:table-cell/>
          <table:table-cell table:style-name="ce112"/>
          <table:table-cell/>
          <table:table-cell office:value-type="string" calcext:value-type="string">
            <text:p>4.2.10 Booleans, Comparison Operators, and Logical Operators</text:p>
            <text:p>4.2.11 Quiz: Booleans, Comparison Operators, and Logical Operators</text:p>
            <text:p>4.2.12 Solution: Booleans, Comparison and Logical Operators</text:p>
            <text:p>4.2.13 Strings</text:p>
            <text:p>4.2.14 Quiz: Strings</text:p>
            <text:p>4.2.15 Solution: Strings</text:p>
            <text:p>4.2.16 Type and Type Conversion</text:p>
            <text:p>4.2.17 Quiz: Type and Type Conversion</text:p>
            <text:p>4.2.18 Solution: Type and Type Conversion</text:p>
            <text:p>4.2.19 String Methods</text:p>
            <text:p>4.2.20 Quiz: String Methods</text:p>
            <text:p>4.2.21 Another String Method - Split</text:p>
            <text:p>4.2.22 Quiz: String Methods Practice</text:p>
            <text:p>4.2.23 Solution: String Methods Practice</text:p>
            <text:p>4.2.24 "There's a Bug in my Code"</text:p>
            <text:p>4.2.25 Conclusion</text:p>
            <text:p>4.2.26 Summary</text:p>
          </table:table-cell>
          <table:table-cell table:number-columns-repeated="1018"/>
        </table:table-row>
        <table:table-row table:style-name="ro31">
          <table:table-cell table:formula="of:=[.A39]+1" office:value-type="date" office:date-value="2020-05-05" calcext:value-type="date">
            <text:p>05/05/20</text:p>
          </table:table-cell>
          <table:table-cell table:formula="of:=TEXT(WEEKDAY([.A40]);&quot;dddd&quot;)" office:value-type="string" office:string-value="Tuesday" calcext:value-type="string">
            <text:p>Tuesday</text:p>
          </table:table-cell>
          <table:table-cell/>
          <table:table-cell table:style-name="ce112"/>
          <table:table-cell office:value-type="string" calcext:value-type="string">
            <text:p>3</text:p>
          </table:table-cell>
          <table:table-cell office:value-type="string" calcext:value-type="string">
            <text:p>4.3.1 Introduction</text:p>
            <text:p>4.3.2 Lists and Membership Operators</text:p>
            <text:p>4.3.3 Quiz: Lists and Membership Operators</text:p>
            <text:p>4.3.4 Solution: List and Membership Operators</text:p>
            <text:p>4.3.5 Why Do We Need Lists?</text:p>
            <text:p>4.3.6 List Methods</text:p>
            <text:p>4.3.7 Quiz: List Methods</text:p>
            <text:p>4.3.8 Check for Understanding: Lists</text:p>
            <text:p>4.3.9 Tuples</text:p>
            <text:p>4.3.10 Quiz: Tuples</text:p>
            <text:p>4.3.11 Sets</text:p>
            <text:p>4.3.12 Quiz: Sets</text:p>
          </table:table-cell>
          <table:table-cell table:number-columns-repeated="1018"/>
        </table:table-row>
        <table:table-row table:style-name="ro31">
          <table:table-cell table:formula="of:=[.A40]+1" office:value-type="date" office:date-value="2020-05-06" calcext:value-type="date">
            <text:p>05/06/20</text:p>
          </table:table-cell>
          <table:table-cell table:formula="of:=TEXT(WEEKDAY([.A41]);&quot;dddd&quot;)" office:value-type="string" office:string-value="Wednesday" calcext:value-type="string">
            <text:p>Wednesday</text:p>
          </table:table-cell>
          <table:table-cell/>
          <table:table-cell table:style-name="ce112"/>
          <table:table-cell table:style-name="Default"/>
          <table:table-cell table:style-name="ce131" office:value-type="string" calcext:value-type="string">
            <text:p>4.3.13 Dictionaries and Identity Operators</text:p>
            <text:p>4.3.14 Quiz: Dictionaries and Identity Operators</text:p>
            <text:p>4.3.15 Solution: Dictionaries and Identity Operators</text:p>
            <text:p>4.3.16 Quiz: More With Dictionaries</text:p>
            <text:p>4.3.17 When to Use Dictionaries?</text:p>
            <text:p>4.3.18 Check for Understanding: Data Structures</text:p>
            <text:p>4.3.19 Compound Data Structures</text:p>
            <text:p>4.3.20 Quiz: Compound Data Structures</text:p>
            <text:p>4.3.21 Solution: Compound Data Structions</text:p>
            <text:p>4.3.22 Practice Questions</text:p>
            <text:p>4.3.23 Solution: Practice Questions</text:p>
            <text:p>4.3.24 Conclusion</text:p>
          </table:table-cell>
          <table:table-cell table:number-columns-repeated="1018"/>
        </table:table-row>
        <table:table-row table:style-name="ro39">
          <table:table-cell table:formula="of:=[.A41]+1" office:value-type="date" office:date-value="2020-05-07" calcext:value-type="date">
            <text:p>05/07/20</text:p>
          </table:table-cell>
          <table:table-cell table:formula="of:=TEXT(WEEKDAY([.A42]);&quot;dddd&quot;)" office:value-type="string" office:string-value="Thursday" calcext:value-type="string">
            <text:p>Thursday</text:p>
          </table:table-cell>
          <table:table-cell/>
          <table:table-cell table:style-name="ce112"/>
          <table:table-cell office:value-type="string" calcext:value-type="string">
            <text:p>4</text:p>
          </table:table-cell>
          <table:table-cell office:value-type="string" calcext:value-type="string">
            <text:p>4.4.1 Introduction</text:p>
            <text:p>4.4.2 Conditional Statements</text:p>
            <text:p>4.4.3 Practice: Conditional Statements</text:p>
            <text:p>4.4.4 Solution: Conditional Statements</text:p>
            <text:p>4.4.5 Quiz: Conditional Statements</text:p>
            <text:p>4.4.6 Solution: Conditional Statements</text:p>
            <text:p>4.4.7 Boolean Expressions for Conditions</text:p>
            <text:p>4.4.8 Quiz: Boolean Expressions for Conditions</text:p>
            <text:p>4.4.9 Solution: Boolean Expressions for Conditions</text:p>
            <text:p>4.4.10 For Loops</text:p>
            <text:p>4.4.11 Practice: For Loops</text:p>
            <text:p>4.4.12 Solution: For Loops Practice</text:p>
            <text:p>4.4.13 Quiz: For Loops</text:p>
            <text:p>4.4.14 Solution: For Loops Quiz</text:p>
            <text:p>4.4.15 Quiz: Match Inputs To Outputs</text:p>
            <text:p>4.4.16 Building Dictionaries</text:p>
            <text:p>4.4.17 Iterating Through Dictionaries with For Loops</text:p>
            <text:p>4.4.18 Quiz: Iterating Through Dictionaries</text:p>
            <text:p>4.4.19 Solution: Iterating Through Dictionaries</text:p>
            <text:p>4.4.20 While Loops</text:p>
            <text:p>4.4.21 Practice: While Loops</text:p>
            <text:p>4.4.22 Solution: While Loops Practice</text:p>
            <text:p>4.4.23 Quiz: While Loops</text:p>
            <text:p>4.4.24 Solution: While Loops Quiz</text:p>
          </table:table-cell>
          <table:table-cell table:number-columns-repeated="1018"/>
        </table:table-row>
        <table:table-row table:style-name="ro10">
          <table:table-cell table:formula="of:=[.A42]+1" office:value-type="date" office:date-value="2020-05-08" calcext:value-type="date">
            <text:p>05/08/20</text:p>
          </table:table-cell>
          <table:table-cell table:formula="of:=TEXT(WEEKDAY([.A43]);&quot;dddd&quot;)" office:value-type="string" office:string-value="Friday" calcext:value-type="string">
            <text:p>Friday</text:p>
          </table:table-cell>
          <table:table-cell/>
          <table:table-cell table:style-name="ce112"/>
          <table:table-cell/>
          <table:table-cell office:value-type="string" calcext:value-type="string">
            <text:p>4.4.25 For Loops vs. While Loops</text:p>
            <text:p>4.4.26 Check for Understanding: For and While Loops</text:p>
            <text:p>4.4.27 Solution: Check for Understanding: For and While Loops</text:p>
            <text:p>4.4.28 Break, Continue</text:p>
            <text:p>4.4.29 Quiz: Break, Continue</text:p>
            <text:p>4.4.30 Solution: Break, Continue</text:p>
            <text:p>4.4.31 Practice: Loops</text:p>
            <text:p>4.4.32 Solution: Loops</text:p>
            <text:p>4.4.33 Zip and Enumerate</text:p>
            <text:p>4.4.34 Quiz: Zip and Enumerate</text:p>
            <text:p>4.4.35 Solution: Zip and Enumerate</text:p>
            <text:p>4.4.36 List Comprehensions</text:p>
            <text:p>4.4.37 Quiz: List Comprehensions</text:p>
            <text:p>4.4.38 Solution: List Comprehensions</text:p>
            <text:p>4.4.39 Practice Questions</text:p>
            <text:p>4.4.40 Solutions to Practice Questions</text:p>
            <text:p>4.4.41 Conclusion</text:p>
          </table:table-cell>
          <table:table-cell table:number-columns-repeated="1018"/>
        </table:table-row>
        <table:table-row table:style-name="ro2">
          <table:table-cell table:formula="of:=[.A43]+1" office:value-type="date" office:date-value="2020-05-09" calcext:value-type="date">
            <text:p>05/09/20</text:p>
          </table:table-cell>
          <table:table-cell table:formula="of:=TEXT(WEEKDAY([.A44]);&quot;dddd&quot;)" office:value-type="string" office:string-value="Saturday" calcext:value-type="string">
            <text:p>Saturday</text:p>
          </table:table-cell>
          <table:table-cell/>
          <table:table-cell table:style-name="ce112"/>
          <table:table-cell table:number-columns-repeated="1020"/>
        </table:table-row>
        <table:table-row table:style-name="ro2">
          <table:table-cell table:formula="of:=[.A44]+1" office:value-type="date" office:date-value="2020-05-10" calcext:value-type="date">
            <text:p>05/10/20</text:p>
          </table:table-cell>
          <table:table-cell table:formula="of:=TEXT(WEEKDAY([.A45]);&quot;dddd&quot;)" office:value-type="string" office:string-value="Sunday" calcext:value-type="string">
            <text:p>Sunday</text:p>
          </table:table-cell>
          <table:table-cell/>
          <table:table-cell table:style-name="ce112"/>
          <table:table-cell table:number-columns-repeated="1020"/>
        </table:table-row>
        <table:table-row table:style-name="ro40">
          <table:table-cell table:formula="of:=[.A45]+1" office:value-type="date" office:date-value="2020-05-11" calcext:value-type="date">
            <text:p>05/11/20</text:p>
          </table:table-cell>
          <table:table-cell table:formula="of:=TEXT(WEEKDAY([.A46]);&quot;dddd&quot;)" office:value-type="string" office:string-value="Monday" calcext:value-type="string">
            <text:p>Monday</text:p>
          </table:table-cell>
          <table:table-cell/>
          <table:table-cell table:style-name="ce112"/>
          <table:table-cell office:value-type="string" calcext:value-type="string">
            <text:p>5</text:p>
          </table:table-cell>
          <table:table-cell office:value-type="string" calcext:value-type="string">
            <text:p>4.5.1 Introduction</text:p>
            <text:p>4.5.2 Defining Functions</text:p>
            <text:p>4.5.3 Quiz: Defining Functions</text:p>
            <text:p>4.5.4 Solution: Defining Functions</text:p>
            <text:p>4.5.5 Check For Understanding: Functions</text:p>
            <text:p>4.5.6 Variable Scope</text:p>
            <text:p>4.5.7 Quiz: Variable Scope</text:p>
            <text:p>4.5.8 Solution: Variable Scope</text:p>
            <text:p>4.5.9 Check For Understanding: Variable Scope</text:p>
            <text:p>4.5.10 Documentation</text:p>
            <text:p>4.5.11 Quiz: Documentation</text:p>
            <text:p>4.5.12 Solution: Documentation</text:p>
            <text:p>4.5.13 Lambda Expressions</text:p>
            <text:p>4.5.14 Quiz: Lambda Expressions</text:p>
            <text:p>4.5.15 Solution: Lambda Expressions</text:p>
            <text:p>4.5.16 Conclusion</text:p>
          </table:table-cell>
          <table:table-cell table:number-columns-repeated="1018"/>
        </table:table-row>
        <table:table-row table:style-name="ro36">
          <table:table-cell table:formula="of:=[.A46]+1" office:value-type="date" office:date-value="2020-05-12" calcext:value-type="date">
            <text:p>05/12/20</text:p>
          </table:table-cell>
          <table:table-cell table:formula="of:=TEXT(WEEKDAY([.A47]);&quot;dddd&quot;)" office:value-type="string" office:string-value="Tuesday" calcext:value-type="string">
            <text:p>Tuesday</text:p>
          </table:table-cell>
          <table:table-cell/>
          <table:table-cell table:style-name="ce112"/>
          <table:table-cell office:value-type="string" calcext:value-type="string">
            <text:p>6</text:p>
          </table:table-cell>
          <table:table-cell office:value-type="string" calcext:value-type="string">
            <text:p>4.6.1 Introduction</text:p>
            <text:p>4.6.2 Python Installation</text:p>
            <text:p>4.6.3 Install Python Using Anaconda</text:p>
            <text:p>4.6.4 [For Windows] Configuring Git Bash to Run Python</text:p>
            <text:p>4.6.5 Running a Python Script</text:p>
            <text:p>4.6.6 Programming Environment Setup</text:p>
            <text:p>4.6.7 Editing a Python Script</text:p>
            <text:p>4.6.8 Scripting with Raw Input</text:p>
            <text:p>4.6.9 Quiz: Scripting with Raw Input</text:p>
            <text:p>4.6.10 Solution: Scripting with Raw Input</text:p>
          </table:table-cell>
          <table:table-cell table:number-columns-repeated="1018"/>
        </table:table-row>
        <table:table-row table:style-name="ro37">
          <table:table-cell table:formula="of:=[.A47]+1" office:value-type="date" office:date-value="2020-05-13" calcext:value-type="date">
            <text:p>05/13/20</text:p>
          </table:table-cell>
          <table:table-cell table:formula="of:=TEXT(WEEKDAY([.A48]);&quot;dddd&quot;)" office:value-type="string" office:string-value="Wednesday" calcext:value-type="string">
            <text:p>Wednesday</text:p>
          </table:table-cell>
          <table:table-cell/>
          <table:table-cell table:style-name="ce112"/>
          <table:table-cell/>
          <table:table-cell office:value-type="string" calcext:value-type="string">
            <text:p>4.6.11 Errors and Exceptions</text:p>
            <text:p>4.6.12 Quiz: Errors and Exceptions</text:p>
            <text:p>4.6.13 Handling Errors</text:p>
            <text:p>4.6.14 Practice: Handling Input Errors</text:p>
            <text:p>4.6.15 Solution: Handling Input Errors</text:p>
            <text:p>4.6.16 Accessing Error Messages</text:p>
            <text:p>4.6.17 Reading and Writing Files</text:p>
            <text:p>4.6.18 Quiz: Reading and Writing Files</text:p>
            <text:p>4.6.19 Solution: Reading and Writing Files</text:p>
            <text:p>4.6.20 Quiz: Practice Debugging</text:p>
            <text:p>4.6.21 Solutions for Quiz: Practice Debugging</text:p>
          </table:table-cell>
          <table:table-cell table:number-columns-repeated="1018"/>
        </table:table-row>
        <table:table-row table:style-name="ro31">
          <table:table-cell table:formula="of:=[.A48]+1" office:value-type="date" office:date-value="2020-05-14" calcext:value-type="date">
            <text:p>05/14/20</text:p>
          </table:table-cell>
          <table:table-cell table:formula="of:=TEXT(WEEKDAY([.A49]);&quot;dddd&quot;)" office:value-type="string" office:string-value="Thursday" calcext:value-type="string">
            <text:p>Thursday</text:p>
          </table:table-cell>
          <table:table-cell/>
          <table:table-cell table:style-name="ce112"/>
          <table:table-cell/>
          <table:table-cell office:value-type="string" calcext:value-type="string">
            <text:p>4.6.22 Importing Local Scripts</text:p>
            <text:p>4.6.23 The Standard Library</text:p>
            <text:p>4.6.24 Quiz: The Standard Library</text:p>
            <text:p>4.6.25 Solution: The Standard Library</text:p>
            <text:p>4.6.26 Techniques for Importing Modules</text:p>
            <text:p>4.6.27 Quiz: Techniques for Importing Modules</text:p>
            <text:p>4.6.28 Third-Party Libraries</text:p>
            <text:p>4.6.29 Experimenting with an Interpreter</text:p>
            <text:p>4.6.30 Online Resources</text:p>
            <text:p>4.6.31 Practice Question</text:p>
            <text:p>4.6.32 Solution for Practice Question</text:p>
            <text:p>4.6.33 Conclusion</text:p>
          </table:table-cell>
          <table:table-cell table:number-columns-repeated="1018"/>
        </table:table-row>
        <table:table-row table:style-name="ro27">
          <table:table-cell table:formula="of:=[.A49]+1" office:value-type="date" office:date-value="2020-05-15" calcext:value-type="date">
            <text:p>05/15/20</text:p>
          </table:table-cell>
          <table:table-cell table:formula="of:=TEXT(WEEKDAY([.A50]);&quot;dddd&quot;)" office:value-type="string" office:string-value="Friday" calcext:value-type="string">
            <text:p>Friday</text:p>
          </table:table-cell>
          <table:table-cell/>
          <table:table-cell table:style-name="ce112"/>
          <table:table-cell office:value-type="string" calcext:value-type="string">
            <text:p>7</text:p>
          </table:table-cell>
          <table:table-cell office:value-type="string" calcext:value-type="string">
            <text:p>4.7.2 Introduction to NumPy</text:p>
            <text:p>4.7.3 Why Use NumPy?</text:p>
            <text:p>4.7.4 Creating and Saving NumPy ndarrays</text:p>
            <text:p>4.7.5 Quiz: Creating and Saving NumPy ndarrays</text:p>
            <text:p>4.7.6 Solution: Creating and Saving NumPy ndarrays</text:p>
            <text:p>4.7.7 Using Built-in Functions to Create ndarrays</text:p>
            <text:p>4.7.8 Quiz: Create an ndarray</text:p>
            <text:p>4.7.9 Accessing, Deleting, and Inserting Elements Into ndarrays</text:p>
            <text:p>4.7.10 Slicing ndarrays</text:p>
            <text:p>4.7.11 Boolean Indexing, Set Operations, and Sorting</text:p>
            <text:p>4.7.12 Quiz: Manipulating ndarrays</text:p>
            <text:p>4.7.13 Arithmetic operations and Broadcasting</text:p>
            <text:p>4.7.14 Quiz: Creating ndarrays with Broadcasting</text:p>
          </table:table-cell>
          <table:table-cell table:number-columns-repeated="1018"/>
        </table:table-row>
        <table:table-row table:style-name="ro2">
          <table:table-cell table:formula="of:=[.A50]+1" office:value-type="date" office:date-value="2020-05-16" calcext:value-type="date">
            <text:p>05/16/20</text:p>
          </table:table-cell>
          <table:table-cell table:formula="of:=TEXT(WEEKDAY([.A51]);&quot;dddd&quot;)" office:value-type="string" office:string-value="Saturday" calcext:value-type="string">
            <text:p>Saturday</text:p>
          </table:table-cell>
          <table:table-cell/>
          <table:table-cell table:style-name="ce112"/>
          <table:table-cell table:number-columns-repeated="1020"/>
        </table:table-row>
        <table:table-row table:style-name="ro2">
          <table:table-cell table:formula="of:=[.A51]+1" office:value-type="date" office:date-value="2020-05-17" calcext:value-type="date">
            <text:p>05/17/20</text:p>
          </table:table-cell>
          <table:table-cell table:formula="of:=TEXT(WEEKDAY([.A52]);&quot;dddd&quot;)" office:value-type="string" office:string-value="Sunday" calcext:value-type="string">
            <text:p>Sunday</text:p>
          </table:table-cell>
          <table:table-cell/>
          <table:table-cell table:style-name="ce112"/>
          <table:table-cell table:number-columns-repeated="1020"/>
        </table:table-row>
        <table:table-row table:style-name="ro31">
          <table:table-cell table:formula="of:=[.A52]+1" office:value-type="date" office:date-value="2020-05-18" calcext:value-type="date">
            <text:p>05/18/20</text:p>
          </table:table-cell>
          <table:table-cell table:formula="of:=TEXT(WEEKDAY([.A53]);&quot;dddd&quot;)" office:value-type="string" office:string-value="Monday" calcext:value-type="string">
            <text:p>Monday</text:p>
          </table:table-cell>
          <table:table-cell/>
          <table:table-cell table:style-name="ce112"/>
          <table:table-cell office:value-type="string" calcext:value-type="string">
            <text:p>8</text:p>
          </table:table-cell>
          <table:table-cell office:value-type="string" calcext:value-type="string">
            <text:p>4.8.1 Instructors</text:p>
            <text:p>4.8.2 Introduction to pandas</text:p>
            <text:p>4.8.3 Why Use pandas?</text:p>
            <text:p>4.8.4 Creating pandas Series</text:p>
            <text:p>4.8.5 Accessing and Deleting Elements in pandas Series</text:p>
            <text:p>4.8.6 Arithmetic Operations on pandas Series</text:p>
            <text:p>4.8.7 Quiz: Manipulate a Series</text:p>
            <text:p>4.8.8 Creating pandas DataFrames</text:p>
            <text:p>4.8.9 Accessing Elements in pandas DataFrames</text:p>
            <text:p>4.8.10 Dealing with NaN</text:p>
            <text:p>4.8.11 Quiz: Manipulate a DataFrame</text:p>
            <text:p>4.8.12 Loading Data into a pandas DataFrame</text:p>
          </table:table-cell>
          <table:table-cell table:number-columns-repeated="1018"/>
        </table:table-row>
        <table:table-row table:style-name="ro41">
          <table:table-cell table:formula="of:=[.A53]+1" office:value-type="date" office:date-value="2020-05-19" calcext:value-type="date">
            <text:p>05/19/20</text:p>
          </table:table-cell>
          <table:table-cell table:formula="of:=TEXT(WEEKDAY([.A54]);&quot;dddd&quot;)" office:value-type="string" office:string-value="Tuesday" calcext:value-type="string">
            <text:p>Tuesday</text:p>
          </table:table-cell>
          <table:table-cell/>
          <table:table-cell table:style-name="ce112"/>
          <table:table-cell office:value-type="string" calcext:value-type="string">
            <text:p>9</text:p>
          </table:table-cell>
          <table:table-cell office:value-type="string" calcext:value-type="string">
            <text:p>4.9.1 Advanced Topics</text:p>
            <text:p>4.9.2 [Optional] Iterators and Generators</text:p>
            <text:p>4.9.3 [Optional] Quiz: Iterators and Generators</text:p>
            <text:p>4.9.4 [Optional] Solution: Iterators and Generators</text:p>
            <text:p>4.9.5 [Optional] Generator Expressions</text:p>
          </table:table-cell>
          <table:table-cell table:number-columns-repeated="1018"/>
        </table:table-row>
        <table:table-row table:style-name="ro36">
          <table:table-cell table:formula="of:=[.A54]+1" office:value-type="date" office:date-value="2020-05-20" calcext:value-type="date">
            <text:p>05/20/20</text:p>
          </table:table-cell>
          <table:table-cell table:formula="of:=TEXT(WEEKDAY([.A55]);&quot;dddd&quot;)" office:value-type="string" office:string-value="Wednesday" calcext:value-type="string">
            <text:p>Wednesday</text:p>
          </table:table-cell>
          <table:table-cell/>
          <table:table-cell table:style-name="ce112"/>
          <table:table-cell office:value-type="string" calcext:value-type="string">
            <text:p>Start P2</text:p>
          </table:table-cell>
          <table:table-cell office:value-type="string" calcext:value-type="string">
            <text:p>4.P2.1 Project Overview</text:p>
            <text:p>4.P2.2 Project Details</text:p>
            <text:p>4.P2.3 Code Walkthrough</text:p>
            <text:p>4.P2.4 Understanding the Data</text:p>
            <text:p>4.P2.5 Practice Problem #1</text:p>
            <text:p>4.P2.6 Practice Solution #1</text:p>
            <text:p>4.P2.7 Practice Problem #2</text:p>
            <text:p>4.P2.8 Practice Solution #2</text:p>
            <text:p>4.P2.9 Practice Problem #3</text:p>
            <text:p>4.P2.10 Practice Solution #3</text:p>
          </table:table-cell>
          <table:table-cell table:number-columns-repeated="1018"/>
        </table:table-row>
        <table:table-row table:style-name="ro25">
          <table:table-cell table:formula="of:=[.A55]+1" office:value-type="date" office:date-value="2020-05-21" calcext:value-type="date">
            <text:p>05/21/20</text:p>
          </table:table-cell>
          <table:table-cell table:formula="of:=TEXT(WEEKDAY([.A56]);&quot;dddd&quot;)" office:value-type="string" office:string-value="Thursday" calcext:value-type="string">
            <text:p>Thursday</text:p>
          </table:table-cell>
          <table:table-cell/>
          <table:table-cell table:style-name="ce112"/>
          <table:table-cell/>
          <table:table-cell office:value-type="string" calcext:value-type="string">
            <text:p>4.P2.11 Completing and Submitting this Project - Two Options</text:p>
            <text:p>4.P2.12 Project Workspace: Complete and Submit Project</text:p>
            <text:p>4.P2.13 Project: Explore US Bikeshare Data</text:p>
          </table:table-cell>
          <table:table-cell table:number-columns-repeated="1018"/>
        </table:table-row>
        <table:table-row table:style-name="ro2">
          <table:table-cell table:formula="of:=[.A56]+1" office:value-type="date" office:date-value="2020-05-22" calcext:value-type="date">
            <text:p>05/22/20</text:p>
          </table:table-cell>
          <table:table-cell table:formula="of:=TEXT(WEEKDAY([.A57]);&quot;dddd&quot;)" office:value-type="string" office:string-value="Friday" calcext:value-type="string">
            <text:p>Friday</text:p>
          </table:table-cell>
          <table:table-cell/>
          <table:table-cell table:style-name="ce112"/>
          <table:table-cell/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2">
          <table:table-cell table:formula="of:=[.A57]+1" office:value-type="date" office:date-value="2020-05-23" calcext:value-type="date">
            <text:p>05/23/20</text:p>
          </table:table-cell>
          <table:table-cell table:formula="of:=TEXT(WEEKDAY([.A58]);&quot;dddd&quot;)" office:value-type="string" office:string-value="Saturday" calcext:value-type="string">
            <text:p>Saturday</text:p>
          </table:table-cell>
          <table:table-cell/>
          <table:table-cell table:style-name="ce112"/>
          <table:table-cell/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2">
          <table:table-cell table:formula="of:=[.A58]+1" office:value-type="date" office:date-value="2020-05-24" calcext:value-type="date">
            <text:p>05/24/20</text:p>
          </table:table-cell>
          <table:table-cell table:formula="of:=TEXT(WEEKDAY([.A59]);&quot;dddd&quot;)" office:value-type="string" office:string-value="Sunday" calcext:value-type="string">
            <text:p>Sunday</text:p>
          </table:table-cell>
          <table:table-cell/>
          <table:table-cell table:style-name="ce112"/>
          <table:table-cell/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2">
          <table:table-cell table:formula="of:=[.A59]+1" office:value-type="date" office:date-value="2020-05-25" calcext:value-type="date">
            <text:p>05/25/20</text:p>
          </table:table-cell>
          <table:table-cell table:formula="of:=TEXT(WEEKDAY([.A60]);&quot;dddd&quot;)" office:value-type="string" office:string-value="Monday" calcext:value-type="string">
            <text:p>Monday</text:p>
          </table:table-cell>
          <table:table-cell/>
          <table:table-cell table:style-name="ce112"/>
          <table:table-cell/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2">
          <table:table-cell table:formula="of:=[.A60]+1" office:value-type="date" office:date-value="2020-05-26" calcext:value-type="date">
            <text:p>05/26/20</text:p>
          </table:table-cell>
          <table:table-cell table:formula="of:=TEXT(WEEKDAY([.A61]);&quot;dddd&quot;)" office:value-type="string" office:string-value="Tuesday" calcext:value-type="string">
            <text:p>Tuesday</text:p>
          </table:table-cell>
          <table:table-cell/>
          <table:table-cell table:style-name="ce112"/>
          <table:table-cell office:value-type="string" calcext:value-type="string">
            <text:p>Finish P2</text:p>
          </table:table-cell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42">
          <table:table-cell table:formula="of:=[.A61]+1" office:value-type="date" office:date-value="2020-05-27" calcext:value-type="date">
            <text:p>05/27/20</text:p>
          </table:table-cell>
          <table:table-cell table:formula="of:=TEXT(WEEKDAY([.A62]);&quot;dddd&quot;)" office:value-type="string" office:string-value="Wednesday" calcext:value-type="string">
            <text:p>Wednesday</text:p>
          </table:table-cell>
          <table:table-cell/>
          <table:table-cell table:style-name="ce113" office:value-type="string" calcext:value-type="string">
            <text:p>Introduction to Version Contro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.1.1 What is Version Control</text:p>
            <text:p>5.1.2 Version Control In Daily Use</text:p>
            <text:p>5.1.3 Git and Version Control Terminology</text:p>
            <text:p>5.1.4 Mac/Linux Setup</text:p>
            <text:p>5.1.5 Windows Setup</text:p>
            <text:p>5.1.6 Onward</text:p>
          </table:table-cell>
          <table:table-cell table:number-columns-repeated="1018"/>
        </table:table-row>
        <table:table-row table:style-name="ro41">
          <table:table-cell table:formula="of:=[.A62]+1" office:value-type="date" office:date-value="2020-05-28" calcext:value-type="date">
            <text:p>05/28/20</text:p>
          </table:table-cell>
          <table:table-cell table:formula="of:=TEXT(WEEKDAY([.A63]);&quot;dddd&quot;)" office:value-type="string" office:string-value="Thursday" calcext:value-type="string">
            <text:p>Thursday</text:p>
          </table:table-cell>
          <table:table-cell/>
          <table:table-cell table:style-name="ce113"/>
          <table:table-cell office:value-type="string" calcext:value-type="string">
            <text:p>2</text:p>
          </table:table-cell>
          <table:table-cell office:value-type="string" calcext:value-type="string">
            <text:p>5.2.1 Intro</text:p>
            <text:p>5.2.2 Create A Repo From Scratch</text:p>
            <text:p>5.2.3 Clone An Existing Repo</text:p>
            <text:p>5.2.4 Determine A Repo's Status</text:p>
            <text:p>5.2.5 Outro</text:p>
          </table:table-cell>
          <table:table-cell table:number-columns-repeated="1018"/>
        </table:table-row>
        <table:table-row table:style-name="ro35">
          <table:table-cell table:formula="of:=[.A63]+1" office:value-type="date" office:date-value="2020-05-29" calcext:value-type="date">
            <text:p>05/29/20</text:p>
          </table:table-cell>
          <table:table-cell table:formula="of:=TEXT(WEEKDAY([.A64]);&quot;dddd&quot;)" office:value-type="string" office:string-value="Friday" calcext:value-type="string">
            <text:p>Friday</text:p>
          </table:table-cell>
          <table:table-cell/>
          <table:table-cell table:style-name="ce113"/>
          <table:table-cell office:value-type="string" calcext:value-type="string">
            <text:p>3</text:p>
          </table:table-cell>
          <table:table-cell office:value-type="string" calcext:value-type="string">
            <text:p>5.3.1 Intro</text:p>
            <text:p>5.3.2 Displaying A Repository's Commits</text:p>
            <text:p>5.3.3 Changing How Git Log Displays Information</text:p>
            <text:p>5.3.4 Viewing Modified Files</text:p>
            <text:p>5.3.5 Viewing File Changes</text:p>
            <text:p>5.3.6 Viewing A Specific Commit</text:p>
            <text:p>5.3.7 Outro</text:p>
          </table:table-cell>
          <table:table-cell table:number-columns-repeated="1018"/>
        </table:table-row>
        <table:table-row table:style-name="ro2">
          <table:table-cell table:formula="of:=[.A64]+1" office:value-type="date" office:date-value="2020-05-30" calcext:value-type="date">
            <text:p>05/30/20</text:p>
          </table:table-cell>
          <table:table-cell table:formula="of:=TEXT(WEEKDAY([.A65]);&quot;dddd&quot;)" office:value-type="string" office:string-value="Saturday" calcext:value-type="string">
            <text:p>Saturday</text:p>
          </table:table-cell>
          <table:table-cell/>
          <table:table-cell table:style-name="ce113"/>
          <table:table-cell table:number-columns-repeated="1020"/>
        </table:table-row>
        <table:table-row table:style-name="ro2">
          <table:table-cell table:formula="of:=[.A65]+1" office:value-type="date" office:date-value="2020-05-31" calcext:value-type="date">
            <text:p>05/31/20</text:p>
          </table:table-cell>
          <table:table-cell table:formula="of:=TEXT(WEEKDAY([.A66]);&quot;dddd&quot;)" office:value-type="string" office:string-value="Sunday" calcext:value-type="string">
            <text:p>Sunday</text:p>
          </table:table-cell>
          <table:table-cell/>
          <table:table-cell table:style-name="ce113"/>
          <table:table-cell table:number-columns-repeated="1020"/>
        </table:table-row>
        <table:table-row table:style-name="ro35">
          <table:table-cell table:formula="of:=[.A66]+1" office:value-type="date" office:date-value="2020-06-01" calcext:value-type="date">
            <text:p>06/01/20</text:p>
          </table:table-cell>
          <table:table-cell table:formula="of:=TEXT(WEEKDAY([.A67]);&quot;dddd&quot;)" office:value-type="string" office:string-value="Monday" calcext:value-type="string">
            <text:p>Monday</text:p>
          </table:table-cell>
          <table:table-cell/>
          <table:table-cell table:style-name="ce113"/>
          <table:table-cell office:value-type="string" calcext:value-type="string">
            <text:p>4</text:p>
          </table:table-cell>
          <table:table-cell office:value-type="string" calcext:value-type="string">
            <text:p>5.4.1 Intro</text:p>
            <text:p>5.4.2 Git Add</text:p>
            <text:p>5.4.3 Git Commit</text:p>
            <text:p>5.4.4 Commit Messages</text:p>
            <text:p>5.4.5 Git Diff</text:p>
            <text:p>5.4.6 Having Git Ignore Files</text:p>
            <text:p>5.4.7 Outro</text:p>
          </table:table-cell>
          <table:table-cell table:number-columns-repeated="1018"/>
        </table:table-row>
        <table:table-row table:style-name="ro35">
          <table:table-cell table:formula="of:=[.A67]+1" office:value-type="date" office:date-value="2020-06-02" calcext:value-type="date">
            <text:p>06/02/20</text:p>
          </table:table-cell>
          <table:table-cell table:formula="of:=TEXT(WEEKDAY([.A68]);&quot;dddd&quot;)" office:value-type="string" office:string-value="Tuesday" calcext:value-type="string">
            <text:p>Tuesday</text:p>
          </table:table-cell>
          <table:table-cell/>
          <table:table-cell table:style-name="ce113"/>
          <table:table-cell office:value-type="string" calcext:value-type="string">
            <text:p>5</text:p>
          </table:table-cell>
          <table:table-cell office:value-type="string" calcext:value-type="string">
            <text:p>5.5.1 Intro</text:p>
            <text:p>5.5.2 Tagging</text:p>
            <text:p>5.5.3 Branching</text:p>
            <text:p>5.5.4 Branching Effectively</text:p>
            <text:p>5.5.5 Merging</text:p>
            <text:p>5.5.6 Merge Conflicts</text:p>
            <text:p>5.5.7 Outro</text:p>
          </table:table-cell>
          <table:table-cell table:number-columns-repeated="1018"/>
        </table:table-row>
        <table:table-row table:style-name="ro42">
          <table:table-cell table:formula="of:=[.A68]+1" office:value-type="date" office:date-value="2020-06-03" calcext:value-type="date">
            <text:p>06/03/20</text:p>
          </table:table-cell>
          <table:table-cell table:formula="of:=TEXT(WEEKDAY([.A69]);&quot;dddd&quot;)" office:value-type="string" office:string-value="Wednesday" calcext:value-type="string">
            <text:p>Wednesday</text:p>
          </table:table-cell>
          <table:table-cell/>
          <table:table-cell table:style-name="ce113"/>
          <table:table-cell office:value-type="string" calcext:value-type="string">
            <text:p>6</text:p>
          </table:table-cell>
          <table:table-cell office:value-type="string" calcext:value-type="string">
            <text:p>5.6.1 Intro</text:p>
            <text:p>5.6.2 Modifying The Last Commit</text:p>
            <text:p>5.6.3 Reverting A Commit</text:p>
            <text:p>5.6.4 Resetting Commits</text:p>
            <text:p>5.6.5 Lesson Outro</text:p>
            <text:p>5.6.6 Course Outro</text:p>
          </table:table-cell>
          <table:table-cell table:number-columns-repeated="1018"/>
        </table:table-row>
        <table:table-row table:style-name="ro35">
          <table:table-cell table:formula="of:=[.A69]+1" office:value-type="date" office:date-value="2020-06-04" calcext:value-type="date">
            <text:p>06/04/20</text:p>
          </table:table-cell>
          <table:table-cell table:formula="of:=TEXT(WEEKDAY([.A70]);&quot;dddd&quot;)" office:value-type="string" office:string-value="Thursday" calcext:value-type="string">
            <text:p>Thursday</text:p>
          </table:table-cell>
          <table:table-cell/>
          <table:table-cell table:style-name="ce113"/>
          <table:table-cell office:value-type="string" calcext:value-type="string">
            <text:p>7</text:p>
          </table:table-cell>
          <table:table-cell office:value-type="string" calcext:value-type="string">
            <text:p>5.7.1 Intro</text:p>
            <text:p>5.7.2 Remote Repositories</text:p>
            <text:p>5.7.3 Add A Remote Repository</text:p>
            <text:p>5.7.4 Push Changes To A Remote</text:p>
            <text:p>5.7.5 Pulling Changes From A Remote</text:p>
            <text:p>5.7.6 Pull vs Fetch</text:p>
            <text:p>5.7.7 Lesson Wrap Up</text:p>
          </table:table-cell>
          <table:table-cell table:number-columns-repeated="1018"/>
        </table:table-row>
        <table:table-row table:style-name="ro36">
          <table:table-cell table:formula="of:=[.A70]+1" office:value-type="date" office:date-value="2020-06-05" calcext:value-type="date">
            <text:p>06/05/20</text:p>
          </table:table-cell>
          <table:table-cell table:formula="of:=TEXT(WEEKDAY([.A71]);&quot;dddd&quot;)" office:value-type="string" office:string-value="Friday" calcext:value-type="string">
            <text:p>Friday</text:p>
          </table:table-cell>
          <table:table-cell/>
          <table:table-cell table:style-name="ce113"/>
          <table:table-cell office:value-type="string" calcext:value-type="string">
            <text:p>8-9</text:p>
          </table:table-cell>
          <table:table-cell office:value-type="string" calcext:value-type="string">
            <text:p>5.8.1 Intro</text:p>
            <text:p>5.8.2 Forking A Repository</text:p>
            <text:p>5.8.3 Reviewing Existing Work</text:p>
            <text:p>5.8.4 Determining What To Work On</text:p>
            <text:p>5.9.1 Intro</text:p>
            <text:p>5.9.2 Create a Pull Request</text:p>
            <text:p>5.9.3 Stay in sync with source project</text:p>
            <text:p>5.9.4 Manage an active PR</text:p>
            <text:p>5.9.5 Squash Commits</text:p>
            <text:p>5.9.6 Course Wrap Up</text:p>
          </table:table-cell>
          <table:table-cell table:number-columns-repeated="1018"/>
        </table:table-row>
        <table:table-row table:style-name="ro2">
          <table:table-cell table:formula="of:=[.A71]+1" office:value-type="date" office:date-value="2020-06-06" calcext:value-type="date">
            <text:p>06/06/20</text:p>
          </table:table-cell>
          <table:table-cell table:formula="of:=TEXT(WEEKDAY([.A72]);&quot;dddd&quot;)" office:value-type="string" office:string-value="Saturday" calcext:value-type="string">
            <text:p>Saturday</text:p>
          </table:table-cell>
          <table:table-cell/>
          <table:table-cell table:style-name="ce113"/>
          <table:table-cell table:number-columns-repeated="1020"/>
        </table:table-row>
        <table:table-row table:style-name="ro2">
          <table:table-cell table:formula="of:=[.A72]+1" office:value-type="date" office:date-value="2020-06-07" calcext:value-type="date">
            <text:p>06/07/20</text:p>
          </table:table-cell>
          <table:table-cell table:formula="of:=TEXT(WEEKDAY([.A73]);&quot;dddd&quot;)" office:value-type="string" office:string-value="Sunday" calcext:value-type="string">
            <text:p>Sunday</text:p>
          </table:table-cell>
          <table:table-cell/>
          <table:table-cell table:style-name="ce113"/>
          <table:table-cell table:number-columns-repeated="1020"/>
        </table:table-row>
        <table:table-row table:style-name="ro25">
          <table:table-cell table:formula="of:=[.A73]+1" office:value-type="date" office:date-value="2020-06-08" calcext:value-type="date">
            <text:p>06/08/20</text:p>
          </table:table-cell>
          <table:table-cell table:formula="of:=TEXT(WEEKDAY([.A74]);&quot;dddd&quot;)" office:value-type="string" office:string-value="Monday" calcext:value-type="string">
            <text:p>Monday</text:p>
          </table:table-cell>
          <table:table-cell/>
          <table:table-cell table:style-name="ce113"/>
          <table:table-cell office:value-type="string" calcext:value-type="string">
            <text:p>Start P3</text:p>
          </table:table-cell>
          <table:table-cell office:value-type="string" calcext:value-type="string">
            <text:p>5.P3.1 Project Overview</text:p>
            <text:p>5.P3.2 Project Details</text:p>
            <text:p>5.P3.3 Tasks: Set Up Your Repository</text:p>
          </table:table-cell>
          <table:table-cell table:number-columns-repeated="1018"/>
        </table:table-row>
        <table:table-row table:style-name="ro2">
          <table:table-cell table:formula="of:=[.A74]+1" office:value-type="date" office:date-value="2020-06-09" calcext:value-type="date">
            <text:p>06/09/20</text:p>
          </table:table-cell>
          <table:table-cell table:formula="of:=TEXT(WEEKDAY([.A75]);&quot;dddd&quot;)" office:value-type="string" office:string-value="Tuesday" calcext:value-type="string">
            <text:p>Tuesday</text:p>
          </table:table-cell>
          <table:table-cell/>
          <table:table-cell table:style-name="ce113"/>
          <table:table-cell/>
          <table:table-cell office:value-type="string" calcext:value-type="string">
            <text:p>5.P3.4 Tasks: Improve Documentation</text:p>
          </table:table-cell>
          <table:table-cell table:number-columns-repeated="1018"/>
        </table:table-row>
        <table:table-row table:style-name="ro2">
          <table:table-cell table:formula="of:=[.A75]+1" office:value-type="date" office:date-value="2020-06-10" calcext:value-type="date">
            <text:p>06/10/20</text:p>
          </table:table-cell>
          <table:table-cell table:formula="of:=TEXT(WEEKDAY([.A76]);&quot;dddd&quot;)" office:value-type="string" office:string-value="Wednesday" calcext:value-type="string">
            <text:p>Wednesday</text:p>
          </table:table-cell>
          <table:table-cell/>
          <table:table-cell table:style-name="ce113"/>
          <table:table-cell/>
          <table:table-cell office:value-type="string" calcext:value-type="string">
            <text:p>5.P3.5 Tasks: Refactor Code</text:p>
          </table:table-cell>
          <table:table-cell table:number-columns-repeated="1018"/>
        </table:table-row>
        <table:table-row table:style-name="ro2">
          <table:table-cell table:formula="of:=[.A76]+1" office:value-type="date" office:date-value="2020-06-11" calcext:value-type="date">
            <text:p>06/11/20</text:p>
          </table:table-cell>
          <table:table-cell table:formula="of:=TEXT(WEEKDAY([.A77]);&quot;dddd&quot;)" office:value-type="string" office:string-value="Thursday" calcext:value-type="string">
            <text:p>Thursday</text:p>
          </table:table-cell>
          <table:table-cell/>
          <table:table-cell table:style-name="ce113"/>
          <table:table-cell/>
          <table:table-cell office:value-type="string" calcext:value-type="string">
            <text:p>5.P3.6 Tasks: Merging Branches</text:p>
          </table:table-cell>
          <table:table-cell table:number-columns-repeated="1018"/>
        </table:table-row>
        <table:table-row table:style-name="ro2">
          <table:table-cell table:formula="of:=[.A77]+1" office:value-type="date" office:date-value="2020-06-12" calcext:value-type="date">
            <text:p>06/12/20</text:p>
          </table:table-cell>
          <table:table-cell table:formula="of:=TEXT(WEEKDAY([.A78]);&quot;dddd&quot;)" office:value-type="string" office:string-value="Friday" calcext:value-type="string">
            <text:p>Friday</text:p>
          </table:table-cell>
          <table:table-cell/>
          <table:table-cell table:style-name="ce113"/>
          <table:table-cell office:value-type="string" calcext:value-type="string">
            <text:p>Finish P3</text:p>
          </table:table-cell>
          <table:table-cell office:value-type="string" calcext:value-type="string">
            <text:p>Work on P3</text:p>
          </table:table-cell>
          <table:table-cell table:number-columns-repeated="1018"/>
        </table:table-row>
        <table:table-row table:style-name="ro2">
          <table:table-cell table:formula="of:=[.A78]+1" office:value-type="date" office:date-value="2020-06-13" calcext:value-type="date">
            <text:p>06/13/20</text:p>
          </table:table-cell>
          <table:table-cell table:formula="of:=TEXT(WEEKDAY([.A79]);&quot;dddd&quot;)" office:value-type="string" office:string-value="Saturday" calcext:value-type="string">
            <text:p>Saturday</text:p>
          </table:table-cell>
          <table:table-cell/>
          <table:table-cell table:style-name="ce113"/>
          <table:table-cell table:number-columns-repeated="1020"/>
        </table:table-row>
        <table:table-row table:style-name="ro2">
          <table:table-cell table:formula="of:=[.A79]+1" office:value-type="date" office:date-value="2020-06-14" calcext:value-type="date">
            <text:p>06/14/20</text:p>
          </table:table-cell>
          <table:table-cell table:formula="of:=TEXT(WEEKDAY([.A80]);&quot;dddd&quot;)" office:value-type="string" office:string-value="Sunday" calcext:value-type="string">
            <text:p>Sunday</text:p>
          </table:table-cell>
          <table:table-cell/>
          <table:table-cell table:style-name="ce113"/>
          <table:table-cell table:number-columns-repeated="1020"/>
        </table:table-row>
        <table:table-row table:style-name="ro37">
          <table:table-cell table:formula="of:=[.A80]+1" office:value-type="date" office:date-value="2020-06-15" calcext:value-type="date">
            <text:p>06/15/20</text:p>
          </table:table-cell>
          <table:table-cell table:formula="of:=TEXT(WEEKDAY([.A81]);&quot;dddd&quot;)" office:value-type="string" office:string-value="Monday" calcext:value-type="string">
            <text:p>Monday</text:p>
          </table:table-cell>
          <table:table-cell/>
          <table:table-cell table:style-name="ce114" office:value-type="string" calcext:value-type="string">
            <text:p>Career Servic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.1.1 Self-Reflection: Design Your Blueprint for Success</text:p>
            <text:p>6.1.2 Debrief: Self-Reflection Exercise Part 1</text:p>
            <text:p>6.1.3 Debrief: Self-Reflection Exercise Part 2</text:p>
            <text:p>6.1.4 Map Your Career Journey</text:p>
            <text:p>6.1.5 Debrief: Map Your Career Journey</text:p>
            <text:p>6.1.6 Conduct an Informational Interview</text:p>
            <text:p>6.1.7 How to Request an Informational Interview</text:p>
            <text:p>6.1.8 Ways to Connect</text:p>
            <text:p>6.1.9 Ask Good Questions</text:p>
            <text:p>6.1.10 Debrief: Sample Questions Quiz</text:p>
            <text:p>6.1.11 Keep the Conversation Going</text:p>
          </table:table-cell>
          <table:table-cell table:number-columns-repeated="1018"/>
        </table:table-row>
        <table:table-row table:style-name="ro31">
          <table:table-cell table:formula="of:=[.A81]+1" office:value-type="date" office:date-value="2020-06-16" calcext:value-type="date">
            <text:p>06/16/20</text:p>
          </table:table-cell>
          <table:table-cell table:formula="of:=TEXT(WEEKDAY([.A82]);&quot;dddd&quot;)" office:value-type="string" office:string-value="Tuesday" calcext:value-type="string">
            <text:p>Tuesday</text:p>
          </table:table-cell>
          <table:table-cell/>
          <table:table-cell table:style-name="ce114"/>
          <table:table-cell office:value-type="string" calcext:value-type="string">
            <text:p>C1</text:p>
          </table:table-cell>
          <table:table-cell office:value-type="string" calcext:value-type="string">
            <text:p>6.C1.1 Get Opportunities with LinkedIn</text:p>
            <text:p>6.C1.2 Use Your Story to Stand Out</text:p>
            <text:p>6.C1.3 Why Use an Elevator Pitch</text:p>
            <text:p>6.C1.4 Create Your Elevator Pitch</text:p>
            <text:p>6.C1.5 Use Your Elevator Pitch on LinkedIn</text:p>
            <text:p>6.C1.6 Create Your Profile With SEO In Mind</text:p>
            <text:p>6.C1.7 Profile Essentials</text:p>
            <text:p>6.C1.8 Work Experiences &amp; Accomplishments</text:p>
            <text:p>6.C1.9 Build and Strengthen Your Network</text:p>
            <text:p>6.C1.10 Reaching Out on LinkedIn</text:p>
            <text:p>6.C1.11 Boost Your Visibility</text:p>
            <text:p>6.C1.12 Up Next</text:p>
          </table:table-cell>
          <table:table-cell table:number-columns-repeated="1018"/>
        </table:table-row>
        <table:table-row table:style-name="ro2">
          <table:table-cell table:formula="of:=[.A82]+1" office:value-type="date" office:date-value="2020-06-17" calcext:value-type="date">
            <text:p>06/17/20</text:p>
          </table:table-cell>
          <table:table-cell table:formula="of:=TEXT(WEEKDAY([.A83]);&quot;dddd&quot;)" office:value-type="string" office:string-value="Wednesday" calcext:value-type="string">
            <text:p>Wednesday</text:p>
          </table:table-cell>
          <table:table-cell/>
          <table:table-cell table:style-name="ce114"/>
          <table:table-cell table:style-name="Default"/>
          <table:table-cell office:value-type="string" calcext:value-type="string">
            <text:p>6.C1.13 Project: Improve Your LinkedIn Profile</text:p>
          </table:table-cell>
          <table:table-cell table:number-columns-repeated="1018"/>
        </table:table-row>
        <table:table-row table:style-name="ro40">
          <table:table-cell table:formula="of:=[.A83]+1" office:value-type="date" office:date-value="2020-06-18" calcext:value-type="date">
            <text:p>06/18/20</text:p>
          </table:table-cell>
          <table:table-cell table:formula="of:=TEXT(WEEKDAY([.A84]);&quot;dddd&quot;)" office:value-type="string" office:string-value="Thursday" calcext:value-type="string">
            <text:p>Thursday</text:p>
          </table:table-cell>
          <table:table-cell/>
          <table:table-cell table:style-name="ce114"/>
          <table:table-cell office:value-type="string" calcext:value-type="string">
            <text:p>C2</text:p>
          </table:table-cell>
          <table:table-cell office:value-type="string" calcext:value-type="string">
            <text:p>6.C2.2 Introduction</text:p>
            <text:p>6.C2.3 GitHub profile important items</text:p>
            <text:p>6.C2.4 Good GitHub repository</text:p>
            <text:p>6.C2.5 Interview with Art - Part 1</text:p>
            <text:p>6.C2.6 Quiz: Identify fixes for example “bad” profile</text:p>
            <text:p>6.C2.7 Quick Fixes #1</text:p>
            <text:p>6.C2.8 Quiz: Quick Fixes #2</text:p>
            <text:p>6.C2.9 Writing READMEs with Walter</text:p>
            <text:p>6.C2.10 Interview with Art - Part 2</text:p>
            <text:p>6.C2.11 Commit messages best practices</text:p>
            <text:p>6.C2.12 Quiz: Reflect on your commit messages</text:p>
            <text:p>6.C2.13 Participating in open source projects</text:p>
            <text:p>6.C2.14 Interview with Art - Part 3</text:p>
            <text:p>6.C2.15 Participating in open source projects 2</text:p>
            <text:p>6.C2.16 Quiz: Starring interesting repositories</text:p>
            <text:p>6.C2.17 Next Steps</text:p>
          </table:table-cell>
          <table:table-cell table:number-columns-repeated="1018"/>
        </table:table-row>
        <table:table-row table:style-name="ro2">
          <table:table-cell table:formula="of:=[.A84]+1" office:value-type="date" office:date-value="2020-06-19" calcext:value-type="date">
            <text:p>06/19/20</text:p>
          </table:table-cell>
          <table:table-cell table:formula="of:=TEXT(WEEKDAY([.A85]);&quot;dddd&quot;)" office:value-type="string" office:string-value="Friday" calcext:value-type="string">
            <text:p>Friday</text:p>
          </table:table-cell>
          <table:table-cell/>
          <table:table-cell table:style-name="ce114"/>
          <table:table-cell/>
          <table:table-cell office:value-type="string" calcext:value-type="string">
            <text:p>6.C2.18 Project: Optimize Your GitHub Profile</text:p>
          </table:table-cell>
          <table:table-cell table:number-columns-repeated="1018"/>
        </table:table-row>
        <table:table-row table:style-name="ro2">
          <table:table-cell table:formula="of:=[.A85]+1" office:value-type="date" office:date-value="2020-06-20" calcext:value-type="date">
            <text:p>06/20/20</text:p>
          </table:table-cell>
          <table:table-cell table:formula="of:=TEXT(WEEKDAY([.A86]);&quot;dddd&quot;)" office:value-type="string" office:string-value="Saturday" calcext:value-type="string">
            <text:p>Saturday</text:p>
          </table:table-cell>
          <table:table-cell/>
          <table:table-cell table:style-name="ce114"/>
          <table:table-cell table:number-columns-repeated="1020"/>
        </table:table-row>
        <table:table-row table:style-name="ro2">
          <table:table-cell table:formula="of:=[.A86]+1" office:value-type="date" office:date-value="2020-06-21" calcext:value-type="date">
            <text:p>06/21/20</text:p>
          </table:table-cell>
          <table:table-cell table:formula="of:=TEXT(WEEKDAY([.A87]);&quot;dddd&quot;)" office:value-type="string" office:string-value="Sunday" calcext:value-type="string">
            <text:p>Sunday</text:p>
          </table:table-cell>
          <table:table-cell/>
          <table:table-cell table:style-name="ce114"/>
          <table:table-cell table:number-columns-repeated="1020"/>
        </table:table-row>
        <table:table-row table:style-name="ro24">
          <table:table-cell table:formula="of:=[.A87]+1" office:value-type="date" office:date-value="2020-06-22" calcext:value-type="date">
            <text:p>06/22/20</text:p>
          </table:table-cell>
          <table:table-cell table:formula="of:=TEXT(WEEKDAY([.A88]);&quot;dddd&quot;)" office:value-type="string" office:string-value="Monday" calcext:value-type="string">
            <text:p>Monday</text:p>
          </table:table-cell>
          <table:table-cell/>
          <table:table-cell table:style-name="ce115" office:value-type="string" calcext:value-type="string">
            <text:p>Congratulations and Next Steps</text:p>
          </table:table-cell>
          <table:table-cell table:number-columns-repeated="1020"/>
        </table:table-row>
        <table:table-row table:style-name="ro24">
          <table:table-cell table:formula="of:=[.A88]+1" office:value-type="date" office:date-value="2020-06-23" calcext:value-type="date">
            <text:p>06/23/20</text:p>
          </table:table-cell>
          <table:table-cell table:formula="of:=TEXT(WEEKDAY([.A89]);&quot;dddd&quot;)" office:value-type="string" office:string-value="Tuesday" calcext:value-type="string">
            <text:p>Tuesday</text:p>
          </table:table-cell>
          <table:table-cell/>
          <table:table-cell table:style-name="ce116" office:value-type="string" calcext:value-type="string">
            <text:p>SQL Project Additional Resources</text:p>
          </table:table-cell>
          <table:table-cell table:style-name="Default"/>
          <table:table-cell table:number-columns-repeated="1019"/>
        </table:table-row>
        <table:table-row table:style-name="ro24">
          <table:table-cell table:formula="of:=[.A89]+1" office:value-type="date" office:date-value="2020-06-24" calcext:value-type="date">
            <text:p>06/24/20</text:p>
          </table:table-cell>
          <table:table-cell table:formula="of:=TEXT(WEEKDAY([.A90]);&quot;dddd&quot;)" office:value-type="string" office:string-value="Wednesday" calcext:value-type="string">
            <text:p>Wednesday</text:p>
          </table:table-cell>
          <table:table-cell/>
          <table:table-cell table:style-name="ce117" office:value-type="string" calcext:value-type="string">
            <text:p>Data Visualization with Tableau</text:p>
          </table:table-cell>
          <table:table-cell table:number-columns-repeated="1020"/>
        </table:table-row>
        <table:table-row table:style-name="ro24">
          <table:table-cell table:formula="of:=[.A90]+1" office:value-type="date" office:date-value="2020-06-25" calcext:value-type="date">
            <text:p>06/25/20</text:p>
          </table:table-cell>
          <table:table-cell table:formula="of:=TEXT(WEEKDAY([.A91]);&quot;dddd&quot;)" office:value-type="string" office:string-value="Thursday" calcext:value-type="string">
            <text:p>Thursday</text:p>
          </table:table-cell>
          <table:table-cell/>
          <table:table-cell table:style-name="ce118" office:value-type="string" calcext:value-type="string">
            <text:p>Introduction to HTML and CSS</text:p>
          </table:table-cell>
          <table:table-cell table:number-columns-repeated="1020"/>
        </table:table-row>
        <table:table-row table:style-name="ro2">
          <table:table-cell table:formula="of:=[.A91]+1" office:value-type="date" office:date-value="2020-06-26" calcext:value-type="date">
            <text:p>06/26/20</text:p>
          </table:table-cell>
          <table:table-cell table:formula="of:=TEXT(WEEKDAY([.A92]);&quot;dddd&quot;)" office:value-type="string" office:string-value="Friday" calcext:value-type="string">
            <text:p>Friday</text:p>
          </table:table-cell>
          <table:table-cell/>
          <table:table-cell table:style-name="ce121"/>
          <table:table-cell table:number-columns-repeated="1020"/>
        </table:table-row>
        <table:table-row table:style-name="ro2">
          <table:table-cell table:formula="of:=[.A92]+1" office:value-type="date" office:date-value="2020-06-27" calcext:value-type="date">
            <text:p>06/27/20</text:p>
          </table:table-cell>
          <table:table-cell table:formula="of:=TEXT(WEEKDAY([.A93]);&quot;dddd&quot;)" office:value-type="string" office:string-value="Saturday" calcext:value-type="string">
            <text:p>Saturday</text:p>
          </table:table-cell>
          <table:table-cell/>
          <table:table-cell table:style-name="ce121"/>
          <table:table-cell table:number-columns-repeated="1020"/>
        </table:table-row>
        <table:table-row table:style-name="ro2">
          <table:table-cell table:formula="of:=[.A93]+1" office:value-type="date" office:date-value="2020-06-28" calcext:value-type="date">
            <text:p>06/28/20</text:p>
          </table:table-cell>
          <table:table-cell table:formula="of:=TEXT(WEEKDAY([.A94]);&quot;dddd&quot;)" office:value-type="string" office:string-value="Sunday" calcext:value-type="string">
            <text:p>Sunday</text:p>
          </table:table-cell>
          <table:table-cell/>
          <table:table-cell table:style-name="ce121"/>
          <table:table-cell table:number-columns-repeated="1020"/>
        </table:table-row>
        <table:table-row table:style-name="ro2">
          <table:table-cell table:formula="of:=[.A94]+1" office:value-type="date" office:date-value="2020-06-29" calcext:value-type="date">
            <text:p>06/29/20</text:p>
          </table:table-cell>
          <table:table-cell table:formula="of:=TEXT(WEEKDAY([.A95]);&quot;dddd&quot;)" office:value-type="string" office:string-value="Monday" calcext:value-type="string">
            <text:p>Monday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formula="of:=[.A95]+1" office:value-type="date" office:date-value="2020-06-30" calcext:value-type="date">
            <text:p>06/30/20</text:p>
          </table:table-cell>
          <table:table-cell table:formula="of:=TEXT(WEEKDAY([.A96]);&quot;dddd&quot;)" office:value-type="string" office:string-value="Tuesday" calcext:value-type="string">
            <text:p>Tuesday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formula="of:=[.A96]+1" office:value-type="date" office:date-value="2020-07-01" calcext:value-type="date">
            <text:p>07/01/20</text:p>
          </table:table-cell>
          <table:table-cell table:formula="of:=TEXT(WEEKDAY([.A97]);&quot;dddd&quot;)" office:value-type="string" office:string-value="Wednesday" calcext:value-type="string">
            <text:p>Wednesday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formula="of:=[.A97]+1" office:value-type="date" office:date-value="2020-07-02" calcext:value-type="date">
            <text:p>07/02/20</text:p>
          </table:table-cell>
          <table:table-cell table:formula="of:=TEXT(WEEKDAY([.A98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98]+1" office:value-type="date" office:date-value="2020-07-03" calcext:value-type="date">
            <text:p>07/03/20</text:p>
          </table:table-cell>
          <table:table-cell table:formula="of:=TEXT(WEEKDAY([.A99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99]+1" office:value-type="date" office:date-value="2020-07-04" calcext:value-type="date">
            <text:p>07/04/20</text:p>
          </table:table-cell>
          <table:table-cell table:formula="of:=TEXT(WEEKDAY([.A100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00]+1" office:value-type="date" office:date-value="2020-07-05" calcext:value-type="date">
            <text:p>07/05/20</text:p>
          </table:table-cell>
          <table:table-cell table:formula="of:=TEXT(WEEKDAY([.A101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01]+1" office:value-type="date" office:date-value="2020-07-06" calcext:value-type="date">
            <text:p>07/06/20</text:p>
          </table:table-cell>
          <table:table-cell table:formula="of:=TEXT(WEEKDAY([.A102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02]+1" office:value-type="date" office:date-value="2020-07-07" calcext:value-type="date">
            <text:p>07/07/20</text:p>
          </table:table-cell>
          <table:table-cell table:formula="of:=TEXT(WEEKDAY([.A103]);&quot;dddd&quot;)" office:value-type="string" office:string-value="Tuesday" calcext:value-type="string">
            <text:p>Tuesday</text:p>
          </table:table-cell>
          <table:table-cell table:number-columns-repeated="2"/>
          <table:table-cell office:value-type="string" calcext:value-type="string">
            <text:p>End date</text:p>
          </table:table-cell>
          <table:table-cell table:number-columns-repeated="1019"/>
        </table:table-row>
        <table:table-row table:style-name="ro2">
          <table:table-cell table:formula="of:=[.A103]+1" office:value-type="date" office:date-value="2020-07-08" calcext:value-type="date">
            <text:p>07/08/20</text:p>
          </table:table-cell>
          <table:table-cell table:formula="of:=TEXT(WEEKDAY([.A104]);&quot;dddd&quot;)" office:value-type="string" office:string-value="Wednesday" calcext:value-type="string">
            <text:p>Wednesday</text:p>
          </table:table-cell>
          <table:table-cell table:number-columns-repeated="1022"/>
        </table:table-row>
        <table:table-row table:style-name="ro2">
          <table:table-cell table:formula="of:=[.A104]+1" office:value-type="date" office:date-value="2020-07-09" calcext:value-type="date">
            <text:p>07/09/20</text:p>
          </table:table-cell>
          <table:table-cell table:formula="of:=TEXT(WEEKDAY([.A105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105]+1" office:value-type="date" office:date-value="2020-07-10" calcext:value-type="date">
            <text:p>07/10/20</text:p>
          </table:table-cell>
          <table:table-cell table:formula="of:=TEXT(WEEKDAY([.A106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106]+1" office:value-type="date" office:date-value="2020-07-11" calcext:value-type="date">
            <text:p>07/11/20</text:p>
          </table:table-cell>
          <table:table-cell table:formula="of:=TEXT(WEEKDAY([.A107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07]+1" office:value-type="date" office:date-value="2020-07-12" calcext:value-type="date">
            <text:p>07/12/20</text:p>
          </table:table-cell>
          <table:table-cell table:formula="of:=TEXT(WEEKDAY([.A108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08]+1" office:value-type="date" office:date-value="2020-07-13" calcext:value-type="date">
            <text:p>07/13/20</text:p>
          </table:table-cell>
          <table:table-cell table:formula="of:=TEXT(WEEKDAY([.A109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09]+1" office:value-type="date" office:date-value="2020-07-14" calcext:value-type="date">
            <text:p>07/14/20</text:p>
          </table:table-cell>
          <table:table-cell table:formula="of:=TEXT(WEEKDAY([.A110]);&quot;dddd&quot;)" office:value-type="string" office:string-value="Tuesday" calcext:value-type="string">
            <text:p>Tuesday</text:p>
          </table:table-cell>
          <table:table-cell table:number-columns-repeated="1022"/>
        </table:table-row>
        <table:table-row table:style-name="ro2">
          <table:table-cell table:formula="of:=[.A110]+1" office:value-type="date" office:date-value="2020-07-15" calcext:value-type="date">
            <text:p>07/15/20</text:p>
          </table:table-cell>
          <table:table-cell table:formula="of:=TEXT(WEEKDAY([.A111]);&quot;dddd&quot;)" office:value-type="string" office:string-value="Wednesday" calcext:value-type="string">
            <text:p>Wednesday</text:p>
          </table:table-cell>
          <table:table-cell table:number-columns-repeated="1022"/>
        </table:table-row>
        <table:table-row table:style-name="ro2">
          <table:table-cell table:formula="of:=[.A111]+1" office:value-type="date" office:date-value="2020-07-16" calcext:value-type="date">
            <text:p>07/16/20</text:p>
          </table:table-cell>
          <table:table-cell table:formula="of:=TEXT(WEEKDAY([.A112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112]+1" office:value-type="date" office:date-value="2020-07-17" calcext:value-type="date">
            <text:p>07/17/20</text:p>
          </table:table-cell>
          <table:table-cell table:formula="of:=TEXT(WEEKDAY([.A113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113]+1" office:value-type="date" office:date-value="2020-07-18" calcext:value-type="date">
            <text:p>07/18/20</text:p>
          </table:table-cell>
          <table:table-cell table:formula="of:=TEXT(WEEKDAY([.A114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14]+1" office:value-type="date" office:date-value="2020-07-19" calcext:value-type="date">
            <text:p>07/19/20</text:p>
          </table:table-cell>
          <table:table-cell table:formula="of:=TEXT(WEEKDAY([.A115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15]+1" office:value-type="date" office:date-value="2020-07-20" calcext:value-type="date">
            <text:p>07/20/20</text:p>
          </table:table-cell>
          <table:table-cell table:formula="of:=TEXT(WEEKDAY([.A116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16]+1" office:value-type="date" office:date-value="2020-07-21" calcext:value-type="date">
            <text:p>07/21/20</text:p>
          </table:table-cell>
          <table:table-cell table:formula="of:=TEXT(WEEKDAY([.A117]);&quot;dddd&quot;)" office:value-type="string" office:string-value="Tuesday" calcext:value-type="string">
            <text:p>Tuesday</text:p>
          </table:table-cell>
          <table:table-cell table:number-columns-repeated="1022"/>
        </table:table-row>
        <table:table-row table:style-name="ro2">
          <table:table-cell table:formula="of:=[.A117]+1" office:value-type="date" office:date-value="2020-07-22" calcext:value-type="date">
            <text:p>07/22/20</text:p>
          </table:table-cell>
          <table:table-cell table:formula="of:=TEXT(WEEKDAY([.A118]);&quot;dddd&quot;)" office:value-type="string" office:string-value="Wednesday" calcext:value-type="string">
            <text:p>Wednesday</text:p>
          </table:table-cell>
          <table:table-cell table:number-columns-repeated="1022"/>
        </table:table-row>
        <table:table-row table:style-name="ro2">
          <table:table-cell table:formula="of:=[.A118]+1" office:value-type="date" office:date-value="2020-07-23" calcext:value-type="date">
            <text:p>07/23/20</text:p>
          </table:table-cell>
          <table:table-cell table:formula="of:=TEXT(WEEKDAY([.A119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119]+1" office:value-type="date" office:date-value="2020-07-24" calcext:value-type="date">
            <text:p>07/24/20</text:p>
          </table:table-cell>
          <table:table-cell table:formula="of:=TEXT(WEEKDAY([.A120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120]+1" office:value-type="date" office:date-value="2020-07-25" calcext:value-type="date">
            <text:p>07/25/20</text:p>
          </table:table-cell>
          <table:table-cell table:formula="of:=TEXT(WEEKDAY([.A121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21]+1" office:value-type="date" office:date-value="2020-07-26" calcext:value-type="date">
            <text:p>07/26/20</text:p>
          </table:table-cell>
          <table:table-cell table:formula="of:=TEXT(WEEKDAY([.A122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22]+1" office:value-type="date" office:date-value="2020-07-27" calcext:value-type="date">
            <text:p>07/27/20</text:p>
          </table:table-cell>
          <table:table-cell table:formula="of:=TEXT(WEEKDAY([.A123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23]+1" office:value-type="date" office:date-value="2020-07-28" calcext:value-type="date">
            <text:p>07/28/20</text:p>
          </table:table-cell>
          <table:table-cell table:formula="of:=TEXT(WEEKDAY([.A124]);&quot;dddd&quot;)" office:value-type="string" office:string-value="Tuesday" calcext:value-type="string">
            <text:p>Tuesday</text:p>
          </table:table-cell>
          <table:table-cell table:number-columns-repeated="1022"/>
        </table:table-row>
        <table:table-row table:style-name="ro2">
          <table:table-cell table:formula="of:=[.A124]+1" office:value-type="date" office:date-value="2020-07-29" calcext:value-type="date">
            <text:p>07/29/20</text:p>
          </table:table-cell>
          <table:table-cell table:formula="of:=TEXT(WEEKDAY([.A125]);&quot;dddd&quot;)" office:value-type="string" office:string-value="Wednesday" calcext:value-type="string">
            <text:p>Wednesday</text:p>
          </table:table-cell>
          <table:table-cell table:number-columns-repeated="1022"/>
        </table:table-row>
        <table:table-row table:style-name="ro2">
          <table:table-cell table:formula="of:=[.A125]+1" office:value-type="date" office:date-value="2020-07-30" calcext:value-type="date">
            <text:p>07/30/20</text:p>
          </table:table-cell>
          <table:table-cell table:formula="of:=TEXT(WEEKDAY([.A126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126]+1" office:value-type="date" office:date-value="2020-07-31" calcext:value-type="date">
            <text:p>07/31/20</text:p>
          </table:table-cell>
          <table:table-cell table:formula="of:=TEXT(WEEKDAY([.A127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127]+1" office:value-type="date" office:date-value="2020-08-01" calcext:value-type="date">
            <text:p>08/01/20</text:p>
          </table:table-cell>
          <table:table-cell table:formula="of:=TEXT(WEEKDAY([.A128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28]+1" office:value-type="date" office:date-value="2020-08-02" calcext:value-type="date">
            <text:p>08/02/20</text:p>
          </table:table-cell>
          <table:table-cell table:formula="of:=TEXT(WEEKDAY([.A129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29]+1" office:value-type="date" office:date-value="2020-08-03" calcext:value-type="date">
            <text:p>08/03/20</text:p>
          </table:table-cell>
          <table:table-cell table:formula="of:=TEXT(WEEKDAY([.A130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30]+1" office:value-type="date" office:date-value="2020-08-04" calcext:value-type="date">
            <text:p>08/04/20</text:p>
          </table:table-cell>
          <table:table-cell table:formula="of:=TEXT(WEEKDAY([.A131]);&quot;dddd&quot;)" office:value-type="string" office:string-value="Tuesday" calcext:value-type="string">
            <text:p>Tuesday</text:p>
          </table:table-cell>
          <table:table-cell table:number-columns-repeated="2"/>
          <table:table-cell office:value-type="string" calcext:value-type="string">
            <text:p>Drop date</text:p>
          </table:table-cell>
          <table:table-cell table:number-columns-repeated="1019"/>
        </table:table-row>
      </table:table>
      <table:named-expressions>
        <table:named-expression table:name="Part1" table:base-cell-address="$Template.$A$1" table:expression="#REF!"/>
        <table:named-expression table:name="Part2" table:base-cell-address="$Template.$A$1" table:expression="#REF!"/>
        <table:named-expression table:name="Part3" table:base-cell-address="$Template.$A$1" table:expression="#REF!"/>
        <table:named-expression table:name="Part4" table:base-cell-address="$Template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2:57:56.044574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nt" style:display-name="PageStyle_Cont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_20_Completed_20_Template_20_Ready_20_for_20_Mentors" style:display-name="PageStyle_Sample Completed Template Ready for Mento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02T12:58:21.744028233</dc:date>
    <meta:editing-duration>PT18M</meta:editing-duration>
    <meta:editing-cycles>7</meta:editing-cycles>
    <meta:document-statistic meta:table-count="3" meta:cell-count="3498" meta:object-count="0"/>
  </office:meta>
</office:document-meta>
</file>